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1">
            <text:p>1</text:p>
          </table:table-cell>
          <table:table-cell table:formula="of:=[.A1]*[.B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1">
            <text:p>1</text:p>
          </table:table-cell>
          <table:table-cell table:formula="of:=[.A2]*[.B2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1">
            <text:p>1</text:p>
          </table:table-cell>
          <table:table-cell table:formula="of:=[.A3]*[.B3]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1">
            <text:p>1</text:p>
          </table:table-cell>
          <table:table-cell table:formula="of:=[.A4]*[.B4]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1">
            <text:p>1</text:p>
          </table:table-cell>
          <table:table-cell table:formula="of:=[.A5]*[.B5]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1">
            <text:p>1</text:p>
          </table:table-cell>
          <table:table-cell table:formula="of:=[.A6]*[.B6]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1">
            <text:p>1</text:p>
          </table:table-cell>
          <table:table-cell table:formula="of:=[.A7]*[.B7]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1">
            <text:p>1</text:p>
          </table:table-cell>
          <table:table-cell table:formula="of:=[.A8]*[.B8]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1">
            <text:p>1</text:p>
          </table:table-cell>
          <table:table-cell table:formula="of:=[.A9]*[.B9]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1">
            <text:p>1</text:p>
          </table:table-cell>
          <table:table-cell table:formula="of:=[.A10]*[.B10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1">
            <text:p>1</text:p>
          </table:table-cell>
          <table:table-cell table:formula="of:=[.A11]*[.B11]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1">
            <text:p>1</text:p>
          </table:table-cell>
          <table:table-cell table:formula="of:=[.A12]*[.B12]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1">
            <text:p>1</text:p>
          </table:table-cell>
          <table:table-cell table:formula="of:=[.A13]*[.B13]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1">
            <text:p>1</text:p>
          </table:table-cell>
          <table:table-cell table:formula="of:=[.A14]*[.B14]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1">
            <text:p>1</text:p>
          </table:table-cell>
          <table:table-cell table:formula="of:=[.A15]*[.B15]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1">
            <text:p>1</text:p>
          </table:table-cell>
          <table:table-cell table:formula="of:=[.A16]*[.B16]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1">
            <text:p>1</text:p>
          </table:table-cell>
          <table:table-cell table:formula="of:=[.A17]*[.B17]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1">
            <text:p>1</text:p>
          </table:table-cell>
          <table:table-cell table:formula="of:=[.A18]*[.B18]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1">
            <text:p>1</text:p>
          </table:table-cell>
          <table:table-cell table:formula="of:=[.A19]*[.B19]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1">
            <text:p>1</text:p>
          </table:table-cell>
          <table:table-cell table:formula="of:=[.A20]*[.B20]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1">
            <text:p>1</text:p>
          </table:table-cell>
          <table:table-cell table:formula="of:=[.A21]*[.B21]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1">
            <text:p>1</text:p>
          </table:table-cell>
          <table:table-cell table:formula="of:=[.A22]*[.B22]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1">
            <text:p>1</text:p>
          </table:table-cell>
          <table:table-cell table:formula="of:=[.A23]*[.B23]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1">
            <text:p>1</text:p>
          </table:table-cell>
          <table:table-cell table:formula="of:=[.A24]*[.B24]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1">
            <text:p>1</text:p>
          </table:table-cell>
          <table:table-cell table:formula="of:=[.A25]*[.B25]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0.998">
            <text:p>0,998</text:p>
          </table:table-cell>
          <table:table-cell table:formula="of:=[.A26]*[.B26]" office:value-type="float" office:value="25.948">
            <text:p>25,94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0.996004">
            <text:p>0,996004</text:p>
          </table:table-cell>
          <table:table-cell table:formula="of:=[.A27]*[.B27]" office:value-type="float" office:value="26.892108">
            <text:p>26,89210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0.994011992">
            <text:p>0,994011992</text:p>
          </table:table-cell>
          <table:table-cell table:formula="of:=[.A28]*[.B28]" office:value-type="float" office:value="27.832335776">
            <text:p>27,83233577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0.992023968016">
            <text:p>0,992023968</text:p>
          </table:table-cell>
          <table:table-cell table:formula="of:=[.A29]*[.B29]" office:value-type="float" office:value="28.768695072464">
            <text:p>28,768695072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0.990039920079968">
            <text:p>0,9900399201</text:p>
          </table:table-cell>
          <table:table-cell table:formula="of:=[.A30]*[.B30]" office:value-type="float" office:value="29.701197602399">
            <text:p>29,701197602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0.988059840239808">
            <text:p>0,9880598402</text:p>
          </table:table-cell>
          <table:table-cell table:formula="of:=[.A31]*[.B31]" office:value-type="float" office:value="30.6298550474341">
            <text:p>30,629855047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0.986083720559329">
            <text:p>0,9860837206</text:p>
          </table:table-cell>
          <table:table-cell table:formula="of:=[.A32]*[.B32]" office:value-type="float" office:value="31.5546790578985">
            <text:p>31,554679057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0.98411155311821">
            <text:p>0,9841115531</text:p>
          </table:table-cell>
          <table:table-cell table:formula="of:=[.A33]*[.B33]" office:value-type="float" office:value="32.4756812529009">
            <text:p>32,475681252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0.982143330011973">
            <text:p>0,98214333</text:p>
          </table:table-cell>
          <table:table-cell table:formula="of:=[.A34]*[.B34]" office:value-type="float" office:value="33.3928732204071">
            <text:p>33,392873220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0.980179043351949">
            <text:p>0,9801790434</text:p>
          </table:table-cell>
          <table:table-cell table:formula="of:=[.A35]*[.B35]" office:value-type="float" office:value="34.3062665173182">
            <text:p>34,306266517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0.978218685265246">
            <text:p>0,9782186853</text:p>
          </table:table-cell>
          <table:table-cell table:formula="of:=[.A36]*[.B36]" office:value-type="float" office:value="35.2158726695488">
            <text:p>35,215872669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0.976262247894715">
            <text:p>0,9762622479</text:p>
          </table:table-cell>
          <table:table-cell table:formula="of:=[.A37]*[.B37]" office:value-type="float" office:value="36.1217031721045">
            <text:p>36,121703172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0.974309723398926">
            <text:p>0,9743097234</text:p>
          </table:table-cell>
          <table:table-cell table:formula="of:=[.A38]*[.B38]" office:value-type="float" office:value="37.0237694891592">
            <text:p>37,023769489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0.972361103952128">
            <text:p>0,972361104</text:p>
          </table:table-cell>
          <table:table-cell table:formula="of:=[.A39]*[.B39]" office:value-type="float" office:value="37.922083054133">
            <text:p>37,922083054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0.970416381744224">
            <text:p>0,9704163817</text:p>
          </table:table-cell>
          <table:table-cell table:formula="of:=[.A40]*[.B40]" office:value-type="float" office:value="38.8166552697689">
            <text:p>38,816655269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0.968475548980735">
            <text:p>0,968475549</text:p>
          </table:table-cell>
          <table:table-cell table:formula="of:=[.A41]*[.B41]" office:value-type="float" office:value="39.7074975082101">
            <text:p>39,707497508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0.966538597882774">
            <text:p>0,9665385979</text:p>
          </table:table-cell>
          <table:table-cell table:formula="of:=[.A42]*[.B42]" office:value-type="float" office:value="40.5946211110765">
            <text:p>40,594621111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0.964605520687008">
            <text:p>0,9646055207</text:p>
          </table:table-cell>
          <table:table-cell table:formula="of:=[.A43]*[.B43]" office:value-type="float" office:value="41.4780373895414">
            <text:p>41,478037389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0.962676309645634">
            <text:p>0,9626763096</text:p>
          </table:table-cell>
          <table:table-cell table:formula="of:=[.A44]*[.B44]" office:value-type="float" office:value="42.3577576244079">
            <text:p>42,357757624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0.960750957026343">
            <text:p>0,960750957</text:p>
          </table:table-cell>
          <table:table-cell table:formula="of:=[.A45]*[.B45]" office:value-type="float" office:value="43.2337930661854">
            <text:p>43,2337930662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0.95882945511229">
            <text:p>0,9588294551</text:p>
          </table:table-cell>
          <table:table-cell table:formula="of:=[.A46]*[.B46]" office:value-type="float" office:value="44.1061549351654">
            <text:p>44,106154935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0.956911796202066">
            <text:p>0,9569117962</text:p>
          </table:table-cell>
          <table:table-cell table:formula="of:=[.A47]*[.B47]" office:value-type="float" office:value="44.9748544214971">
            <text:p>44,974854421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0.954997972609661">
            <text:p>0,9549979726</text:p>
          </table:table-cell>
          <table:table-cell table:formula="of:=[.A48]*[.B48]" office:value-type="float" office:value="45.8399026852638">
            <text:p>45,839902685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0.953087976664442">
            <text:p>0,9530879767</text:p>
          </table:table-cell>
          <table:table-cell table:formula="of:=[.A49]*[.B49]" office:value-type="float" office:value="46.7013108565577">
            <text:p>46,701310856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0.951181800711113">
            <text:p>0,9511818007</text:p>
          </table:table-cell>
          <table:table-cell table:formula="of:=[.A50]*[.B50]" office:value-type="float" office:value="47.5590900355557">
            <text:p>47,5590900356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0.949279437109691">
            <text:p>0,9492794371</text:p>
          </table:table-cell>
          <table:table-cell table:formula="of:=[.A51]*[.B51]" office:value-type="float" office:value="48.4132512925943">
            <text:p>48,413251292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0.947380878235472">
            <text:p>0,9473808782</text:p>
          </table:table-cell>
          <table:table-cell table:formula="of:=[.A52]*[.B52]" office:value-type="float" office:value="49.2638056682445">
            <text:p>49,263805668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0.945486116479001">
            <text:p>0,9454861165</text:p>
          </table:table-cell>
          <table:table-cell table:formula="of:=[.A53]*[.B53]" office:value-type="float" office:value="50.110764173387">
            <text:p>50,110764173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0.943595144246043">
            <text:p>0,9435951442</text:p>
          </table:table-cell>
          <table:table-cell table:formula="of:=[.A54]*[.B54]" office:value-type="float" office:value="50.9541377892863">
            <text:p>50,954137789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0.941707953957551">
            <text:p>0,941707954</text:p>
          </table:table-cell>
          <table:table-cell table:formula="of:=[.A55]*[.B55]" office:value-type="float" office:value="51.7939374676653">
            <text:p>51,793937467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0.939824538049636">
            <text:p>0,939824538</text:p>
          </table:table-cell>
          <table:table-cell table:formula="of:=[.A56]*[.B56]" office:value-type="float" office:value="52.6301741307796">
            <text:p>52,630174130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0.937944888973536">
            <text:p>0,937944889</text:p>
          </table:table-cell>
          <table:table-cell table:formula="of:=[.A57]*[.B57]" office:value-type="float" office:value="53.4628586714916">
            <text:p>53,462858671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0.936068999195589">
            <text:p>0,9360689992</text:p>
          </table:table-cell>
          <table:table-cell table:formula="of:=[.A58]*[.B58]" office:value-type="float" office:value="54.2920019533442">
            <text:p>54,2920019533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0.934196861197198">
            <text:p>0,9341968612</text:p>
          </table:table-cell>
          <table:table-cell table:formula="of:=[.A59]*[.B59]" office:value-type="float" office:value="55.1176148106347">
            <text:p>55,117614810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0.932328467474804">
            <text:p>0,9323284675</text:p>
          </table:table-cell>
          <table:table-cell table:formula="of:=[.A60]*[.B60]" office:value-type="float" office:value="55.9397080484882">
            <text:p>55,939708048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0.930463810539854">
            <text:p>0,9304638105</text:p>
          </table:table-cell>
          <table:table-cell table:formula="of:=[.A61]*[.B61]" office:value-type="float" office:value="56.7582924429311">
            <text:p>56,7582924429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0.928602882918774">
            <text:p>0,9286028829</text:p>
          </table:table-cell>
          <table:table-cell table:formula="of:=[.A62]*[.B62]" office:value-type="float" office:value="57.573378740964">
            <text:p>57,57337874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0.926745677152937">
            <text:p>0,9267456772</text:p>
          </table:table-cell>
          <table:table-cell table:formula="of:=[.A63]*[.B63]" office:value-type="float" office:value="58.384977660635">
            <text:p>58,384977660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0.924892185798631">
            <text:p>0,9248921858</text:p>
          </table:table-cell>
          <table:table-cell table:formula="of:=[.A64]*[.B64]" office:value-type="float" office:value="59.1930998911124">
            <text:p>59,1930998911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0.923042401427034">
            <text:p>0,9230424014</text:p>
          </table:table-cell>
          <table:table-cell table:formula="of:=[.A65]*[.B65]" office:value-type="float" office:value="59.9977560927572">
            <text:p>59,997756092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0.921196316624179">
            <text:p>0,9211963166</text:p>
          </table:table-cell>
          <table:table-cell table:formula="of:=[.A66]*[.B66]" office:value-type="float" office:value="60.7989568971959">
            <text:p>60,798956897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0.919353923990931">
            <text:p>0,919353924</text:p>
          </table:table-cell>
          <table:table-cell table:formula="of:=[.A67]*[.B67]" office:value-type="float" office:value="61.5967129073924">
            <text:p>61,5967129074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0.917515216142949">
            <text:p>0,9175152161</text:p>
          </table:table-cell>
          <table:table-cell table:formula="of:=[.A68]*[.B68]" office:value-type="float" office:value="62.3910346977206">
            <text:p>62,3910346977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0.915680185710663">
            <text:p>0,9156801857</text:p>
          </table:table-cell>
          <table:table-cell table:formula="of:=[.A69]*[.B69]" office:value-type="float" office:value="63.1819328140358">
            <text:p>63,18193281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0.913848825339242">
            <text:p>0,9138488253</text:p>
          </table:table-cell>
          <table:table-cell table:formula="of:=[.A70]*[.B70]" office:value-type="float" office:value="63.9694177737469">
            <text:p>63,969417773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0.912021127688564">
            <text:p>0,9120211277</text:p>
          </table:table-cell>
          <table:table-cell table:formula="of:=[.A71]*[.B71]" office:value-type="float" office:value="64.753500065888">
            <text:p>64,7535000659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0.910197085433186">
            <text:p>0,9101970854</text:p>
          </table:table-cell>
          <table:table-cell table:formula="of:=[.A72]*[.B72]" office:value-type="float" office:value="65.5341901511894">
            <text:p>65,534190151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0.90837669126232">
            <text:p>0,9083766913</text:p>
          </table:table-cell>
          <table:table-cell table:formula="of:=[.A73]*[.B73]" office:value-type="float" office:value="66.3114984621494">
            <text:p>66,3114984621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0.906559937879795">
            <text:p>0,9065599379</text:p>
          </table:table-cell>
          <table:table-cell table:formula="of:=[.A74]*[.B74]" office:value-type="float" office:value="67.0854354031049">
            <text:p>67,085435403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0.904746818004036">
            <text:p>0,904746818</text:p>
          </table:table-cell>
          <table:table-cell table:formula="of:=[.A75]*[.B75]" office:value-type="float" office:value="67.8560113503027">
            <text:p>67,856011350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0.902937324368028">
            <text:p>0,9029373244</text:p>
          </table:table-cell>
          <table:table-cell table:formula="of:=[.A76]*[.B76]" office:value-type="float" office:value="68.6232366519701">
            <text:p>68,62323665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0.901131449719292">
            <text:p>0,9011314497</text:p>
          </table:table-cell>
          <table:table-cell table:formula="of:=[.A77]*[.B77]" office:value-type="float" office:value="69.3871216283855">
            <text:p>69,387121628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0.899329186819853">
            <text:p>0,8993291868</text:p>
          </table:table-cell>
          <table:table-cell table:formula="of:=[.A78]*[.B78]" office:value-type="float" office:value="70.1476765719486">
            <text:p>70,1476765719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0.897530528446213">
            <text:p>0,8975305284</text:p>
          </table:table-cell>
          <table:table-cell table:formula="of:=[.A79]*[.B79]" office:value-type="float" office:value="70.9049117472509">
            <text:p>70,904911747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0.895735467389321">
            <text:p>0,8957354674</text:p>
          </table:table-cell>
          <table:table-cell table:formula="of:=[.A80]*[.B80]" office:value-type="float" office:value="71.6588373911457">
            <text:p>71,658837391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0.893943996454543">
            <text:p>0,8939439965</text:p>
          </table:table-cell>
          <table:table-cell table:formula="of:=[.A81]*[.B81]" office:value-type="float" office:value="72.4094637128179">
            <text:p>72,409463712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0.892156108461633">
            <text:p>0,8921561085</text:p>
          </table:table-cell>
          <table:table-cell table:formula="of:=[.A82]*[.B82]" office:value-type="float" office:value="73.1568008938539">
            <text:p>73,156800893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0.89037179624471">
            <text:p>0,8903717962</text:p>
          </table:table-cell>
          <table:table-cell table:formula="of:=[.A83]*[.B83]" office:value-type="float" office:value="73.9008590883109">
            <text:p>73,900859088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0.888591052652221">
            <text:p>0,8885910527</text:p>
          </table:table-cell>
          <table:table-cell table:formula="of:=[.A84]*[.B84]" office:value-type="float" office:value="74.6416484227865">
            <text:p>74,641648422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0.886813870546916">
            <text:p>0,8868138705</text:p>
          </table:table-cell>
          <table:table-cell table:formula="of:=[.A85]*[.B85]" office:value-type="float" office:value="75.3791789964879">
            <text:p>75,379178996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0.885040242805822">
            <text:p>0,8850402428</text:p>
          </table:table-cell>
          <table:table-cell table:formula="of:=[.A86]*[.B86]" office:value-type="float" office:value="76.1134608813007">
            <text:p>76,113460881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0.883270162320211">
            <text:p>0,8832701623</text:p>
          </table:table-cell>
          <table:table-cell table:formula="of:=[.A87]*[.B87]" office:value-type="float" office:value="76.8445041218583">
            <text:p>76,844504121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0.88150362199557">
            <text:p>0,881503622</text:p>
          </table:table-cell>
          <table:table-cell table:formula="of:=[.A88]*[.B88]" office:value-type="float" office:value="77.5723187356102">
            <text:p>77,572318735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0.879740614751579">
            <text:p>0,8797406148</text:p>
          </table:table-cell>
          <table:table-cell table:formula="of:=[.A89]*[.B89]" office:value-type="float" office:value="78.2969147128905">
            <text:p>78,296914712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0.877981133522076">
            <text:p>0,8779811335</text:p>
          </table:table-cell>
          <table:table-cell table:formula="of:=[.A90]*[.B90]" office:value-type="float" office:value="79.0183020169868">
            <text:p>79,018302017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0.876225171255032">
            <text:p>0,8762251713</text:p>
          </table:table-cell>
          <table:table-cell table:formula="of:=[.A91]*[.B91]" office:value-type="float" office:value="79.7364905842079">
            <text:p>79,736490584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0.874472720912522">
            <text:p>0,8744727209</text:p>
          </table:table-cell>
          <table:table-cell table:formula="of:=[.A92]*[.B92]" office:value-type="float" office:value="80.451490323952">
            <text:p>80,45149032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0.872723775470697">
            <text:p>0,8727237755</text:p>
          </table:table-cell>
          <table:table-cell table:formula="of:=[.A93]*[.B93]" office:value-type="float" office:value="81.1633111187748">
            <text:p>81,1633111188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0.870978327919755">
            <text:p>0,8709783279</text:p>
          </table:table-cell>
          <table:table-cell table:formula="of:=[.A94]*[.B94]" office:value-type="float" office:value="81.871962824457">
            <text:p>81,871962824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0.869236371263916">
            <text:p>0,8692363713</text:p>
          </table:table-cell>
          <table:table-cell table:formula="of:=[.A95]*[.B95]" office:value-type="float" office:value="82.577455270072">
            <text:p>82,5774552701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0.867497898521388">
            <text:p>0,8674978985</text:p>
          </table:table-cell>
          <table:table-cell table:formula="of:=[.A96]*[.B96]" office:value-type="float" office:value="83.2797982580533">
            <text:p>83,279798258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0.865762902724345">
            <text:p>0,8657629027</text:p>
          </table:table-cell>
          <table:table-cell table:formula="of:=[.A97]*[.B97]" office:value-type="float" office:value="83.9790015642615">
            <text:p>83,979001564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0.864031376918897">
            <text:p>0,8640313769</text:p>
          </table:table-cell>
          <table:table-cell table:formula="of:=[.A98]*[.B98]" office:value-type="float" office:value="84.6750749380519">
            <text:p>84,6750749381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0.862303314165059">
            <text:p>0,8623033142</text:p>
          </table:table-cell>
          <table:table-cell table:formula="of:=[.A99]*[.B99]" office:value-type="float" office:value="85.3680281023408">
            <text:p>85,368028102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0.860578707536729">
            <text:p>0,8605787075</text:p>
          </table:table-cell>
          <table:table-cell table:formula="of:=[.A100]*[.B100]" office:value-type="float" office:value="86.0578707536729">
            <text:p>86,0578707537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0.858857550121655">
            <text:p>0,8588575501</text:p>
          </table:table-cell>
          <table:table-cell table:formula="of:=[.A101]*[.B101]" office:value-type="float" office:value="86.7446125622872">
            <text:p>86,7446125623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0.857139835021412">
            <text:p>0,857139835</text:p>
          </table:table-cell>
          <table:table-cell table:formula="of:=[.A102]*[.B102]" office:value-type="float" office:value="87.428263172184">
            <text:p>87,428263172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0.855425555351369">
            <text:p>0,8554255554</text:p>
          </table:table-cell>
          <table:table-cell table:formula="of:=[.A103]*[.B103]" office:value-type="float" office:value="88.108832201191">
            <text:p>88,108832201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0.853714704240666">
            <text:p>0,8537147042</text:p>
          </table:table-cell>
          <table:table-cell table:formula="of:=[.A104]*[.B104]" office:value-type="float" office:value="88.7863292410293">
            <text:p>88,78632924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0.852007274832185">
            <text:p>0,8520072748</text:p>
          </table:table-cell>
          <table:table-cell table:formula="of:=[.A105]*[.B105]" office:value-type="float" office:value="89.4607638573794">
            <text:p>89,4607638574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0.850303260282521">
            <text:p>0,8503032603</text:p>
          </table:table-cell>
          <table:table-cell table:formula="of:=[.A106]*[.B106]" office:value-type="float" office:value="90.1321455899472">
            <text:p>90,1321455899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0.848602653761956">
            <text:p>0,8486026538</text:p>
          </table:table-cell>
          <table:table-cell table:formula="of:=[.A107]*[.B107]" office:value-type="float" office:value="90.8004839525293">
            <text:p>90,8004839525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0.846905448454432">
            <text:p>0,8469054485</text:p>
          </table:table-cell>
          <table:table-cell table:formula="of:=[.A108]*[.B108]" office:value-type="float" office:value="91.4657884330786">
            <text:p>91,465788433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0.845211637557523">
            <text:p>0,8452116376</text:p>
          </table:table-cell>
          <table:table-cell table:formula="of:=[.A109]*[.B109]" office:value-type="float" office:value="92.12806849377">
            <text:p>92,1280684938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0.843521214282408">
            <text:p>0,8435212143</text:p>
          </table:table-cell>
          <table:table-cell table:formula="of:=[.A110]*[.B110]" office:value-type="float" office:value="92.7873335710649">
            <text:p>92,787333571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0.841834171853843">
            <text:p>0,8418341719</text:p>
          </table:table-cell>
          <table:table-cell table:formula="of:=[.A111]*[.B111]" office:value-type="float" office:value="93.4435930757766">
            <text:p>93,443593075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0.840150503510135">
            <text:p>0,8401505035</text:p>
          </table:table-cell>
          <table:table-cell table:formula="of:=[.A112]*[.B112]" office:value-type="float" office:value="94.0968563931352">
            <text:p>94,096856393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0.838470202503115">
            <text:p>0,8384702025</text:p>
          </table:table-cell>
          <table:table-cell table:formula="of:=[.A113]*[.B113]" office:value-type="float" office:value="94.747132882852">
            <text:p>94,7471328829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0.836793262098109">
            <text:p>0,8367932621</text:p>
          </table:table-cell>
          <table:table-cell table:formula="of:=[.A114]*[.B114]" office:value-type="float" office:value="95.3944318791844">
            <text:p>95,394431879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0.835119675573912">
            <text:p>0,8351196756</text:p>
          </table:table-cell>
          <table:table-cell table:formula="of:=[.A115]*[.B115]" office:value-type="float" office:value="96.038762691">
            <text:p>96,038762691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0.833449436222765">
            <text:p>0,8334494362</text:p>
          </table:table-cell>
          <table:table-cell table:formula="of:=[.A116]*[.B116]" office:value-type="float" office:value="96.6801346018407">
            <text:p>96,6801346018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0.831782537350319">
            <text:p>0,8317825374</text:p>
          </table:table-cell>
          <table:table-cell table:formula="of:=[.A117]*[.B117]" office:value-type="float" office:value="97.3185568699874">
            <text:p>97,3185568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0.830118972275618">
            <text:p>0,8301189723</text:p>
          </table:table-cell>
          <table:table-cell table:formula="of:=[.A118]*[.B118]" office:value-type="float" office:value="97.954038728523">
            <text:p>97,9540387285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0.828458734331067">
            <text:p>0,8284587343</text:p>
          </table:table-cell>
          <table:table-cell table:formula="of:=[.A119]*[.B119]" office:value-type="float" office:value="98.586589385397">
            <text:p>98,5865893854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0.826801816862405">
            <text:p>0,8268018169</text:p>
          </table:table-cell>
          <table:table-cell table:formula="of:=[.A120]*[.B120]" office:value-type="float" office:value="99.2162180234886">
            <text:p>99,2162180235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0.82514821322868">
            <text:p>0,8251482132</text:p>
          </table:table-cell>
          <table:table-cell table:formula="of:=[.A121]*[.B121]" office:value-type="float" office:value="99.8429338006703">
            <text:p>99,8429338007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0.823497916802223">
            <text:p>0,8234979168</text:p>
          </table:table-cell>
          <table:table-cell table:formula="of:=[.A122]*[.B122]" office:value-type="float" office:value="100.466745849871">
            <text:p>100,4667458499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0.821850920968619">
            <text:p>0,821850921</text:p>
          </table:table-cell>
          <table:table-cell table:formula="of:=[.A123]*[.B123]" office:value-type="float" office:value="101.08766327914">
            <text:p>101,087663279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0.820207219126681">
            <text:p>0,8202072191</text:p>
          </table:table-cell>
          <table:table-cell table:formula="of:=[.A124]*[.B124]" office:value-type="float" office:value="101.705695171708">
            <text:p>101,705695171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0.818566804688428">
            <text:p>0,8185668047</text:p>
          </table:table-cell>
          <table:table-cell table:formula="of:=[.A125]*[.B125]" office:value-type="float" office:value="102.320850586054">
            <text:p>102,3208505861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0.816929671079051">
            <text:p>0,8169296711</text:p>
          </table:table-cell>
          <table:table-cell table:formula="of:=[.A126]*[.B126]" office:value-type="float" office:value="102.93313855596">
            <text:p>102,933138556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0.815295811736893">
            <text:p>0,8152958117</text:p>
          </table:table-cell>
          <table:table-cell table:formula="of:=[.A127]*[.B127]" office:value-type="float" office:value="103.542568090585">
            <text:p>103,542568090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0.813665220113419">
            <text:p>0,8136652201</text:p>
          </table:table-cell>
          <table:table-cell table:formula="of:=[.A128]*[.B128]" office:value-type="float" office:value="104.149148174518">
            <text:p>104,1491481745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0.812037889673192">
            <text:p>0,8120378897</text:p>
          </table:table-cell>
          <table:table-cell table:formula="of:=[.A129]*[.B129]" office:value-type="float" office:value="104.752887767842">
            <text:p>104,7528877678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0.810413813893846">
            <text:p>0,8104138139</text:p>
          </table:table-cell>
          <table:table-cell table:formula="of:=[.A130]*[.B130]" office:value-type="float" office:value="105.3537958062">
            <text:p>105,3537958062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0.808792986266058">
            <text:p>0,8087929863</text:p>
          </table:table-cell>
          <table:table-cell table:formula="of:=[.A131]*[.B131]" office:value-type="float" office:value="105.951881200854">
            <text:p>105,951881200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0.807175400293526">
            <text:p>0,8071754003</text:p>
          </table:table-cell>
          <table:table-cell table:formula="of:=[.A132]*[.B132]" office:value-type="float" office:value="106.547152838745">
            <text:p>106,5471528387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0.805561049492939">
            <text:p>0,8055610495</text:p>
          </table:table-cell>
          <table:table-cell table:formula="of:=[.A133]*[.B133]" office:value-type="float" office:value="107.139619582561">
            <text:p>107,1396195826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0.803949927393953">
            <text:p>0,8039499274</text:p>
          </table:table-cell>
          <table:table-cell table:formula="of:=[.A134]*[.B134]" office:value-type="float" office:value="107.72929027079">
            <text:p>107,729290270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0.802342027539165">
            <text:p>0,8023420275</text:p>
          </table:table-cell>
          <table:table-cell table:formula="of:=[.A135]*[.B135]" office:value-type="float" office:value="108.316173717787">
            <text:p>108,3161737178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0.800737343484087">
            <text:p>0,8007373435</text:p>
          </table:table-cell>
          <table:table-cell table:formula="of:=[.A136]*[.B136]" office:value-type="float" office:value="108.900278713836">
            <text:p>108,900278713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0.799135868797119">
            <text:p>0,7991358688</text:p>
          </table:table-cell>
          <table:table-cell table:formula="of:=[.A137]*[.B137]" office:value-type="float" office:value="109.481614025205">
            <text:p>109,4816140252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0.797537597059525">
            <text:p>0,7975375971</text:p>
          </table:table-cell>
          <table:table-cell table:formula="of:=[.A138]*[.B138]" office:value-type="float" office:value="110.060188394214">
            <text:p>110,0601883942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0.795942521865406">
            <text:p>0,7959425219</text:p>
          </table:table-cell>
          <table:table-cell table:formula="of:=[.A139]*[.B139]" office:value-type="float" office:value="110.636010539291">
            <text:p>110,636010539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0.794350636821675">
            <text:p>0,7943506368</text:p>
          </table:table-cell>
          <table:table-cell table:formula="of:=[.A140]*[.B140]" office:value-type="float" office:value="111.209089155034">
            <text:p>111,209089155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0.792761935548031">
            <text:p>0,7927619355</text:p>
          </table:table-cell>
          <table:table-cell table:formula="of:=[.A141]*[.B141]" office:value-type="float" office:value="111.779432912272">
            <text:p>111,7794329123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0.791176411676935">
            <text:p>0,7911764117</text:p>
          </table:table-cell>
          <table:table-cell table:formula="of:=[.A142]*[.B142]" office:value-type="float" office:value="112.347050458125">
            <text:p>112,347050458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0.789594058853581">
            <text:p>0,7895940589</text:p>
          </table:table-cell>
          <table:table-cell table:formula="of:=[.A143]*[.B143]" office:value-type="float" office:value="112.911950416062">
            <text:p>112,911950416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0.788014870735874">
            <text:p>0,7880148707</text:p>
          </table:table-cell>
          <table:table-cell table:formula="of:=[.A144]*[.B144]" office:value-type="float" office:value="113.474141385966">
            <text:p>113,474141386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0.786438840994403">
            <text:p>0,786438841</text:p>
          </table:table-cell>
          <table:table-cell table:formula="of:=[.A145]*[.B145]" office:value-type="float" office:value="114.033631944188">
            <text:p>114,0336319442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0.784865963312414">
            <text:p>0,7848659633</text:p>
          </table:table-cell>
          <table:table-cell table:formula="of:=[.A146]*[.B146]" office:value-type="float" office:value="114.590430643612">
            <text:p>114,5904306436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0.783296231385789">
            <text:p>0,7832962314</text:p>
          </table:table-cell>
          <table:table-cell table:formula="of:=[.A147]*[.B147]" office:value-type="float" office:value="115.144546013711">
            <text:p>115,1445460137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0.781729638923017">
            <text:p>0,7817296389</text:p>
          </table:table-cell>
          <table:table-cell table:formula="of:=[.A148]*[.B148]" office:value-type="float" office:value="115.695986560607">
            <text:p>115,6959865606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0.780166179645171">
            <text:p>0,7801661796</text:p>
          </table:table-cell>
          <table:table-cell table:formula="of:=[.A149]*[.B149]" office:value-type="float" office:value="116.244760767131">
            <text:p>116,244760767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0.778605847285881">
            <text:p>0,7786058473</text:p>
          </table:table-cell>
          <table:table-cell table:formula="of:=[.A150]*[.B150]" office:value-type="float" office:value="116.790877092882">
            <text:p>116,7908770929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0.777048635591309">
            <text:p>0,7770486356</text:p>
          </table:table-cell>
          <table:table-cell table:formula="of:=[.A151]*[.B151]" office:value-type="float" office:value="117.334343974288">
            <text:p>117,3343439743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0.775494538320127">
            <text:p>0,7754945383</text:p>
          </table:table-cell>
          <table:table-cell table:formula="of:=[.A152]*[.B152]" office:value-type="float" office:value="117.875169824659">
            <text:p>117,8751698247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0.773943549243486">
            <text:p>0,7739435492</text:p>
          </table:table-cell>
          <table:table-cell table:formula="of:=[.A153]*[.B153]" office:value-type="float" office:value="118.413363034253">
            <text:p>118,413363034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0.772395662144999">
            <text:p>0,7723956621</text:p>
          </table:table-cell>
          <table:table-cell table:formula="of:=[.A154]*[.B154]" office:value-type="float" office:value="118.94893197033">
            <text:p>118,948931970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0.770850870820709">
            <text:p>0,7708508708</text:p>
          </table:table-cell>
          <table:table-cell table:formula="of:=[.A155]*[.B155]" office:value-type="float" office:value="119.48188497721">
            <text:p>119,4818849772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0.769309169079068">
            <text:p>0,7693091691</text:p>
          </table:table-cell>
          <table:table-cell table:formula="of:=[.A156]*[.B156]" office:value-type="float" office:value="120.012230376335">
            <text:p>120,0122303763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0.76777055074091">
            <text:p>0,7677705507</text:p>
          </table:table-cell>
          <table:table-cell table:formula="of:=[.A157]*[.B157]" office:value-type="float" office:value="120.539976466323">
            <text:p>120,5399764663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0.766235009639428">
            <text:p>0,7662350096</text:p>
          </table:table-cell>
          <table:table-cell table:formula="of:=[.A158]*[.B158]" office:value-type="float" office:value="121.06513152303">
            <text:p>121,065131523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0.764702539620149">
            <text:p>0,7647025396</text:p>
          </table:table-cell>
          <table:table-cell table:formula="of:=[.A159]*[.B159]" office:value-type="float" office:value="121.587703799604">
            <text:p>121,5877037996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0.763173134540909">
            <text:p>0,7631731345</text:p>
          </table:table-cell>
          <table:table-cell table:formula="of:=[.A160]*[.B160]" office:value-type="float" office:value="122.107701526545">
            <text:p>122,1077015265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0.761646788271827">
            <text:p>0,7616467883</text:p>
          </table:table-cell>
          <table:table-cell table:formula="of:=[.A161]*[.B161]" office:value-type="float" office:value="122.625132911764">
            <text:p>122,625132911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0.760123494695284">
            <text:p>0,7601234947</text:p>
          </table:table-cell>
          <table:table-cell table:formula="of:=[.A162]*[.B162]" office:value-type="float" office:value="123.140006140636">
            <text:p>123,1400061406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0.758603247705893">
            <text:p>0,7586032477</text:p>
          </table:table-cell>
          <table:table-cell table:formula="of:=[.A163]*[.B163]" office:value-type="float" office:value="123.652329376061">
            <text:p>123,6523293761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0.757086041210481">
            <text:p>0,7570860412</text:p>
          </table:table-cell>
          <table:table-cell table:formula="of:=[.A164]*[.B164]" office:value-type="float" office:value="124.162110758519">
            <text:p>124,1621107585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0.75557186912806">
            <text:p>0,7555718691</text:p>
          </table:table-cell>
          <table:table-cell table:formula="of:=[.A165]*[.B165]" office:value-type="float" office:value="124.66935840613">
            <text:p>124,6693584061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0.754060725389804">
            <text:p>0,7540607254</text:p>
          </table:table-cell>
          <table:table-cell table:formula="of:=[.A166]*[.B166]" office:value-type="float" office:value="125.174080414707">
            <text:p>125,1740804147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0.752552603939024">
            <text:p>0,7525526039</text:p>
          </table:table-cell>
          <table:table-cell table:formula="of:=[.A167]*[.B167]" office:value-type="float" office:value="125.676284857817">
            <text:p>125,6762848578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0.751047498731146">
            <text:p>0,7510474987</text:p>
          </table:table-cell>
          <table:table-cell table:formula="of:=[.A168]*[.B168]" office:value-type="float" office:value="126.175979786833">
            <text:p>126,1759797868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0.749545403733684">
            <text:p>0,7495454037</text:p>
          </table:table-cell>
          <table:table-cell table:formula="of:=[.A169]*[.B169]" office:value-type="float" office:value="126.673173230993">
            <text:p>126,673173231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0.748046312926217">
            <text:p>0,7480463129</text:p>
          </table:table-cell>
          <table:table-cell table:formula="of:=[.A170]*[.B170]" office:value-type="float" office:value="127.167873197457">
            <text:p>127,1678731975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0.746550220300364">
            <text:p>0,7465502203</text:p>
          </table:table-cell>
          <table:table-cell table:formula="of:=[.A171]*[.B171]" office:value-type="float" office:value="127.660087671362">
            <text:p>127,660087671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0.745057119859764">
            <text:p>0,7450571199</text:p>
          </table:table-cell>
          <table:table-cell table:formula="of:=[.A172]*[.B172]" office:value-type="float" office:value="128.149824615879">
            <text:p>128,1498246159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0.743567005620044">
            <text:p>0,7435670056</text:p>
          </table:table-cell>
          <table:table-cell table:formula="of:=[.A173]*[.B173]" office:value-type="float" office:value="128.637091972268">
            <text:p>128,6370919723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0.742079871608804">
            <text:p>0,7420798716</text:p>
          </table:table-cell>
          <table:table-cell table:formula="of:=[.A174]*[.B174]" office:value-type="float" office:value="129.121897659932">
            <text:p>129,121897659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0.740595711865586">
            <text:p>0,7405957119</text:p>
          </table:table-cell>
          <table:table-cell table:formula="of:=[.A175]*[.B175]" office:value-type="float" office:value="129.604249576478">
            <text:p>129,6042495765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0.739114520441855">
            <text:p>0,7391145204</text:p>
          </table:table-cell>
          <table:table-cell table:formula="of:=[.A176]*[.B176]" office:value-type="float" office:value="130.084155597767">
            <text:p>130,0841555978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0.737636291400971">
            <text:p>0,7376362914</text:p>
          </table:table-cell>
          <table:table-cell table:formula="of:=[.A177]*[.B177]" office:value-type="float" office:value="130.561623577972">
            <text:p>130,561623578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0.73616101881817">
            <text:p>0,7361610188</text:p>
          </table:table-cell>
          <table:table-cell table:formula="of:=[.A178]*[.B178]" office:value-type="float" office:value="131.036661349634">
            <text:p>131,0366613496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0.734688696780533">
            <text:p>0,7346886968</text:p>
          </table:table-cell>
          <table:table-cell table:formula="of:=[.A179]*[.B179]" office:value-type="float" office:value="131.509276723715">
            <text:p>131,5092767237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0.733219319386972">
            <text:p>0,7332193194</text:p>
          </table:table-cell>
          <table:table-cell table:formula="of:=[.A180]*[.B180]" office:value-type="float" office:value="131.979477489655">
            <text:p>131,9794774897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0.731752880748198">
            <text:p>0,7317528807</text:p>
          </table:table-cell>
          <table:table-cell table:formula="of:=[.A181]*[.B181]" office:value-type="float" office:value="132.447271415424">
            <text:p>132,4472714154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0.730289374986702">
            <text:p>0,730289375</text:p>
          </table:table-cell>
          <table:table-cell table:formula="of:=[.A182]*[.B182]" office:value-type="float" office:value="132.91266624758">
            <text:p>132,9126662476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0.728828796236728">
            <text:p>0,7288287962</text:p>
          </table:table-cell>
          <table:table-cell table:formula="of:=[.A183]*[.B183]" office:value-type="float" office:value="133.375669711321">
            <text:p>133,3756697113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0.727371138644255">
            <text:p>0,7273711386</text:p>
          </table:table-cell>
          <table:table-cell table:formula="of:=[.A184]*[.B184]" office:value-type="float" office:value="133.836289510543">
            <text:p>133,8362895105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0.725916396366966">
            <text:p>0,7259163964</text:p>
          </table:table-cell>
          <table:table-cell table:formula="of:=[.A185]*[.B185]" office:value-type="float" office:value="134.294533327889">
            <text:p>134,2945333279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0.724464563574233">
            <text:p>0,7244645636</text:p>
          </table:table-cell>
          <table:table-cell table:formula="of:=[.A186]*[.B186]" office:value-type="float" office:value="134.750408824807">
            <text:p>134,7504088248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0.723015634447084">
            <text:p>0,7230156344</text:p>
          </table:table-cell>
          <table:table-cell table:formula="of:=[.A187]*[.B187]" office:value-type="float" office:value="135.203923641605">
            <text:p>135,2039236416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0.72156960317819">
            <text:p>0,7215696032</text:p>
          </table:table-cell>
          <table:table-cell table:formula="of:=[.A188]*[.B188]" office:value-type="float" office:value="135.6550853975">
            <text:p>135,6550853975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0.720126463971833">
            <text:p>0,720126464</text:p>
          </table:table-cell>
          <table:table-cell table:formula="of:=[.A189]*[.B189]" office:value-type="float" office:value="136.103901690677">
            <text:p>136,1039016907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0.71868621104389">
            <text:p>0,718686211</text:p>
          </table:table-cell>
          <table:table-cell table:formula="of:=[.A190]*[.B190]" office:value-type="float" office:value="136.550380098339">
            <text:p>136,5503800983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0.717248838621802">
            <text:p>0,7172488386</text:p>
          </table:table-cell>
          <table:table-cell table:formula="of:=[.A191]*[.B191]" office:value-type="float" office:value="136.994528176764">
            <text:p>136,994528176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0.715814340944558">
            <text:p>0,7158143409</text:p>
          </table:table-cell>
          <table:table-cell table:formula="of:=[.A192]*[.B192]" office:value-type="float" office:value="137.436353461355">
            <text:p>137,4363534614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0.714382712262669">
            <text:p>0,7143827123</text:p>
          </table:table-cell>
          <table:table-cell table:formula="of:=[.A193]*[.B193]" office:value-type="float" office:value="137.875863466695">
            <text:p>137,8758634667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0.712953946838144">
            <text:p>0,7129539468</text:p>
          </table:table-cell>
          <table:table-cell table:formula="of:=[.A194]*[.B194]" office:value-type="float" office:value="138.3130656866">
            <text:p>138,3130656866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0.711528038944468">
            <text:p>0,7115280389</text:p>
          </table:table-cell>
          <table:table-cell table:formula="of:=[.A195]*[.B195]" office:value-type="float" office:value="138.747967594171">
            <text:p>138,747967594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0.710104982866579">
            <text:p>0,7101049829</text:p>
          </table:table-cell>
          <table:table-cell table:formula="of:=[.A196]*[.B196]" office:value-type="float" office:value="139.180576641849">
            <text:p>139,1805766419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0.708684772900846">
            <text:p>0,7086847729</text:p>
          </table:table-cell>
          <table:table-cell table:formula="of:=[.A197]*[.B197]" office:value-type="float" office:value="139.610900261467">
            <text:p>139,6109002615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0.707267403355044">
            <text:p>0,7072674034</text:p>
          </table:table-cell>
          <table:table-cell table:formula="of:=[.A198]*[.B198]" office:value-type="float" office:value="140.038945864299">
            <text:p>140,0389458643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0.705852868548334">
            <text:p>0,7058528685</text:p>
          </table:table-cell>
          <table:table-cell table:formula="of:=[.A199]*[.B199]" office:value-type="float" office:value="140.464720841118">
            <text:p>140,464720841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0.704441162811237">
            <text:p>0,7044411628</text:p>
          </table:table-cell>
          <table:table-cell table:formula="of:=[.A200]*[.B200]" office:value-type="float" office:value="140.888232562247">
            <text:p>140,8882325622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0.703032280485615">
            <text:p>0,7030322805</text:p>
          </table:table-cell>
          <table:table-cell table:formula="of:=[.A201]*[.B201]" office:value-type="float" office:value="141.309488377609">
            <text:p>141,3094883776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0.701626215924643">
            <text:p>0,7016262159</text:p>
          </table:table-cell>
          <table:table-cell table:formula="of:=[.A202]*[.B202]" office:value-type="float" office:value="141.728495616778">
            <text:p>141,7284956168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0.700222963492794">
            <text:p>0,7002229635</text:p>
          </table:table-cell>
          <table:table-cell table:formula="of:=[.A203]*[.B203]" office:value-type="float" office:value="142.145261589037">
            <text:p>142,145261589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0.698822517565809">
            <text:p>0,6988225176</text:p>
          </table:table-cell>
          <table:table-cell table:formula="of:=[.A204]*[.B204]" office:value-type="float" office:value="142.559793583425">
            <text:p>142,5597935834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0.697424872530677">
            <text:p>0,6974248725</text:p>
          </table:table-cell>
          <table:table-cell table:formula="of:=[.A205]*[.B205]" office:value-type="float" office:value="142.972098868789">
            <text:p>142,9720988688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0.696030022785616">
            <text:p>0,6960300228</text:p>
          </table:table-cell>
          <table:table-cell table:formula="of:=[.A206]*[.B206]" office:value-type="float" office:value="143.382184693837">
            <text:p>143,3821846938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0.694637962740044">
            <text:p>0,6946379627</text:p>
          </table:table-cell>
          <table:table-cell table:formula="of:=[.A207]*[.B207]" office:value-type="float" office:value="143.790058287189">
            <text:p>143,7900582872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0.693248686814564">
            <text:p>0,6932486868</text:p>
          </table:table-cell>
          <table:table-cell table:formula="of:=[.A208]*[.B208]" office:value-type="float" office:value="144.195726857429">
            <text:p>144,1957268574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0.691862189440935">
            <text:p>0,6918621894</text:p>
          </table:table-cell>
          <table:table-cell table:formula="of:=[.A209]*[.B209]" office:value-type="float" office:value="144.599197593155">
            <text:p>144,5991975932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0.690478465062053">
            <text:p>0,6904784651</text:p>
          </table:table-cell>
          <table:table-cell table:formula="of:=[.A210]*[.B210]" office:value-type="float" office:value="145.000477663031">
            <text:p>145,000477663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0.689097508131929">
            <text:p>0,6890975081</text:p>
          </table:table-cell>
          <table:table-cell table:formula="of:=[.A211]*[.B211]" office:value-type="float" office:value="145.399574215837">
            <text:p>145,3995742158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0.687719313115665">
            <text:p>0,6877193131</text:p>
          </table:table-cell>
          <table:table-cell table:formula="of:=[.A212]*[.B212]" office:value-type="float" office:value="145.796494380521">
            <text:p>145,7964943805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0.686343874489434">
            <text:p>0,6863438745</text:p>
          </table:table-cell>
          <table:table-cell table:formula="of:=[.A213]*[.B213]" office:value-type="float" office:value="146.191245266249">
            <text:p>146,191245266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0.684971186740455">
            <text:p>0,6849711867</text:p>
          </table:table-cell>
          <table:table-cell table:formula="of:=[.A214]*[.B214]" office:value-type="float" office:value="146.583833962457">
            <text:p>146,5838339625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0.683601244366974">
            <text:p>0,6836012444</text:p>
          </table:table-cell>
          <table:table-cell table:formula="of:=[.A215]*[.B215]" office:value-type="float" office:value="146.974267538899">
            <text:p>146,9742675389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0.68223404187824">
            <text:p>0,6822340419</text:p>
          </table:table-cell>
          <table:table-cell table:formula="of:=[.A216]*[.B216]" office:value-type="float" office:value="147.3625530457">
            <text:p>147,3625530457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0.680869573794484">
            <text:p>0,6808695738</text:p>
          </table:table-cell>
          <table:table-cell table:formula="of:=[.A217]*[.B217]" office:value-type="float" office:value="147.748697513403">
            <text:p>147,7486975134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0.679507834646895">
            <text:p>0,6795078346</text:p>
          </table:table-cell>
          <table:table-cell table:formula="of:=[.A218]*[.B218]" office:value-type="float" office:value="148.132707953023">
            <text:p>148,132707953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0.678148818977601">
            <text:p>0,678148819</text:p>
          </table:table-cell>
          <table:table-cell table:formula="of:=[.A219]*[.B219]" office:value-type="float" office:value="148.514591356095">
            <text:p>148,5145913561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0.676792521339646">
            <text:p>0,6767925213</text:p>
          </table:table-cell>
          <table:table-cell table:formula="of:=[.A220]*[.B220]" office:value-type="float" office:value="148.894354694722">
            <text:p>148,8943546947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0.675438936296967">
            <text:p>0,6754389363</text:p>
          </table:table-cell>
          <table:table-cell table:formula="of:=[.A221]*[.B221]" office:value-type="float" office:value="149.27200492163">
            <text:p>149,2720049216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0.674088058424373">
            <text:p>0,6740880584</text:p>
          </table:table-cell>
          <table:table-cell table:formula="of:=[.A222]*[.B222]" office:value-type="float" office:value="149.647548970211">
            <text:p>149,6475489702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0.672739882307524">
            <text:p>0,6727398823</text:p>
          </table:table-cell>
          <table:table-cell table:formula="of:=[.A223]*[.B223]" office:value-type="float" office:value="150.020993754578">
            <text:p>150,0209937546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0.671394402542909">
            <text:p>0,6713944025</text:p>
          </table:table-cell>
          <table:table-cell table:formula="of:=[.A224]*[.B224]" office:value-type="float" office:value="150.392346169612">
            <text:p>150,3923461696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0.670051613737823">
            <text:p>0,6700516137</text:p>
          </table:table-cell>
          <table:table-cell table:formula="of:=[.A225]*[.B225]" office:value-type="float" office:value="150.76161309101">
            <text:p>150,761613091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0.668711510510347">
            <text:p>0,6687115105</text:p>
          </table:table-cell>
          <table:table-cell table:formula="of:=[.A226]*[.B226]" office:value-type="float" office:value="151.128801375339">
            <text:p>151,1288013753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0.667374087489327">
            <text:p>0,6673740875</text:p>
          </table:table-cell>
          <table:table-cell table:formula="of:=[.A227]*[.B227]" office:value-type="float" office:value="151.493917860077">
            <text:p>151,4939178601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0.666039339314348">
            <text:p>0,6660393393</text:p>
          </table:table-cell>
          <table:table-cell table:formula="of:=[.A228]*[.B228]" office:value-type="float" office:value="151.856969363671">
            <text:p>151,8569693637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0.664707260635719">
            <text:p>0,6647072606</text:p>
          </table:table-cell>
          <table:table-cell table:formula="of:=[.A229]*[.B229]" office:value-type="float" office:value="152.21796268558">
            <text:p>152,2179626856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0.663377846114448">
            <text:p>0,6633778461</text:p>
          </table:table-cell>
          <table:table-cell table:formula="of:=[.A230]*[.B230]" office:value-type="float" office:value="152.576904606323">
            <text:p>152,5769046063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0.662051090422219">
            <text:p>0,6620510904</text:p>
          </table:table-cell>
          <table:table-cell table:formula="of:=[.A231]*[.B231]" office:value-type="float" office:value="152.933801887533">
            <text:p>152,9338018875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0.660726988241374">
            <text:p>0,6607269882</text:p>
          </table:table-cell>
          <table:table-cell table:formula="of:=[.A232]*[.B232]" office:value-type="float" office:value="153.288661271999">
            <text:p>153,288661272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0.659405534264892">
            <text:p>0,6594055343</text:p>
          </table:table-cell>
          <table:table-cell table:formula="of:=[.A233]*[.B233]" office:value-type="float" office:value="153.64148948372">
            <text:p>153,6414894837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0.658086723196362">
            <text:p>0,6580867232</text:p>
          </table:table-cell>
          <table:table-cell table:formula="of:=[.A234]*[.B234]" office:value-type="float" office:value="153.992293227949">
            <text:p>153,9922932279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0.656770549749969">
            <text:p>0,6567705497</text:p>
          </table:table-cell>
          <table:table-cell table:formula="of:=[.A235]*[.B235]" office:value-type="float" office:value="154.341079191243">
            <text:p>154,3410791912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0.655457008650469">
            <text:p>0,6554570087</text:p>
          </table:table-cell>
          <table:table-cell table:formula="of:=[.A236]*[.B236]" office:value-type="float" office:value="154.687854041511">
            <text:p>154,6878540415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0.654146094633168">
            <text:p>0,6541460946</text:p>
          </table:table-cell>
          <table:table-cell table:formula="of:=[.A237]*[.B237]" office:value-type="float" office:value="155.032624428061">
            <text:p>155,0326244281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0.652837802443902">
            <text:p>0,6528378024</text:p>
          </table:table-cell>
          <table:table-cell table:formula="of:=[.A238]*[.B238]" office:value-type="float" office:value="155.375396981649">
            <text:p>155,375396981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0.651532126839014">
            <text:p>0,6515321268</text:p>
          </table:table-cell>
          <table:table-cell table:formula="of:=[.A239]*[.B239]" office:value-type="float" office:value="155.716178314524">
            <text:p>155,7161783145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0.650229062585336">
            <text:p>0,6502290626</text:p>
          </table:table-cell>
          <table:table-cell table:formula="of:=[.A240]*[.B240]" office:value-type="float" office:value="156.054975020481">
            <text:p>156,0549750205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0.648928604460165">
            <text:p>0,6489286045</text:p>
          </table:table-cell>
          <table:table-cell table:formula="of:=[.A241]*[.B241]" office:value-type="float" office:value="156.3917936749">
            <text:p>156,3917936749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0.647630747251245">
            <text:p>0,6476307473</text:p>
          </table:table-cell>
          <table:table-cell table:formula="of:=[.A242]*[.B242]" office:value-type="float" office:value="156.726640834801">
            <text:p>156,7266408348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0.646335485756743">
            <text:p>0,6463354858</text:p>
          </table:table-cell>
          <table:table-cell table:formula="of:=[.A243]*[.B243]" office:value-type="float" office:value="157.059523038888">
            <text:p>157,0595230389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0.645042814785229">
            <text:p>0,6450428148</text:p>
          </table:table-cell>
          <table:table-cell table:formula="of:=[.A244]*[.B244]" office:value-type="float" office:value="157.390446807596">
            <text:p>157,3904468076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0.643752729155659">
            <text:p>0,6437527292</text:p>
          </table:table-cell>
          <table:table-cell table:formula="of:=[.A245]*[.B245]" office:value-type="float" office:value="157.719418643136">
            <text:p>157,7194186431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0.642465223697347">
            <text:p>0,6424652237</text:p>
          </table:table-cell>
          <table:table-cell table:formula="of:=[.A246]*[.B246]" office:value-type="float" office:value="158.046445029547">
            <text:p>158,0464450295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0.641180293249952">
            <text:p>0,6411802932</text:p>
          </table:table-cell>
          <table:table-cell table:formula="of:=[.A247]*[.B247]" office:value-type="float" office:value="158.371532432738">
            <text:p>158,3715324327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0.639897932663453">
            <text:p>0,6398979327</text:p>
          </table:table-cell>
          <table:table-cell table:formula="of:=[.A248]*[.B248]" office:value-type="float" office:value="158.694687300536">
            <text:p>158,6946873005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0.638618136798126">
            <text:p>0,6386181368</text:p>
          </table:table-cell>
          <table:table-cell table:formula="of:=[.A249]*[.B249]" office:value-type="float" office:value="159.015916062733">
            <text:p>159,0159160627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0.637340900524529">
            <text:p>0,6373409005</text:p>
          </table:table-cell>
          <table:table-cell table:formula="of:=[.A250]*[.B250]" office:value-type="float" office:value="159.335225131132">
            <text:p>159,335225131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0.63606621872348">
            <text:p>0,6360662187</text:p>
          </table:table-cell>
          <table:table-cell table:formula="of:=[.A251]*[.B251]" office:value-type="float" office:value="159.652620899594">
            <text:p>159,6526208996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0.634794086286033">
            <text:p>0,6347940863</text:p>
          </table:table-cell>
          <table:table-cell table:formula="of:=[.A252]*[.B252]" office:value-type="float" office:value="159.96810974408">
            <text:p>159,968109744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0.633524498113461">
            <text:p>0,6335244981</text:p>
          </table:table-cell>
          <table:table-cell table:formula="of:=[.A253]*[.B253]" office:value-type="float" office:value="160.281698022706">
            <text:p>160,2816980227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0.632257449117235">
            <text:p>0,6322574491</text:p>
          </table:table-cell>
          <table:table-cell table:formula="of:=[.A254]*[.B254]" office:value-type="float" office:value="160.593392075778">
            <text:p>160,5933920758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0.630992934219">
            <text:p>0,6309929342</text:p>
          </table:table-cell>
          <table:table-cell table:formula="of:=[.A255]*[.B255]" office:value-type="float" office:value="160.903198225845">
            <text:p>160,903198225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0.629730948350562">
            <text:p>0,6297309484</text:p>
          </table:table-cell>
          <table:table-cell table:formula="of:=[.A256]*[.B256]" office:value-type="float" office:value="161.211122777744">
            <text:p>161,2111227777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0.628471486453861">
            <text:p>0,6284714865</text:p>
          </table:table-cell>
          <table:table-cell table:formula="of:=[.A257]*[.B257]" office:value-type="float" office:value="161.517172018642">
            <text:p>161,5171720186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0.627214543480953">
            <text:p>0,6272145435</text:p>
          </table:table-cell>
          <table:table-cell table:formula="of:=[.A258]*[.B258]" office:value-type="float" office:value="161.821352218086">
            <text:p>161,8213522181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0.625960114393991">
            <text:p>0,6259601144</text:p>
          </table:table-cell>
          <table:table-cell table:formula="of:=[.A259]*[.B259]" office:value-type="float" office:value="162.123669628044">
            <text:p>162,123669628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0.624708194165204">
            <text:p>0,6247081942</text:p>
          </table:table-cell>
          <table:table-cell table:formula="of:=[.A260]*[.B260]" office:value-type="float" office:value="162.424130482953">
            <text:p>162,424130483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0.623458777776873">
            <text:p>0,6234587778</text:p>
          </table:table-cell>
          <table:table-cell table:formula="of:=[.A261]*[.B261]" office:value-type="float" office:value="162.722740999764">
            <text:p>162,722740999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0.622211860221319">
            <text:p>0,6222118602</text:p>
          </table:table-cell>
          <table:table-cell table:formula="of:=[.A262]*[.B262]" office:value-type="float" office:value="163.019507377986">
            <text:p>163,019507378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0.620967436500877">
            <text:p>0,6209674365</text:p>
          </table:table-cell>
          <table:table-cell table:formula="of:=[.A263]*[.B263]" office:value-type="float" office:value="163.314435799731">
            <text:p>163,3144357997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0.619725501627875">
            <text:p>0,6197255016</text:p>
          </table:table-cell>
          <table:table-cell table:formula="of:=[.A264]*[.B264]" office:value-type="float" office:value="163.607532429759">
            <text:p>163,6075324298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0.618486050624619">
            <text:p>0,6184860506</text:p>
          </table:table-cell>
          <table:table-cell table:formula="of:=[.A265]*[.B265]" office:value-type="float" office:value="163.898803415524">
            <text:p>163,8988034155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0.61724907852337">
            <text:p>0,6172490785</text:p>
          </table:table-cell>
          <table:table-cell table:formula="of:=[.A266]*[.B266]" office:value-type="float" office:value="164.188254887216">
            <text:p>164,1882548872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0.616014580366323">
            <text:p>0,6160145804</text:p>
          </table:table-cell>
          <table:table-cell table:formula="of:=[.A267]*[.B267]" office:value-type="float" office:value="164.475892957808">
            <text:p>164,4758929578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0.614782551205591">
            <text:p>0,6147825512</text:p>
          </table:table-cell>
          <table:table-cell table:formula="of:=[.A268]*[.B268]" office:value-type="float" office:value="164.761723723098">
            <text:p>164,7617237231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0.613552986103179">
            <text:p>0,6135529861</text:p>
          </table:table-cell>
          <table:table-cell table:formula="of:=[.A269]*[.B269]" office:value-type="float" office:value="165.045753261755">
            <text:p>165,0457532618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0.612325880130973">
            <text:p>0,6123258801</text:p>
          </table:table-cell>
          <table:table-cell table:formula="of:=[.A270]*[.B270]" office:value-type="float" office:value="165.327987635363">
            <text:p>165,3279876354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0.611101228370711">
            <text:p>0,6111012284</text:p>
          </table:table-cell>
          <table:table-cell table:formula="of:=[.A271]*[.B271]" office:value-type="float" office:value="165.608432888463">
            <text:p>165,6084328885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0.60987902591397">
            <text:p>0,6098790259</text:p>
          </table:table-cell>
          <table:table-cell table:formula="of:=[.A272]*[.B272]" office:value-type="float" office:value="165.8870950486">
            <text:p>165,887095048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0.608659267862142">
            <text:p>0,6086592679</text:p>
          </table:table-cell>
          <table:table-cell table:formula="of:=[.A273]*[.B273]" office:value-type="float" office:value="166.163980126365">
            <text:p>166,1639801264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0.607441949326417">
            <text:p>0,6074419493</text:p>
          </table:table-cell>
          <table:table-cell table:formula="of:=[.A274]*[.B274]" office:value-type="float" office:value="166.439094115438">
            <text:p>166,4390941154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0.606227065427764">
            <text:p>0,6062270654</text:p>
          </table:table-cell>
          <table:table-cell table:formula="of:=[.A275]*[.B275]" office:value-type="float" office:value="166.712442992635">
            <text:p>166,7124429926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0.605014611296909">
            <text:p>0,6050146113</text:p>
          </table:table-cell>
          <table:table-cell table:formula="of:=[.A276]*[.B276]" office:value-type="float" office:value="166.984032717947">
            <text:p>166,9840327179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0.603804582074315">
            <text:p>0,6038045821</text:p>
          </table:table-cell>
          <table:table-cell table:formula="of:=[.A277]*[.B277]" office:value-type="float" office:value="167.253869234585">
            <text:p>167,2538692346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0.602596972910166">
            <text:p>0,6025969729</text:p>
          </table:table-cell>
          <table:table-cell table:formula="of:=[.A278]*[.B278]" office:value-type="float" office:value="167.521958469026">
            <text:p>167,521958469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0.601391778964346">
            <text:p>0,601391779</text:p>
          </table:table-cell>
          <table:table-cell table:formula="of:=[.A279]*[.B279]" office:value-type="float" office:value="167.788306331053">
            <text:p>167,7883063311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0.600188995406417">
            <text:p>0,6001889954</text:p>
          </table:table-cell>
          <table:table-cell table:formula="of:=[.A280]*[.B280]" office:value-type="float" office:value="168.052918713797">
            <text:p>168,0529187138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0.598988617415605">
            <text:p>0,5989886174</text:p>
          </table:table-cell>
          <table:table-cell table:formula="of:=[.A281]*[.B281]" office:value-type="float" office:value="168.315801493785">
            <text:p>168,3158014938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0.597790640180773">
            <text:p>0,5977906402</text:p>
          </table:table-cell>
          <table:table-cell table:formula="of:=[.A282]*[.B282]" office:value-type="float" office:value="168.576960530978">
            <text:p>168,576960531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0.596595058900412">
            <text:p>0,5965950589</text:p>
          </table:table-cell>
          <table:table-cell table:formula="of:=[.A283]*[.B283]" office:value-type="float" office:value="168.836401668817">
            <text:p>168,8364016688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0.595401868782611">
            <text:p>0,5954018688</text:p>
          </table:table-cell>
          <table:table-cell table:formula="of:=[.A284]*[.B284]" office:value-type="float" office:value="169.094130734262">
            <text:p>169,0941307343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0.594211065045046">
            <text:p>0,594211065</text:p>
          </table:table-cell>
          <table:table-cell table:formula="of:=[.A285]*[.B285]" office:value-type="float" office:value="169.350153537838">
            <text:p>169,3501535378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0.593022642914956">
            <text:p>0,5930226429</text:p>
          </table:table-cell>
          <table:table-cell table:formula="of:=[.A286]*[.B286]" office:value-type="float" office:value="169.604475873677">
            <text:p>169,6044758737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0.591836597629126">
            <text:p>0,5918365976</text:p>
          </table:table-cell>
          <table:table-cell table:formula="of:=[.A287]*[.B287]" office:value-type="float" office:value="169.857103519559">
            <text:p>169,857103519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0.590652924433868">
            <text:p>0,5906529244</text:p>
          </table:table-cell>
          <table:table-cell table:formula="of:=[.A288]*[.B288]" office:value-type="float" office:value="170.108042236954">
            <text:p>170,108042237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0.589471618585">
            <text:p>0,5894716186</text:p>
          </table:table-cell>
          <table:table-cell table:formula="of:=[.A289]*[.B289]" office:value-type="float" office:value="170.357297771065">
            <text:p>170,3572977711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0.58829267534783">
            <text:p>0,5882926753</text:p>
          </table:table-cell>
          <table:table-cell table:formula="of:=[.A290]*[.B290]" office:value-type="float" office:value="170.604875850871">
            <text:p>170,6048758509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0.587116089997134">
            <text:p>0,58711609</text:p>
          </table:table-cell>
          <table:table-cell table:formula="of:=[.A291]*[.B291]" office:value-type="float" office:value="170.850782189166">
            <text:p>170,8507821892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0.58594185781714">
            <text:p>0,5859418578</text:p>
          </table:table-cell>
          <table:table-cell table:formula="of:=[.A292]*[.B292]" office:value-type="float" office:value="171.095022482605">
            <text:p>171,0950224826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0.584769974101506">
            <text:p>0,5847699741</text:p>
          </table:table-cell>
          <table:table-cell table:formula="of:=[.A293]*[.B293]" office:value-type="float" office:value="171.337602411741">
            <text:p>171,3376024117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0.583600434153303">
            <text:p>0,5836004342</text:p>
          </table:table-cell>
          <table:table-cell table:formula="of:=[.A294]*[.B294]" office:value-type="float" office:value="171.578527641071">
            <text:p>171,5785276411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0.582433233284996">
            <text:p>0,5824332333</text:p>
          </table:table-cell>
          <table:table-cell table:formula="of:=[.A295]*[.B295]" office:value-type="float" office:value="171.817803819074">
            <text:p>171,8178038191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0.581268366818426">
            <text:p>0,5812683668</text:p>
          </table:table-cell>
          <table:table-cell table:formula="of:=[.A296]*[.B296]" office:value-type="float" office:value="172.055436578254">
            <text:p>172,0554365783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0.580105830084789">
            <text:p>0,5801058301</text:p>
          </table:table-cell>
          <table:table-cell table:formula="of:=[.A297]*[.B297]" office:value-type="float" office:value="172.291431535182">
            <text:p>172,2914315352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0.57894561842462">
            <text:p>0,5789456184</text:p>
          </table:table-cell>
          <table:table-cell table:formula="of:=[.A298]*[.B298]" office:value-type="float" office:value="172.525794290537">
            <text:p>172,5257942905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0.57778772718777">
            <text:p>0,5777877272</text:p>
          </table:table-cell>
          <table:table-cell table:formula="of:=[.A299]*[.B299]" office:value-type="float" office:value="172.758530429143">
            <text:p>172,758530429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0.576632151733395">
            <text:p>0,5766321517</text:p>
          </table:table-cell>
          <table:table-cell table:formula="of:=[.A300]*[.B300]" office:value-type="float" office:value="172.989645520018">
            <text:p>172,98964552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0.575478887429928">
            <text:p>0,5754788874</text:p>
          </table:table-cell>
          <table:table-cell table:formula="of:=[.A301]*[.B301]" office:value-type="float" office:value="173.219145116408">
            <text:p>173,2191451164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0.574327929655068">
            <text:p>0,5743279297</text:p>
          </table:table-cell>
          <table:table-cell table:formula="of:=[.A302]*[.B302]" office:value-type="float" office:value="173.447034755831">
            <text:p>173,4470347558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0.573179273795758">
            <text:p>0,5731792738</text:p>
          </table:table-cell>
          <table:table-cell table:formula="of:=[.A303]*[.B303]" office:value-type="float" office:value="173.673319960115">
            <text:p>173,6733199601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0.572032915248167">
            <text:p>0,5720329152</text:p>
          </table:table-cell>
          <table:table-cell table:formula="of:=[.A304]*[.B304]" office:value-type="float" office:value="173.898006235443">
            <text:p>173,8980062354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0.57088884941767">
            <text:p>0,5708888494</text:p>
          </table:table-cell>
          <table:table-cell table:formula="of:=[.A305]*[.B305]" office:value-type="float" office:value="174.121099072389">
            <text:p>174,1210990724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0.569747071718835">
            <text:p>0,5697470717</text:p>
          </table:table-cell>
          <table:table-cell table:formula="of:=[.A306]*[.B306]" office:value-type="float" office:value="174.342603945964">
            <text:p>174,342603946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0.568607577575397">
            <text:p>0,5686075776</text:p>
          </table:table-cell>
          <table:table-cell table:formula="of:=[.A307]*[.B307]" office:value-type="float" office:value="174.562526315647">
            <text:p>174,5625263156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0.567470362420247">
            <text:p>0,5674703624</text:p>
          </table:table-cell>
          <table:table-cell table:formula="of:=[.A308]*[.B308]" office:value-type="float" office:value="174.780871625436">
            <text:p>174,7808716254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0.566335421695406">
            <text:p>0,5663354217</text:p>
          </table:table-cell>
          <table:table-cell table:formula="of:=[.A309]*[.B309]" office:value-type="float" office:value="174.997645303881">
            <text:p>174,9976453039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0.565202750852015">
            <text:p>0,5652027509</text:p>
          </table:table-cell>
          <table:table-cell table:formula="of:=[.A310]*[.B310]" office:value-type="float" office:value="175.212852764125">
            <text:p>175,2128527641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0.564072345350311">
            <text:p>0,5640723454</text:p>
          </table:table-cell>
          <table:table-cell table:formula="of:=[.A311]*[.B311]" office:value-type="float" office:value="175.426499403947">
            <text:p>175,4264994039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0.56294420065961">
            <text:p>0,5629442007</text:p>
          </table:table-cell>
          <table:table-cell table:formula="of:=[.A312]*[.B312]" office:value-type="float" office:value="175.638590605798">
            <text:p>175,6385906058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0.561818312258291">
            <text:p>0,5618183123</text:p>
          </table:table-cell>
          <table:table-cell table:formula="of:=[.A313]*[.B313]" office:value-type="float" office:value="175.849131736845">
            <text:p>175,8491317368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0.560694675633775">
            <text:p>0,5606946756</text:p>
          </table:table-cell>
          <table:table-cell table:formula="of:=[.A314]*[.B314]" office:value-type="float" office:value="176.058128149005">
            <text:p>176,058128149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0.559573286282507">
            <text:p>0,5595732863</text:p>
          </table:table-cell>
          <table:table-cell table:formula="of:=[.A315]*[.B315]" office:value-type="float" office:value="176.26558517899">
            <text:p>176,265585179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0.558454139709942">
            <text:p>0,5584541397</text:p>
          </table:table-cell>
          <table:table-cell table:formula="of:=[.A316]*[.B316]" office:value-type="float" office:value="176.471508148342">
            <text:p>176,4715081483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0.557337231430522">
            <text:p>0,5573372314</text:p>
          </table:table-cell>
          <table:table-cell table:formula="of:=[.A317]*[.B317]" office:value-type="float" office:value="176.675902363476">
            <text:p>176,6759023635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0.556222556967661">
            <text:p>0,556222557</text:p>
          </table:table-cell>
          <table:table-cell table:formula="of:=[.A318]*[.B318]" office:value-type="float" office:value="176.878773115716">
            <text:p>176,8787731157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0.555110111853726">
            <text:p>0,5551101119</text:p>
          </table:table-cell>
          <table:table-cell table:formula="of:=[.A319]*[.B319]" office:value-type="float" office:value="177.080125681339">
            <text:p>177,0801256813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0.553999891630018">
            <text:p>0,5539998916</text:p>
          </table:table-cell>
          <table:table-cell table:formula="of:=[.A320]*[.B320]" office:value-type="float" office:value="177.279965321606">
            <text:p>177,2799653216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0.552891891846758">
            <text:p>0,5528918918</text:p>
          </table:table-cell>
          <table:table-cell table:formula="of:=[.A321]*[.B321]" office:value-type="float" office:value="177.478297282809">
            <text:p>177,4782972828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0.551786108063065">
            <text:p>0,5517861081</text:p>
          </table:table-cell>
          <table:table-cell table:formula="of:=[.A322]*[.B322]" office:value-type="float" office:value="177.675126796307">
            <text:p>177,6751267963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0.550682535846939">
            <text:p>0,5506825358</text:p>
          </table:table-cell>
          <table:table-cell table:formula="of:=[.A323]*[.B323]" office:value-type="float" office:value="177.870459078561">
            <text:p>177,8704590786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0.549581170775245">
            <text:p>0,5495811708</text:p>
          </table:table-cell>
          <table:table-cell table:formula="of:=[.A324]*[.B324]" office:value-type="float" office:value="178.064299331179">
            <text:p>178,064299331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0.548482008433694">
            <text:p>0,5484820084</text:p>
          </table:table-cell>
          <table:table-cell table:formula="of:=[.A325]*[.B325]" office:value-type="float" office:value="178.256652740951">
            <text:p>178,256652741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0.547385044416827">
            <text:p>0,5473850444</text:p>
          </table:table-cell>
          <table:table-cell table:formula="of:=[.A326]*[.B326]" office:value-type="float" office:value="178.447524479886">
            <text:p>178,4475244799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0.546290274327993">
            <text:p>0,5462902743</text:p>
          </table:table-cell>
          <table:table-cell table:formula="of:=[.A327]*[.B327]" office:value-type="float" office:value="178.636919705254">
            <text:p>178,6369197053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0.545197693779337">
            <text:p>0,5451976938</text:p>
          </table:table-cell>
          <table:table-cell table:formula="of:=[.A328]*[.B328]" office:value-type="float" office:value="178.824843559623">
            <text:p>178,8248435596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0.544107298391778">
            <text:p>0,5441072984</text:p>
          </table:table-cell>
          <table:table-cell table:formula="of:=[.A329]*[.B329]" office:value-type="float" office:value="179.011301170895">
            <text:p>179,0113011709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0.543019083794995">
            <text:p>0,5430190838</text:p>
          </table:table-cell>
          <table:table-cell table:formula="of:=[.A330]*[.B330]" office:value-type="float" office:value="179.196297652348">
            <text:p>179,1962976523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0.541933045627405">
            <text:p>0,5419330456</text:p>
          </table:table-cell>
          <table:table-cell table:formula="of:=[.A331]*[.B331]" office:value-type="float" office:value="179.379838102671">
            <text:p>179,3798381027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0.54084917953615">
            <text:p>0,5408491795</text:p>
          </table:table-cell>
          <table:table-cell table:formula="of:=[.A332]*[.B332]" office:value-type="float" office:value="179.561927606002">
            <text:p>179,561927606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0.539767481177078">
            <text:p>0,5397674812</text:p>
          </table:table-cell>
          <table:table-cell table:formula="of:=[.A333]*[.B333]" office:value-type="float" office:value="179.742571231967">
            <text:p>179,742571232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0.538687946214724">
            <text:p>0,5386879462</text:p>
          </table:table-cell>
          <table:table-cell table:formula="of:=[.A334]*[.B334]" office:value-type="float" office:value="179.921774035718">
            <text:p>179,921774035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0.537610570322294">
            <text:p>0,5376105703</text:p>
          </table:table-cell>
          <table:table-cell table:formula="of:=[.A335]*[.B335]" office:value-type="float" office:value="180.099541057969">
            <text:p>180,099541058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0.53653534918165">
            <text:p>0,5365353492</text:p>
          </table:table-cell>
          <table:table-cell table:formula="of:=[.A336]*[.B336]" office:value-type="float" office:value="180.275877325034">
            <text:p>180,275877325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0.535462278483286">
            <text:p>0,5354622785</text:p>
          </table:table-cell>
          <table:table-cell table:formula="of:=[.A337]*[.B337]" office:value-type="float" office:value="180.450787848868">
            <text:p>180,4507878489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0.53439135392632">
            <text:p>0,5343913539</text:p>
          </table:table-cell>
          <table:table-cell table:formula="of:=[.A338]*[.B338]" office:value-type="float" office:value="180.624277627096">
            <text:p>180,6242776271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0.533322571218467">
            <text:p>0,5333225712</text:p>
          </table:table-cell>
          <table:table-cell table:formula="of:=[.A339]*[.B339]" office:value-type="float" office:value="180.79635164306">
            <text:p>180,7963516431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0.53225592607603">
            <text:p>0,5322559261</text:p>
          </table:table-cell>
          <table:table-cell table:formula="of:=[.A340]*[.B340]" office:value-type="float" office:value="180.96701486585">
            <text:p>180,9670148659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0.531191414223878">
            <text:p>0,5311914142</text:p>
          </table:table-cell>
          <table:table-cell table:formula="of:=[.A341]*[.B341]" office:value-type="float" office:value="181.136272250342">
            <text:p>181,1362722503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0.53012903139543">
            <text:p>0,5301290314</text:p>
          </table:table-cell>
          <table:table-cell table:formula="of:=[.A342]*[.B342]" office:value-type="float" office:value="181.304128737237">
            <text:p>181,3041287372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0.52906877333264">
            <text:p>0,5290687733</text:p>
          </table:table-cell>
          <table:table-cell table:formula="of:=[.A343]*[.B343]" office:value-type="float" office:value="181.470589253095">
            <text:p>181,4705892531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0.528010635785974">
            <text:p>0,5280106358</text:p>
          </table:table-cell>
          <table:table-cell table:formula="of:=[.A344]*[.B344]" office:value-type="float" office:value="181.635658710375">
            <text:p>181,635658710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0.526954614514402">
            <text:p>0,5269546145</text:p>
          </table:table-cell>
          <table:table-cell table:formula="of:=[.A345]*[.B345]" office:value-type="float" office:value="181.799342007469">
            <text:p>181,7993420075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0.525900705285374">
            <text:p>0,5259007053</text:p>
          </table:table-cell>
          <table:table-cell table:formula="of:=[.A346]*[.B346]" office:value-type="float" office:value="181.961644028739">
            <text:p>181,9616440287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0.524848903874803">
            <text:p>0,5248489039</text:p>
          </table:table-cell>
          <table:table-cell table:formula="of:=[.A347]*[.B347]" office:value-type="float" office:value="182.122569644557">
            <text:p>182,1225696446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0.523799206067053">
            <text:p>0,5237992061</text:p>
          </table:table-cell>
          <table:table-cell table:formula="of:=[.A348]*[.B348]" office:value-type="float" office:value="182.282123711335">
            <text:p>182,2821237113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0.522751607654919">
            <text:p>0,5227516077</text:p>
          </table:table-cell>
          <table:table-cell table:formula="of:=[.A349]*[.B349]" office:value-type="float" office:value="182.440311071567">
            <text:p>182,4403110716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0.521706104439609">
            <text:p>0,5217061044</text:p>
          </table:table-cell>
          <table:table-cell table:formula="of:=[.A350]*[.B350]" office:value-type="float" office:value="182.597136553863">
            <text:p>182,5971365539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0.52066269223073">
            <text:p>0,5206626922</text:p>
          </table:table-cell>
          <table:table-cell table:formula="of:=[.A351]*[.B351]" office:value-type="float" office:value="182.752604972986">
            <text:p>182,752604973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0.519621366846269">
            <text:p>0,5196213668</text:p>
          </table:table-cell>
          <table:table-cell table:formula="of:=[.A352]*[.B352]" office:value-type="float" office:value="182.906721129887">
            <text:p>182,9067211299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0.518582124112576">
            <text:p>0,5185821241</text:p>
          </table:table-cell>
          <table:table-cell table:formula="of:=[.A353]*[.B353]" office:value-type="float" office:value="183.059489811739">
            <text:p>183,059489811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0.517544959864351">
            <text:p>0,5175449599</text:p>
          </table:table-cell>
          <table:table-cell table:formula="of:=[.A354]*[.B354]" office:value-type="float" office:value="183.21091579198">
            <text:p>183,210915792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0.516509869944622">
            <text:p>0,5165098699</text:p>
          </table:table-cell>
          <table:table-cell table:formula="of:=[.A355]*[.B355]" office:value-type="float" office:value="183.361003830341">
            <text:p>183,3610038303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0.515476850204733">
            <text:p>0,5154768502</text:p>
          </table:table-cell>
          <table:table-cell table:formula="of:=[.A356]*[.B356]" office:value-type="float" office:value="183.509758672885">
            <text:p>183,5097586729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0.514445896504324">
            <text:p>0,5144458965</text:p>
          </table:table-cell>
          <table:table-cell table:formula="of:=[.A357]*[.B357]" office:value-type="float" office:value="183.657185052043">
            <text:p>183,657185052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0.513417004711315">
            <text:p>0,5134170047</text:p>
          </table:table-cell>
          <table:table-cell table:formula="of:=[.A358]*[.B358]" office:value-type="float" office:value="183.803287686651">
            <text:p>183,8032876867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0.512390170701892">
            <text:p>0,5123901707</text:p>
          </table:table-cell>
          <table:table-cell table:formula="of:=[.A359]*[.B359]" office:value-type="float" office:value="183.948071281979">
            <text:p>183,948071282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0.511365390360488">
            <text:p>0,5113653904</text:p>
          </table:table-cell>
          <table:table-cell table:formula="of:=[.A360]*[.B360]" office:value-type="float" office:value="184.091540529776">
            <text:p>184,0915405298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0.510342659579767">
            <text:p>0,5103426596</text:p>
          </table:table-cell>
          <table:table-cell table:formula="of:=[.A361]*[.B361]" office:value-type="float" office:value="184.233700108296">
            <text:p>184,2337001083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0.509321974260608">
            <text:p>0,5093219743</text:p>
          </table:table-cell>
          <table:table-cell table:formula="of:=[.A362]*[.B362]" office:value-type="float" office:value="184.37455468234">
            <text:p>184,3745546823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0.508303330312087">
            <text:p>0,5083033303</text:p>
          </table:table-cell>
          <table:table-cell table:formula="of:=[.A363]*[.B363]" office:value-type="float" office:value="184.514108903287">
            <text:p>184,5141089033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0.507286723651462">
            <text:p>0,5072867237</text:p>
          </table:table-cell>
          <table:table-cell table:formula="of:=[.A364]*[.B364]" office:value-type="float" office:value="184.652367409132">
            <text:p>184,6523674091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0.50627215020416">
            <text:p>0,5062721502</text:p>
          </table:table-cell>
          <table:table-cell table:formula="of:=[.A365]*[.B365]" office:value-type="float" office:value="184.789334824518">
            <text:p>184,7893348245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0.505259605903751">
            <text:p>0,5052596059</text:p>
          </table:table-cell>
          <table:table-cell table:formula="of:=[.A366]*[.B366]" office:value-type="float" office:value="184.925015760773">
            <text:p>184,9250157608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0.504249086691944">
            <text:p>0,5042490867</text:p>
          </table:table-cell>
          <table:table-cell table:formula="of:=[.A367]*[.B367]" office:value-type="float" office:value="185.059414815943">
            <text:p>185,0594148159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0.50324058851856">
            <text:p>0,5032405885</text:p>
          </table:table-cell>
          <table:table-cell table:formula="of:=[.A368]*[.B368]" office:value-type="float" office:value="185.19253657483">
            <text:p>185,192536574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0.502234107341523">
            <text:p>0,5022341073</text:p>
          </table:table-cell>
          <table:table-cell table:formula="of:=[.A369]*[.B369]" office:value-type="float" office:value="185.324385609022">
            <text:p>185,324385609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0.50122963912684">
            <text:p>0,5012296391</text:p>
          </table:table-cell>
          <table:table-cell table:formula="of:=[.A370]*[.B370]" office:value-type="float" office:value="185.454966476931">
            <text:p>185,4549664769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0.500227179848586">
            <text:p>0,5002271798</text:p>
          </table:table-cell>
          <table:table-cell table:formula="of:=[.A371]*[.B371]" office:value-type="float" office:value="185.584283723825">
            <text:p>185,5842837238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0.499226725488889">
            <text:p>0,4992267255</text:p>
          </table:table-cell>
          <table:table-cell table:formula="of:=[.A372]*[.B372]" office:value-type="float" office:value="185.712341881867">
            <text:p>185,7123418819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0.498228272037911">
            <text:p>0,498228272</text:p>
          </table:table-cell>
          <table:table-cell table:formula="of:=[.A373]*[.B373]" office:value-type="float" office:value="185.839145470141">
            <text:p>185,8391454701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0.497231815493835">
            <text:p>0,4972318155</text:p>
          </table:table-cell>
          <table:table-cell table:formula="of:=[.A374]*[.B374]" office:value-type="float" office:value="185.964698994694">
            <text:p>185,9646989947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0.496237351862847">
            <text:p>0,4962373519</text:p>
          </table:table-cell>
          <table:table-cell table:formula="of:=[.A375]*[.B375]" office:value-type="float" office:value="186.089006948568">
            <text:p>186,0890069486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0.495244877159122">
            <text:p>0,4952448772</text:p>
          </table:table-cell>
          <table:table-cell table:formula="of:=[.A376]*[.B376]" office:value-type="float" office:value="186.21207381183">
            <text:p>186,2120738118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0.494254387404803">
            <text:p>0,4942543874</text:p>
          </table:table-cell>
          <table:table-cell table:formula="of:=[.A377]*[.B377]" office:value-type="float" office:value="186.333904051611">
            <text:p>186,333904051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0.493265878629994">
            <text:p>0,4932658786</text:p>
          </table:table-cell>
          <table:table-cell table:formula="of:=[.A378]*[.B378]" office:value-type="float" office:value="186.454502122138">
            <text:p>186,4545021221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0.492279346872734">
            <text:p>0,4922793469</text:p>
          </table:table-cell>
          <table:table-cell table:formula="of:=[.A379]*[.B379]" office:value-type="float" office:value="186.573872464766">
            <text:p>186,5738724648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0.491294788178988">
            <text:p>0,4912947882</text:p>
          </table:table-cell>
          <table:table-cell table:formula="of:=[.A380]*[.B380]" office:value-type="float" office:value="186.692019508016">
            <text:p>186,692019508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0.49031219860263">
            <text:p>0,4903121986</text:p>
          </table:table-cell>
          <table:table-cell table:formula="of:=[.A381]*[.B381]" office:value-type="float" office:value="186.808947667602">
            <text:p>186,8089476676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0.489331574205425">
            <text:p>0,4893315742</text:p>
          </table:table-cell>
          <table:table-cell table:formula="of:=[.A382]*[.B382]" office:value-type="float" office:value="186.924661346472">
            <text:p>186,9246613465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0.488352911057014">
            <text:p>0,4883529111</text:p>
          </table:table-cell>
          <table:table-cell table:formula="of:=[.A383]*[.B383]" office:value-type="float" office:value="187.039164934837">
            <text:p>187,0391649348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0.4873762052349">
            <text:p>0,4873762052</text:p>
          </table:table-cell>
          <table:table-cell table:formula="of:=[.A384]*[.B384]" office:value-type="float" office:value="187.152462810202">
            <text:p>187,1524628102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0.486401452824431">
            <text:p>0,4864014528</text:p>
          </table:table-cell>
          <table:table-cell table:formula="of:=[.A385]*[.B385]" office:value-type="float" office:value="187.264559337406">
            <text:p>187,2645593374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0.485428649918782">
            <text:p>0,4854286499</text:p>
          </table:table-cell>
          <table:table-cell table:formula="of:=[.A386]*[.B386]" office:value-type="float" office:value="187.37545886865">
            <text:p>187,3754588687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0.484457792618944">
            <text:p>0,4844577926</text:p>
          </table:table-cell>
          <table:table-cell table:formula="of:=[.A387]*[.B387]" office:value-type="float" office:value="187.485165743531">
            <text:p>187,4851657435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0.483488877033706">
            <text:p>0,483488877</text:p>
          </table:table-cell>
          <table:table-cell table:formula="of:=[.A388]*[.B388]" office:value-type="float" office:value="187.593684289078">
            <text:p>187,5936842891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0.482521899279639">
            <text:p>0,4825218993</text:p>
          </table:table-cell>
          <table:table-cell table:formula="of:=[.A389]*[.B389]" office:value-type="float" office:value="187.701018819779">
            <text:p>187,7010188198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0.481556855481079">
            <text:p>0,4815568555</text:p>
          </table:table-cell>
          <table:table-cell table:formula="of:=[.A390]*[.B390]" office:value-type="float" office:value="187.807173637621">
            <text:p>187,8071736376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0.480593741770117">
            <text:p>0,4805937418</text:p>
          </table:table-cell>
          <table:table-cell table:formula="of:=[.A391]*[.B391]" office:value-type="float" office:value="187.912153032116">
            <text:p>187,912153032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0.479632554286577">
            <text:p>0,4796325543</text:p>
          </table:table-cell>
          <table:table-cell table:formula="of:=[.A392]*[.B392]" office:value-type="float" office:value="188.015961280338">
            <text:p>188,0159612803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0.478673289178004">
            <text:p>0,4786732892</text:p>
          </table:table-cell>
          <table:table-cell table:formula="of:=[.A393]*[.B393]" office:value-type="float" office:value="188.118602646956">
            <text:p>188,118602647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0.477715942599648">
            <text:p>0,4777159426</text:p>
          </table:table-cell>
          <table:table-cell table:formula="of:=[.A394]*[.B394]" office:value-type="float" office:value="188.220081384261">
            <text:p>188,2200813843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0.476760510714449">
            <text:p>0,4767605107</text:p>
          </table:table-cell>
          <table:table-cell table:formula="of:=[.A395]*[.B395]" office:value-type="float" office:value="188.320401732207">
            <text:p>188,3204017322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0.47580698969302">
            <text:p>0,4758069897</text:p>
          </table:table-cell>
          <table:table-cell table:formula="of:=[.A396]*[.B396]" office:value-type="float" office:value="188.419567918436">
            <text:p>188,4195679184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0.474855375713634">
            <text:p>0,4748553757</text:p>
          </table:table-cell>
          <table:table-cell table:formula="of:=[.A397]*[.B397]" office:value-type="float" office:value="188.517584158313">
            <text:p>188,5175841583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0.473905664962207">
            <text:p>0,473905665</text:p>
          </table:table-cell>
          <table:table-cell table:formula="of:=[.A398]*[.B398]" office:value-type="float" office:value="188.614454654958">
            <text:p>188,614454655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0.472957853632282">
            <text:p>0,4729578536</text:p>
          </table:table-cell>
          <table:table-cell table:formula="of:=[.A399]*[.B399]" office:value-type="float" office:value="188.710183599281">
            <text:p>188,7101835993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0.472011937925018">
            <text:p>0,4720119379</text:p>
          </table:table-cell>
          <table:table-cell table:formula="of:=[.A400]*[.B400]" office:value-type="float" office:value="188.804775170007">
            <text:p>188,80477517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0.471067914049168">
            <text:p>0,471067914</text:p>
          </table:table-cell>
          <table:table-cell table:formula="of:=[.A401]*[.B401]" office:value-type="float" office:value="188.898233533716">
            <text:p>188,8982335337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0.470125778221069">
            <text:p>0,4701257782</text:p>
          </table:table-cell>
          <table:table-cell table:formula="of:=[.A402]*[.B402]" office:value-type="float" office:value="188.99056284487">
            <text:p>188,9905628449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0.469185526664627">
            <text:p>0,4691855267</text:p>
          </table:table-cell>
          <table:table-cell table:formula="of:=[.A403]*[.B403]" office:value-type="float" office:value="189.081767245845">
            <text:p>189,0817672458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0.468247155611298">
            <text:p>0,4682471556</text:p>
          </table:table-cell>
          <table:table-cell table:formula="of:=[.A404]*[.B404]" office:value-type="float" office:value="189.171850866964">
            <text:p>189,171850867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0.467310661300075">
            <text:p>0,4673106613</text:p>
          </table:table-cell>
          <table:table-cell table:formula="of:=[.A405]*[.B405]" office:value-type="float" office:value="189.26081782653">
            <text:p>189,260817826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0.466376039977475">
            <text:p>0,46637604</text:p>
          </table:table-cell>
          <table:table-cell table:formula="of:=[.A406]*[.B406]" office:value-type="float" office:value="189.348672230855">
            <text:p>189,3486722309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0.46544328789752">
            <text:p>0,4654432879</text:p>
          </table:table-cell>
          <table:table-cell table:formula="of:=[.A407]*[.B407]" office:value-type="float" office:value="189.435418174291">
            <text:p>189,4354181743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0.464512401321725">
            <text:p>0,4645124013</text:p>
          </table:table-cell>
          <table:table-cell table:formula="of:=[.A408]*[.B408]" office:value-type="float" office:value="189.521059739264">
            <text:p>189,5210597393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0.463583376519082">
            <text:p>0,4635833765</text:p>
          </table:table-cell>
          <table:table-cell table:formula="of:=[.A409]*[.B409]" office:value-type="float" office:value="189.605600996304">
            <text:p>189,6056009963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0.462656209766043">
            <text:p>0,4626562098</text:p>
          </table:table-cell>
          <table:table-cell table:formula="of:=[.A410]*[.B410]" office:value-type="float" office:value="189.689046004078">
            <text:p>189,6890460041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0.461730897346511">
            <text:p>0,4617308973</text:p>
          </table:table-cell>
          <table:table-cell table:formula="of:=[.A411]*[.B411]" office:value-type="float" office:value="189.771398809416">
            <text:p>189,7713988094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0.460807435551818">
            <text:p>0,4608074356</text:p>
          </table:table-cell>
          <table:table-cell table:formula="of:=[.A412]*[.B412]" office:value-type="float" office:value="189.852663447349">
            <text:p>189,8526634474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0.459885820680715">
            <text:p>0,4598858207</text:p>
          </table:table-cell>
          <table:table-cell table:formula="of:=[.A413]*[.B413]" office:value-type="float" office:value="189.932843941135">
            <text:p>189,9328439411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0.458966049039353">
            <text:p>0,458966049</text:p>
          </table:table-cell>
          <table:table-cell table:formula="of:=[.A414]*[.B414]" office:value-type="float" office:value="190.011944302292">
            <text:p>190,0119443023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0.458048116941275">
            <text:p>0,4580481169</text:p>
          </table:table-cell>
          <table:table-cell table:formula="of:=[.A415]*[.B415]" office:value-type="float" office:value="190.089968530629">
            <text:p>190,0899685306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0.457132020707392">
            <text:p>0,4571320207</text:p>
          </table:table-cell>
          <table:table-cell table:formula="of:=[.A416]*[.B416]" office:value-type="float" office:value="190.166920614275">
            <text:p>190,1669206143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0.456217756665977">
            <text:p>0,4562177567</text:p>
          </table:table-cell>
          <table:table-cell table:formula="of:=[.A417]*[.B417]" office:value-type="float" office:value="190.242804529713">
            <text:p>190,2428045297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0.455305321152645">
            <text:p>0,4553053212</text:p>
          </table:table-cell>
          <table:table-cell table:formula="of:=[.A418]*[.B418]" office:value-type="float" office:value="190.317624241806">
            <text:p>190,3176242418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0.45439471051034">
            <text:p>0,4543947105</text:p>
          </table:table-cell>
          <table:table-cell table:formula="of:=[.A419]*[.B419]" office:value-type="float" office:value="190.391383703832">
            <text:p>190,3913837038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0.453485921089319">
            <text:p>0,4534859211</text:p>
          </table:table-cell>
          <table:table-cell table:formula="of:=[.A420]*[.B420]" office:value-type="float" office:value="190.464086857514">
            <text:p>190,4640868575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0.452578949247141">
            <text:p>0,4525789492</text:p>
          </table:table-cell>
          <table:table-cell table:formula="of:=[.A421]*[.B421]" office:value-type="float" office:value="190.535737633046">
            <text:p>190,535737633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0.451673791348646">
            <text:p>0,4516737913</text:p>
          </table:table-cell>
          <table:table-cell table:formula="of:=[.A422]*[.B422]" office:value-type="float" office:value="190.606339949129">
            <text:p>190,6063399491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0.450770443765949">
            <text:p>0,4507704438</text:p>
          </table:table-cell>
          <table:table-cell table:formula="of:=[.A423]*[.B423]" office:value-type="float" office:value="190.675897712996">
            <text:p>190,67589771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0.449868902878417">
            <text:p>0,4498689029</text:p>
          </table:table-cell>
          <table:table-cell table:formula="of:=[.A424]*[.B424]" office:value-type="float" office:value="190.744414820449">
            <text:p>190,744414820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0.44896916507266">
            <text:p>0,4489691651</text:p>
          </table:table-cell>
          <table:table-cell table:formula="of:=[.A425]*[.B425]" office:value-type="float" office:value="190.811895155881">
            <text:p>190,8118951559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0.448071226742515">
            <text:p>0,4480712267</text:p>
          </table:table-cell>
          <table:table-cell table:formula="of:=[.A426]*[.B426]" office:value-type="float" office:value="190.878342592311">
            <text:p>190,8783425923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0.44717508428903">
            <text:p>0,4471750843</text:p>
          </table:table-cell>
          <table:table-cell table:formula="of:=[.A427]*[.B427]" office:value-type="float" office:value="190.943760991416">
            <text:p>190,9437609914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0.446280734120452">
            <text:p>0,4462807341</text:p>
          </table:table-cell>
          <table:table-cell table:formula="of:=[.A428]*[.B428]" office:value-type="float" office:value="191.008154203553">
            <text:p>191,0081542036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0.445388172652211">
            <text:p>0,4453881727</text:p>
          </table:table-cell>
          <table:table-cell table:formula="of:=[.A429]*[.B429]" office:value-type="float" office:value="191.071526067799">
            <text:p>191,0715260678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0.444497396306907">
            <text:p>0,4444973963</text:p>
          </table:table-cell>
          <table:table-cell table:formula="of:=[.A430]*[.B430]" office:value-type="float" office:value="191.13388041197">
            <text:p>191,133880412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0.443608401514293">
            <text:p>0,4436084015</text:p>
          </table:table-cell>
          <table:table-cell table:formula="of:=[.A431]*[.B431]" office:value-type="float" office:value="191.19522105266">
            <text:p>191,1952210527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0.442721184711264">
            <text:p>0,4427211847</text:p>
          </table:table-cell>
          <table:table-cell table:formula="of:=[.A432]*[.B432]" office:value-type="float" office:value="191.255551795266">
            <text:p>191,2555517953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0.441835742341842">
            <text:p>0,4418357423</text:p>
          </table:table-cell>
          <table:table-cell table:formula="of:=[.A433]*[.B433]" office:value-type="float" office:value="191.314876434017">
            <text:p>191,314876434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0.440952070857158">
            <text:p>0,4409520709</text:p>
          </table:table-cell>
          <table:table-cell table:formula="of:=[.A434]*[.B434]" office:value-type="float" office:value="191.373198752007">
            <text:p>191,373198752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0.440070166715444">
            <text:p>0,4400701667</text:p>
          </table:table-cell>
          <table:table-cell table:formula="of:=[.A435]*[.B435]" office:value-type="float" office:value="191.430522521218">
            <text:p>191,4305225212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0.439190026382013">
            <text:p>0,4391900264</text:p>
          </table:table-cell>
          <table:table-cell table:formula="of:=[.A436]*[.B436]" office:value-type="float" office:value="191.486851502558">
            <text:p>191,486851502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0.438311646329249">
            <text:p>0,4383116463</text:p>
          </table:table-cell>
          <table:table-cell table:formula="of:=[.A437]*[.B437]" office:value-type="float" office:value="191.542189445882">
            <text:p>191,5421894459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0.43743502303659">
            <text:p>0,437435023</text:p>
          </table:table-cell>
          <table:table-cell table:formula="of:=[.A438]*[.B438]" office:value-type="float" office:value="191.596540090027">
            <text:p>191,59654009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0.436560152990517">
            <text:p>0,436560153</text:p>
          </table:table-cell>
          <table:table-cell table:formula="of:=[.A439]*[.B439]" office:value-type="float" office:value="191.649907162837">
            <text:p>191,6499071628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0.435687032684536">
            <text:p>0,4356870327</text:p>
          </table:table-cell>
          <table:table-cell table:formula="of:=[.A440]*[.B440]" office:value-type="float" office:value="191.702294381196">
            <text:p>191,7022943812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0.434815658619167">
            <text:p>0,4348156586</text:p>
          </table:table-cell>
          <table:table-cell table:formula="of:=[.A441]*[.B441]" office:value-type="float" office:value="191.753705451053">
            <text:p>191,753705451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0.433946027301929">
            <text:p>0,4339460273</text:p>
          </table:table-cell>
          <table:table-cell table:formula="of:=[.A442]*[.B442]" office:value-type="float" office:value="191.804144067452">
            <text:p>191,8041440675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0.433078135247325">
            <text:p>0,4330781352</text:p>
          </table:table-cell>
          <table:table-cell table:formula="of:=[.A443]*[.B443]" office:value-type="float" office:value="191.853613914565">
            <text:p>191,8536139146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0.43221197897683">
            <text:p>0,432211979</text:p>
          </table:table-cell>
          <table:table-cell table:formula="of:=[.A444]*[.B444]" office:value-type="float" office:value="191.902118665713">
            <text:p>191,9021186657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0.431347555018877">
            <text:p>0,431347555</text:p>
          </table:table-cell>
          <table:table-cell table:formula="of:=[.A445]*[.B445]" office:value-type="float" office:value="191.9496619834">
            <text:p>191,9496619834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0.430484859908839">
            <text:p>0,4304848599</text:p>
          </table:table-cell>
          <table:table-cell table:formula="of:=[.A446]*[.B446]" office:value-type="float" office:value="191.996247519342">
            <text:p>191,9962475193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0.429623890189021">
            <text:p>0,4296238902</text:p>
          </table:table-cell>
          <table:table-cell table:formula="of:=[.A447]*[.B447]" office:value-type="float" office:value="192.041878914492">
            <text:p>192,0418789145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0.428764642408643">
            <text:p>0,4287646424</text:p>
          </table:table-cell>
          <table:table-cell table:formula="of:=[.A448]*[.B448]" office:value-type="float" office:value="192.086559799072">
            <text:p>192,0865597991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0.427907113123826">
            <text:p>0,4279071131</text:p>
          </table:table-cell>
          <table:table-cell table:formula="of:=[.A449]*[.B449]" office:value-type="float" office:value="192.130293792598">
            <text:p>192,1302937926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0.427051298897578">
            <text:p>0,4270512989</text:p>
          </table:table-cell>
          <table:table-cell table:formula="of:=[.A450]*[.B450]" office:value-type="float" office:value="192.17308450391">
            <text:p>192,1730845039</text:p>
          </table:table-cell>
          <table:table-cell table:number-columns-repeated="2"/>
        </table:table-row>
      </table:table>
      <table:table table:name="2014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">
            <text:p>5</text:p>
          </table:table-cell>
          <table:table-cell table:formula="of:=[.A1]*[.B1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">
            <text:p>5</text:p>
          </table:table-cell>
          <table:table-cell table:formula="of:=[.A2]*[.B2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">
            <text:p>5</text:p>
          </table:table-cell>
          <table:table-cell table:formula="of:=[.A3]*[.B3]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">
            <text:p>5</text:p>
          </table:table-cell>
          <table:table-cell table:formula="of:=[.A4]*[.B4]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">
            <text:p>5</text:p>
          </table:table-cell>
          <table:table-cell table:formula="of:=[.A5]*[.B5]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">
            <text:p>5</text:p>
          </table:table-cell>
          <table:table-cell table:formula="of:=[.A6]*[.B6]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">
            <text:p>5</text:p>
          </table:table-cell>
          <table:table-cell table:formula="of:=[.A7]*[.B7]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">
            <text:p>5</text:p>
          </table:table-cell>
          <table:table-cell table:formula="of:=[.A8]*[.B8]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">
            <text:p>5</text:p>
          </table:table-cell>
          <table:table-cell table:formula="of:=[.A9]*[.B9]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">
            <text:p>5</text:p>
          </table:table-cell>
          <table:table-cell table:formula="of:=[.A10]*[.B10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">
            <text:p>5</text:p>
          </table:table-cell>
          <table:table-cell table:formula="of:=[.A11]*[.B11]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">
            <text:p>5</text:p>
          </table:table-cell>
          <table:table-cell table:formula="of:=[.A12]*[.B12]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">
            <text:p>5</text:p>
          </table:table-cell>
          <table:table-cell table:formula="of:=[.A13]*[.B13]"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">
            <text:p>5</text:p>
          </table:table-cell>
          <table:table-cell table:formula="of:=[.A14]*[.B14]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">
            <text:p>5</text:p>
          </table:table-cell>
          <table:table-cell table:formula="of:=[.A15]*[.B15]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">
            <text:p>5</text:p>
          </table:table-cell>
          <table:table-cell table:formula="of:=[.A16]*[.B16]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">
            <text:p>5</text:p>
          </table:table-cell>
          <table:table-cell table:formula="of:=[.A17]*[.B17]"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">
            <text:p>5</text:p>
          </table:table-cell>
          <table:table-cell table:formula="of:=[.A18]*[.B18]"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">
            <text:p>5</text:p>
          </table:table-cell>
          <table:table-cell table:formula="of:=[.A19]*[.B19]"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">
            <text:p>5</text:p>
          </table:table-cell>
          <table:table-cell table:formula="of:=[.A20]*[.B2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">
            <text:p>5</text:p>
          </table:table-cell>
          <table:table-cell table:formula="of:=[.A21]*[.B21]"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">
            <text:p>5</text:p>
          </table:table-cell>
          <table:table-cell table:formula="of:=[.A22]*[.B22]"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">
            <text:p>5</text:p>
          </table:table-cell>
          <table:table-cell table:formula="of:=[.A23]*[.B23]"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">
            <text:p>5</text:p>
          </table:table-cell>
          <table:table-cell table:formula="of:=[.A24]*[.B24]"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">
            <text:p>5</text:p>
          </table:table-cell>
          <table:table-cell table:formula="of:=[.A25]*[.B25]"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4.99">
            <text:p>4,99</text:p>
          </table:table-cell>
          <table:table-cell table:formula="of:=[.A26]*[.B26]" office:value-type="float" office:value="129.74">
            <text:p>129,7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4.98002">
            <text:p>4,98002</text:p>
          </table:table-cell>
          <table:table-cell table:formula="of:=[.A27]*[.B27]" office:value-type="float" office:value="134.46054">
            <text:p>134,4605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4.97005996">
            <text:p>4,97005996</text:p>
          </table:table-cell>
          <table:table-cell table:formula="of:=[.A28]*[.B28]" office:value-type="float" office:value="139.16167888">
            <text:p>139,1616788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4.96011984008">
            <text:p>4,9601198401</text:p>
          </table:table-cell>
          <table:table-cell table:formula="of:=[.A29]*[.B29]" office:value-type="float" office:value="143.84347536232">
            <text:p>143,843475362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4.95019960039984">
            <text:p>4,9501996004</text:p>
          </table:table-cell>
          <table:table-cell table:formula="of:=[.A30]*[.B30]" office:value-type="float" office:value="148.505988011995">
            <text:p>148,50598801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4.94029920119904">
            <text:p>4,9402992012</text:p>
          </table:table-cell>
          <table:table-cell table:formula="of:=[.A31]*[.B31]" office:value-type="float" office:value="153.14927523717">
            <text:p>153,149275237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4.93041860279664">
            <text:p>4,9304186028</text:p>
          </table:table-cell>
          <table:table-cell table:formula="of:=[.A32]*[.B32]" office:value-type="float" office:value="157.773395289493">
            <text:p>157,773395289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4.92055776559105">
            <text:p>4,9205577656</text:p>
          </table:table-cell>
          <table:table-cell table:formula="of:=[.A33]*[.B33]" office:value-type="float" office:value="162.378406264505">
            <text:p>162,378406264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4.91071665005987">
            <text:p>4,9107166501</text:p>
          </table:table-cell>
          <table:table-cell table:formula="of:=[.A34]*[.B34]" office:value-type="float" office:value="166.964366102035">
            <text:p>166,96436610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4.90089521675975">
            <text:p>4,9008952168</text:p>
          </table:table-cell>
          <table:table-cell table:formula="of:=[.A35]*[.B35]" office:value-type="float" office:value="171.531332586591">
            <text:p>171,531332586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4.89109342632623">
            <text:p>4,8910934263</text:p>
          </table:table-cell>
          <table:table-cell table:formula="of:=[.A36]*[.B36]" office:value-type="float" office:value="176.079363347744">
            <text:p>176,079363347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4.88131123947357">
            <text:p>4,8813112395</text:p>
          </table:table-cell>
          <table:table-cell table:formula="of:=[.A37]*[.B37]" office:value-type="float" office:value="180.608515860522">
            <text:p>180,608515860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4.87154861699463">
            <text:p>4,871548617</text:p>
          </table:table-cell>
          <table:table-cell table:formula="of:=[.A38]*[.B38]" office:value-type="float" office:value="185.118847445796">
            <text:p>185,118847445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4.86180551976064">
            <text:p>4,8618055198</text:p>
          </table:table-cell>
          <table:table-cell table:formula="of:=[.A39]*[.B39]" office:value-type="float" office:value="189.610415270665">
            <text:p>189,610415270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4.85208190872112">
            <text:p>4,8520819087</text:p>
          </table:table-cell>
          <table:table-cell table:formula="of:=[.A40]*[.B40]" office:value-type="float" office:value="194.083276348845">
            <text:p>194,083276348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4.84237774490368">
            <text:p>4,8423777449</text:p>
          </table:table-cell>
          <table:table-cell table:formula="of:=[.A41]*[.B41]" office:value-type="float" office:value="198.537487541051">
            <text:p>198,537487541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4.83269298941387">
            <text:p>4,8326929894</text:p>
          </table:table-cell>
          <table:table-cell table:formula="of:=[.A42]*[.B42]" office:value-type="float" office:value="202.973105555382">
            <text:p>202,973105555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4.82302760343504">
            <text:p>4,8230276034</text:p>
          </table:table-cell>
          <table:table-cell table:formula="of:=[.A43]*[.B43]" office:value-type="float" office:value="207.390186947707">
            <text:p>207,390186947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4.81338154822817">
            <text:p>4,8133815482</text:p>
          </table:table-cell>
          <table:table-cell table:formula="of:=[.A44]*[.B44]" office:value-type="float" office:value="211.788788122039">
            <text:p>211,78878812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4.80375478513171">
            <text:p>4,8037547851</text:p>
          </table:table-cell>
          <table:table-cell table:formula="of:=[.A45]*[.B45]" office:value-type="float" office:value="216.168965330927">
            <text:p>216,1689653309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4.79414727556145">
            <text:p>4,7941472756</text:p>
          </table:table-cell>
          <table:table-cell table:formula="of:=[.A46]*[.B46]" office:value-type="float" office:value="220.530774675827">
            <text:p>220,530774675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4.78455898101033">
            <text:p>4,784558981</text:p>
          </table:table-cell>
          <table:table-cell table:formula="of:=[.A47]*[.B47]" office:value-type="float" office:value="224.874272107485">
            <text:p>224,874272107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4.77498986304831">
            <text:p>4,774989863</text:p>
          </table:table-cell>
          <table:table-cell table:formula="of:=[.A48]*[.B48]" office:value-type="float" office:value="229.199513426319">
            <text:p>229,199513426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4.76543988332221">
            <text:p>4,7654398833</text:p>
          </table:table-cell>
          <table:table-cell table:formula="of:=[.A49]*[.B49]" office:value-type="float" office:value="233.506554282788">
            <text:p>233,506554282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4.75590900355557">
            <text:p>4,7559090036</text:p>
          </table:table-cell>
          <table:table-cell table:formula="of:=[.A50]*[.B50]" office:value-type="float" office:value="237.795450177778">
            <text:p>237,7954501778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4.74639718554846">
            <text:p>4,7463971855</text:p>
          </table:table-cell>
          <table:table-cell table:formula="of:=[.A51]*[.B51]" office:value-type="float" office:value="242.066256462971">
            <text:p>242,06625646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4.73690439117736">
            <text:p>4,7369043912</text:p>
          </table:table-cell>
          <table:table-cell table:formula="of:=[.A52]*[.B52]" office:value-type="float" office:value="246.319028341223">
            <text:p>246,319028341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4.727430582395">
            <text:p>4,7274305824</text:p>
          </table:table-cell>
          <table:table-cell table:formula="of:=[.A53]*[.B53]" office:value-type="float" office:value="250.553820866935">
            <text:p>250,5538208669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.71797572123021">
            <text:p>4,7179757212</text:p>
          </table:table-cell>
          <table:table-cell table:formula="of:=[.A54]*[.B54]" office:value-type="float" office:value="254.770688946432">
            <text:p>254,770688946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.70853976978775">
            <text:p>4,7085397698</text:p>
          </table:table-cell>
          <table:table-cell table:formula="of:=[.A55]*[.B55]" office:value-type="float" office:value="258.969687338326">
            <text:p>258,9696873383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.69912269024818">
            <text:p>4,6991226902</text:p>
          </table:table-cell>
          <table:table-cell table:formula="of:=[.A56]*[.B56]" office:value-type="float" office:value="263.150870653898">
            <text:p>263,1508706539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.68972444486768">
            <text:p>4,6897244449</text:p>
          </table:table-cell>
          <table:table-cell table:formula="of:=[.A57]*[.B57]" office:value-type="float" office:value="267.314293357458">
            <text:p>267,314293357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.68034499597795">
            <text:p>4,680344996</text:p>
          </table:table-cell>
          <table:table-cell table:formula="of:=[.A58]*[.B58]" office:value-type="float" office:value="271.460009766721">
            <text:p>271,460009766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.67098430598599">
            <text:p>4,670984306</text:p>
          </table:table-cell>
          <table:table-cell table:formula="of:=[.A59]*[.B59]" office:value-type="float" office:value="275.588074053173">
            <text:p>275,588074053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.66164233737402">
            <text:p>4,6616423374</text:p>
          </table:table-cell>
          <table:table-cell table:formula="of:=[.A60]*[.B60]" office:value-type="float" office:value="279.698540242441">
            <text:p>279,6985402424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.65231905269927">
            <text:p>4,6523190527</text:p>
          </table:table-cell>
          <table:table-cell table:formula="of:=[.A61]*[.B61]" office:value-type="float" office:value="283.791462214655">
            <text:p>283,791462214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.64301441459387">
            <text:p>4,6430144146</text:p>
          </table:table-cell>
          <table:table-cell table:formula="of:=[.A62]*[.B62]" office:value-type="float" office:value="287.86689370482">
            <text:p>287,866893704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.63372838576468">
            <text:p>4,6337283858</text:p>
          </table:table-cell>
          <table:table-cell table:formula="of:=[.A63]*[.B63]" office:value-type="float" office:value="291.924888303175">
            <text:p>291,924888303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.62446092899315">
            <text:p>4,624460929</text:p>
          </table:table-cell>
          <table:table-cell table:formula="of:=[.A64]*[.B64]" office:value-type="float" office:value="295.965499455562">
            <text:p>295,965499455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.61521200713517">
            <text:p>4,6152120071</text:p>
          </table:table-cell>
          <table:table-cell table:formula="of:=[.A65]*[.B65]" office:value-type="float" office:value="299.988780463786">
            <text:p>299,988780463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.6059815831209">
            <text:p>4,6059815831</text:p>
          </table:table-cell>
          <table:table-cell table:formula="of:=[.A66]*[.B66]" office:value-type="float" office:value="303.994784485979">
            <text:p>303,99478448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.59676961995466">
            <text:p>4,59676962</text:p>
          </table:table-cell>
          <table:table-cell table:formula="of:=[.A67]*[.B67]" office:value-type="float" office:value="307.983564536962">
            <text:p>307,983564537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.58757608071475">
            <text:p>4,5875760807</text:p>
          </table:table-cell>
          <table:table-cell table:formula="of:=[.A68]*[.B68]" office:value-type="float" office:value="311.955173488603">
            <text:p>311,955173488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4.57840092855332">
            <text:p>4,5784009286</text:p>
          </table:table-cell>
          <table:table-cell table:formula="of:=[.A69]*[.B69]" office:value-type="float" office:value="315.909664070179">
            <text:p>315,909664070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4.56924412669621">
            <text:p>4,5692441267</text:p>
          </table:table-cell>
          <table:table-cell table:formula="of:=[.A70]*[.B70]" office:value-type="float" office:value="319.847088868735">
            <text:p>319,847088868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4.56010563844282">
            <text:p>4,5601056384</text:p>
          </table:table-cell>
          <table:table-cell table:formula="of:=[.A71]*[.B71]" office:value-type="float" office:value="323.76750032944">
            <text:p>323,7675003294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4.55098542716593">
            <text:p>4,5509854272</text:p>
          </table:table-cell>
          <table:table-cell table:formula="of:=[.A72]*[.B72]" office:value-type="float" office:value="327.670950755947">
            <text:p>327,6709507559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4.5418834563116">
            <text:p>4,5418834563</text:p>
          </table:table-cell>
          <table:table-cell table:formula="of:=[.A73]*[.B73]" office:value-type="float" office:value="331.557492310747">
            <text:p>331,557492310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4.53279968939898">
            <text:p>4,5327996894</text:p>
          </table:table-cell>
          <table:table-cell table:formula="of:=[.A74]*[.B74]" office:value-type="float" office:value="335.427177015524">
            <text:p>335,427177015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4.52373409002018">
            <text:p>4,52373409</text:p>
          </table:table-cell>
          <table:table-cell table:formula="of:=[.A75]*[.B75]" office:value-type="float" office:value="339.280056751513">
            <text:p>339,280056751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4.51468662184014">
            <text:p>4,5146866218</text:p>
          </table:table-cell>
          <table:table-cell table:formula="of:=[.A76]*[.B76]" office:value-type="float" office:value="343.11618325985">
            <text:p>343,116183259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4.50565724859646">
            <text:p>4,5056572486</text:p>
          </table:table-cell>
          <table:table-cell table:formula="of:=[.A77]*[.B77]" office:value-type="float" office:value="346.935608141927">
            <text:p>346,9356081419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4.49664593409926">
            <text:p>4,4966459341</text:p>
          </table:table-cell>
          <table:table-cell table:formula="of:=[.A78]*[.B78]" office:value-type="float" office:value="350.738382859743">
            <text:p>350,7383828597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4.48765264223107">
            <text:p>4,4876526422</text:p>
          </table:table-cell>
          <table:table-cell table:formula="of:=[.A79]*[.B79]" office:value-type="float" office:value="354.524558736254">
            <text:p>354,524558736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4.4786773369466">
            <text:p>4,4786773369</text:p>
          </table:table-cell>
          <table:table-cell table:formula="of:=[.A80]*[.B80]" office:value-type="float" office:value="358.294186955728">
            <text:p>358,294186955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4.46971998227271">
            <text:p>4,4697199823</text:p>
          </table:table-cell>
          <table:table-cell table:formula="of:=[.A81]*[.B81]" office:value-type="float" office:value="362.04731856409">
            <text:p>362,0473185641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4.46078054230816">
            <text:p>4,4607805423</text:p>
          </table:table-cell>
          <table:table-cell table:formula="of:=[.A82]*[.B82]" office:value-type="float" office:value="365.784004469269">
            <text:p>365,784004469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4.45185898122355">
            <text:p>4,4518589812</text:p>
          </table:table-cell>
          <table:table-cell table:formula="of:=[.A83]*[.B83]" office:value-type="float" office:value="369.504295441555">
            <text:p>369,5042954416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4.4429552632611">
            <text:p>4,4429552633</text:p>
          </table:table-cell>
          <table:table-cell table:formula="of:=[.A84]*[.B84]" office:value-type="float" office:value="373.208242113932">
            <text:p>373,208242113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4.43406935273458">
            <text:p>4,4340693527</text:p>
          </table:table-cell>
          <table:table-cell table:formula="of:=[.A85]*[.B85]" office:value-type="float" office:value="376.895894982439">
            <text:p>376,895894982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4.42520121402911">
            <text:p>4,425201214</text:p>
          </table:table-cell>
          <table:table-cell table:formula="of:=[.A86]*[.B86]" office:value-type="float" office:value="380.567304406503">
            <text:p>380,5673044065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4.41635081160105">
            <text:p>4,4163508116</text:p>
          </table:table-cell>
          <table:table-cell table:formula="of:=[.A87]*[.B87]" office:value-type="float" office:value="384.222520609292">
            <text:p>384,2225206093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4.40751810997785">
            <text:p>4,40751811</text:p>
          </table:table-cell>
          <table:table-cell table:formula="of:=[.A88]*[.B88]" office:value-type="float" office:value="387.861593678051">
            <text:p>387,861593678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4.3987030737579">
            <text:p>4,3987030738</text:p>
          </table:table-cell>
          <table:table-cell table:formula="of:=[.A89]*[.B89]" office:value-type="float" office:value="391.484573564453">
            <text:p>391,484573564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4.38990566761038">
            <text:p>4,3899056676</text:p>
          </table:table-cell>
          <table:table-cell table:formula="of:=[.A90]*[.B90]" office:value-type="float" office:value="395.091510084934">
            <text:p>395,0915100849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4.38112585627516">
            <text:p>4,3811258563</text:p>
          </table:table-cell>
          <table:table-cell table:formula="of:=[.A91]*[.B91]" office:value-type="float" office:value="398.682452921039">
            <text:p>398,68245292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4.37236360456261">
            <text:p>4,3723636046</text:p>
          </table:table-cell>
          <table:table-cell table:formula="of:=[.A92]*[.B92]" office:value-type="float" office:value="402.25745161976">
            <text:p>402,2574516198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4.36361887735348">
            <text:p>4,3636188774</text:p>
          </table:table-cell>
          <table:table-cell table:formula="of:=[.A93]*[.B93]" office:value-type="float" office:value="405.816555593874">
            <text:p>405,8165555939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4.35489163959878">
            <text:p>4,3548916396</text:p>
          </table:table-cell>
          <table:table-cell table:formula="of:=[.A94]*[.B94]" office:value-type="float" office:value="409.359814122285">
            <text:p>409,359814122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4.34618185631958">
            <text:p>4,3461818563</text:p>
          </table:table-cell>
          <table:table-cell table:formula="of:=[.A95]*[.B95]" office:value-type="float" office:value="412.88727635036">
            <text:p>412,887276350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4.33748949260694">
            <text:p>4,3374894926</text:p>
          </table:table-cell>
          <table:table-cell table:formula="of:=[.A96]*[.B96]" office:value-type="float" office:value="416.398991290266">
            <text:p>416,398991290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4.32881451362173">
            <text:p>4,3288145136</text:p>
          </table:table-cell>
          <table:table-cell table:formula="of:=[.A97]*[.B97]" office:value-type="float" office:value="419.895007821307">
            <text:p>419,895007821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4.32015688459448">
            <text:p>4,3201568846</text:p>
          </table:table-cell>
          <table:table-cell table:formula="of:=[.A98]*[.B98]" office:value-type="float" office:value="423.375374690259">
            <text:p>423,375374690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4.31151657082529">
            <text:p>4,3115165708</text:p>
          </table:table-cell>
          <table:table-cell table:formula="of:=[.A99]*[.B99]" office:value-type="float" office:value="426.840140511704">
            <text:p>426,840140511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4.30289353768364">
            <text:p>4,3028935377</text:p>
          </table:table-cell>
          <table:table-cell table:formula="of:=[.A100]*[.B100]" office:value-type="float" office:value="430.289353768364">
            <text:p>430,289353768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4.29428775060828">
            <text:p>4,2942877506</text:p>
          </table:table-cell>
          <table:table-cell table:formula="of:=[.A101]*[.B101]" office:value-type="float" office:value="433.723062811436">
            <text:p>433,7230628114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4.28569917510706">
            <text:p>4,2856991751</text:p>
          </table:table-cell>
          <table:table-cell table:formula="of:=[.A102]*[.B102]" office:value-type="float" office:value="437.14131586092">
            <text:p>437,141315860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4.27712777675685">
            <text:p>4,2771277768</text:p>
          </table:table-cell>
          <table:table-cell table:formula="of:=[.A103]*[.B103]" office:value-type="float" office:value="440.544161005955">
            <text:p>440,54416100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4.26857352120333">
            <text:p>4,2685735212</text:p>
          </table:table-cell>
          <table:table-cell table:formula="of:=[.A104]*[.B104]" office:value-type="float" office:value="443.931646205146">
            <text:p>443,931646205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4.26003637416093">
            <text:p>4,2600363742</text:p>
          </table:table-cell>
          <table:table-cell table:formula="of:=[.A105]*[.B105]" office:value-type="float" office:value="447.303819286897">
            <text:p>447,3038192869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4.2515163014126">
            <text:p>4,2515163014</text:p>
          </table:table-cell>
          <table:table-cell table:formula="of:=[.A106]*[.B106]" office:value-type="float" office:value="450.660727949736">
            <text:p>450,660727949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4.24301326880978">
            <text:p>4,2430132688</text:p>
          </table:table-cell>
          <table:table-cell table:formula="of:=[.A107]*[.B107]" office:value-type="float" office:value="454.002419762646">
            <text:p>454,0024197626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4.23452724227216">
            <text:p>4,2345272423</text:p>
          </table:table-cell>
          <table:table-cell table:formula="of:=[.A108]*[.B108]" office:value-type="float" office:value="457.328942165393">
            <text:p>457,328942165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4.22605818778761">
            <text:p>4,2260581878</text:p>
          </table:table-cell>
          <table:table-cell table:formula="of:=[.A109]*[.B109]" office:value-type="float" office:value="460.64034246885">
            <text:p>460,6403424689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4.21760607141204">
            <text:p>4,2176060714</text:p>
          </table:table-cell>
          <table:table-cell table:formula="of:=[.A110]*[.B110]" office:value-type="float" office:value="463.936667855324">
            <text:p>463,936667855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4.20917085926921">
            <text:p>4,2091708593</text:p>
          </table:table-cell>
          <table:table-cell table:formula="of:=[.A111]*[.B111]" office:value-type="float" office:value="467.217965378883">
            <text:p>467,2179653789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4.20075251755068">
            <text:p>4,2007525176</text:p>
          </table:table-cell>
          <table:table-cell table:formula="of:=[.A112]*[.B112]" office:value-type="float" office:value="470.484281965676">
            <text:p>470,4842819657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4.19235101251558">
            <text:p>4,1923510125</text:p>
          </table:table-cell>
          <table:table-cell table:formula="of:=[.A113]*[.B113]" office:value-type="float" office:value="473.73566441426">
            <text:p>473,7356644143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4.18396631049054">
            <text:p>4,1839663105</text:p>
          </table:table-cell>
          <table:table-cell table:formula="of:=[.A114]*[.B114]" office:value-type="float" office:value="476.972159395922">
            <text:p>476,972159395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4.17559837786956">
            <text:p>4,1755983779</text:p>
          </table:table-cell>
          <table:table-cell table:formula="of:=[.A115]*[.B115]" office:value-type="float" office:value="480.193813455">
            <text:p>480,193813455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4.16724718111382">
            <text:p>4,1672471811</text:p>
          </table:table-cell>
          <table:table-cell table:formula="of:=[.A116]*[.B116]" office:value-type="float" office:value="483.400673009204">
            <text:p>483,4006730092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4.1589126867516">
            <text:p>4,1589126868</text:p>
          </table:table-cell>
          <table:table-cell table:formula="of:=[.A117]*[.B117]" office:value-type="float" office:value="486.592784349937">
            <text:p>486,5927843499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4.15059486137809">
            <text:p>4,1505948614</text:p>
          </table:table-cell>
          <table:table-cell table:formula="of:=[.A118]*[.B118]" office:value-type="float" office:value="489.770193642615">
            <text:p>489,7701936426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4.14229367165534">
            <text:p>4,1422936717</text:p>
          </table:table-cell>
          <table:table-cell table:formula="of:=[.A119]*[.B119]" office:value-type="float" office:value="492.932946926985">
            <text:p>492,932946927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4.13400908431203">
            <text:p>4,1340090843</text:p>
          </table:table-cell>
          <table:table-cell table:formula="of:=[.A120]*[.B120]" office:value-type="float" office:value="496.081090117443">
            <text:p>496,0810901174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4.1257410661434">
            <text:p>4,1257410661</text:p>
          </table:table-cell>
          <table:table-cell table:formula="of:=[.A121]*[.B121]" office:value-type="float" office:value="499.214669003352">
            <text:p>499,2146690034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4.11748958401112">
            <text:p>4,117489584</text:p>
          </table:table-cell>
          <table:table-cell table:formula="of:=[.A122]*[.B122]" office:value-type="float" office:value="502.333729249356">
            <text:p>502,3337292494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4.10925460484309">
            <text:p>4,1092546048</text:p>
          </table:table-cell>
          <table:table-cell table:formula="of:=[.A123]*[.B123]" office:value-type="float" office:value="505.438316395701">
            <text:p>505,4383163957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4.10103609563341">
            <text:p>4,1010360956</text:p>
          </table:table-cell>
          <table:table-cell table:formula="of:=[.A124]*[.B124]" office:value-type="float" office:value="508.528475858543">
            <text:p>508,528475858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4.09283402344214">
            <text:p>4,0928340234</text:p>
          </table:table-cell>
          <table:table-cell table:formula="of:=[.A125]*[.B125]" office:value-type="float" office:value="511.604252930268">
            <text:p>511,6042529303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4.08464835539526">
            <text:p>4,0846483554</text:p>
          </table:table-cell>
          <table:table-cell table:formula="of:=[.A126]*[.B126]" office:value-type="float" office:value="514.665692779802">
            <text:p>514,6656927798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4.07647905868447">
            <text:p>4,0764790587</text:p>
          </table:table-cell>
          <table:table-cell table:formula="of:=[.A127]*[.B127]" office:value-type="float" office:value="517.712840452927">
            <text:p>517,712840452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4.0683261005671">
            <text:p>4,0683261006</text:p>
          </table:table-cell>
          <table:table-cell table:formula="of:=[.A128]*[.B128]" office:value-type="float" office:value="520.745740872588">
            <text:p>520,7457408726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4.06018944836596">
            <text:p>4,0601894484</text:p>
          </table:table-cell>
          <table:table-cell table:formula="of:=[.A129]*[.B129]" office:value-type="float" office:value="523.764438839209">
            <text:p>523,7644388392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4.05206906946923">
            <text:p>4,0520690695</text:p>
          </table:table-cell>
          <table:table-cell table:formula="of:=[.A130]*[.B130]" office:value-type="float" office:value="526.768979031">
            <text:p>526,768979031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4.04396493133029">
            <text:p>4,0439649313</text:p>
          </table:table-cell>
          <table:table-cell table:formula="of:=[.A131]*[.B131]" office:value-type="float" office:value="529.759406004268">
            <text:p>529,7594060043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4.03587700146763">
            <text:p>4,0358770015</text:p>
          </table:table-cell>
          <table:table-cell table:formula="of:=[.A132]*[.B132]" office:value-type="float" office:value="532.735764193727">
            <text:p>532,7357641937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4.0278052474647">
            <text:p>4,0278052475</text:p>
          </table:table-cell>
          <table:table-cell table:formula="of:=[.A133]*[.B133]" office:value-type="float" office:value="535.698097912805">
            <text:p>535,6980979128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4.01974963696977">
            <text:p>4,019749637</text:p>
          </table:table-cell>
          <table:table-cell table:formula="of:=[.A134]*[.B134]" office:value-type="float" office:value="538.646451353949">
            <text:p>538,646451353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4.01171013769583">
            <text:p>4,0117101377</text:p>
          </table:table-cell>
          <table:table-cell table:formula="of:=[.A135]*[.B135]" office:value-type="float" office:value="541.580868588937">
            <text:p>541,5808685889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4.00368671742044">
            <text:p>4,0036867174</text:p>
          </table:table-cell>
          <table:table-cell table:formula="of:=[.A136]*[.B136]" office:value-type="float" office:value="544.501393569179">
            <text:p>544,5013935692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3.99567934398559">
            <text:p>3,995679344</text:p>
          </table:table-cell>
          <table:table-cell table:formula="of:=[.A137]*[.B137]" office:value-type="float" office:value="547.408070126026">
            <text:p>547,408070126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3.98768798529762">
            <text:p>3,9876879853</text:p>
          </table:table-cell>
          <table:table-cell table:formula="of:=[.A138]*[.B138]" office:value-type="float" office:value="550.300941971072">
            <text:p>550,3009419711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3.97971260932703">
            <text:p>3,9797126093</text:p>
          </table:table-cell>
          <table:table-cell table:formula="of:=[.A139]*[.B139]" office:value-type="float" office:value="553.180052696457">
            <text:p>553,1800526965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3.97175318410837">
            <text:p>3,9717531841</text:p>
          </table:table-cell>
          <table:table-cell table:formula="of:=[.A140]*[.B140]" office:value-type="float" office:value="556.045445775172">
            <text:p>556,0454457752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3.96380967774016">
            <text:p>3,9638096777</text:p>
          </table:table-cell>
          <table:table-cell table:formula="of:=[.A141]*[.B141]" office:value-type="float" office:value="558.897164561362">
            <text:p>558,8971645614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3.95588205838468">
            <text:p>3,9558820584</text:p>
          </table:table-cell>
          <table:table-cell table:formula="of:=[.A142]*[.B142]" office:value-type="float" office:value="561.735252290624">
            <text:p>561,7352522906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3.94797029426791">
            <text:p>3,9479702943</text:p>
          </table:table-cell>
          <table:table-cell table:formula="of:=[.A143]*[.B143]" office:value-type="float" office:value="564.559752080311">
            <text:p>564,5597520803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3.94007435367937">
            <text:p>3,9400743537</text:p>
          </table:table-cell>
          <table:table-cell table:formula="of:=[.A144]*[.B144]" office:value-type="float" office:value="567.370706929829">
            <text:p>567,3707069298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3.93219420497201">
            <text:p>3,932194205</text:p>
          </table:table-cell>
          <table:table-cell table:formula="of:=[.A145]*[.B145]" office:value-type="float" office:value="570.168159720942">
            <text:p>570,1681597209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3.92432981656207">
            <text:p>3,9243298166</text:p>
          </table:table-cell>
          <table:table-cell table:formula="of:=[.A146]*[.B146]" office:value-type="float" office:value="572.952153218062">
            <text:p>572,9521532181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3.91648115692894">
            <text:p>3,9164811569</text:p>
          </table:table-cell>
          <table:table-cell table:formula="of:=[.A147]*[.B147]" office:value-type="float" office:value="575.722730068555">
            <text:p>575,7227300686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3.90864819461509">
            <text:p>3,9086481946</text:p>
          </table:table-cell>
          <table:table-cell table:formula="of:=[.A148]*[.B148]" office:value-type="float" office:value="578.479932803033">
            <text:p>578,47993280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3.90083089822586">
            <text:p>3,9008308982</text:p>
          </table:table-cell>
          <table:table-cell table:formula="of:=[.A149]*[.B149]" office:value-type="float" office:value="581.223803835653">
            <text:p>581,223803835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3.8930292364294">
            <text:p>3,8930292364</text:p>
          </table:table-cell>
          <table:table-cell table:formula="of:=[.A150]*[.B150]" office:value-type="float" office:value="583.954385464411">
            <text:p>583,9543854644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3.88524317795655">
            <text:p>3,885243178</text:p>
          </table:table-cell>
          <table:table-cell table:formula="of:=[.A151]*[.B151]" office:value-type="float" office:value="586.671719871438">
            <text:p>586,6717198714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3.87747269160063">
            <text:p>3,8774726916</text:p>
          </table:table-cell>
          <table:table-cell table:formula="of:=[.A152]*[.B152]" office:value-type="float" office:value="589.375849123296">
            <text:p>589,3758491233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3.86971774621743">
            <text:p>3,8697177462</text:p>
          </table:table-cell>
          <table:table-cell table:formula="of:=[.A153]*[.B153]" office:value-type="float" office:value="592.066815171267">
            <text:p>592,066815171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3.861978310725">
            <text:p>3,8619783107</text:p>
          </table:table-cell>
          <table:table-cell table:formula="of:=[.A154]*[.B154]" office:value-type="float" office:value="594.744659851649">
            <text:p>594,7446598517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3.85425435410355">
            <text:p>3,8542543541</text:p>
          </table:table-cell>
          <table:table-cell table:formula="of:=[.A155]*[.B155]" office:value-type="float" office:value="597.40942488605">
            <text:p>597,4094248861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3.84654584539534">
            <text:p>3,8465458454</text:p>
          </table:table-cell>
          <table:table-cell table:formula="of:=[.A156]*[.B156]" office:value-type="float" office:value="600.061151881673">
            <text:p>600,0611518817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3.83885275370455">
            <text:p>3,8388527537</text:p>
          </table:table-cell>
          <table:table-cell table:formula="of:=[.A157]*[.B157]" office:value-type="float" office:value="602.699882331614">
            <text:p>602,699882331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3.83117504819714">
            <text:p>3,8311750482</text:p>
          </table:table-cell>
          <table:table-cell table:formula="of:=[.A158]*[.B158]" office:value-type="float" office:value="605.325657615148">
            <text:p>605,3256576151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3.82351269810075">
            <text:p>3,8235126981</text:p>
          </table:table-cell>
          <table:table-cell table:formula="of:=[.A159]*[.B159]" office:value-type="float" office:value="607.938518998019">
            <text:p>607,938518998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3.81586567270454">
            <text:p>3,8158656727</text:p>
          </table:table-cell>
          <table:table-cell table:formula="of:=[.A160]*[.B160]" office:value-type="float" office:value="610.538507632727">
            <text:p>610,5385076327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3.80823394135913">
            <text:p>3,8082339414</text:p>
          </table:table-cell>
          <table:table-cell table:formula="of:=[.A161]*[.B161]" office:value-type="float" office:value="613.125664558821">
            <text:p>613,125664558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3.80061747347642">
            <text:p>3,8006174735</text:p>
          </table:table-cell>
          <table:table-cell table:formula="of:=[.A162]*[.B162]" office:value-type="float" office:value="615.70003070318">
            <text:p>615,7000307032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3.79301623852946">
            <text:p>3,7930162385</text:p>
          </table:table-cell>
          <table:table-cell table:formula="of:=[.A163]*[.B163]" office:value-type="float" office:value="618.261646880303">
            <text:p>618,2616468803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3.7854302060524">
            <text:p>3,7854302061</text:p>
          </table:table-cell>
          <table:table-cell table:formula="of:=[.A164]*[.B164]" office:value-type="float" office:value="620.810553792594">
            <text:p>620,8105537926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3.7778593456403">
            <text:p>3,7778593456</text:p>
          </table:table-cell>
          <table:table-cell table:formula="of:=[.A165]*[.B165]" office:value-type="float" office:value="623.346792030649">
            <text:p>623,3467920307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3.77030362694902">
            <text:p>3,7703036269</text:p>
          </table:table-cell>
          <table:table-cell table:formula="of:=[.A166]*[.B166]" office:value-type="float" office:value="625.870402073537">
            <text:p>625,8704020735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3.76276301969512">
            <text:p>3,7627630197</text:p>
          </table:table-cell>
          <table:table-cell table:formula="of:=[.A167]*[.B167]" office:value-type="float" office:value="628.381424289085">
            <text:p>628,3814242891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3.75523749365573">
            <text:p>3,7552374937</text:p>
          </table:table-cell>
          <table:table-cell table:formula="of:=[.A168]*[.B168]" office:value-type="float" office:value="630.879898934163">
            <text:p>630,8798989342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3.74772701866842">
            <text:p>3,7477270187</text:p>
          </table:table-cell>
          <table:table-cell table:formula="of:=[.A169]*[.B169]" office:value-type="float" office:value="633.365866154963">
            <text:p>633,365866155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3.74023156463108">
            <text:p>3,7402315646</text:p>
          </table:table-cell>
          <table:table-cell table:formula="of:=[.A170]*[.B170]" office:value-type="float" office:value="635.839365987284">
            <text:p>635,8393659873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3.73275110150182">
            <text:p>3,7327511015</text:p>
          </table:table-cell>
          <table:table-cell table:formula="of:=[.A171]*[.B171]" office:value-type="float" office:value="638.300438356811">
            <text:p>638,3004383568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3.72528559929882">
            <text:p>3,7252855993</text:p>
          </table:table-cell>
          <table:table-cell table:formula="of:=[.A172]*[.B172]" office:value-type="float" office:value="640.749123079396">
            <text:p>640,7491230794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3.71783502810022">
            <text:p>3,7178350281</text:p>
          </table:table-cell>
          <table:table-cell table:formula="of:=[.A173]*[.B173]" office:value-type="float" office:value="643.185459861338">
            <text:p>643,1854598613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3.71039935804402">
            <text:p>3,710399358</text:p>
          </table:table-cell>
          <table:table-cell table:formula="of:=[.A174]*[.B174]" office:value-type="float" office:value="645.609488299659">
            <text:p>645,609488299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3.70297855932793">
            <text:p>3,7029785593</text:p>
          </table:table-cell>
          <table:table-cell table:formula="of:=[.A175]*[.B175]" office:value-type="float" office:value="648.021247882388">
            <text:p>648,021247882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3.69557260220927">
            <text:p>3,6955726022</text:p>
          </table:table-cell>
          <table:table-cell table:formula="of:=[.A176]*[.B176]" office:value-type="float" office:value="650.420777988832">
            <text:p>650,4207779888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3.68818145700486">
            <text:p>3,688181457</text:p>
          </table:table-cell>
          <table:table-cell table:formula="of:=[.A177]*[.B177]" office:value-type="float" office:value="652.80811788986">
            <text:p>652,808117889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3.68080509409085">
            <text:p>3,6808050941</text:p>
          </table:table-cell>
          <table:table-cell table:formula="of:=[.A178]*[.B178]" office:value-type="float" office:value="655.183306748171">
            <text:p>655,1833067482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.67344348390266">
            <text:p>3,6734434839</text:p>
          </table:table-cell>
          <table:table-cell table:formula="of:=[.A179]*[.B179]" office:value-type="float" office:value="657.546383618577">
            <text:p>657,5463836186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.66609659693486">
            <text:p>3,6660965969</text:p>
          </table:table-cell>
          <table:table-cell table:formula="of:=[.A180]*[.B180]" office:value-type="float" office:value="659.897387448275">
            <text:p>659,8973874483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.65876440374099">
            <text:p>3,6587644037</text:p>
          </table:table-cell>
          <table:table-cell table:formula="of:=[.A181]*[.B181]" office:value-type="float" office:value="662.236357077119">
            <text:p>662,2363570771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.65144687493351">
            <text:p>3,6514468749</text:p>
          </table:table-cell>
          <table:table-cell table:formula="of:=[.A182]*[.B182]" office:value-type="float" office:value="664.563331237898">
            <text:p>664,5633312379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.64414398118364">
            <text:p>3,6441439812</text:p>
          </table:table-cell>
          <table:table-cell table:formula="of:=[.A183]*[.B183]" office:value-type="float" office:value="666.878348556606">
            <text:p>666,8783485566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.63685569322127">
            <text:p>3,6368556932</text:p>
          </table:table-cell>
          <table:table-cell table:formula="of:=[.A184]*[.B184]" office:value-type="float" office:value="669.181447552714">
            <text:p>669,1814475527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.62958198183483">
            <text:p>3,6295819818</text:p>
          </table:table-cell>
          <table:table-cell table:formula="of:=[.A185]*[.B185]" office:value-type="float" office:value="671.472666639444">
            <text:p>671,4726666394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.62232281787116">
            <text:p>3,6223228179</text:p>
          </table:table-cell>
          <table:table-cell table:formula="of:=[.A186]*[.B186]" office:value-type="float" office:value="673.752044124036">
            <text:p>673,752044124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.61507817223542">
            <text:p>3,6150781722</text:p>
          </table:table-cell>
          <table:table-cell table:formula="of:=[.A187]*[.B187]" office:value-type="float" office:value="676.019618208023">
            <text:p>676,019618208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.60784801589095">
            <text:p>3,6078480159</text:p>
          </table:table-cell>
          <table:table-cell table:formula="of:=[.A188]*[.B188]" office:value-type="float" office:value="678.275426987498">
            <text:p>678,2754269875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.60063231985917">
            <text:p>3,6006323199</text:p>
          </table:table-cell>
          <table:table-cell table:formula="of:=[.A189]*[.B189]" office:value-type="float" office:value="680.519508453382">
            <text:p>680,5195084534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.59343105521945">
            <text:p>3,5934310552</text:p>
          </table:table-cell>
          <table:table-cell table:formula="of:=[.A190]*[.B190]" office:value-type="float" office:value="682.751900491695">
            <text:p>682,7519004917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.58624419310901">
            <text:p>3,5862441931</text:p>
          </table:table-cell>
          <table:table-cell table:formula="of:=[.A191]*[.B191]" office:value-type="float" office:value="684.972640883821">
            <text:p>684,972640883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.57907170472279">
            <text:p>3,5790717047</text:p>
          </table:table-cell>
          <table:table-cell table:formula="of:=[.A192]*[.B192]" office:value-type="float" office:value="687.181767306776">
            <text:p>687,1817673068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.57191356131334">
            <text:p>3,5719135613</text:p>
          </table:table-cell>
          <table:table-cell table:formula="of:=[.A193]*[.B193]" office:value-type="float" office:value="689.379317333476">
            <text:p>689,3793173335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.56476973419072">
            <text:p>3,5647697342</text:p>
          </table:table-cell>
          <table:table-cell table:formula="of:=[.A194]*[.B194]" office:value-type="float" office:value="691.565328432999">
            <text:p>691,565328433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.55764019472234">
            <text:p>3,5576401947</text:p>
          </table:table-cell>
          <table:table-cell table:formula="of:=[.A195]*[.B195]" office:value-type="float" office:value="693.739837970856">
            <text:p>693,7398379709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.55052491433289">
            <text:p>3,5505249143</text:p>
          </table:table-cell>
          <table:table-cell table:formula="of:=[.A196]*[.B196]" office:value-type="float" office:value="695.902883209247">
            <text:p>695,9028832092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.54342386450423">
            <text:p>3,5434238645</text:p>
          </table:table-cell>
          <table:table-cell table:formula="of:=[.A197]*[.B197]" office:value-type="float" office:value="698.054501307333">
            <text:p>698,0545013073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.53633701677522">
            <text:p>3,5363370168</text:p>
          </table:table-cell>
          <table:table-cell table:formula="of:=[.A198]*[.B198]" office:value-type="float" office:value="700.194729321493">
            <text:p>700,1947293215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3.52926434274167">
            <text:p>3,5292643427</text:p>
          </table:table-cell>
          <table:table-cell table:formula="of:=[.A199]*[.B199]" office:value-type="float" office:value="702.323604205592">
            <text:p>702,3236042056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3.52220581405618">
            <text:p>3,5222058141</text:p>
          </table:table-cell>
          <table:table-cell table:formula="of:=[.A200]*[.B200]" office:value-type="float" office:value="704.441162811237">
            <text:p>704,4411628112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3.51516140242807">
            <text:p>3,5151614024</text:p>
          </table:table-cell>
          <table:table-cell table:formula="of:=[.A201]*[.B201]" office:value-type="float" office:value="706.547441888042">
            <text:p>706,54744188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3.50813107962322">
            <text:p>3,5081310796</text:p>
          </table:table-cell>
          <table:table-cell table:formula="of:=[.A202]*[.B202]" office:value-type="float" office:value="708.64247808389">
            <text:p>708,6424780839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3.50111481746397">
            <text:p>3,5011148175</text:p>
          </table:table-cell>
          <table:table-cell table:formula="of:=[.A203]*[.B203]" office:value-type="float" office:value="710.726307945186">
            <text:p>710,7263079452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3.49411258782904">
            <text:p>3,4941125878</text:p>
          </table:table-cell>
          <table:table-cell table:formula="of:=[.A204]*[.B204]" office:value-type="float" office:value="712.798967917125">
            <text:p>712,7989679171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3.48712436265338">
            <text:p>3,4871243627</text:p>
          </table:table-cell>
          <table:table-cell table:formula="of:=[.A205]*[.B205]" office:value-type="float" office:value="714.860494343944">
            <text:p>714,8604943439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3.48015011392808">
            <text:p>3,4801501139</text:p>
          </table:table-cell>
          <table:table-cell table:formula="of:=[.A206]*[.B206]" office:value-type="float" office:value="716.910923469184">
            <text:p>716,9109234692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3.47318981370022">
            <text:p>3,4731898137</text:p>
          </table:table-cell>
          <table:table-cell table:formula="of:=[.A207]*[.B207]" office:value-type="float" office:value="718.950291435946">
            <text:p>718,9502914359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3.46624343407282">
            <text:p>3,4662434341</text:p>
          </table:table-cell>
          <table:table-cell table:formula="of:=[.A208]*[.B208]" office:value-type="float" office:value="720.978634287147">
            <text:p>720,9786342871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3.45931094720467">
            <text:p>3,4593109472</text:p>
          </table:table-cell>
          <table:table-cell table:formula="of:=[.A209]*[.B209]" office:value-type="float" office:value="722.995987965777">
            <text:p>722,9959879658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3.45239232531027">
            <text:p>3,4523923253</text:p>
          </table:table-cell>
          <table:table-cell table:formula="of:=[.A210]*[.B210]" office:value-type="float" office:value="725.002388315156">
            <text:p>725,0023883152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3.44548754065964">
            <text:p>3,4454875407</text:p>
          </table:table-cell>
          <table:table-cell table:formula="of:=[.A211]*[.B211]" office:value-type="float" office:value="726.997871079185">
            <text:p>726,9978710792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3.43859656557833">
            <text:p>3,4385965656</text:p>
          </table:table-cell>
          <table:table-cell table:formula="of:=[.A212]*[.B212]" office:value-type="float" office:value="728.982471902605">
            <text:p>728,9824719026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3.43171937244717">
            <text:p>3,4317193724</text:p>
          </table:table-cell>
          <table:table-cell table:formula="of:=[.A213]*[.B213]" office:value-type="float" office:value="730.956226331247">
            <text:p>730,9562263312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3.42485593370227">
            <text:p>3,4248559337</text:p>
          </table:table-cell>
          <table:table-cell table:formula="of:=[.A214]*[.B214]" office:value-type="float" office:value="732.919169812287">
            <text:p>732,9191698123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3.41800622183487">
            <text:p>3,4180062218</text:p>
          </table:table-cell>
          <table:table-cell table:formula="of:=[.A215]*[.B215]" office:value-type="float" office:value="734.871337694497">
            <text:p>734,8713376945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3.4111702093912">
            <text:p>3,4111702094</text:p>
          </table:table-cell>
          <table:table-cell table:formula="of:=[.A216]*[.B216]" office:value-type="float" office:value="736.812765228499">
            <text:p>736,8127652285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3.40434786897242">
            <text:p>3,404347869</text:p>
          </table:table-cell>
          <table:table-cell table:formula="of:=[.A217]*[.B217]" office:value-type="float" office:value="738.743487567015">
            <text:p>738,743487567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3.39753917323447">
            <text:p>3,3975391732</text:p>
          </table:table-cell>
          <table:table-cell table:formula="of:=[.A218]*[.B218]" office:value-type="float" office:value="740.663539765115">
            <text:p>740,6635397651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3.390744094888">
            <text:p>3,3907440949</text:p>
          </table:table-cell>
          <table:table-cell table:formula="of:=[.A219]*[.B219]" office:value-type="float" office:value="742.572956780473">
            <text:p>742,5729567805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3.38396260669823">
            <text:p>3,3839626067</text:p>
          </table:table-cell>
          <table:table-cell table:formula="of:=[.A220]*[.B220]" office:value-type="float" office:value="744.47177347361">
            <text:p>744,4717734736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3.37719468148483">
            <text:p>3,3771946815</text:p>
          </table:table-cell>
          <table:table-cell table:formula="of:=[.A221]*[.B221]" office:value-type="float" office:value="746.360024608148">
            <text:p>746,3600246081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3.37044029212186">
            <text:p>3,3704402921</text:p>
          </table:table-cell>
          <table:table-cell table:formula="of:=[.A222]*[.B222]" office:value-type="float" office:value="748.237744851053">
            <text:p>748,2377448511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3.36369941153762">
            <text:p>3,3636994115</text:p>
          </table:table-cell>
          <table:table-cell table:formula="of:=[.A223]*[.B223]" office:value-type="float" office:value="750.104968772889">
            <text:p>750,1049687729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3.35697201271454">
            <text:p>3,3569720127</text:p>
          </table:table-cell>
          <table:table-cell table:formula="of:=[.A224]*[.B224]" office:value-type="float" office:value="751.961730848058">
            <text:p>751,9617308481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3.35025806868911">
            <text:p>3,3502580687</text:p>
          </table:table-cell>
          <table:table-cell table:formula="of:=[.A225]*[.B225]" office:value-type="float" office:value="753.808065455051">
            <text:p>753,8080654551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3.34355755255174">
            <text:p>3,3435575526</text:p>
          </table:table-cell>
          <table:table-cell table:formula="of:=[.A226]*[.B226]" office:value-type="float" office:value="755.644006876692">
            <text:p>755,6440068767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3.33687043744663">
            <text:p>3,3368704374</text:p>
          </table:table-cell>
          <table:table-cell table:formula="of:=[.A227]*[.B227]" office:value-type="float" office:value="757.469589300386">
            <text:p>757,4695893004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3.33019669657174">
            <text:p>3,3301966966</text:p>
          </table:table-cell>
          <table:table-cell table:formula="of:=[.A228]*[.B228]" office:value-type="float" office:value="759.284846818357">
            <text:p>759,2848468184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3.3235363031786">
            <text:p>3,3235363032</text:p>
          </table:table-cell>
          <table:table-cell table:formula="of:=[.A229]*[.B229]" office:value-type="float" office:value="761.089813427898">
            <text:p>761,0898134279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3.31688923057224">
            <text:p>3,3168892306</text:p>
          </table:table-cell>
          <table:table-cell table:formula="of:=[.A230]*[.B230]" office:value-type="float" office:value="762.884523031615">
            <text:p>762,8845230316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3.31025545211109">
            <text:p>3,3102554521</text:p>
          </table:table-cell>
          <table:table-cell table:formula="of:=[.A231]*[.B231]" office:value-type="float" office:value="764.669009437663">
            <text:p>764,6690094377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3.30363494120687">
            <text:p>3,3036349412</text:p>
          </table:table-cell>
          <table:table-cell table:formula="of:=[.A232]*[.B232]" office:value-type="float" office:value="766.443306359994">
            <text:p>766,44330636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3.29702767132446">
            <text:p>3,2970276713</text:p>
          </table:table-cell>
          <table:table-cell table:formula="of:=[.A233]*[.B233]" office:value-type="float" office:value="768.207447418599">
            <text:p>768,2074474186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3.29043361598181">
            <text:p>3,290433616</text:p>
          </table:table-cell>
          <table:table-cell table:formula="of:=[.A234]*[.B234]" office:value-type="float" office:value="769.961466139744">
            <text:p>769,9614661397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3.28385274874985">
            <text:p>3,2838527487</text:p>
          </table:table-cell>
          <table:table-cell table:formula="of:=[.A235]*[.B235]" office:value-type="float" office:value="771.705395956214">
            <text:p>771,7053959562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3.27728504325235">
            <text:p>3,2772850433</text:p>
          </table:table-cell>
          <table:table-cell table:formula="of:=[.A236]*[.B236]" office:value-type="float" office:value="773.439270207554">
            <text:p>773,4392702076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3.27073047316584">
            <text:p>3,2707304732</text:p>
          </table:table-cell>
          <table:table-cell table:formula="of:=[.A237]*[.B237]" office:value-type="float" office:value="775.163122140305">
            <text:p>775,1631221403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3.26418901221951">
            <text:p>3,2641890122</text:p>
          </table:table-cell>
          <table:table-cell table:formula="of:=[.A238]*[.B238]" office:value-type="float" office:value="776.876984908243">
            <text:p>776,8769849082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3.25766063419507">
            <text:p>3,2576606342</text:p>
          </table:table-cell>
          <table:table-cell table:formula="of:=[.A239]*[.B239]" office:value-type="float" office:value="778.580891572622">
            <text:p>778,5808915726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3.25114531292668">
            <text:p>3,2511453129</text:p>
          </table:table-cell>
          <table:table-cell table:formula="of:=[.A240]*[.B240]" office:value-type="float" office:value="780.274875102404">
            <text:p>780,2748751024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3.24464302230083">
            <text:p>3,2446430223</text:p>
          </table:table-cell>
          <table:table-cell table:formula="of:=[.A241]*[.B241]" office:value-type="float" office:value="781.958968374499">
            <text:p>781,9589683745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3.23815373625623">
            <text:p>3,2381537363</text:p>
          </table:table-cell>
          <table:table-cell table:formula="of:=[.A242]*[.B242]" office:value-type="float" office:value="783.633204174007">
            <text:p>783,63320417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3.23167742878371">
            <text:p>3,2316774288</text:p>
          </table:table-cell>
          <table:table-cell table:formula="of:=[.A243]*[.B243]" office:value-type="float" office:value="785.297615194442">
            <text:p>785,297615194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3.22521407392615">
            <text:p>3,2252140739</text:p>
          </table:table-cell>
          <table:table-cell table:formula="of:=[.A244]*[.B244]" office:value-type="float" office:value="786.95223403798">
            <text:p>786,952234038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3.21876364577829">
            <text:p>3,2187636458</text:p>
          </table:table-cell>
          <table:table-cell table:formula="of:=[.A245]*[.B245]" office:value-type="float" office:value="788.597093215682">
            <text:p>788,597093215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3.21232611848674">
            <text:p>3,2123261185</text:p>
          </table:table-cell>
          <table:table-cell table:formula="of:=[.A246]*[.B246]" office:value-type="float" office:value="790.232225147737">
            <text:p>790,2322251477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3.20590146624976">
            <text:p>3,2059014662</text:p>
          </table:table-cell>
          <table:table-cell table:formula="of:=[.A247]*[.B247]" office:value-type="float" office:value="791.857662163692">
            <text:p>791,8576621637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3.19948966331726">
            <text:p>3,1994896633</text:p>
          </table:table-cell>
          <table:table-cell table:formula="of:=[.A248]*[.B248]" office:value-type="float" office:value="793.473436502682">
            <text:p>793,4734365027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3.19309068399063">
            <text:p>3,193090684</text:p>
          </table:table-cell>
          <table:table-cell table:formula="of:=[.A249]*[.B249]" office:value-type="float" office:value="795.079580313667">
            <text:p>795,0795803137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3.18670450262265">
            <text:p>3,1867045026</text:p>
          </table:table-cell>
          <table:table-cell table:formula="of:=[.A250]*[.B250]" office:value-type="float" office:value="796.676125655662">
            <text:p>796,6761256557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3.1803310936174">
            <text:p>3,1803310936</text:p>
          </table:table-cell>
          <table:table-cell table:formula="of:=[.A251]*[.B251]" office:value-type="float" office:value="798.263104497968">
            <text:p>798,263104498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3.17397043143017">
            <text:p>3,1739704314</text:p>
          </table:table-cell>
          <table:table-cell table:formula="of:=[.A252]*[.B252]" office:value-type="float" office:value="799.840548720403">
            <text:p>799,840548720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3.16762249056731">
            <text:p>3,1676224906</text:p>
          </table:table-cell>
          <table:table-cell table:formula="of:=[.A253]*[.B253]" office:value-type="float" office:value="801.408490113529">
            <text:p>801,4084901135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3.16128724558617">
            <text:p>3,1612872456</text:p>
          </table:table-cell>
          <table:table-cell table:formula="of:=[.A254]*[.B254]" office:value-type="float" office:value="802.966960378888">
            <text:p>802,9669603789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3.154964671095">
            <text:p>3,1549646711</text:p>
          </table:table-cell>
          <table:table-cell table:formula="of:=[.A255]*[.B255]" office:value-type="float" office:value="804.515991129225">
            <text:p>804,5159911292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3.14865474175281">
            <text:p>3,1486547418</text:p>
          </table:table-cell>
          <table:table-cell table:formula="of:=[.A256]*[.B256]" office:value-type="float" office:value="806.05561388872">
            <text:p>806,0556138887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3.14235743226931">
            <text:p>3,1423574323</text:p>
          </table:table-cell>
          <table:table-cell table:formula="of:=[.A257]*[.B257]" office:value-type="float" office:value="807.585860093212">
            <text:p>807,5858600932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3.13607271740477">
            <text:p>3,1360727174</text:p>
          </table:table-cell>
          <table:table-cell table:formula="of:=[.A258]*[.B258]" office:value-type="float" office:value="809.10676109043">
            <text:p>809,1067610904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3.12980057196996">
            <text:p>3,129800572</text:p>
          </table:table-cell>
          <table:table-cell table:formula="of:=[.A259]*[.B259]" office:value-type="float" office:value="810.618348140219">
            <text:p>810,6183481402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3.12354097082602">
            <text:p>3,1235409708</text:p>
          </table:table-cell>
          <table:table-cell table:formula="of:=[.A260]*[.B260]" office:value-type="float" office:value="812.120652414765">
            <text:p>812,120652414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3.11729388888437">
            <text:p>3,1172938889</text:p>
          </table:table-cell>
          <table:table-cell table:formula="of:=[.A261]*[.B261]" office:value-type="float" office:value="813.613704998819">
            <text:p>813,613704998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3.1110593011066">
            <text:p>3,1110593011</text:p>
          </table:table-cell>
          <table:table-cell table:formula="of:=[.A262]*[.B262]" office:value-type="float" office:value="815.097536889928">
            <text:p>815,0975368899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3.10483718250438">
            <text:p>3,1048371825</text:p>
          </table:table-cell>
          <table:table-cell table:formula="of:=[.A263]*[.B263]" office:value-type="float" office:value="816.572178998653">
            <text:p>816,5721789987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3.09862750813937">
            <text:p>3,0986275081</text:p>
          </table:table-cell>
          <table:table-cell table:formula="of:=[.A264]*[.B264]" office:value-type="float" office:value="818.037662148795">
            <text:p>818,0376621488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3.0924302531231">
            <text:p>3,0924302531</text:p>
          </table:table-cell>
          <table:table-cell table:formula="of:=[.A265]*[.B265]" office:value-type="float" office:value="819.494017077621">
            <text:p>819,4940170776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3.08624539261685">
            <text:p>3,0862453926</text:p>
          </table:table-cell>
          <table:table-cell table:formula="of:=[.A266]*[.B266]" office:value-type="float" office:value="820.941274436082">
            <text:p>820,941274436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3.08007290183162">
            <text:p>3,0800729018</text:p>
          </table:table-cell>
          <table:table-cell table:formula="of:=[.A267]*[.B267]" office:value-type="float" office:value="822.379464789042">
            <text:p>822,379464789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3.07391275602795">
            <text:p>3,073912756</text:p>
          </table:table-cell>
          <table:table-cell table:formula="of:=[.A268]*[.B268]" office:value-type="float" office:value="823.808618615492">
            <text:p>823,8086186155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3.0677649305159">
            <text:p>3,0677649305</text:p>
          </table:table-cell>
          <table:table-cell table:formula="of:=[.A269]*[.B269]" office:value-type="float" office:value="825.228766308777">
            <text:p>825,2287663088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3.06162940065487">
            <text:p>3,0616294007</text:p>
          </table:table-cell>
          <table:table-cell table:formula="of:=[.A270]*[.B270]" office:value-type="float" office:value="826.639938176814">
            <text:p>826,6399381768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3.05550614185356">
            <text:p>3,0555061419</text:p>
          </table:table-cell>
          <table:table-cell table:formula="of:=[.A271]*[.B271]" office:value-type="float" office:value="828.042164442314">
            <text:p>828,0421644423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3.04939512956985">
            <text:p>3,0493951296</text:p>
          </table:table-cell>
          <table:table-cell table:formula="of:=[.A272]*[.B272]" office:value-type="float" office:value="829.435475242999">
            <text:p>829,435475243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3.04329633931071">
            <text:p>3,0432963393</text:p>
          </table:table-cell>
          <table:table-cell table:formula="of:=[.A273]*[.B273]" office:value-type="float" office:value="830.819900631824">
            <text:p>830,8199006318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3.03720974663209">
            <text:p>3,0372097466</text:p>
          </table:table-cell>
          <table:table-cell table:formula="of:=[.A274]*[.B274]" office:value-type="float" office:value="832.195470577192">
            <text:p>832,1954705772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3.03113532713882">
            <text:p>3,0311353271</text:p>
          </table:table-cell>
          <table:table-cell table:formula="of:=[.A275]*[.B275]" office:value-type="float" office:value="833.562214963176">
            <text:p>833,5622149632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3.02507305648455">
            <text:p>3,0250730565</text:p>
          </table:table-cell>
          <table:table-cell table:formula="of:=[.A276]*[.B276]" office:value-type="float" office:value="834.920163589735">
            <text:p>834,9201635897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3.01902291037158">
            <text:p>3,0190229104</text:p>
          </table:table-cell>
          <table:table-cell table:formula="of:=[.A277]*[.B277]" office:value-type="float" office:value="836.269346172927">
            <text:p>836,2693461729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3.01298486455083">
            <text:p>3,0129848646</text:p>
          </table:table-cell>
          <table:table-cell table:formula="of:=[.A278]*[.B278]" office:value-type="float" office:value="837.609792345132">
            <text:p>837,6097923451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3.00695889482173">
            <text:p>3,0069588948</text:p>
          </table:table-cell>
          <table:table-cell table:formula="of:=[.A279]*[.B279]" office:value-type="float" office:value="838.941531655263">
            <text:p>838,9415316553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3.00094497703209">
            <text:p>3,000944977</text:p>
          </table:table-cell>
          <table:table-cell table:formula="of:=[.A280]*[.B280]" office:value-type="float" office:value="840.264593568985">
            <text:p>840,264593569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2.99494308707802">
            <text:p>2,9949430871</text:p>
          </table:table-cell>
          <table:table-cell table:formula="of:=[.A281]*[.B281]" office:value-type="float" office:value="841.579007468925">
            <text:p>841,5790074689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2.98895320090387">
            <text:p>2,9889532009</text:p>
          </table:table-cell>
          <table:table-cell table:formula="of:=[.A282]*[.B282]" office:value-type="float" office:value="842.884802654891">
            <text:p>842,8848026549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2.98297529450206">
            <text:p>2,9829752945</text:p>
          </table:table-cell>
          <table:table-cell table:formula="of:=[.A283]*[.B283]" office:value-type="float" office:value="844.182008344083">
            <text:p>844,1820083441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2.97700934391306">
            <text:p>2,9770093439</text:p>
          </table:table-cell>
          <table:table-cell table:formula="of:=[.A284]*[.B284]" office:value-type="float" office:value="845.470653671308">
            <text:p>845,4706536713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2.97105532522523">
            <text:p>2,9710553252</text:p>
          </table:table-cell>
          <table:table-cell table:formula="of:=[.A285]*[.B285]" office:value-type="float" office:value="846.750767689191">
            <text:p>846,7507676892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2.96511321457478">
            <text:p>2,9651132146</text:p>
          </table:table-cell>
          <table:table-cell table:formula="of:=[.A286]*[.B286]" office:value-type="float" office:value="848.022379368387">
            <text:p>848,0223793684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2.95918298814563">
            <text:p>2,9591829881</text:p>
          </table:table-cell>
          <table:table-cell table:formula="of:=[.A287]*[.B287]" office:value-type="float" office:value="849.285517597796">
            <text:p>849,2855175978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2.95326462216934">
            <text:p>2,9532646222</text:p>
          </table:table-cell>
          <table:table-cell table:formula="of:=[.A288]*[.B288]" office:value-type="float" office:value="850.54021118477">
            <text:p>850,5402111848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2.947358092925">
            <text:p>2,9473580929</text:p>
          </table:table-cell>
          <table:table-cell table:formula="of:=[.A289]*[.B289]" office:value-type="float" office:value="851.786488855325">
            <text:p>851,786488855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2.94146337673915">
            <text:p>2,9414633767</text:p>
          </table:table-cell>
          <table:table-cell table:formula="of:=[.A290]*[.B290]" office:value-type="float" office:value="853.024379254354">
            <text:p>853,0243792544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2.93558044998567">
            <text:p>2,93558045</text:p>
          </table:table-cell>
          <table:table-cell table:formula="of:=[.A291]*[.B291]" office:value-type="float" office:value="854.253910945831">
            <text:p>854,2539109458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2.9297092890857">
            <text:p>2,9297092891</text:p>
          </table:table-cell>
          <table:table-cell table:formula="of:=[.A292]*[.B292]" office:value-type="float" office:value="855.475112413025">
            <text:p>855,475112413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2.92384987050753">
            <text:p>2,9238498705</text:p>
          </table:table-cell>
          <table:table-cell table:formula="of:=[.A293]*[.B293]" office:value-type="float" office:value="856.688012058706">
            <text:p>856,6880120587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2.91800217076652">
            <text:p>2,9180021708</text:p>
          </table:table-cell>
          <table:table-cell table:formula="of:=[.A294]*[.B294]" office:value-type="float" office:value="857.892638205355">
            <text:p>857,8926382054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2.91216616642498">
            <text:p>2,9121661664</text:p>
          </table:table-cell>
          <table:table-cell table:formula="of:=[.A295]*[.B295]" office:value-type="float" office:value="859.08901909537">
            <text:p>859,0890190954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2.90634183409213">
            <text:p>2,9063418341</text:p>
          </table:table-cell>
          <table:table-cell table:formula="of:=[.A296]*[.B296]" office:value-type="float" office:value="860.277182891271">
            <text:p>860,2771828913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2.90052915042395">
            <text:p>2,9005291504</text:p>
          </table:table-cell>
          <table:table-cell table:formula="of:=[.A297]*[.B297]" office:value-type="float" office:value="861.457157675912">
            <text:p>861,4571576759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2.8947280921231">
            <text:p>2,8947280921</text:p>
          </table:table-cell>
          <table:table-cell table:formula="of:=[.A298]*[.B298]" office:value-type="float" office:value="862.628971452684">
            <text:p>862,6289714527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2.88893863593885">
            <text:p>2,8889386359</text:p>
          </table:table-cell>
          <table:table-cell table:formula="of:=[.A299]*[.B299]" office:value-type="float" office:value="863.792652145717">
            <text:p>863,7926521457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2.88316075866698">
            <text:p>2,8831607587</text:p>
          </table:table-cell>
          <table:table-cell table:formula="of:=[.A300]*[.B300]" office:value-type="float" office:value="864.948227600093">
            <text:p>864,9482276001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2.87739443714964">
            <text:p>2,8773944371</text:p>
          </table:table-cell>
          <table:table-cell table:formula="of:=[.A301]*[.B301]" office:value-type="float" office:value="866.095725582042">
            <text:p>866,095725582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2.87163964827534">
            <text:p>2,8716396483</text:p>
          </table:table-cell>
          <table:table-cell table:formula="of:=[.A302]*[.B302]" office:value-type="float" office:value="867.235173779153">
            <text:p>867,2351737792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2.86589636897879">
            <text:p>2,865896369</text:p>
          </table:table-cell>
          <table:table-cell table:formula="of:=[.A303]*[.B303]" office:value-type="float" office:value="868.366599800574">
            <text:p>868,3665998006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2.86016457624083">
            <text:p>2,8601645762</text:p>
          </table:table-cell>
          <table:table-cell table:formula="of:=[.A304]*[.B304]" office:value-type="float" office:value="869.490031177214">
            <text:p>869,490031177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2.85444424708835">
            <text:p>2,8544442471</text:p>
          </table:table-cell>
          <table:table-cell table:formula="of:=[.A305]*[.B305]" office:value-type="float" office:value="870.605495361948">
            <text:p>870,6054953619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2.84873535859418">
            <text:p>2,8487353586</text:p>
          </table:table-cell>
          <table:table-cell table:formula="of:=[.A306]*[.B306]" office:value-type="float" office:value="871.713019729818">
            <text:p>871,7130197298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2.84303788787699">
            <text:p>2,8430378879</text:p>
          </table:table-cell>
          <table:table-cell table:formula="of:=[.A307]*[.B307]" office:value-type="float" office:value="872.812631578235">
            <text:p>872,8126315782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2.83735181210123">
            <text:p>2,8373518121</text:p>
          </table:table-cell>
          <table:table-cell table:formula="of:=[.A308]*[.B308]" office:value-type="float" office:value="873.90435812718">
            <text:p>873,9043581272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2.83167710847703">
            <text:p>2,8316771085</text:p>
          </table:table-cell>
          <table:table-cell table:formula="of:=[.A309]*[.B309]" office:value-type="float" office:value="874.988226519403">
            <text:p>874,9882265194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2.82601375426008">
            <text:p>2,8260137543</text:p>
          </table:table-cell>
          <table:table-cell table:formula="of:=[.A310]*[.B310]" office:value-type="float" office:value="876.064263820624">
            <text:p>876,0642638206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.82036172675156">
            <text:p>2,8203617268</text:p>
          </table:table-cell>
          <table:table-cell table:formula="of:=[.A311]*[.B311]" office:value-type="float" office:value="877.132497019734">
            <text:p>877,1324970197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.81472100329805">
            <text:p>2,8147210033</text:p>
          </table:table-cell>
          <table:table-cell table:formula="of:=[.A312]*[.B312]" office:value-type="float" office:value="878.192953028993">
            <text:p>878,192953029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.80909156129146">
            <text:p>2,8090915613</text:p>
          </table:table-cell>
          <table:table-cell table:formula="of:=[.A313]*[.B313]" office:value-type="float" office:value="879.245658684226">
            <text:p>879,2456586842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.80347337816887">
            <text:p>2,8034733782</text:p>
          </table:table-cell>
          <table:table-cell table:formula="of:=[.A314]*[.B314]" office:value-type="float" office:value="880.290640745027">
            <text:p>880,290640745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.79786643141254">
            <text:p>2,7978664314</text:p>
          </table:table-cell>
          <table:table-cell table:formula="of:=[.A315]*[.B315]" office:value-type="float" office:value="881.327925894949">
            <text:p>881,3279258949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.79227069854971">
            <text:p>2,7922706985</text:p>
          </table:table-cell>
          <table:table-cell table:formula="of:=[.A316]*[.B316]" office:value-type="float" office:value="882.357540741709">
            <text:p>882,3575407417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.78668615715261">
            <text:p>2,7866861572</text:p>
          </table:table-cell>
          <table:table-cell table:formula="of:=[.A317]*[.B317]" office:value-type="float" office:value="883.379511817378">
            <text:p>883,3795118174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.78111278483831">
            <text:p>2,7811127848</text:p>
          </table:table-cell>
          <table:table-cell table:formula="of:=[.A318]*[.B318]" office:value-type="float" office:value="884.393865578582">
            <text:p>884,3938655786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.77555055926863">
            <text:p>2,7755505593</text:p>
          </table:table-cell>
          <table:table-cell table:formula="of:=[.A319]*[.B319]" office:value-type="float" office:value="885.400628406693">
            <text:p>885,4006284067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.76999945815009">
            <text:p>2,7699994582</text:p>
          </table:table-cell>
          <table:table-cell table:formula="of:=[.A320]*[.B320]" office:value-type="float" office:value="886.39982660803">
            <text:p>886,399826608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.76445945923379">
            <text:p>2,7644594592</text:p>
          </table:table-cell>
          <table:table-cell table:formula="of:=[.A321]*[.B321]" office:value-type="float" office:value="887.391486414048">
            <text:p>887,391486414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.75893054031533">
            <text:p>2,7589305403</text:p>
          </table:table-cell>
          <table:table-cell table:formula="of:=[.A322]*[.B322]" office:value-type="float" office:value="888.375633981535">
            <text:p>888,3756339815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.7534126792347">
            <text:p>2,7534126792</text:p>
          </table:table-cell>
          <table:table-cell table:formula="of:=[.A323]*[.B323]" office:value-type="float" office:value="889.352295392807">
            <text:p>889,3522953928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2.74790585387623">
            <text:p>2,7479058539</text:p>
          </table:table-cell>
          <table:table-cell table:formula="of:=[.A324]*[.B324]" office:value-type="float" office:value="890.321496655897">
            <text:p>890,3214966559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2.74241004216847">
            <text:p>2,7424100422</text:p>
          </table:table-cell>
          <table:table-cell table:formula="of:=[.A325]*[.B325]" office:value-type="float" office:value="891.283263704754">
            <text:p>891,2832637048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2.73692522208414">
            <text:p>2,7369252221</text:p>
          </table:table-cell>
          <table:table-cell table:formula="of:=[.A326]*[.B326]" office:value-type="float" office:value="892.237622399428">
            <text:p>892,2376223994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2.73145137163997">
            <text:p>2,7314513716</text:p>
          </table:table-cell>
          <table:table-cell table:formula="of:=[.A327]*[.B327]" office:value-type="float" office:value="893.18459852627">
            <text:p>893,1845985263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2.72598846889669">
            <text:p>2,7259884689</text:p>
          </table:table-cell>
          <table:table-cell table:formula="of:=[.A328]*[.B328]" office:value-type="float" office:value="894.124217798114">
            <text:p>894,1242177981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2.72053649195889">
            <text:p>2,720536492</text:p>
          </table:table-cell>
          <table:table-cell table:formula="of:=[.A329]*[.B329]" office:value-type="float" office:value="895.056505854477">
            <text:p>895,0565058545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2.71509541897498">
            <text:p>2,715095419</text:p>
          </table:table-cell>
          <table:table-cell table:formula="of:=[.A330]*[.B330]" office:value-type="float" office:value="895.981488261742">
            <text:p>895,9814882617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2.70966522813703">
            <text:p>2,7096652281</text:p>
          </table:table-cell>
          <table:table-cell table:formula="of:=[.A331]*[.B331]" office:value-type="float" office:value="896.899190513356">
            <text:p>896,8991905134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2.70424589768075">
            <text:p>2,7042458977</text:p>
          </table:table-cell>
          <table:table-cell table:formula="of:=[.A332]*[.B332]" office:value-type="float" office:value="897.80963803001">
            <text:p>897,80963803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2.69883740588539">
            <text:p>2,6988374059</text:p>
          </table:table-cell>
          <table:table-cell table:formula="of:=[.A333]*[.B333]" office:value-type="float" office:value="898.712856159835">
            <text:p>898,7128561598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2.69343973107362">
            <text:p>2,6934397311</text:p>
          </table:table-cell>
          <table:table-cell table:formula="of:=[.A334]*[.B334]" office:value-type="float" office:value="899.608870178589">
            <text:p>899,6088701786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2.68805285161147">
            <text:p>2,6880528516</text:p>
          </table:table-cell>
          <table:table-cell table:formula="of:=[.A335]*[.B335]" office:value-type="float" office:value="900.497705289844">
            <text:p>900,4977052898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2.68267674590825">
            <text:p>2,6826767459</text:p>
          </table:table-cell>
          <table:table-cell table:formula="of:=[.A336]*[.B336]" office:value-type="float" office:value="901.379386625172">
            <text:p>901,3793866252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2.67731139241643">
            <text:p>2,6773113924</text:p>
          </table:table-cell>
          <table:table-cell table:formula="of:=[.A337]*[.B337]" office:value-type="float" office:value="902.253939244338">
            <text:p>902,2539392443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2.6719567696316">
            <text:p>2,6719567696</text:p>
          </table:table-cell>
          <table:table-cell table:formula="of:=[.A338]*[.B338]" office:value-type="float" office:value="903.121388135481">
            <text:p>903,1213881355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2.66661285609234">
            <text:p>2,6666128561</text:p>
          </table:table-cell>
          <table:table-cell table:formula="of:=[.A339]*[.B339]" office:value-type="float" office:value="903.981758215303">
            <text:p>903,9817582153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2.66127963038015">
            <text:p>2,6612796304</text:p>
          </table:table-cell>
          <table:table-cell table:formula="of:=[.A340]*[.B340]" office:value-type="float" office:value="904.835074329252">
            <text:p>904,8350743293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2.65595707111939">
            <text:p>2,6559570711</text:p>
          </table:table-cell>
          <table:table-cell table:formula="of:=[.A341]*[.B341]" office:value-type="float" office:value="905.681361251713">
            <text:p>905,6813612517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2.65064515697715">
            <text:p>2,650645157</text:p>
          </table:table-cell>
          <table:table-cell table:formula="of:=[.A342]*[.B342]" office:value-type="float" office:value="906.520643686187">
            <text:p>906,5206436862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2.6453438666632">
            <text:p>2,6453438667</text:p>
          </table:table-cell>
          <table:table-cell table:formula="of:=[.A343]*[.B343]" office:value-type="float" office:value="907.352946265478">
            <text:p>907,3529462655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2.64005317892987">
            <text:p>2,6400531789</text:p>
          </table:table-cell>
          <table:table-cell table:formula="of:=[.A344]*[.B344]" office:value-type="float" office:value="908.178293551877">
            <text:p>908,1782935519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2.63477307257201">
            <text:p>2,6347730726</text:p>
          </table:table-cell>
          <table:table-cell table:formula="of:=[.A345]*[.B345]" office:value-type="float" office:value="908.996710037345">
            <text:p>908,9967100373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2.62950352642687">
            <text:p>2,6295035264</text:p>
          </table:table-cell>
          <table:table-cell table:formula="of:=[.A346]*[.B346]" office:value-type="float" office:value="909.808220143697">
            <text:p>909,8082201437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2.62424451937402">
            <text:p>2,6242445194</text:p>
          </table:table-cell>
          <table:table-cell table:formula="of:=[.A347]*[.B347]" office:value-type="float" office:value="910.612848222784">
            <text:p>910,6128482228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2.61899603033527">
            <text:p>2,6189960303</text:p>
          </table:table-cell>
          <table:table-cell table:formula="of:=[.A348]*[.B348]" office:value-type="float" office:value="911.410618556673">
            <text:p>911,4106185567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2.6137580382746">
            <text:p>2,6137580383</text:p>
          </table:table-cell>
          <table:table-cell table:formula="of:=[.A349]*[.B349]" office:value-type="float" office:value="912.201555357835">
            <text:p>912,2015553578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2.60853052219805">
            <text:p>2,6085305222</text:p>
          </table:table-cell>
          <table:table-cell table:formula="of:=[.A350]*[.B350]" office:value-type="float" office:value="912.985682769317">
            <text:p>912,9856827693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2.60331346115365">
            <text:p>2,6033134612</text:p>
          </table:table-cell>
          <table:table-cell table:formula="of:=[.A351]*[.B351]" office:value-type="float" office:value="913.763024864932">
            <text:p>913,7630248649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2.59810683423134">
            <text:p>2,5981068342</text:p>
          </table:table-cell>
          <table:table-cell table:formula="of:=[.A352]*[.B352]" office:value-type="float" office:value="914.533605649434">
            <text:p>914,5336056494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2.59291062056288">
            <text:p>2,5929106206</text:p>
          </table:table-cell>
          <table:table-cell table:formula="of:=[.A353]*[.B353]" office:value-type="float" office:value="915.297449058697">
            <text:p>915,297449058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2.58772479932176">
            <text:p>2,5877247993</text:p>
          </table:table-cell>
          <table:table-cell table:formula="of:=[.A354]*[.B354]" office:value-type="float" office:value="916.054578959902">
            <text:p>916,0545789599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2.58254934972311">
            <text:p>2,5825493497</text:p>
          </table:table-cell>
          <table:table-cell table:formula="of:=[.A355]*[.B355]" office:value-type="float" office:value="916.805019151705">
            <text:p>916,8050191517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2.57738425102367">
            <text:p>2,577384251</text:p>
          </table:table-cell>
          <table:table-cell table:formula="of:=[.A356]*[.B356]" office:value-type="float" office:value="917.548793364425">
            <text:p>917,5487933644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2.57222948252162">
            <text:p>2,5722294825</text:p>
          </table:table-cell>
          <table:table-cell table:formula="of:=[.A357]*[.B357]" office:value-type="float" office:value="918.285925260218">
            <text:p>918,2859252602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2.56708502355658">
            <text:p>2,5670850236</text:p>
          </table:table-cell>
          <table:table-cell table:formula="of:=[.A358]*[.B358]" office:value-type="float" office:value="919.016438433254">
            <text:p>919,0164384333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2.56195085350946">
            <text:p>2,5619508535</text:p>
          </table:table-cell>
          <table:table-cell table:formula="of:=[.A359]*[.B359]" office:value-type="float" office:value="919.740356409897">
            <text:p>919,7403564099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2.55682695180244">
            <text:p>2,5568269518</text:p>
          </table:table-cell>
          <table:table-cell table:formula="of:=[.A360]*[.B360]" office:value-type="float" office:value="920.45770264888">
            <text:p>920,4577026489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2.55171329789884">
            <text:p>2,5517132979</text:p>
          </table:table-cell>
          <table:table-cell table:formula="of:=[.A361]*[.B361]" office:value-type="float" office:value="921.168500541481">
            <text:p>921,1685005415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2.54660987130304">
            <text:p>2,5466098713</text:p>
          </table:table-cell>
          <table:table-cell table:formula="of:=[.A362]*[.B362]" office:value-type="float" office:value="921.872773411701">
            <text:p>921,8727734117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2.54151665156043">
            <text:p>2,5415166516</text:p>
          </table:table-cell>
          <table:table-cell table:formula="of:=[.A363]*[.B363]" office:value-type="float" office:value="922.570544516438">
            <text:p>922,5705445164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2.53643361825731">
            <text:p>2,5364336183</text:p>
          </table:table-cell>
          <table:table-cell table:formula="of:=[.A364]*[.B364]" office:value-type="float" office:value="923.261837045662">
            <text:p>923,2618370457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2.5313607510208">
            <text:p>2,531360751</text:p>
          </table:table-cell>
          <table:table-cell table:formula="of:=[.A365]*[.B365]" office:value-type="float" office:value="923.946674122592">
            <text:p>923,9466741226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2.52629802951876">
            <text:p>2,5262980295</text:p>
          </table:table-cell>
          <table:table-cell table:formula="of:=[.A366]*[.B366]" office:value-type="float" office:value="924.625078803865">
            <text:p>924,6250788039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2.52124543345972">
            <text:p>2,5212454335</text:p>
          </table:table-cell>
          <table:table-cell table:formula="of:=[.A367]*[.B367]" office:value-type="float" office:value="925.297074079717">
            <text:p>925,297074079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2.5162029425928">
            <text:p>2,5162029426</text:p>
          </table:table-cell>
          <table:table-cell table:formula="of:=[.A368]*[.B368]" office:value-type="float" office:value="925.962682874151">
            <text:p>925,9626828742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2.51117053670762">
            <text:p>2,5111705367</text:p>
          </table:table-cell>
          <table:table-cell table:formula="of:=[.A369]*[.B369]" office:value-type="float" office:value="926.62192804511">
            <text:p>926,6219280451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2.5061481956342">
            <text:p>2,5061481956</text:p>
          </table:table-cell>
          <table:table-cell table:formula="of:=[.A370]*[.B370]" office:value-type="float" office:value="927.274832384654">
            <text:p>927,2748323847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2.50113589924293">
            <text:p>2,5011358992</text:p>
          </table:table-cell>
          <table:table-cell table:formula="of:=[.A371]*[.B371]" office:value-type="float" office:value="927.921418619128">
            <text:p>927,9214186191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2.49613362744445">
            <text:p>2,4961336274</text:p>
          </table:table-cell>
          <table:table-cell table:formula="of:=[.A372]*[.B372]" office:value-type="float" office:value="928.561709409334">
            <text:p>928,5617094093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2.49114136018956">
            <text:p>2,4911413602</text:p>
          </table:table-cell>
          <table:table-cell table:formula="of:=[.A373]*[.B373]" office:value-type="float" office:value="929.195727350705">
            <text:p>929,1957273507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2.48615907746918">
            <text:p>2,4861590775</text:p>
          </table:table-cell>
          <table:table-cell table:formula="of:=[.A374]*[.B374]" office:value-type="float" office:value="929.823494973473">
            <text:p>929,8234949735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2.48118675931424">
            <text:p>2,4811867593</text:p>
          </table:table-cell>
          <table:table-cell table:formula="of:=[.A375]*[.B375]" office:value-type="float" office:value="930.44503474284">
            <text:p>930,4450347428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2.47622438579561">
            <text:p>2,4762243858</text:p>
          </table:table-cell>
          <table:table-cell table:formula="of:=[.A376]*[.B376]" office:value-type="float" office:value="931.06036905915">
            <text:p>931,0603690592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2.47127193702402">
            <text:p>2,471271937</text:p>
          </table:table-cell>
          <table:table-cell table:formula="of:=[.A377]*[.B377]" office:value-type="float" office:value="931.669520258055">
            <text:p>931,6695202581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2.46632939314997">
            <text:p>2,4663293931</text:p>
          </table:table-cell>
          <table:table-cell table:formula="of:=[.A378]*[.B378]" office:value-type="float" office:value="932.272510610689">
            <text:p>932,2725106107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2.46139673436367">
            <text:p>2,4613967344</text:p>
          </table:table-cell>
          <table:table-cell table:formula="of:=[.A379]*[.B379]" office:value-type="float" office:value="932.869362323832">
            <text:p>932,8693623238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2.45647394089494">
            <text:p>2,4564739409</text:p>
          </table:table-cell>
          <table:table-cell table:formula="of:=[.A380]*[.B380]" office:value-type="float" office:value="933.460097540079">
            <text:p>933,4600975401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2.45156099301315">
            <text:p>2,451560993</text:p>
          </table:table-cell>
          <table:table-cell table:formula="of:=[.A381]*[.B381]" office:value-type="float" office:value="934.044738338012">
            <text:p>934,044738338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2.44665787102713">
            <text:p>2,446657871</text:p>
          </table:table-cell>
          <table:table-cell table:formula="of:=[.A382]*[.B382]" office:value-type="float" office:value="934.623306732363">
            <text:p>934,6233067324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2.44176455528507">
            <text:p>2,4417645553</text:p>
          </table:table-cell>
          <table:table-cell table:formula="of:=[.A383]*[.B383]" office:value-type="float" office:value="935.195824674183">
            <text:p>935,1958246742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2.4368810261745">
            <text:p>2,4368810262</text:p>
          </table:table-cell>
          <table:table-cell table:formula="of:=[.A384]*[.B384]" office:value-type="float" office:value="935.762314051009">
            <text:p>935,762314051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2.43200726412215">
            <text:p>2,4320072641</text:p>
          </table:table-cell>
          <table:table-cell table:formula="of:=[.A385]*[.B385]" office:value-type="float" office:value="936.32279668703">
            <text:p>936,322796687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2.42714324959391">
            <text:p>2,4271432496</text:p>
          </table:table-cell>
          <table:table-cell table:formula="of:=[.A386]*[.B386]" office:value-type="float" office:value="936.877294343249">
            <text:p>936,8772943433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2.42228896309472">
            <text:p>2,4222889631</text:p>
          </table:table-cell>
          <table:table-cell table:formula="of:=[.A387]*[.B387]" office:value-type="float" office:value="937.425828717658">
            <text:p>937,4258287177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2.41744438516853">
            <text:p>2,4174443852</text:p>
          </table:table-cell>
          <table:table-cell table:formula="of:=[.A388]*[.B388]" office:value-type="float" office:value="937.968421445391">
            <text:p>937,968421445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2.4126094963982">
            <text:p>2,4126094964</text:p>
          </table:table-cell>
          <table:table-cell table:formula="of:=[.A389]*[.B389]" office:value-type="float" office:value="938.505094098898">
            <text:p>938,5050940989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2.4077842774054">
            <text:p>2,4077842774</text:p>
          </table:table-cell>
          <table:table-cell table:formula="of:=[.A390]*[.B390]" office:value-type="float" office:value="939.035868188106">
            <text:p>939,0358681881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2.40296870885059">
            <text:p>2,4029687089</text:p>
          </table:table-cell>
          <table:table-cell table:formula="of:=[.A391]*[.B391]" office:value-type="float" office:value="939.56076516058">
            <text:p>939,5607651606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2.39816277143289">
            <text:p>2,3981627714</text:p>
          </table:table-cell>
          <table:table-cell table:formula="of:=[.A392]*[.B392]" office:value-type="float" office:value="940.079806401692">
            <text:p>940,0798064017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2.39336644589002">
            <text:p>2,3933664459</text:p>
          </table:table-cell>
          <table:table-cell table:formula="of:=[.A393]*[.B393]" office:value-type="float" office:value="940.593013234779">
            <text:p>940,5930132348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2.38857971299824">
            <text:p>2,388579713</text:p>
          </table:table-cell>
          <table:table-cell table:formula="of:=[.A394]*[.B394]" office:value-type="float" office:value="941.100406921307">
            <text:p>941,1004069213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2.38380255357225">
            <text:p>2,3838025536</text:p>
          </table:table-cell>
          <table:table-cell table:formula="of:=[.A395]*[.B395]" office:value-type="float" office:value="941.602008661037">
            <text:p>941,602008661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2.3790349484651">
            <text:p>2,3790349485</text:p>
          </table:table-cell>
          <table:table-cell table:formula="of:=[.A396]*[.B396]" office:value-type="float" office:value="942.09783959218">
            <text:p>942,0978395922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2.37427687856817">
            <text:p>2,3742768786</text:p>
          </table:table-cell>
          <table:table-cell table:formula="of:=[.A397]*[.B397]" office:value-type="float" office:value="942.587920791564">
            <text:p>942,5879207916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2.36952832481103">
            <text:p>2,3695283248</text:p>
          </table:table-cell>
          <table:table-cell table:formula="of:=[.A398]*[.B398]" office:value-type="float" office:value="943.072273274792">
            <text:p>943,072273274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2.36478926816141">
            <text:p>2,3647892682</text:p>
          </table:table-cell>
          <table:table-cell table:formula="of:=[.A399]*[.B399]" office:value-type="float" office:value="943.550917996403">
            <text:p>943,5509179964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2.36005968962509">
            <text:p>2,3600596896</text:p>
          </table:table-cell>
          <table:table-cell table:formula="of:=[.A400]*[.B400]" office:value-type="float" office:value="944.023875850036">
            <text:p>944,02387585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2.35533957024584">
            <text:p>2,3553395702</text:p>
          </table:table-cell>
          <table:table-cell table:formula="of:=[.A401]*[.B401]" office:value-type="float" office:value="944.491167668581">
            <text:p>944,4911676686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2.35062889110535">
            <text:p>2,3506288911</text:p>
          </table:table-cell>
          <table:table-cell table:formula="of:=[.A402]*[.B402]" office:value-type="float" office:value="944.95281422435">
            <text:p>944,9528142244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2.34592763332314">
            <text:p>2,3459276333</text:p>
          </table:table-cell>
          <table:table-cell table:formula="of:=[.A403]*[.B403]" office:value-type="float" office:value="945.408836229224">
            <text:p>945,4088362292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2.34123577805649">
            <text:p>2,3412357781</text:p>
          </table:table-cell>
          <table:table-cell table:formula="of:=[.A404]*[.B404]" office:value-type="float" office:value="945.859254334822">
            <text:p>945,8592543348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2.33655330650038">
            <text:p>2,3365533065</text:p>
          </table:table-cell>
          <table:table-cell table:formula="of:=[.A405]*[.B405]" office:value-type="float" office:value="946.304089132653">
            <text:p>946,3040891327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2.33188019988738">
            <text:p>2,3318801999</text:p>
          </table:table-cell>
          <table:table-cell table:formula="of:=[.A406]*[.B406]" office:value-type="float" office:value="946.743361154275">
            <text:p>946,7433611543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2.3272164394876">
            <text:p>2,3272164395</text:p>
          </table:table-cell>
          <table:table-cell table:formula="of:=[.A407]*[.B407]" office:value-type="float" office:value="947.177090871454">
            <text:p>947,1770908715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2.32256200660863">
            <text:p>2,3225620066</text:p>
          </table:table-cell>
          <table:table-cell table:formula="of:=[.A408]*[.B408]" office:value-type="float" office:value="947.60529869632">
            <text:p>947,6052986963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2.31791688259541">
            <text:p>2,3179168826</text:p>
          </table:table-cell>
          <table:table-cell table:formula="of:=[.A409]*[.B409]" office:value-type="float" office:value="948.028004981523">
            <text:p>948,0280049815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2.31328104883022">
            <text:p>2,3132810488</text:p>
          </table:table-cell>
          <table:table-cell table:formula="of:=[.A410]*[.B410]" office:value-type="float" office:value="948.44523002039">
            <text:p>948,4452300204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2.30865448673256">
            <text:p>2,3086544867</text:p>
          </table:table-cell>
          <table:table-cell table:formula="of:=[.A411]*[.B411]" office:value-type="float" office:value="948.856994047082">
            <text:p>948,8569940471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2.30403717775909">
            <text:p>2,3040371778</text:p>
          </table:table-cell>
          <table:table-cell table:formula="of:=[.A412]*[.B412]" office:value-type="float" office:value="949.263317236747">
            <text:p>949,2633172367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2.29942910340358">
            <text:p>2,2994291034</text:p>
          </table:table-cell>
          <table:table-cell table:formula="of:=[.A413]*[.B413]" office:value-type="float" office:value="949.664219705677">
            <text:p>949,6642197057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2.29483024519677">
            <text:p>2,2948302452</text:p>
          </table:table-cell>
          <table:table-cell table:formula="of:=[.A414]*[.B414]" office:value-type="float" office:value="950.059721511462">
            <text:p>950,0597215115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2.29024058470638">
            <text:p>2,2902405847</text:p>
          </table:table-cell>
          <table:table-cell table:formula="of:=[.A415]*[.B415]" office:value-type="float" office:value="950.449842653146">
            <text:p>950,4498426531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2.28566010353696">
            <text:p>2,2856601035</text:p>
          </table:table-cell>
          <table:table-cell table:formula="of:=[.A416]*[.B416]" office:value-type="float" office:value="950.834603071377">
            <text:p>950,8346030714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2.28108878332989">
            <text:p>2,2810887833</text:p>
          </table:table-cell>
          <table:table-cell table:formula="of:=[.A417]*[.B417]" office:value-type="float" office:value="951.214022648563">
            <text:p>951,2140226486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2.27652660576323">
            <text:p>2,2765266058</text:p>
          </table:table-cell>
          <table:table-cell table:formula="of:=[.A418]*[.B418]" office:value-type="float" office:value="951.58812120903">
            <text:p>951,588121209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2.2719735525517">
            <text:p>2,2719735526</text:p>
          </table:table-cell>
          <table:table-cell table:formula="of:=[.A419]*[.B419]" office:value-type="float" office:value="951.956918519163">
            <text:p>951,9569185192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2.2674296054466">
            <text:p>2,2674296054</text:p>
          </table:table-cell>
          <table:table-cell table:formula="of:=[.A420]*[.B420]" office:value-type="float" office:value="952.320434287572">
            <text:p>952,3204342876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2.26289474623571">
            <text:p>2,2628947462</text:p>
          </table:table-cell>
          <table:table-cell table:formula="of:=[.A421]*[.B421]" office:value-type="float" office:value="952.678688165232">
            <text:p>952,6786881652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2.25836895674323">
            <text:p>2,2583689567</text:p>
          </table:table-cell>
          <table:table-cell table:formula="of:=[.A422]*[.B422]" office:value-type="float" office:value="953.031699745645">
            <text:p>953,0316997456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2.25385221882975">
            <text:p>2,2538522188</text:p>
          </table:table-cell>
          <table:table-cell table:formula="of:=[.A423]*[.B423]" office:value-type="float" office:value="953.379488564983">
            <text:p>953,379488565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2.24934451439209">
            <text:p>2,2493445144</text:p>
          </table:table-cell>
          <table:table-cell table:formula="of:=[.A424]*[.B424]" office:value-type="float" office:value="953.722074102245">
            <text:p>953,7220741022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2.2448458253633">
            <text:p>2,2448458254</text:p>
          </table:table-cell>
          <table:table-cell table:formula="of:=[.A425]*[.B425]" office:value-type="float" office:value="954.059475779404">
            <text:p>954,0594757794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2.24035613371258">
            <text:p>2,2403561337</text:p>
          </table:table-cell>
          <table:table-cell table:formula="of:=[.A426]*[.B426]" office:value-type="float" office:value="954.391712961558">
            <text:p>954,391712961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2.23587542144515">
            <text:p>2,2358754214</text:p>
          </table:table-cell>
          <table:table-cell table:formula="of:=[.A427]*[.B427]" office:value-type="float" office:value="954.71880495708">
            <text:p>954,7188049571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2.23140367060226">
            <text:p>2,2314036706</text:p>
          </table:table-cell>
          <table:table-cell table:formula="of:=[.A428]*[.B428]" office:value-type="float" office:value="955.040771017768">
            <text:p>955,040771017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2.22694086326106">
            <text:p>2,2269408633</text:p>
          </table:table-cell>
          <table:table-cell table:formula="of:=[.A429]*[.B429]" office:value-type="float" office:value="955.357630338994">
            <text:p>955,35763033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2.22248698153454">
            <text:p>2,2224869815</text:p>
          </table:table-cell>
          <table:table-cell table:formula="of:=[.A430]*[.B430]" office:value-type="float" office:value="955.66940205985">
            <text:p>955,6694020599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2.21804200757147">
            <text:p>2,2180420076</text:p>
          </table:table-cell>
          <table:table-cell table:formula="of:=[.A431]*[.B431]" office:value-type="float" office:value="955.976105263302">
            <text:p>955,9761052633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2.21360592355632">
            <text:p>2,2136059236</text:p>
          </table:table-cell>
          <table:table-cell table:formula="of:=[.A432]*[.B432]" office:value-type="float" office:value="956.277758976332">
            <text:p>956,2777589763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2.20917871170921">
            <text:p>2,2091787117</text:p>
          </table:table-cell>
          <table:table-cell table:formula="of:=[.A433]*[.B433]" office:value-type="float" office:value="956.574382170088">
            <text:p>956,5743821701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2.20476035428579">
            <text:p>2,2047603543</text:p>
          </table:table-cell>
          <table:table-cell table:formula="of:=[.A434]*[.B434]" office:value-type="float" office:value="956.865993760034">
            <text:p>956,86599376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2.20035083357722">
            <text:p>2,2003508336</text:p>
          </table:table-cell>
          <table:table-cell table:formula="of:=[.A435]*[.B435]" office:value-type="float" office:value="957.152612606091">
            <text:p>957,1526126061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2.19595013191007">
            <text:p>2,1959501319</text:p>
          </table:table-cell>
          <table:table-cell table:formula="of:=[.A436]*[.B436]" office:value-type="float" office:value="957.434257512789">
            <text:p>957,4342575128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2.19155823164625">
            <text:p>2,1915582316</text:p>
          </table:table-cell>
          <table:table-cell table:formula="of:=[.A437]*[.B437]" office:value-type="float" office:value="957.71094722941">
            <text:p>957,7109472294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2.18717511518295">
            <text:p>2,1871751152</text:p>
          </table:table-cell>
          <table:table-cell table:formula="of:=[.A438]*[.B438]" office:value-type="float" office:value="957.982700450134">
            <text:p>957,9827004501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2.18280076495259">
            <text:p>2,182800765</text:p>
          </table:table-cell>
          <table:table-cell table:formula="of:=[.A439]*[.B439]" office:value-type="float" office:value="958.249535814186">
            <text:p>958,2495358142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2.17843516342268">
            <text:p>2,1784351634</text:p>
          </table:table-cell>
          <table:table-cell table:formula="of:=[.A440]*[.B440]" office:value-type="float" office:value="958.51147190598">
            <text:p>958,511471906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2.17407829309584">
            <text:p>2,1740782931</text:p>
          </table:table-cell>
          <table:table-cell table:formula="of:=[.A441]*[.B441]" office:value-type="float" office:value="958.768527255264">
            <text:p>958,7685272553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2.16973013650965">
            <text:p>2,1697301365</text:p>
          </table:table-cell>
          <table:table-cell table:formula="of:=[.A442]*[.B442]" office:value-type="float" office:value="959.020720337263">
            <text:p>959,0207203373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2.16539067623663">
            <text:p>2,1653906762</text:p>
          </table:table-cell>
          <table:table-cell table:formula="of:=[.A443]*[.B443]" office:value-type="float" office:value="959.268069572826">
            <text:p>959,2680695728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2.16105989488415">
            <text:p>2,1610598949</text:p>
          </table:table-cell>
          <table:table-cell table:formula="of:=[.A444]*[.B444]" office:value-type="float" office:value="959.510593328564">
            <text:p>959,5105933286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2.15673777509438">
            <text:p>2,1567377751</text:p>
          </table:table-cell>
          <table:table-cell table:formula="of:=[.A445]*[.B445]" office:value-type="float" office:value="959.748309917001">
            <text:p>959,748309917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2.1524242995442">
            <text:p>2,1524242995</text:p>
          </table:table-cell>
          <table:table-cell table:formula="of:=[.A446]*[.B446]" office:value-type="float" office:value="959.981237596711">
            <text:p>959,9812375967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2.14811945094511">
            <text:p>2,1481194509</text:p>
          </table:table-cell>
          <table:table-cell table:formula="of:=[.A447]*[.B447]" office:value-type="float" office:value="960.209394572463">
            <text:p>960,2093945725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2.14382321204322">
            <text:p>2,143823212</text:p>
          </table:table-cell>
          <table:table-cell table:formula="of:=[.A448]*[.B448]" office:value-type="float" office:value="960.432798995361">
            <text:p>960,4327989954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2.13953556561913">
            <text:p>2,1395355656</text:p>
          </table:table-cell>
          <table:table-cell table:formula="of:=[.A449]*[.B449]" office:value-type="float" office:value="960.65146896299">
            <text:p>960,651468963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2.13525649448789">
            <text:p>2,1352564945</text:p>
          </table:table-cell>
          <table:table-cell table:formula="of:=[.A450]*[.B450]" office:value-type="float" office:value="960.865422519552">
            <text:p>960,8654225196</text:p>
          </table:table-cell>
          <table:table-cell table:number-columns-repeated="2"/>
        </table:table-row>
      </table:table>
      <table:table table:name="2015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10">
            <text:p>10</text:p>
          </table:table-cell>
          <table:table-cell table:formula="of:=[.A1]*[.B1]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10">
            <text:p>10</text:p>
          </table:table-cell>
          <table:table-cell table:formula="of:=[.A2]*[.B2]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10">
            <text:p>10</text:p>
          </table:table-cell>
          <table:table-cell table:formula="of:=[.A3]*[.B3]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10">
            <text:p>10</text:p>
          </table:table-cell>
          <table:table-cell table:formula="of:=[.A4]*[.B4]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10">
            <text:p>10</text:p>
          </table:table-cell>
          <table:table-cell table:formula="of:=[.A5]*[.B5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10">
            <text:p>10</text:p>
          </table:table-cell>
          <table:table-cell table:formula="of:=[.A6]*[.B6]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10">
            <text:p>10</text:p>
          </table:table-cell>
          <table:table-cell table:formula="of:=[.A7]*[.B7]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10">
            <text:p>10</text:p>
          </table:table-cell>
          <table:table-cell table:formula="of:=[.A8]*[.B8]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10">
            <text:p>10</text:p>
          </table:table-cell>
          <table:table-cell table:formula="of:=[.A9]*[.B9]"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10">
            <text:p>10</text:p>
          </table:table-cell>
          <table:table-cell table:formula="of:=[.A10]*[.B1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10">
            <text:p>10</text:p>
          </table:table-cell>
          <table:table-cell table:formula="of:=[.A11]*[.B11]"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10">
            <text:p>10</text:p>
          </table:table-cell>
          <table:table-cell table:formula="of:=[.A12]*[.B12]"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10">
            <text:p>10</text:p>
          </table:table-cell>
          <table:table-cell table:formula="of:=[.A13]*[.B13]"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10">
            <text:p>10</text:p>
          </table:table-cell>
          <table:table-cell table:formula="of:=[.A14]*[.B14]"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10">
            <text:p>10</text:p>
          </table:table-cell>
          <table:table-cell table:formula="of:=[.A15]*[.B15]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10">
            <text:p>10</text:p>
          </table:table-cell>
          <table:table-cell table:formula="of:=[.A16]*[.B16]"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10">
            <text:p>10</text:p>
          </table:table-cell>
          <table:table-cell table:formula="of:=[.A17]*[.B17]"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10">
            <text:p>10</text:p>
          </table:table-cell>
          <table:table-cell table:formula="of:=[.A18]*[.B18]"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10">
            <text:p>10</text:p>
          </table:table-cell>
          <table:table-cell table:formula="of:=[.A19]*[.B19]"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10">
            <text:p>10</text:p>
          </table:table-cell>
          <table:table-cell table:formula="of:=[.A20]*[.B20]"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10">
            <text:p>10</text:p>
          </table:table-cell>
          <table:table-cell table:formula="of:=[.A21]*[.B21]"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10">
            <text:p>10</text:p>
          </table:table-cell>
          <table:table-cell table:formula="of:=[.A22]*[.B22]"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10">
            <text:p>10</text:p>
          </table:table-cell>
          <table:table-cell table:formula="of:=[.A23]*[.B23]" office:value-type="float" office:value="230">
            <text:p>23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10">
            <text:p>10</text:p>
          </table:table-cell>
          <table:table-cell table:formula="of:=[.A24]*[.B24]"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10">
            <text:p>10</text:p>
          </table:table-cell>
          <table:table-cell table:formula="of:=[.A25]*[.B25]"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.98">
            <text:p>9,98</text:p>
          </table:table-cell>
          <table:table-cell table:formula="of:=[.A26]*[.B26]" office:value-type="float" office:value="259.48">
            <text:p>259,4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.96004">
            <text:p>9,96004</text:p>
          </table:table-cell>
          <table:table-cell table:formula="of:=[.A27]*[.B27]" office:value-type="float" office:value="268.92108">
            <text:p>268,9210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.94011992">
            <text:p>9,94011992</text:p>
          </table:table-cell>
          <table:table-cell table:formula="of:=[.A28]*[.B28]" office:value-type="float" office:value="278.32335776">
            <text:p>278,3233577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.92023968016">
            <text:p>9,9202396802</text:p>
          </table:table-cell>
          <table:table-cell table:formula="of:=[.A29]*[.B29]" office:value-type="float" office:value="287.68695072464">
            <text:p>287,686950724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.90039920079968">
            <text:p>9,9003992008</text:p>
          </table:table-cell>
          <table:table-cell table:formula="of:=[.A30]*[.B30]" office:value-type="float" office:value="297.01197602399">
            <text:p>297,01197602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9.88059840239808">
            <text:p>9,8805984024</text:p>
          </table:table-cell>
          <table:table-cell table:formula="of:=[.A31]*[.B31]" office:value-type="float" office:value="306.29855047434">
            <text:p>306,298550474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9.86083720559329">
            <text:p>9,8608372056</text:p>
          </table:table-cell>
          <table:table-cell table:formula="of:=[.A32]*[.B32]" office:value-type="float" office:value="315.546790578985">
            <text:p>315,54679057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9.8411155311821">
            <text:p>9,8411155312</text:p>
          </table:table-cell>
          <table:table-cell table:formula="of:=[.A33]*[.B33]" office:value-type="float" office:value="324.756812529009">
            <text:p>324,75681252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9.82143330011973">
            <text:p>9,8214333001</text:p>
          </table:table-cell>
          <table:table-cell table:formula="of:=[.A34]*[.B34]" office:value-type="float" office:value="333.928732204071">
            <text:p>333,928732204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9.80179043351949">
            <text:p>9,8017904335</text:p>
          </table:table-cell>
          <table:table-cell table:formula="of:=[.A35]*[.B35]" office:value-type="float" office:value="343.062665173182">
            <text:p>343,062665173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9.78218685265246">
            <text:p>9,7821868527</text:p>
          </table:table-cell>
          <table:table-cell table:formula="of:=[.A36]*[.B36]" office:value-type="float" office:value="352.158726695488">
            <text:p>352,158726695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9.76262247894715">
            <text:p>9,7626224789</text:p>
          </table:table-cell>
          <table:table-cell table:formula="of:=[.A37]*[.B37]" office:value-type="float" office:value="361.217031721045">
            <text:p>361,21703172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9.74309723398926">
            <text:p>9,743097234</text:p>
          </table:table-cell>
          <table:table-cell table:formula="of:=[.A38]*[.B38]" office:value-type="float" office:value="370.237694891592">
            <text:p>370,237694891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9.72361103952128">
            <text:p>9,7236110395</text:p>
          </table:table-cell>
          <table:table-cell table:formula="of:=[.A39]*[.B39]" office:value-type="float" office:value="379.22083054133">
            <text:p>379,220830541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9.70416381744223">
            <text:p>9,7041638174</text:p>
          </table:table-cell>
          <table:table-cell table:formula="of:=[.A40]*[.B40]" office:value-type="float" office:value="388.166552697689">
            <text:p>388,166552697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9.68475548980735">
            <text:p>9,6847554898</text:p>
          </table:table-cell>
          <table:table-cell table:formula="of:=[.A41]*[.B41]" office:value-type="float" office:value="397.074975082101">
            <text:p>397,074975082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9.66538597882773">
            <text:p>9,6653859788</text:p>
          </table:table-cell>
          <table:table-cell table:formula="of:=[.A42]*[.B42]" office:value-type="float" office:value="405.946211110765">
            <text:p>405,9462111108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9.64605520687008">
            <text:p>9,6460552069</text:p>
          </table:table-cell>
          <table:table-cell table:formula="of:=[.A43]*[.B43]" office:value-type="float" office:value="414.780373895413">
            <text:p>414,780373895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9.62676309645634">
            <text:p>9,6267630965</text:p>
          </table:table-cell>
          <table:table-cell table:formula="of:=[.A44]*[.B44]" office:value-type="float" office:value="423.577576244079">
            <text:p>423,5775762441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9.60750957026343">
            <text:p>9,6075095703</text:p>
          </table:table-cell>
          <table:table-cell table:formula="of:=[.A45]*[.B45]" office:value-type="float" office:value="432.337930661854">
            <text:p>432,3379306619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9.5882945511229">
            <text:p>9,5882945511</text:p>
          </table:table-cell>
          <table:table-cell table:formula="of:=[.A46]*[.B46]" office:value-type="float" office:value="441.061549351653">
            <text:p>441,0615493517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9.56911796202065">
            <text:p>9,569117962</text:p>
          </table:table-cell>
          <table:table-cell table:formula="of:=[.A47]*[.B47]" office:value-type="float" office:value="449.748544214971">
            <text:p>449,74854421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9.54997972609661">
            <text:p>9,5499797261</text:p>
          </table:table-cell>
          <table:table-cell table:formula="of:=[.A48]*[.B48]" office:value-type="float" office:value="458.399026852637">
            <text:p>458,3990268526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9.53087976664442">
            <text:p>9,5308797666</text:p>
          </table:table-cell>
          <table:table-cell table:formula="of:=[.A49]*[.B49]" office:value-type="float" office:value="467.013108565577">
            <text:p>467,013108565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9.51181800711113">
            <text:p>9,5118180071</text:p>
          </table:table-cell>
          <table:table-cell table:formula="of:=[.A50]*[.B50]" office:value-type="float" office:value="475.590900355557">
            <text:p>475,5909003556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9.49279437109691">
            <text:p>9,4927943711</text:p>
          </table:table-cell>
          <table:table-cell table:formula="of:=[.A51]*[.B51]" office:value-type="float" office:value="484.132512925942">
            <text:p>484,1325129259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9.47380878235472">
            <text:p>9,4738087824</text:p>
          </table:table-cell>
          <table:table-cell table:formula="of:=[.A52]*[.B52]" office:value-type="float" office:value="492.638056682445">
            <text:p>492,638056682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9.45486116479001">
            <text:p>9,4548611648</text:p>
          </table:table-cell>
          <table:table-cell table:formula="of:=[.A53]*[.B53]" office:value-type="float" office:value="501.10764173387">
            <text:p>501,1076417339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9.43595144246043">
            <text:p>9,4359514425</text:p>
          </table:table-cell>
          <table:table-cell table:formula="of:=[.A54]*[.B54]" office:value-type="float" office:value="509.541377892863">
            <text:p>509,541377892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9.41707953957551">
            <text:p>9,4170795396</text:p>
          </table:table-cell>
          <table:table-cell table:formula="of:=[.A55]*[.B55]" office:value-type="float" office:value="517.939374676653">
            <text:p>517,939374676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9.39824538049635">
            <text:p>9,3982453805</text:p>
          </table:table-cell>
          <table:table-cell table:formula="of:=[.A56]*[.B56]" office:value-type="float" office:value="526.301741307796">
            <text:p>526,301741307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9.37944888973536">
            <text:p>9,3794488897</text:p>
          </table:table-cell>
          <table:table-cell table:formula="of:=[.A57]*[.B57]" office:value-type="float" office:value="534.628586714916">
            <text:p>534,628586714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9.36068999195589">
            <text:p>9,360689992</text:p>
          </table:table-cell>
          <table:table-cell table:formula="of:=[.A58]*[.B58]" office:value-type="float" office:value="542.920019533442">
            <text:p>542,920019533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9.34196861197198">
            <text:p>9,341968612</text:p>
          </table:table-cell>
          <table:table-cell table:formula="of:=[.A59]*[.B59]" office:value-type="float" office:value="551.176148106347">
            <text:p>551,176148106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9.32328467474803">
            <text:p>9,3232846747</text:p>
          </table:table-cell>
          <table:table-cell table:formula="of:=[.A60]*[.B60]" office:value-type="float" office:value="559.397080484882">
            <text:p>559,3970804849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9.30463810539854">
            <text:p>9,3046381054</text:p>
          </table:table-cell>
          <table:table-cell table:formula="of:=[.A61]*[.B61]" office:value-type="float" office:value="567.582924429311">
            <text:p>567,582924429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9.28602882918774">
            <text:p>9,2860288292</text:p>
          </table:table-cell>
          <table:table-cell table:formula="of:=[.A62]*[.B62]" office:value-type="float" office:value="575.73378740964">
            <text:p>575,733787409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9.26745677152937">
            <text:p>9,2674567715</text:p>
          </table:table-cell>
          <table:table-cell table:formula="of:=[.A63]*[.B63]" office:value-type="float" office:value="583.84977660635">
            <text:p>583,849776606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9.24892185798631">
            <text:p>9,248921858</text:p>
          </table:table-cell>
          <table:table-cell table:formula="of:=[.A64]*[.B64]" office:value-type="float" office:value="591.930998911124">
            <text:p>591,9309989111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9.23042401427033">
            <text:p>9,2304240143</text:p>
          </table:table-cell>
          <table:table-cell table:formula="of:=[.A65]*[.B65]" office:value-type="float" office:value="599.977560927572">
            <text:p>599,977560927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9.21196316624179">
            <text:p>9,2119631662</text:p>
          </table:table-cell>
          <table:table-cell table:formula="of:=[.A66]*[.B66]" office:value-type="float" office:value="607.989568971958">
            <text:p>607,98956897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9.19353923990931">
            <text:p>9,1935392399</text:p>
          </table:table-cell>
          <table:table-cell table:formula="of:=[.A67]*[.B67]" office:value-type="float" office:value="615.967129073924">
            <text:p>615,967129073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9.17515216142949">
            <text:p>9,1751521614</text:p>
          </table:table-cell>
          <table:table-cell table:formula="of:=[.A68]*[.B68]" office:value-type="float" office:value="623.910346977205">
            <text:p>623,9103469772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9.15680185710663">
            <text:p>9,1568018571</text:p>
          </table:table-cell>
          <table:table-cell table:formula="of:=[.A69]*[.B69]" office:value-type="float" office:value="631.819328140358">
            <text:p>631,819328140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9.13848825339242">
            <text:p>9,1384882534</text:p>
          </table:table-cell>
          <table:table-cell table:formula="of:=[.A70]*[.B70]" office:value-type="float" office:value="639.694177737469">
            <text:p>639,694177737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9.12021127688563">
            <text:p>9,1202112769</text:p>
          </table:table-cell>
          <table:table-cell table:formula="of:=[.A71]*[.B71]" office:value-type="float" office:value="647.53500065888">
            <text:p>647,5350006589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9.10197085433186">
            <text:p>9,1019708543</text:p>
          </table:table-cell>
          <table:table-cell table:formula="of:=[.A72]*[.B72]" office:value-type="float" office:value="655.341901511894">
            <text:p>655,3419015119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9.0837669126232">
            <text:p>9,0837669126</text:p>
          </table:table-cell>
          <table:table-cell table:formula="of:=[.A73]*[.B73]" office:value-type="float" office:value="663.114984621493">
            <text:p>663,114984621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9.06559937879795">
            <text:p>9,0655993788</text:p>
          </table:table-cell>
          <table:table-cell table:formula="of:=[.A74]*[.B74]" office:value-type="float" office:value="670.854354031048">
            <text:p>670,85435403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9.04746818004035">
            <text:p>9,04746818</text:p>
          </table:table-cell>
          <table:table-cell table:formula="of:=[.A75]*[.B75]" office:value-type="float" office:value="678.560113503027">
            <text:p>678,56011350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9.02937324368027">
            <text:p>9,0293732437</text:p>
          </table:table-cell>
          <table:table-cell table:formula="of:=[.A76]*[.B76]" office:value-type="float" office:value="686.232366519701">
            <text:p>686,2323665197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9.01131449719291">
            <text:p>9,0113144972</text:p>
          </table:table-cell>
          <table:table-cell table:formula="of:=[.A77]*[.B77]" office:value-type="float" office:value="693.871216283854">
            <text:p>693,8712162839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8.99329186819853">
            <text:p>8,9932918682</text:p>
          </table:table-cell>
          <table:table-cell table:formula="of:=[.A78]*[.B78]" office:value-type="float" office:value="701.476765719485">
            <text:p>701,476765719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8.97530528446213">
            <text:p>8,9753052845</text:p>
          </table:table-cell>
          <table:table-cell table:formula="of:=[.A79]*[.B79]" office:value-type="float" office:value="709.049117472508">
            <text:p>709,049117472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8.95735467389321">
            <text:p>8,9573546739</text:p>
          </table:table-cell>
          <table:table-cell table:formula="of:=[.A80]*[.B80]" office:value-type="float" office:value="716.588373911457">
            <text:p>716,588373911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.93943996454542">
            <text:p>8,9394399645</text:p>
          </table:table-cell>
          <table:table-cell table:formula="of:=[.A81]*[.B81]" office:value-type="float" office:value="724.094637128179">
            <text:p>724,094637128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8.92156108461633">
            <text:p>8,9215610846</text:p>
          </table:table-cell>
          <table:table-cell table:formula="of:=[.A82]*[.B82]" office:value-type="float" office:value="731.568008938539">
            <text:p>731,568008938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8.9037179624471">
            <text:p>8,9037179624</text:p>
          </table:table-cell>
          <table:table-cell table:formula="of:=[.A83]*[.B83]" office:value-type="float" office:value="739.008590883109">
            <text:p>739,008590883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8.8859105265222">
            <text:p>8,8859105265</text:p>
          </table:table-cell>
          <table:table-cell table:formula="of:=[.A84]*[.B84]" office:value-type="float" office:value="746.416484227865">
            <text:p>746,416484227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8.86813870546916">
            <text:p>8,8681387055</text:p>
          </table:table-cell>
          <table:table-cell table:formula="of:=[.A85]*[.B85]" office:value-type="float" office:value="753.791789964879">
            <text:p>753,791789964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8.85040242805822">
            <text:p>8,8504024281</text:p>
          </table:table-cell>
          <table:table-cell table:formula="of:=[.A86]*[.B86]" office:value-type="float" office:value="761.134608813007">
            <text:p>761,13460881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8.83270162320211">
            <text:p>8,8327016232</text:p>
          </table:table-cell>
          <table:table-cell table:formula="of:=[.A87]*[.B87]" office:value-type="float" office:value="768.445041218583">
            <text:p>768,445041218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8.8150362199557">
            <text:p>8,81503622</text:p>
          </table:table-cell>
          <table:table-cell table:formula="of:=[.A88]*[.B88]" office:value-type="float" office:value="775.723187356102">
            <text:p>775,723187356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8.79740614751579">
            <text:p>8,7974061475</text:p>
          </table:table-cell>
          <table:table-cell table:formula="of:=[.A89]*[.B89]" office:value-type="float" office:value="782.969147128905">
            <text:p>782,969147128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8.77981133522076">
            <text:p>8,7798113352</text:p>
          </table:table-cell>
          <table:table-cell table:formula="of:=[.A90]*[.B90]" office:value-type="float" office:value="790.183020169868">
            <text:p>790,1830201699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8.76225171255032">
            <text:p>8,7622517126</text:p>
          </table:table-cell>
          <table:table-cell table:formula="of:=[.A91]*[.B91]" office:value-type="float" office:value="797.364905842079">
            <text:p>797,364905842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8.74472720912522">
            <text:p>8,7447272091</text:p>
          </table:table-cell>
          <table:table-cell table:formula="of:=[.A92]*[.B92]" office:value-type="float" office:value="804.51490323952">
            <text:p>804,514903239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8.72723775470697">
            <text:p>8,7272377547</text:p>
          </table:table-cell>
          <table:table-cell table:formula="of:=[.A93]*[.B93]" office:value-type="float" office:value="811.633111187748">
            <text:p>811,6331111877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8.70978327919755">
            <text:p>8,7097832792</text:p>
          </table:table-cell>
          <table:table-cell table:formula="of:=[.A94]*[.B94]" office:value-type="float" office:value="818.71962824457">
            <text:p>818,7196282446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8.69236371263916">
            <text:p>8,6923637126</text:p>
          </table:table-cell>
          <table:table-cell table:formula="of:=[.A95]*[.B95]" office:value-type="float" office:value="825.77455270072">
            <text:p>825,774552700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8.67497898521388">
            <text:p>8,6749789852</text:p>
          </table:table-cell>
          <table:table-cell table:formula="of:=[.A96]*[.B96]" office:value-type="float" office:value="832.797982580532">
            <text:p>832,7979825805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8.65762902724345">
            <text:p>8,6576290272</text:p>
          </table:table-cell>
          <table:table-cell table:formula="of:=[.A97]*[.B97]" office:value-type="float" office:value="839.790015642615">
            <text:p>839,7900156426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8.64031376918896">
            <text:p>8,6403137692</text:p>
          </table:table-cell>
          <table:table-cell table:formula="of:=[.A98]*[.B98]" office:value-type="float" office:value="846.750749380518">
            <text:p>846,7507493805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8.62303314165059">
            <text:p>8,6230331417</text:p>
          </table:table-cell>
          <table:table-cell table:formula="of:=[.A99]*[.B99]" office:value-type="float" office:value="853.680281023408">
            <text:p>853,680281023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8.60578707536729">
            <text:p>8,6057870754</text:p>
          </table:table-cell>
          <table:table-cell table:formula="of:=[.A100]*[.B100]" office:value-type="float" office:value="860.578707536729">
            <text:p>860,5787075367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8.58857550121655">
            <text:p>8,5885755012</text:p>
          </table:table-cell>
          <table:table-cell table:formula="of:=[.A101]*[.B101]" office:value-type="float" office:value="867.446125622872">
            <text:p>867,446125622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8.57139835021412">
            <text:p>8,5713983502</text:p>
          </table:table-cell>
          <table:table-cell table:formula="of:=[.A102]*[.B102]" office:value-type="float" office:value="874.28263172184">
            <text:p>874,2826317218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8.55425555351369">
            <text:p>8,5542555535</text:p>
          </table:table-cell>
          <table:table-cell table:formula="of:=[.A103]*[.B103]" office:value-type="float" office:value="881.08832201191">
            <text:p>881,0883220119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8.53714704240666">
            <text:p>8,5371470424</text:p>
          </table:table-cell>
          <table:table-cell table:formula="of:=[.A104]*[.B104]" office:value-type="float" office:value="887.863292410293">
            <text:p>887,8632924103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8.52007274832185">
            <text:p>8,5200727483</text:p>
          </table:table-cell>
          <table:table-cell table:formula="of:=[.A105]*[.B105]" office:value-type="float" office:value="894.607638573794">
            <text:p>894,6076385738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8.50303260282521">
            <text:p>8,5030326028</text:p>
          </table:table-cell>
          <table:table-cell table:formula="of:=[.A106]*[.B106]" office:value-type="float" office:value="901.321455899472">
            <text:p>901,321455899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8.48602653761956">
            <text:p>8,4860265376</text:p>
          </table:table-cell>
          <table:table-cell table:formula="of:=[.A107]*[.B107]" office:value-type="float" office:value="908.004839525292">
            <text:p>908,0048395253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8.46905448454432">
            <text:p>8,4690544845</text:p>
          </table:table-cell>
          <table:table-cell table:formula="of:=[.A108]*[.B108]" office:value-type="float" office:value="914.657884330786">
            <text:p>914,657884330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8.45211637557523">
            <text:p>8,4521163756</text:p>
          </table:table-cell>
          <table:table-cell table:formula="of:=[.A109]*[.B109]" office:value-type="float" office:value="921.2806849377">
            <text:p>921,2806849377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8.43521214282408">
            <text:p>8,4352121428</text:p>
          </table:table-cell>
          <table:table-cell table:formula="of:=[.A110]*[.B110]" office:value-type="float" office:value="927.873335710648">
            <text:p>927,8733357106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8.41834171853843">
            <text:p>8,4183417185</text:p>
          </table:table-cell>
          <table:table-cell table:formula="of:=[.A111]*[.B111]" office:value-type="float" office:value="934.435930757766">
            <text:p>934,435930757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8.40150503510135">
            <text:p>8,4015050351</text:p>
          </table:table-cell>
          <table:table-cell table:formula="of:=[.A112]*[.B112]" office:value-type="float" office:value="940.968563931351">
            <text:p>940,9685639314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8.38470202503115">
            <text:p>8,384702025</text:p>
          </table:table-cell>
          <table:table-cell table:formula="of:=[.A113]*[.B113]" office:value-type="float" office:value="947.47132882852">
            <text:p>947,4713288285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8.36793262098109">
            <text:p>8,367932621</text:p>
          </table:table-cell>
          <table:table-cell table:formula="of:=[.A114]*[.B114]" office:value-type="float" office:value="953.944318791844">
            <text:p>953,9443187918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8.35119675573912">
            <text:p>8,3511967557</text:p>
          </table:table-cell>
          <table:table-cell table:formula="of:=[.A115]*[.B115]" office:value-type="float" office:value="960.387626909999">
            <text:p>960,38762691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8.33449436222765">
            <text:p>8,3344943622</text:p>
          </table:table-cell>
          <table:table-cell table:formula="of:=[.A116]*[.B116]" office:value-type="float" office:value="966.801346018407">
            <text:p>966,801346018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8.31782537350319">
            <text:p>8,3178253735</text:p>
          </table:table-cell>
          <table:table-cell table:formula="of:=[.A117]*[.B117]" office:value-type="float" office:value="973.185568699874">
            <text:p>973,1855686999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8.30118972275619">
            <text:p>8,3011897228</text:p>
          </table:table-cell>
          <table:table-cell table:formula="of:=[.A118]*[.B118]" office:value-type="float" office:value="979.54038728523">
            <text:p>979,5403872852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8.28458734331067">
            <text:p>8,2845873433</text:p>
          </table:table-cell>
          <table:table-cell table:formula="of:=[.A119]*[.B119]" office:value-type="float" office:value="985.86589385397">
            <text:p>985,865893854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8.26801816862405">
            <text:p>8,2680181686</text:p>
          </table:table-cell>
          <table:table-cell table:formula="of:=[.A120]*[.B120]" office:value-type="float" office:value="992.162180234886">
            <text:p>992,1621802349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8.25148213228681">
            <text:p>8,2514821323</text:p>
          </table:table-cell>
          <table:table-cell table:formula="of:=[.A121]*[.B121]" office:value-type="float" office:value="998.429338006703">
            <text:p>998,4293380067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8.23497916802223">
            <text:p>8,234979168</text:p>
          </table:table-cell>
          <table:table-cell table:formula="of:=[.A122]*[.B122]" office:value-type="float" office:value="1004.66745849871">
            <text:p>1004,6674584987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8.21850920968619">
            <text:p>8,2185092097</text:p>
          </table:table-cell>
          <table:table-cell table:formula="of:=[.A123]*[.B123]" office:value-type="float" office:value="1010.8766327914">
            <text:p>1010,876632791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8.20207219126682">
            <text:p>8,2020721913</text:p>
          </table:table-cell>
          <table:table-cell table:formula="of:=[.A124]*[.B124]" office:value-type="float" office:value="1017.05695171709">
            <text:p>1017,056951717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8.18566804688428">
            <text:p>8,1856680469</text:p>
          </table:table-cell>
          <table:table-cell table:formula="of:=[.A125]*[.B125]" office:value-type="float" office:value="1023.20850586054">
            <text:p>1023,208505860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8.16929671079051">
            <text:p>8,1692967108</text:p>
          </table:table-cell>
          <table:table-cell table:formula="of:=[.A126]*[.B126]" office:value-type="float" office:value="1029.3313855596">
            <text:p>1029,3313855596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8.15295811736893">
            <text:p>8,1529581174</text:p>
          </table:table-cell>
          <table:table-cell table:formula="of:=[.A127]*[.B127]" office:value-type="float" office:value="1035.42568090585">
            <text:p>1035,425680905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8.13665220113419">
            <text:p>8,1366522011</text:p>
          </table:table-cell>
          <table:table-cell table:formula="of:=[.A128]*[.B128]" office:value-type="float" office:value="1041.49148174518">
            <text:p>1041,4914817452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8.12037889673192">
            <text:p>8,1203788967</text:p>
          </table:table-cell>
          <table:table-cell table:formula="of:=[.A129]*[.B129]" office:value-type="float" office:value="1047.52887767842">
            <text:p>1047,5288776784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8.10413813893846">
            <text:p>8,1041381389</text:p>
          </table:table-cell>
          <table:table-cell table:formula="of:=[.A130]*[.B130]" office:value-type="float" office:value="1053.537958062">
            <text:p>1053,537958062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8.08792986266058">
            <text:p>8,0879298627</text:p>
          </table:table-cell>
          <table:table-cell table:formula="of:=[.A131]*[.B131]" office:value-type="float" office:value="1059.51881200854">
            <text:p>1059,518812008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8.07175400293526">
            <text:p>8,0717540029</text:p>
          </table:table-cell>
          <table:table-cell table:formula="of:=[.A132]*[.B132]" office:value-type="float" office:value="1065.47152838745">
            <text:p>1065,4715283875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8.05561049492939">
            <text:p>8,0556104949</text:p>
          </table:table-cell>
          <table:table-cell table:formula="of:=[.A133]*[.B133]" office:value-type="float" office:value="1071.39619582561">
            <text:p>1071,3961958256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8.03949927393953">
            <text:p>8,0394992739</text:p>
          </table:table-cell>
          <table:table-cell table:formula="of:=[.A134]*[.B134]" office:value-type="float" office:value="1077.2929027079">
            <text:p>1077,292902707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8.02342027539165">
            <text:p>8,0234202754</text:p>
          </table:table-cell>
          <table:table-cell table:formula="of:=[.A135]*[.B135]" office:value-type="float" office:value="1083.16173717787">
            <text:p>1083,1617371779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8.00737343484087">
            <text:p>8,0073734348</text:p>
          </table:table-cell>
          <table:table-cell table:formula="of:=[.A136]*[.B136]" office:value-type="float" office:value="1089.00278713836">
            <text:p>1089,0027871384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7.99135868797119">
            <text:p>7,991358688</text:p>
          </table:table-cell>
          <table:table-cell table:formula="of:=[.A137]*[.B137]" office:value-type="float" office:value="1094.81614025205">
            <text:p>1094,8161402521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7.97537597059525">
            <text:p>7,9753759706</text:p>
          </table:table-cell>
          <table:table-cell table:formula="of:=[.A138]*[.B138]" office:value-type="float" office:value="1100.60188394214">
            <text:p>1100,6018839422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7.95942521865406">
            <text:p>7,9594252187</text:p>
          </table:table-cell>
          <table:table-cell table:formula="of:=[.A139]*[.B139]" office:value-type="float" office:value="1106.36010539291">
            <text:p>1106,3601053929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.94350636821675">
            <text:p>7,9435063682</text:p>
          </table:table-cell>
          <table:table-cell table:formula="of:=[.A140]*[.B140]" office:value-type="float" office:value="1112.09089155034">
            <text:p>1112,0908915504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.92761935548031">
            <text:p>7,9276193555</text:p>
          </table:table-cell>
          <table:table-cell table:formula="of:=[.A141]*[.B141]" office:value-type="float" office:value="1117.79432912272">
            <text:p>1117,7943291227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.91176411676935">
            <text:p>7,9117641168</text:p>
          </table:table-cell>
          <table:table-cell table:formula="of:=[.A142]*[.B142]" office:value-type="float" office:value="1123.47050458125">
            <text:p>1123,4705045813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.89594058853581">
            <text:p>7,8959405885</text:p>
          </table:table-cell>
          <table:table-cell table:formula="of:=[.A143]*[.B143]" office:value-type="float" office:value="1129.11950416062">
            <text:p>1129,119504160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.88014870735874">
            <text:p>7,8801487074</text:p>
          </table:table-cell>
          <table:table-cell table:formula="of:=[.A144]*[.B144]" office:value-type="float" office:value="1134.74141385966">
            <text:p>1134,7414138597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.86438840994403">
            <text:p>7,8643884099</text:p>
          </table:table-cell>
          <table:table-cell table:formula="of:=[.A145]*[.B145]" office:value-type="float" office:value="1140.33631944188">
            <text:p>1140,3363194419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.84865963312414">
            <text:p>7,8486596331</text:p>
          </table:table-cell>
          <table:table-cell table:formula="of:=[.A146]*[.B146]" office:value-type="float" office:value="1145.90430643612">
            <text:p>1145,9043064361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.83296231385789">
            <text:p>7,8329623139</text:p>
          </table:table-cell>
          <table:table-cell table:formula="of:=[.A147]*[.B147]" office:value-type="float" office:value="1151.44546013711">
            <text:p>1151,4454601371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.81729638923017">
            <text:p>7,8172963892</text:p>
          </table:table-cell>
          <table:table-cell table:formula="of:=[.A148]*[.B148]" office:value-type="float" office:value="1156.95986560607">
            <text:p>1156,9598656061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.80166179645171">
            <text:p>7,8016617965</text:p>
          </table:table-cell>
          <table:table-cell table:formula="of:=[.A149]*[.B149]" office:value-type="float" office:value="1162.44760767131">
            <text:p>1162,447607671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.78605847285881">
            <text:p>7,7860584729</text:p>
          </table:table-cell>
          <table:table-cell table:formula="of:=[.A150]*[.B150]" office:value-type="float" office:value="1167.90877092882">
            <text:p>1167,9087709288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.77048635591309">
            <text:p>7,7704863559</text:p>
          </table:table-cell>
          <table:table-cell table:formula="of:=[.A151]*[.B151]" office:value-type="float" office:value="1173.34343974288">
            <text:p>1173,3434397429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.75494538320127">
            <text:p>7,7549453832</text:p>
          </table:table-cell>
          <table:table-cell table:formula="of:=[.A152]*[.B152]" office:value-type="float" office:value="1178.75169824659">
            <text:p>1178,751698246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.73943549243486">
            <text:p>7,7394354924</text:p>
          </table:table-cell>
          <table:table-cell table:formula="of:=[.A153]*[.B153]" office:value-type="float" office:value="1184.13363034253">
            <text:p>1184,1336303425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.72395662144999">
            <text:p>7,7239566215</text:p>
          </table:table-cell>
          <table:table-cell table:formula="of:=[.A154]*[.B154]" office:value-type="float" office:value="1189.4893197033">
            <text:p>1189,489319703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.70850870820709">
            <text:p>7,7085087082</text:p>
          </table:table-cell>
          <table:table-cell table:formula="of:=[.A155]*[.B155]" office:value-type="float" office:value="1194.8188497721">
            <text:p>1194,8188497721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.69309169079068">
            <text:p>7,6930916908</text:p>
          </table:table-cell>
          <table:table-cell table:formula="of:=[.A156]*[.B156]" office:value-type="float" office:value="1200.12230376335">
            <text:p>1200,1223037634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7.6777055074091">
            <text:p>7,6777055074</text:p>
          </table:table-cell>
          <table:table-cell table:formula="of:=[.A157]*[.B157]" office:value-type="float" office:value="1205.39976466323">
            <text:p>1205,3997646632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7.66235009639428">
            <text:p>7,6623500964</text:p>
          </table:table-cell>
          <table:table-cell table:formula="of:=[.A158]*[.B158]" office:value-type="float" office:value="1210.6513152303">
            <text:p>1210,6513152303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7.64702539620149">
            <text:p>7,6470253962</text:p>
          </table:table-cell>
          <table:table-cell table:formula="of:=[.A159]*[.B159]" office:value-type="float" office:value="1215.87703799604">
            <text:p>1215,877037996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7.63173134540909">
            <text:p>7,6317313454</text:p>
          </table:table-cell>
          <table:table-cell table:formula="of:=[.A160]*[.B160]" office:value-type="float" office:value="1221.07701526545">
            <text:p>1221,0770152655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7.61646788271827">
            <text:p>7,6164678827</text:p>
          </table:table-cell>
          <table:table-cell table:formula="of:=[.A161]*[.B161]" office:value-type="float" office:value="1226.25132911764">
            <text:p>1226,251329117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7.60123494695283">
            <text:p>7,601234947</text:p>
          </table:table-cell>
          <table:table-cell table:formula="of:=[.A162]*[.B162]" office:value-type="float" office:value="1231.40006140636">
            <text:p>1231,4000614064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7.58603247705893">
            <text:p>7,5860324771</text:p>
          </table:table-cell>
          <table:table-cell table:formula="of:=[.A163]*[.B163]" office:value-type="float" office:value="1236.52329376061">
            <text:p>1236,5232937606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7.57086041210481">
            <text:p>7,5708604121</text:p>
          </table:table-cell>
          <table:table-cell table:formula="of:=[.A164]*[.B164]" office:value-type="float" office:value="1241.62110758519">
            <text:p>1241,6211075852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7.5557186912806">
            <text:p>7,5557186913</text:p>
          </table:table-cell>
          <table:table-cell table:formula="of:=[.A165]*[.B165]" office:value-type="float" office:value="1246.6935840613">
            <text:p>1246,6935840613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7.54060725389804">
            <text:p>7,5406072539</text:p>
          </table:table-cell>
          <table:table-cell table:formula="of:=[.A166]*[.B166]" office:value-type="float" office:value="1251.74080414707">
            <text:p>1251,7408041471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7.52552603939024">
            <text:p>7,5255260394</text:p>
          </table:table-cell>
          <table:table-cell table:formula="of:=[.A167]*[.B167]" office:value-type="float" office:value="1256.76284857817">
            <text:p>1256,7628485782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7.51047498731146">
            <text:p>7,5104749873</text:p>
          </table:table-cell>
          <table:table-cell table:formula="of:=[.A168]*[.B168]" office:value-type="float" office:value="1261.75979786833">
            <text:p>1261,7597978683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7.49545403733684">
            <text:p>7,4954540373</text:p>
          </table:table-cell>
          <table:table-cell table:formula="of:=[.A169]*[.B169]" office:value-type="float" office:value="1266.73173230993">
            <text:p>1266,7317323099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7.48046312926217">
            <text:p>7,4804631293</text:p>
          </table:table-cell>
          <table:table-cell table:formula="of:=[.A170]*[.B170]" office:value-type="float" office:value="1271.67873197457">
            <text:p>1271,6787319746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7.46550220300364">
            <text:p>7,465502203</text:p>
          </table:table-cell>
          <table:table-cell table:formula="of:=[.A171]*[.B171]" office:value-type="float" office:value="1276.60087671362">
            <text:p>1276,6008767136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7.45057119859763">
            <text:p>7,4505711986</text:p>
          </table:table-cell>
          <table:table-cell table:formula="of:=[.A172]*[.B172]" office:value-type="float" office:value="1281.49824615879">
            <text:p>1281,4982461588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7.43567005620044">
            <text:p>7,4356700562</text:p>
          </table:table-cell>
          <table:table-cell table:formula="of:=[.A173]*[.B173]" office:value-type="float" office:value="1286.37091972268">
            <text:p>1286,3709197227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7.42079871608804">
            <text:p>7,4207987161</text:p>
          </table:table-cell>
          <table:table-cell table:formula="of:=[.A174]*[.B174]" office:value-type="float" office:value="1291.21897659932">
            <text:p>1291,218976599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7.40595711865586">
            <text:p>7,4059571187</text:p>
          </table:table-cell>
          <table:table-cell table:formula="of:=[.A175]*[.B175]" office:value-type="float" office:value="1296.04249576478">
            <text:p>1296,0424957648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7.39114520441855">
            <text:p>7,3911452044</text:p>
          </table:table-cell>
          <table:table-cell table:formula="of:=[.A176]*[.B176]" office:value-type="float" office:value="1300.84155597766">
            <text:p>1300,8415559777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7.37636291400971">
            <text:p>7,376362914</text:p>
          </table:table-cell>
          <table:table-cell table:formula="of:=[.A177]*[.B177]" office:value-type="float" office:value="1305.61623577972">
            <text:p>1305,6162357797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7.36161018818169">
            <text:p>7,3616101882</text:p>
          </table:table-cell>
          <table:table-cell table:formula="of:=[.A178]*[.B178]" office:value-type="float" office:value="1310.36661349634">
            <text:p>1310,3666134964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7.34688696780533">
            <text:p>7,3468869678</text:p>
          </table:table-cell>
          <table:table-cell table:formula="of:=[.A179]*[.B179]" office:value-type="float" office:value="1315.09276723715">
            <text:p>1315,0927672372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7.33219319386972">
            <text:p>7,3321931939</text:p>
          </table:table-cell>
          <table:table-cell table:formula="of:=[.A180]*[.B180]" office:value-type="float" office:value="1319.79477489655">
            <text:p>1319,7947748966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7.31752880748198">
            <text:p>7,3175288075</text:p>
          </table:table-cell>
          <table:table-cell table:formula="of:=[.A181]*[.B181]" office:value-type="float" office:value="1324.47271415424">
            <text:p>1324,4727141542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7.30289374986702">
            <text:p>7,3028937499</text:p>
          </table:table-cell>
          <table:table-cell table:formula="of:=[.A182]*[.B182]" office:value-type="float" office:value="1329.1266624758">
            <text:p>1329,1266624758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7.28828796236728">
            <text:p>7,2882879624</text:p>
          </table:table-cell>
          <table:table-cell table:formula="of:=[.A183]*[.B183]" office:value-type="float" office:value="1333.75669711321">
            <text:p>1333,7566971132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7.27371138644255">
            <text:p>7,2737113864</text:p>
          </table:table-cell>
          <table:table-cell table:formula="of:=[.A184]*[.B184]" office:value-type="float" office:value="1338.36289510543">
            <text:p>1338,3628951054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7.25916396366966">
            <text:p>7,2591639637</text:p>
          </table:table-cell>
          <table:table-cell table:formula="of:=[.A185]*[.B185]" office:value-type="float" office:value="1342.94533327889">
            <text:p>1342,9453332789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7.24464563574232">
            <text:p>7,2446456357</text:p>
          </table:table-cell>
          <table:table-cell table:formula="of:=[.A186]*[.B186]" office:value-type="float" office:value="1347.50408824807">
            <text:p>1347,5040882481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7.23015634447084">
            <text:p>7,2301563445</text:p>
          </table:table-cell>
          <table:table-cell table:formula="of:=[.A187]*[.B187]" office:value-type="float" office:value="1352.03923641605">
            <text:p>1352,0392364161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7.2156960317819">
            <text:p>7,2156960318</text:p>
          </table:table-cell>
          <table:table-cell table:formula="of:=[.A188]*[.B188]" office:value-type="float" office:value="1356.550853975">
            <text:p>1356,550853975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7.20126463971833">
            <text:p>7,2012646397</text:p>
          </table:table-cell>
          <table:table-cell table:formula="of:=[.A189]*[.B189]" office:value-type="float" office:value="1361.03901690676">
            <text:p>1361,0390169068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7.1868621104389">
            <text:p>7,1868621104</text:p>
          </table:table-cell>
          <table:table-cell table:formula="of:=[.A190]*[.B190]" office:value-type="float" office:value="1365.50380098339">
            <text:p>1365,5038009834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7.17248838621802">
            <text:p>7,1724883862</text:p>
          </table:table-cell>
          <table:table-cell table:formula="of:=[.A191]*[.B191]" office:value-type="float" office:value="1369.94528176764">
            <text:p>1369,9452817677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7.15814340944558">
            <text:p>7,1581434094</text:p>
          </table:table-cell>
          <table:table-cell table:formula="of:=[.A192]*[.B192]" office:value-type="float" office:value="1374.36353461355">
            <text:p>1374,363534613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7.14382712262669">
            <text:p>7,1438271226</text:p>
          </table:table-cell>
          <table:table-cell table:formula="of:=[.A193]*[.B193]" office:value-type="float" office:value="1378.75863466695">
            <text:p>1378,758634667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7.12953946838144">
            <text:p>7,1295394684</text:p>
          </table:table-cell>
          <table:table-cell table:formula="of:=[.A194]*[.B194]" office:value-type="float" office:value="1383.130656866">
            <text:p>1383,130656866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7.11528038944467">
            <text:p>7,1152803894</text:p>
          </table:table-cell>
          <table:table-cell table:formula="of:=[.A195]*[.B195]" office:value-type="float" office:value="1387.47967594171">
            <text:p>1387,4796759417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7.10104982866578">
            <text:p>7,1010498287</text:p>
          </table:table-cell>
          <table:table-cell table:formula="of:=[.A196]*[.B196]" office:value-type="float" office:value="1391.80576641849">
            <text:p>1391,805766418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7.08684772900845">
            <text:p>7,086847729</text:p>
          </table:table-cell>
          <table:table-cell table:formula="of:=[.A197]*[.B197]" office:value-type="float" office:value="1396.10900261467">
            <text:p>1396,1090026147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7.07267403355044">
            <text:p>7,0726740336</text:p>
          </table:table-cell>
          <table:table-cell table:formula="of:=[.A198]*[.B198]" office:value-type="float" office:value="1400.38945864299">
            <text:p>1400,389458643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7.05852868548334">
            <text:p>7,0585286855</text:p>
          </table:table-cell>
          <table:table-cell table:formula="of:=[.A199]*[.B199]" office:value-type="float" office:value="1404.64720841118">
            <text:p>1404,647208411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7.04441162811237">
            <text:p>7,0444116281</text:p>
          </table:table-cell>
          <table:table-cell table:formula="of:=[.A200]*[.B200]" office:value-type="float" office:value="1408.88232562247">
            <text:p>1408,8823256225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7.03032280485614">
            <text:p>7,0303228049</text:p>
          </table:table-cell>
          <table:table-cell table:formula="of:=[.A201]*[.B201]" office:value-type="float" office:value="1413.09488377609">
            <text:p>1413,0948837761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7.01626215924643">
            <text:p>7,0162621592</text:p>
          </table:table-cell>
          <table:table-cell table:formula="of:=[.A202]*[.B202]" office:value-type="float" office:value="1417.28495616778">
            <text:p>1417,2849561678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7.00222963492794">
            <text:p>7,0022296349</text:p>
          </table:table-cell>
          <table:table-cell table:formula="of:=[.A203]*[.B203]" office:value-type="float" office:value="1421.45261589037">
            <text:p>1421,4526158904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6.98822517565808">
            <text:p>6,9882251757</text:p>
          </table:table-cell>
          <table:table-cell table:formula="of:=[.A204]*[.B204]" office:value-type="float" office:value="1425.59793583425">
            <text:p>1425,5979358343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6.97424872530677">
            <text:p>6,9742487253</text:p>
          </table:table-cell>
          <table:table-cell table:formula="of:=[.A205]*[.B205]" office:value-type="float" office:value="1429.72098868789">
            <text:p>1429,7209886879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6.96030022785615">
            <text:p>6,9603002279</text:p>
          </table:table-cell>
          <table:table-cell table:formula="of:=[.A206]*[.B206]" office:value-type="float" office:value="1433.82184693837">
            <text:p>1433,8218469384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.94637962740044">
            <text:p>6,9463796274</text:p>
          </table:table-cell>
          <table:table-cell table:formula="of:=[.A207]*[.B207]" office:value-type="float" office:value="1437.90058287189">
            <text:p>1437,9005828719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.93248686814564">
            <text:p>6,9324868681</text:p>
          </table:table-cell>
          <table:table-cell table:formula="of:=[.A208]*[.B208]" office:value-type="float" office:value="1441.95726857429">
            <text:p>1441,9572685743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.91862189440935">
            <text:p>6,9186218944</text:p>
          </table:table-cell>
          <table:table-cell table:formula="of:=[.A209]*[.B209]" office:value-type="float" office:value="1445.99197593155">
            <text:p>1445,9919759316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.90478465062053">
            <text:p>6,9047846506</text:p>
          </table:table-cell>
          <table:table-cell table:formula="of:=[.A210]*[.B210]" office:value-type="float" office:value="1450.00477663031">
            <text:p>1450,0047766303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.89097508131929">
            <text:p>6,8909750813</text:p>
          </table:table-cell>
          <table:table-cell table:formula="of:=[.A211]*[.B211]" office:value-type="float" office:value="1453.99574215837">
            <text:p>1453,9957421584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.87719313115665">
            <text:p>6,8771931312</text:p>
          </table:table-cell>
          <table:table-cell table:formula="of:=[.A212]*[.B212]" office:value-type="float" office:value="1457.96494380521">
            <text:p>1457,9649438052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.86343874489434">
            <text:p>6,8634387449</text:p>
          </table:table-cell>
          <table:table-cell table:formula="of:=[.A213]*[.B213]" office:value-type="float" office:value="1461.91245266249">
            <text:p>1461,9124526625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.84971186740455">
            <text:p>6,8497118674</text:p>
          </table:table-cell>
          <table:table-cell table:formula="of:=[.A214]*[.B214]" office:value-type="float" office:value="1465.83833962457">
            <text:p>1465,8383396246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.83601244366974">
            <text:p>6,8360124437</text:p>
          </table:table-cell>
          <table:table-cell table:formula="of:=[.A215]*[.B215]" office:value-type="float" office:value="1469.74267538899">
            <text:p>1469,742675389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.8223404187824">
            <text:p>6,8223404188</text:p>
          </table:table-cell>
          <table:table-cell table:formula="of:=[.A216]*[.B216]" office:value-type="float" office:value="1473.625530457">
            <text:p>1473,625530457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.80869573794484">
            <text:p>6,8086957379</text:p>
          </table:table-cell>
          <table:table-cell table:formula="of:=[.A217]*[.B217]" office:value-type="float" office:value="1477.48697513403">
            <text:p>1477,486975134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.79507834646895">
            <text:p>6,7950783465</text:p>
          </table:table-cell>
          <table:table-cell table:formula="of:=[.A218]*[.B218]" office:value-type="float" office:value="1481.32707953023">
            <text:p>1481,3270795302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.78148818977601">
            <text:p>6,7814881898</text:p>
          </table:table-cell>
          <table:table-cell table:formula="of:=[.A219]*[.B219]" office:value-type="float" office:value="1485.14591356095">
            <text:p>1485,145913561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.76792521339646">
            <text:p>6,7679252134</text:p>
          </table:table-cell>
          <table:table-cell table:formula="of:=[.A220]*[.B220]" office:value-type="float" office:value="1488.94354694722">
            <text:p>1488,9435469472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.75438936296966">
            <text:p>6,754389363</text:p>
          </table:table-cell>
          <table:table-cell table:formula="of:=[.A221]*[.B221]" office:value-type="float" office:value="1492.7200492163">
            <text:p>1492,7200492163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.74088058424372">
            <text:p>6,7408805842</text:p>
          </table:table-cell>
          <table:table-cell table:formula="of:=[.A222]*[.B222]" office:value-type="float" office:value="1496.47548970211">
            <text:p>1496,4754897021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.72739882307524">
            <text:p>6,7273988231</text:p>
          </table:table-cell>
          <table:table-cell table:formula="of:=[.A223]*[.B223]" office:value-type="float" office:value="1500.20993754578">
            <text:p>1500,2099375458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.71394402542909">
            <text:p>6,7139440254</text:p>
          </table:table-cell>
          <table:table-cell table:formula="of:=[.A224]*[.B224]" office:value-type="float" office:value="1503.92346169612">
            <text:p>1503,9234616961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6.70051613737823">
            <text:p>6,7005161374</text:p>
          </table:table-cell>
          <table:table-cell table:formula="of:=[.A225]*[.B225]" office:value-type="float" office:value="1507.6161309101">
            <text:p>1507,6161309101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6.68711510510347">
            <text:p>6,6871151051</text:p>
          </table:table-cell>
          <table:table-cell table:formula="of:=[.A226]*[.B226]" office:value-type="float" office:value="1511.28801375338">
            <text:p>1511,2880137534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6.67374087489327">
            <text:p>6,6737408749</text:p>
          </table:table-cell>
          <table:table-cell table:formula="of:=[.A227]*[.B227]" office:value-type="float" office:value="1514.93917860077">
            <text:p>1514,9391786008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6.66039339314348">
            <text:p>6,6603933931</text:p>
          </table:table-cell>
          <table:table-cell table:formula="of:=[.A228]*[.B228]" office:value-type="float" office:value="1518.56969363671">
            <text:p>1518,5696936367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6.64707260635719">
            <text:p>6,6470726064</text:p>
          </table:table-cell>
          <table:table-cell table:formula="of:=[.A229]*[.B229]" office:value-type="float" office:value="1522.1796268558">
            <text:p>1522,1796268558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6.63377846114448">
            <text:p>6,6337784611</text:p>
          </table:table-cell>
          <table:table-cell table:formula="of:=[.A230]*[.B230]" office:value-type="float" office:value="1525.76904606323">
            <text:p>1525,7690460632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6.62051090422219">
            <text:p>6,6205109042</text:p>
          </table:table-cell>
          <table:table-cell table:formula="of:=[.A231]*[.B231]" office:value-type="float" office:value="1529.33801887533">
            <text:p>1529,3380188753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6.60726988241374">
            <text:p>6,6072698824</text:p>
          </table:table-cell>
          <table:table-cell table:formula="of:=[.A232]*[.B232]" office:value-type="float" office:value="1532.88661271999">
            <text:p>1532,88661272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6.59405534264892">
            <text:p>6,5940553426</text:p>
          </table:table-cell>
          <table:table-cell table:formula="of:=[.A233]*[.B233]" office:value-type="float" office:value="1536.4148948372">
            <text:p>1536,4148948372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6.58086723196362">
            <text:p>6,580867232</text:p>
          </table:table-cell>
          <table:table-cell table:formula="of:=[.A234]*[.B234]" office:value-type="float" office:value="1539.92293227949">
            <text:p>1539,9229322795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6.56770549749969">
            <text:p>6,5677054975</text:p>
          </table:table-cell>
          <table:table-cell table:formula="of:=[.A235]*[.B235]" office:value-type="float" office:value="1543.41079191243">
            <text:p>1543,4107919124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6.55457008650469">
            <text:p>6,5545700865</text:p>
          </table:table-cell>
          <table:table-cell table:formula="of:=[.A236]*[.B236]" office:value-type="float" office:value="1546.87854041511">
            <text:p>1546,8785404151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6.54146094633168">
            <text:p>6,5414609463</text:p>
          </table:table-cell>
          <table:table-cell table:formula="of:=[.A237]*[.B237]" office:value-type="float" office:value="1550.32624428061">
            <text:p>1550,3262442806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6.52837802443902">
            <text:p>6,5283780244</text:p>
          </table:table-cell>
          <table:table-cell table:formula="of:=[.A238]*[.B238]" office:value-type="float" office:value="1553.75396981649">
            <text:p>1553,7539698165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6.51532126839014">
            <text:p>6,5153212684</text:p>
          </table:table-cell>
          <table:table-cell table:formula="of:=[.A239]*[.B239]" office:value-type="float" office:value="1557.16178314524">
            <text:p>1557,1617831453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6.50229062585336">
            <text:p>6,5022906259</text:p>
          </table:table-cell>
          <table:table-cell table:formula="of:=[.A240]*[.B240]" office:value-type="float" office:value="1560.54975020481">
            <text:p>1560,5497502048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6.48928604460166">
            <text:p>6,4892860446</text:p>
          </table:table-cell>
          <table:table-cell table:formula="of:=[.A241]*[.B241]" office:value-type="float" office:value="1563.917936749">
            <text:p>1563,917936749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6.47630747251245">
            <text:p>6,4763074725</text:p>
          </table:table-cell>
          <table:table-cell table:formula="of:=[.A242]*[.B242]" office:value-type="float" office:value="1567.26640834801">
            <text:p>1567,266408348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6.46335485756743">
            <text:p>6,4633548576</text:p>
          </table:table-cell>
          <table:table-cell table:formula="of:=[.A243]*[.B243]" office:value-type="float" office:value="1570.59523038888">
            <text:p>1570,5952303889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6.45042814785229">
            <text:p>6,4504281479</text:p>
          </table:table-cell>
          <table:table-cell table:formula="of:=[.A244]*[.B244]" office:value-type="float" office:value="1573.90446807596">
            <text:p>1573,904468076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6.43752729155659">
            <text:p>6,4375272916</text:p>
          </table:table-cell>
          <table:table-cell table:formula="of:=[.A245]*[.B245]" office:value-type="float" office:value="1577.19418643136">
            <text:p>1577,1941864314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6.42465223697347">
            <text:p>6,424652237</text:p>
          </table:table-cell>
          <table:table-cell table:formula="of:=[.A246]*[.B246]" office:value-type="float" office:value="1580.46445029547">
            <text:p>1580,4644502955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6.41180293249953">
            <text:p>6,4118029325</text:p>
          </table:table-cell>
          <table:table-cell table:formula="of:=[.A247]*[.B247]" office:value-type="float" office:value="1583.71532432738">
            <text:p>1583,7153243274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6.39897932663453">
            <text:p>6,3989793266</text:p>
          </table:table-cell>
          <table:table-cell table:formula="of:=[.A248]*[.B248]" office:value-type="float" office:value="1586.94687300536">
            <text:p>1586,946873005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6.38618136798126">
            <text:p>6,386181368</text:p>
          </table:table-cell>
          <table:table-cell table:formula="of:=[.A249]*[.B249]" office:value-type="float" office:value="1590.15916062733">
            <text:p>1590,1591606273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6.3734090052453">
            <text:p>6,3734090052</text:p>
          </table:table-cell>
          <table:table-cell table:formula="of:=[.A250]*[.B250]" office:value-type="float" office:value="1593.35225131132">
            <text:p>1593,352251311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6.36066218723481">
            <text:p>6,3606621872</text:p>
          </table:table-cell>
          <table:table-cell table:formula="of:=[.A251]*[.B251]" office:value-type="float" office:value="1596.52620899594">
            <text:p>1596,5262089959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6.34794086286034">
            <text:p>6,3479408629</text:p>
          </table:table-cell>
          <table:table-cell table:formula="of:=[.A252]*[.B252]" office:value-type="float" office:value="1599.68109744081">
            <text:p>1599,6810974408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6.33524498113462">
            <text:p>6,3352449811</text:p>
          </table:table-cell>
          <table:table-cell table:formula="of:=[.A253]*[.B253]" office:value-type="float" office:value="1602.81698022706">
            <text:p>1602,8169802271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6.32257449117235">
            <text:p>6,3225744912</text:p>
          </table:table-cell>
          <table:table-cell table:formula="of:=[.A254]*[.B254]" office:value-type="float" office:value="1605.93392075778">
            <text:p>1605,9339207578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6.30992934219">
            <text:p>6,3099293422</text:p>
          </table:table-cell>
          <table:table-cell table:formula="of:=[.A255]*[.B255]" office:value-type="float" office:value="1609.03198225845">
            <text:p>1609,031982258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6.29730948350562">
            <text:p>6,2973094835</text:p>
          </table:table-cell>
          <table:table-cell table:formula="of:=[.A256]*[.B256]" office:value-type="float" office:value="1612.11122777744">
            <text:p>1612,1112277774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6.28471486453861">
            <text:p>6,2847148645</text:p>
          </table:table-cell>
          <table:table-cell table:formula="of:=[.A257]*[.B257]" office:value-type="float" office:value="1615.17172018642">
            <text:p>1615,1717201864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6.27214543480954">
            <text:p>6,2721454348</text:p>
          </table:table-cell>
          <table:table-cell table:formula="of:=[.A258]*[.B258]" office:value-type="float" office:value="1618.21352218086">
            <text:p>1618,2135221809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6.25960114393992">
            <text:p>6,2596011439</text:p>
          </table:table-cell>
          <table:table-cell table:formula="of:=[.A259]*[.B259]" office:value-type="float" office:value="1621.23669628044">
            <text:p>1621,2366962804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6.24708194165204">
            <text:p>6,2470819417</text:p>
          </table:table-cell>
          <table:table-cell table:formula="of:=[.A260]*[.B260]" office:value-type="float" office:value="1624.24130482953">
            <text:p>1624,2413048295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6.23458777776873">
            <text:p>6,2345877778</text:p>
          </table:table-cell>
          <table:table-cell table:formula="of:=[.A261]*[.B261]" office:value-type="float" office:value="1627.22740999764">
            <text:p>1627,2274099976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6.22211860221319">
            <text:p>6,2221186022</text:p>
          </table:table-cell>
          <table:table-cell table:formula="of:=[.A262]*[.B262]" office:value-type="float" office:value="1630.19507377986">
            <text:p>1630,1950737799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6.20967436500877">
            <text:p>6,209674365</text:p>
          </table:table-cell>
          <table:table-cell table:formula="of:=[.A263]*[.B263]" office:value-type="float" office:value="1633.14435799731">
            <text:p>1633,1443579973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6.19725501627875">
            <text:p>6,1972550163</text:p>
          </table:table-cell>
          <table:table-cell table:formula="of:=[.A264]*[.B264]" office:value-type="float" office:value="1636.07532429759">
            <text:p>1636,0753242976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6.18486050624619">
            <text:p>6,1848605062</text:p>
          </table:table-cell>
          <table:table-cell table:formula="of:=[.A265]*[.B265]" office:value-type="float" office:value="1638.98803415524">
            <text:p>1638,9880341553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6.1724907852337">
            <text:p>6,1724907852</text:p>
          </table:table-cell>
          <table:table-cell table:formula="of:=[.A266]*[.B266]" office:value-type="float" office:value="1641.88254887216">
            <text:p>1641,8825488722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6.16014580366323">
            <text:p>6,1601458037</text:p>
          </table:table-cell>
          <table:table-cell table:formula="of:=[.A267]*[.B267]" office:value-type="float" office:value="1644.75892957808">
            <text:p>1644,7589295781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6.14782551205591">
            <text:p>6,1478255121</text:p>
          </table:table-cell>
          <table:table-cell table:formula="of:=[.A268]*[.B268]" office:value-type="float" office:value="1647.61723723098">
            <text:p>1647,617237231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6.1355298610318">
            <text:p>6,135529861</text:p>
          </table:table-cell>
          <table:table-cell table:formula="of:=[.A269]*[.B269]" office:value-type="float" office:value="1650.45753261755">
            <text:p>1650,4575326176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6.12325880130973">
            <text:p>6,1232588013</text:p>
          </table:table-cell>
          <table:table-cell table:formula="of:=[.A270]*[.B270]" office:value-type="float" office:value="1653.27987635363">
            <text:p>1653,2798763536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6.11101228370711">
            <text:p>6,1110122837</text:p>
          </table:table-cell>
          <table:table-cell table:formula="of:=[.A271]*[.B271]" office:value-type="float" office:value="1656.08432888463">
            <text:p>1656,0843288846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6.0987902591397">
            <text:p>6,0987902591</text:p>
          </table:table-cell>
          <table:table-cell table:formula="of:=[.A272]*[.B272]" office:value-type="float" office:value="1658.870950486">
            <text:p>1658,87095048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6.08659267862142">
            <text:p>6,0865926786</text:p>
          </table:table-cell>
          <table:table-cell table:formula="of:=[.A273]*[.B273]" office:value-type="float" office:value="1661.63980126365">
            <text:p>1661,6398012637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6.07441949326418">
            <text:p>6,0744194933</text:p>
          </table:table-cell>
          <table:table-cell table:formula="of:=[.A274]*[.B274]" office:value-type="float" office:value="1664.39094115438">
            <text:p>1664,3909411544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6.06227065427765">
            <text:p>6,0622706543</text:p>
          </table:table-cell>
          <table:table-cell table:formula="of:=[.A275]*[.B275]" office:value-type="float" office:value="1667.12442992635">
            <text:p>1667,1244299264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6.05014611296909">
            <text:p>6,050146113</text:p>
          </table:table-cell>
          <table:table-cell table:formula="of:=[.A276]*[.B276]" office:value-type="float" office:value="1669.84032717947">
            <text:p>1669,8403271795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6.03804582074315">
            <text:p>6,0380458207</text:p>
          </table:table-cell>
          <table:table-cell table:formula="of:=[.A277]*[.B277]" office:value-type="float" office:value="1672.53869234585">
            <text:p>1672,5386923459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6.02596972910167">
            <text:p>6,0259697291</text:p>
          </table:table-cell>
          <table:table-cell table:formula="of:=[.A278]*[.B278]" office:value-type="float" office:value="1675.21958469026">
            <text:p>1675,2195846903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6.01391778964346">
            <text:p>6,0139177896</text:p>
          </table:table-cell>
          <table:table-cell table:formula="of:=[.A279]*[.B279]" office:value-type="float" office:value="1677.88306331053">
            <text:p>1677,8830633105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6.00188995406418">
            <text:p>6,0018899541</text:p>
          </table:table-cell>
          <table:table-cell table:formula="of:=[.A280]*[.B280]" office:value-type="float" office:value="1680.52918713797">
            <text:p>1680,529187138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.98988617415605">
            <text:p>5,9898861742</text:p>
          </table:table-cell>
          <table:table-cell table:formula="of:=[.A281]*[.B281]" office:value-type="float" office:value="1683.15801493785">
            <text:p>1683,1580149379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5.97790640180774">
            <text:p>5,9779064018</text:p>
          </table:table-cell>
          <table:table-cell table:formula="of:=[.A282]*[.B282]" office:value-type="float" office:value="1685.76960530978">
            <text:p>1685,7696053098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5.96595058900412">
            <text:p>5,965950589</text:p>
          </table:table-cell>
          <table:table-cell table:formula="of:=[.A283]*[.B283]" office:value-type="float" office:value="1688.36401668817">
            <text:p>1688,3640166882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.95401868782611">
            <text:p>5,9540186878</text:p>
          </table:table-cell>
          <table:table-cell table:formula="of:=[.A284]*[.B284]" office:value-type="float" office:value="1690.94130734262">
            <text:p>1690,9413073426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.94211065045046">
            <text:p>5,9421106505</text:p>
          </table:table-cell>
          <table:table-cell table:formula="of:=[.A285]*[.B285]" office:value-type="float" office:value="1693.50153537838">
            <text:p>1693,5015353784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.93022642914956">
            <text:p>5,9302264291</text:p>
          </table:table-cell>
          <table:table-cell table:formula="of:=[.A286]*[.B286]" office:value-type="float" office:value="1696.04475873677">
            <text:p>1696,0447587368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.91836597629126">
            <text:p>5,9183659763</text:p>
          </table:table-cell>
          <table:table-cell table:formula="of:=[.A287]*[.B287]" office:value-type="float" office:value="1698.57103519559">
            <text:p>1698,571035195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.90652924433868">
            <text:p>5,9065292443</text:p>
          </table:table-cell>
          <table:table-cell table:formula="of:=[.A288]*[.B288]" office:value-type="float" office:value="1701.08042236954">
            <text:p>1701,0804223695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.89471618585">
            <text:p>5,8947161859</text:p>
          </table:table-cell>
          <table:table-cell table:formula="of:=[.A289]*[.B289]" office:value-type="float" office:value="1703.57297771065">
            <text:p>1703,5729777107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.8829267534783">
            <text:p>5,8829267535</text:p>
          </table:table-cell>
          <table:table-cell table:formula="of:=[.A290]*[.B290]" office:value-type="float" office:value="1706.04875850871">
            <text:p>1706,0487585087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.87116089997135">
            <text:p>5,8711609</text:p>
          </table:table-cell>
          <table:table-cell table:formula="of:=[.A291]*[.B291]" office:value-type="float" office:value="1708.50782189166">
            <text:p>1708,5078218917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.8594185781714">
            <text:p>5,8594185782</text:p>
          </table:table-cell>
          <table:table-cell table:formula="of:=[.A292]*[.B292]" office:value-type="float" office:value="1710.95022482605">
            <text:p>1710,9502248261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.84769974101506">
            <text:p>5,847699741</text:p>
          </table:table-cell>
          <table:table-cell table:formula="of:=[.A293]*[.B293]" office:value-type="float" office:value="1713.37602411741">
            <text:p>1713,3760241174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.83600434153303">
            <text:p>5,8360043415</text:p>
          </table:table-cell>
          <table:table-cell table:formula="of:=[.A294]*[.B294]" office:value-type="float" office:value="1715.78527641071">
            <text:p>1715,7852764107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.82433233284996">
            <text:p>5,8243323328</text:p>
          </table:table-cell>
          <table:table-cell table:formula="of:=[.A295]*[.B295]" office:value-type="float" office:value="1718.17803819074">
            <text:p>1718,1780381907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.81268366818426">
            <text:p>5,8126836682</text:p>
          </table:table-cell>
          <table:table-cell table:formula="of:=[.A296]*[.B296]" office:value-type="float" office:value="1720.55436578254">
            <text:p>1720,5543657826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.8010583008479">
            <text:p>5,8010583008</text:p>
          </table:table-cell>
          <table:table-cell table:formula="of:=[.A297]*[.B297]" office:value-type="float" office:value="1722.91431535183">
            <text:p>1722,914315351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.7894561842462">
            <text:p>5,7894561842</text:p>
          </table:table-cell>
          <table:table-cell table:formula="of:=[.A298]*[.B298]" office:value-type="float" office:value="1725.25794290537">
            <text:p>1725,2579429054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.77787727187771">
            <text:p>5,7778772719</text:p>
          </table:table-cell>
          <table:table-cell table:formula="of:=[.A299]*[.B299]" office:value-type="float" office:value="1727.58530429143">
            <text:p>1727,5853042914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.76632151733395">
            <text:p>5,7663215173</text:p>
          </table:table-cell>
          <table:table-cell table:formula="of:=[.A300]*[.B300]" office:value-type="float" office:value="1729.89645520019">
            <text:p>1729,8964552002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.75478887429928">
            <text:p>5,7547888743</text:p>
          </table:table-cell>
          <table:table-cell table:formula="of:=[.A301]*[.B301]" office:value-type="float" office:value="1732.19145116408">
            <text:p>1732,1914511641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.74327929655069">
            <text:p>5,7432792966</text:p>
          </table:table-cell>
          <table:table-cell table:formula="of:=[.A302]*[.B302]" office:value-type="float" office:value="1734.47034755831">
            <text:p>1734,4703475583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.73179273795758">
            <text:p>5,731792738</text:p>
          </table:table-cell>
          <table:table-cell table:formula="of:=[.A303]*[.B303]" office:value-type="float" office:value="1736.73319960115">
            <text:p>1736,7331996012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.72032915248167">
            <text:p>5,7203291525</text:p>
          </table:table-cell>
          <table:table-cell table:formula="of:=[.A304]*[.B304]" office:value-type="float" office:value="1738.98006235443">
            <text:p>1738,9800623544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.70888849417671">
            <text:p>5,7088884942</text:p>
          </table:table-cell>
          <table:table-cell table:formula="of:=[.A305]*[.B305]" office:value-type="float" office:value="1741.2109907239">
            <text:p>1741,2109907239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.69747071718835">
            <text:p>5,6974707172</text:p>
          </table:table-cell>
          <table:table-cell table:formula="of:=[.A306]*[.B306]" office:value-type="float" office:value="1743.42603945964">
            <text:p>1743,4260394596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.68607577575397">
            <text:p>5,6860757758</text:p>
          </table:table-cell>
          <table:table-cell table:formula="of:=[.A307]*[.B307]" office:value-type="float" office:value="1745.62526315647">
            <text:p>1745,6252631565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.67470362420247">
            <text:p>5,6747036242</text:p>
          </table:table-cell>
          <table:table-cell table:formula="of:=[.A308]*[.B308]" office:value-type="float" office:value="1747.80871625436">
            <text:p>1747,8087162544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.66335421695406">
            <text:p>5,663354217</text:p>
          </table:table-cell>
          <table:table-cell table:formula="of:=[.A309]*[.B309]" office:value-type="float" office:value="1749.97645303881">
            <text:p>1749,9764530388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.65202750852015">
            <text:p>5,6520275085</text:p>
          </table:table-cell>
          <table:table-cell table:formula="of:=[.A310]*[.B310]" office:value-type="float" office:value="1752.12852764125">
            <text:p>1752,1285276413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.64072345350311">
            <text:p>5,6407234535</text:p>
          </table:table-cell>
          <table:table-cell table:formula="of:=[.A311]*[.B311]" office:value-type="float" office:value="1754.26499403947">
            <text:p>1754,2649940395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.62944200659611">
            <text:p>5,6294420066</text:p>
          </table:table-cell>
          <table:table-cell table:formula="of:=[.A312]*[.B312]" office:value-type="float" office:value="1756.38590605799">
            <text:p>1756,385906058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.61818312258291">
            <text:p>5,6181831226</text:p>
          </table:table-cell>
          <table:table-cell table:formula="of:=[.A313]*[.B313]" office:value-type="float" office:value="1758.49131736845">
            <text:p>1758,4913173685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.60694675633775">
            <text:p>5,6069467563</text:p>
          </table:table-cell>
          <table:table-cell table:formula="of:=[.A314]*[.B314]" office:value-type="float" office:value="1760.58128149005">
            <text:p>1760,5812814901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.59573286282507">
            <text:p>5,5957328628</text:p>
          </table:table-cell>
          <table:table-cell table:formula="of:=[.A315]*[.B315]" office:value-type="float" office:value="1762.6558517899">
            <text:p>1762,6558517899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5.58454139709942">
            <text:p>5,5845413971</text:p>
          </table:table-cell>
          <table:table-cell table:formula="of:=[.A316]*[.B316]" office:value-type="float" office:value="1764.71508148342">
            <text:p>1764,7150814834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5.57337231430522">
            <text:p>5,5733723143</text:p>
          </table:table-cell>
          <table:table-cell table:formula="of:=[.A317]*[.B317]" office:value-type="float" office:value="1766.75902363476">
            <text:p>1766,7590236348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5.56222556967661">
            <text:p>5,5622255697</text:p>
          </table:table-cell>
          <table:table-cell table:formula="of:=[.A318]*[.B318]" office:value-type="float" office:value="1768.78773115716">
            <text:p>1768,7877311572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5.55110111853726">
            <text:p>5,5511011185</text:p>
          </table:table-cell>
          <table:table-cell table:formula="of:=[.A319]*[.B319]" office:value-type="float" office:value="1770.80125681339">
            <text:p>1770,8012568134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5.53999891630019">
            <text:p>5,5399989163</text:p>
          </table:table-cell>
          <table:table-cell table:formula="of:=[.A320]*[.B320]" office:value-type="float" office:value="1772.79965321606">
            <text:p>1772,7996532161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5.52891891846759">
            <text:p>5,5289189185</text:p>
          </table:table-cell>
          <table:table-cell table:formula="of:=[.A321]*[.B321]" office:value-type="float" office:value="1774.7829728281">
            <text:p>1774,7829728281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5.51786108063065">
            <text:p>5,5178610806</text:p>
          </table:table-cell>
          <table:table-cell table:formula="of:=[.A322]*[.B322]" office:value-type="float" office:value="1776.75126796307">
            <text:p>1776,7512679631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5.50682535846939">
            <text:p>5,5068253585</text:p>
          </table:table-cell>
          <table:table-cell table:formula="of:=[.A323]*[.B323]" office:value-type="float" office:value="1778.70459078561">
            <text:p>1778,7045907856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5.49581170775245">
            <text:p>5,4958117078</text:p>
          </table:table-cell>
          <table:table-cell table:formula="of:=[.A324]*[.B324]" office:value-type="float" office:value="1780.64299331179">
            <text:p>1780,6429933118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5.48482008433695">
            <text:p>5,4848200843</text:p>
          </table:table-cell>
          <table:table-cell table:formula="of:=[.A325]*[.B325]" office:value-type="float" office:value="1782.56652740951">
            <text:p>1782,5665274095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5.47385044416827">
            <text:p>5,4738504442</text:p>
          </table:table-cell>
          <table:table-cell table:formula="of:=[.A326]*[.B326]" office:value-type="float" office:value="1784.47524479886">
            <text:p>1784,4752447989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5.46290274327994">
            <text:p>5,4629027433</text:p>
          </table:table-cell>
          <table:table-cell table:formula="of:=[.A327]*[.B327]" office:value-type="float" office:value="1786.36919705254">
            <text:p>1786,3691970525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5.45197693779338">
            <text:p>5,4519769378</text:p>
          </table:table-cell>
          <table:table-cell table:formula="of:=[.A328]*[.B328]" office:value-type="float" office:value="1788.24843559623">
            <text:p>1788,2484355962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5.44107298391779">
            <text:p>5,4410729839</text:p>
          </table:table-cell>
          <table:table-cell table:formula="of:=[.A329]*[.B329]" office:value-type="float" office:value="1790.11301170895">
            <text:p>1790,113011709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5.43019083794995">
            <text:p>5,4301908379</text:p>
          </table:table-cell>
          <table:table-cell table:formula="of:=[.A330]*[.B330]" office:value-type="float" office:value="1791.96297652349">
            <text:p>1791,9629765235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5.41933045627405">
            <text:p>5,4193304563</text:p>
          </table:table-cell>
          <table:table-cell table:formula="of:=[.A331]*[.B331]" office:value-type="float" office:value="1793.79838102671">
            <text:p>1793,7983810267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5.40849179536151">
            <text:p>5,4084917954</text:p>
          </table:table-cell>
          <table:table-cell table:formula="of:=[.A332]*[.B332]" office:value-type="float" office:value="1795.61927606002">
            <text:p>1795,61927606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5.39767481177078">
            <text:p>5,3976748118</text:p>
          </table:table-cell>
          <table:table-cell table:formula="of:=[.A333]*[.B333]" office:value-type="float" office:value="1797.42571231967">
            <text:p>1797,4257123197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5.38687946214724">
            <text:p>5,3868794621</text:p>
          </table:table-cell>
          <table:table-cell table:formula="of:=[.A334]*[.B334]" office:value-type="float" office:value="1799.21774035718">
            <text:p>1799,2177403572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5.37610570322295">
            <text:p>5,3761057032</text:p>
          </table:table-cell>
          <table:table-cell table:formula="of:=[.A335]*[.B335]" office:value-type="float" office:value="1800.99541057969">
            <text:p>1800,9954105797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5.3653534918165">
            <text:p>5,3653534918</text:p>
          </table:table-cell>
          <table:table-cell table:formula="of:=[.A336]*[.B336]" office:value-type="float" office:value="1802.75877325034">
            <text:p>1802,7587732504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5.35462278483287">
            <text:p>5,3546227848</text:p>
          </table:table-cell>
          <table:table-cell table:formula="of:=[.A337]*[.B337]" office:value-type="float" office:value="1804.50787848868">
            <text:p>1804,5078784887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5.3439135392632">
            <text:p>5,3439135393</text:p>
          </table:table-cell>
          <table:table-cell table:formula="of:=[.A338]*[.B338]" office:value-type="float" office:value="1806.24277627096">
            <text:p>1806,242776271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5.33322571218468">
            <text:p>5,3332257122</text:p>
          </table:table-cell>
          <table:table-cell table:formula="of:=[.A339]*[.B339]" office:value-type="float" office:value="1807.96351643061">
            <text:p>1807,9635164306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5.32255926076031">
            <text:p>5,3225592608</text:p>
          </table:table-cell>
          <table:table-cell table:formula="of:=[.A340]*[.B340]" office:value-type="float" office:value="1809.6701486585">
            <text:p>1809,6701486585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5.31191414223879">
            <text:p>5,3119141422</text:p>
          </table:table-cell>
          <table:table-cell table:formula="of:=[.A341]*[.B341]" office:value-type="float" office:value="1811.36272250343">
            <text:p>1811,3627225034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5.30129031395431">
            <text:p>5,301290314</text:p>
          </table:table-cell>
          <table:table-cell table:formula="of:=[.A342]*[.B342]" office:value-type="float" office:value="1813.04128737237">
            <text:p>1813,0412873724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5.2906877333264">
            <text:p>5,2906877333</text:p>
          </table:table-cell>
          <table:table-cell table:formula="of:=[.A343]*[.B343]" office:value-type="float" office:value="1814.70589253096">
            <text:p>1814,705892531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5.28010635785975">
            <text:p>5,2801063579</text:p>
          </table:table-cell>
          <table:table-cell table:formula="of:=[.A344]*[.B344]" office:value-type="float" office:value="1816.35658710375">
            <text:p>1816,3565871038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5.26954614514403">
            <text:p>5,2695461451</text:p>
          </table:table-cell>
          <table:table-cell table:formula="of:=[.A345]*[.B345]" office:value-type="float" office:value="1817.99342007469">
            <text:p>1817,9934200747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5.25900705285374">
            <text:p>5,2590070529</text:p>
          </table:table-cell>
          <table:table-cell table:formula="of:=[.A346]*[.B346]" office:value-type="float" office:value="1819.61644028739">
            <text:p>1819,6164402874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5.24848903874803">
            <text:p>5,2484890387</text:p>
          </table:table-cell>
          <table:table-cell table:formula="of:=[.A347]*[.B347]" office:value-type="float" office:value="1821.22569644557">
            <text:p>1821,2256964456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5.23799206067054">
            <text:p>5,2379920607</text:p>
          </table:table-cell>
          <table:table-cell table:formula="of:=[.A348]*[.B348]" office:value-type="float" office:value="1822.82123711335">
            <text:p>1822,821237113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5.2275160765492">
            <text:p>5,2275160765</text:p>
          </table:table-cell>
          <table:table-cell table:formula="of:=[.A349]*[.B349]" office:value-type="float" office:value="1824.40311071567">
            <text:p>1824,4031107157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5.2170610443961">
            <text:p>5,2170610444</text:p>
          </table:table-cell>
          <table:table-cell table:formula="of:=[.A350]*[.B350]" office:value-type="float" office:value="1825.97136553863">
            <text:p>1825,9713655386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5.2066269223073">
            <text:p>5,2066269223</text:p>
          </table:table-cell>
          <table:table-cell table:formula="of:=[.A351]*[.B351]" office:value-type="float" office:value="1827.52604972986">
            <text:p>1827,5260497299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5.19621366846269">
            <text:p>5,1962136685</text:p>
          </table:table-cell>
          <table:table-cell table:formula="of:=[.A352]*[.B352]" office:value-type="float" office:value="1829.06721129887">
            <text:p>1829,0672112989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5.18582124112576">
            <text:p>5,1858212411</text:p>
          </table:table-cell>
          <table:table-cell table:formula="of:=[.A353]*[.B353]" office:value-type="float" office:value="1830.5948981174">
            <text:p>1830,5948981174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5.17544959864351">
            <text:p>5,1754495986</text:p>
          </table:table-cell>
          <table:table-cell table:formula="of:=[.A354]*[.B354]" office:value-type="float" office:value="1832.1091579198">
            <text:p>1832,1091579198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5.16509869944623">
            <text:p>5,1650986994</text:p>
          </table:table-cell>
          <table:table-cell table:formula="of:=[.A355]*[.B355]" office:value-type="float" office:value="1833.61003830341">
            <text:p>1833,6100383034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5.15476850204733">
            <text:p>5,154768502</text:p>
          </table:table-cell>
          <table:table-cell table:formula="of:=[.A356]*[.B356]" office:value-type="float" office:value="1835.09758672885">
            <text:p>1835,0975867289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5.14445896504324">
            <text:p>5,144458965</text:p>
          </table:table-cell>
          <table:table-cell table:formula="of:=[.A357]*[.B357]" office:value-type="float" office:value="1836.57185052044">
            <text:p>1836,5718505204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5.13417004711315">
            <text:p>5,1341700471</text:p>
          </table:table-cell>
          <table:table-cell table:formula="of:=[.A358]*[.B358]" office:value-type="float" office:value="1838.03287686651">
            <text:p>1838,0328768665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5.12390170701893">
            <text:p>5,123901707</text:p>
          </table:table-cell>
          <table:table-cell table:formula="of:=[.A359]*[.B359]" office:value-type="float" office:value="1839.48071281979">
            <text:p>1839,4807128198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5.11365390360489">
            <text:p>5,1136539036</text:p>
          </table:table-cell>
          <table:table-cell table:formula="of:=[.A360]*[.B360]" office:value-type="float" office:value="1840.91540529776">
            <text:p>1840,9154052978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5.10342659579768">
            <text:p>5,1034265958</text:p>
          </table:table-cell>
          <table:table-cell table:formula="of:=[.A361]*[.B361]" office:value-type="float" office:value="1842.33700108296">
            <text:p>1842,337001083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5.09321974260608">
            <text:p>5,0932197426</text:p>
          </table:table-cell>
          <table:table-cell table:formula="of:=[.A362]*[.B362]" office:value-type="float" office:value="1843.7455468234">
            <text:p>1843,7455468234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5.08303330312087">
            <text:p>5,0830333031</text:p>
          </table:table-cell>
          <table:table-cell table:formula="of:=[.A363]*[.B363]" office:value-type="float" office:value="1845.14108903288">
            <text:p>1845,1410890329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5.07286723651463">
            <text:p>5,0728672365</text:p>
          </table:table-cell>
          <table:table-cell table:formula="of:=[.A364]*[.B364]" office:value-type="float" office:value="1846.52367409132">
            <text:p>1846,5236740913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5.0627215020416">
            <text:p>5,062721502</text:p>
          </table:table-cell>
          <table:table-cell table:formula="of:=[.A365]*[.B365]" office:value-type="float" office:value="1847.89334824518">
            <text:p>1847,8933482452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5.05259605903752">
            <text:p>5,052596059</text:p>
          </table:table-cell>
          <table:table-cell table:formula="of:=[.A366]*[.B366]" office:value-type="float" office:value="1849.25015760773">
            <text:p>1849,2501576077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5.04249086691944">
            <text:p>5,0424908669</text:p>
          </table:table-cell>
          <table:table-cell table:formula="of:=[.A367]*[.B367]" office:value-type="float" office:value="1850.59414815943">
            <text:p>1850,5941481594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5.0324058851856">
            <text:p>5,0324058852</text:p>
          </table:table-cell>
          <table:table-cell table:formula="of:=[.A368]*[.B368]" office:value-type="float" office:value="1851.9253657483">
            <text:p>1851,9253657483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5.02234107341523">
            <text:p>5,0223410734</text:p>
          </table:table-cell>
          <table:table-cell table:formula="of:=[.A369]*[.B369]" office:value-type="float" office:value="1853.24385609022">
            <text:p>1853,2438560902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5.0122963912684">
            <text:p>5,0122963913</text:p>
          </table:table-cell>
          <table:table-cell table:formula="of:=[.A370]*[.B370]" office:value-type="float" office:value="1854.54966476931">
            <text:p>1854,5496647693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5.00227179848586">
            <text:p>5,0022717985</text:p>
          </table:table-cell>
          <table:table-cell table:formula="of:=[.A371]*[.B371]" office:value-type="float" office:value="1855.84283723826">
            <text:p>1855,8428372383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4.99226725488889">
            <text:p>4,9922672549</text:p>
          </table:table-cell>
          <table:table-cell table:formula="of:=[.A372]*[.B372]" office:value-type="float" office:value="1857.12341881867">
            <text:p>1857,1234188187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4.98228272037911">
            <text:p>4,9822827204</text:p>
          </table:table-cell>
          <table:table-cell table:formula="of:=[.A373]*[.B373]" office:value-type="float" office:value="1858.39145470141">
            <text:p>1858,3914547014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4.97231815493836">
            <text:p>4,9723181549</text:p>
          </table:table-cell>
          <table:table-cell table:formula="of:=[.A374]*[.B374]" office:value-type="float" office:value="1859.64698994695">
            <text:p>1859,646989947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.96237351862848">
            <text:p>4,9623735186</text:p>
          </table:table-cell>
          <table:table-cell table:formula="of:=[.A375]*[.B375]" office:value-type="float" office:value="1860.89006948568">
            <text:p>1860,8900694857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.95244877159122">
            <text:p>4,9524487716</text:p>
          </table:table-cell>
          <table:table-cell table:formula="of:=[.A376]*[.B376]" office:value-type="float" office:value="1862.1207381183">
            <text:p>1862,1207381183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.94254387404804">
            <text:p>4,942543874</text:p>
          </table:table-cell>
          <table:table-cell table:formula="of:=[.A377]*[.B377]" office:value-type="float" office:value="1863.33904051611">
            <text:p>1863,3390405161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.93265878629994">
            <text:p>4,9326587863</text:p>
          </table:table-cell>
          <table:table-cell table:formula="of:=[.A378]*[.B378]" office:value-type="float" office:value="1864.54502122138">
            <text:p>1864,5450212214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.92279346872734">
            <text:p>4,9227934687</text:p>
          </table:table-cell>
          <table:table-cell table:formula="of:=[.A379]*[.B379]" office:value-type="float" office:value="1865.73872464766">
            <text:p>1865,7387246477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.91294788178989">
            <text:p>4,9129478818</text:p>
          </table:table-cell>
          <table:table-cell table:formula="of:=[.A380]*[.B380]" office:value-type="float" office:value="1866.92019508016">
            <text:p>1866,9201950802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.90312198602631">
            <text:p>4,903121986</text:p>
          </table:table-cell>
          <table:table-cell table:formula="of:=[.A381]*[.B381]" office:value-type="float" office:value="1868.08947667602">
            <text:p>1868,089476676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.89331574205426">
            <text:p>4,8933157421</text:p>
          </table:table-cell>
          <table:table-cell table:formula="of:=[.A382]*[.B382]" office:value-type="float" office:value="1869.24661346473">
            <text:p>1869,2466134647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.88352911057015">
            <text:p>4,8835291106</text:p>
          </table:table-cell>
          <table:table-cell table:formula="of:=[.A383]*[.B383]" office:value-type="float" office:value="1870.39164934837">
            <text:p>1870,3916493484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.87376205234901">
            <text:p>4,8737620523</text:p>
          </table:table-cell>
          <table:table-cell table:formula="of:=[.A384]*[.B384]" office:value-type="float" office:value="1871.52462810202">
            <text:p>1871,524628102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.86401452824431">
            <text:p>4,8640145282</text:p>
          </table:table-cell>
          <table:table-cell table:formula="of:=[.A385]*[.B385]" office:value-type="float" office:value="1872.64559337406">
            <text:p>1872,6455933741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.85428649918782">
            <text:p>4,8542864992</text:p>
          </table:table-cell>
          <table:table-cell table:formula="of:=[.A386]*[.B386]" office:value-type="float" office:value="1873.7545886865">
            <text:p>1873,7545886865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.84457792618945">
            <text:p>4,8445779262</text:p>
          </table:table-cell>
          <table:table-cell table:formula="of:=[.A387]*[.B387]" office:value-type="float" office:value="1874.85165743532">
            <text:p>1874,8516574353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.83488877033707">
            <text:p>4,8348887703</text:p>
          </table:table-cell>
          <table:table-cell table:formula="of:=[.A388]*[.B388]" office:value-type="float" office:value="1875.93684289078">
            <text:p>1875,9368428908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.82521899279639">
            <text:p>4,8252189928</text:p>
          </table:table-cell>
          <table:table-cell table:formula="of:=[.A389]*[.B389]" office:value-type="float" office:value="1877.0101881978">
            <text:p>1877,0101881978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.8155685548108">
            <text:p>4,8155685548</text:p>
          </table:table-cell>
          <table:table-cell table:formula="of:=[.A390]*[.B390]" office:value-type="float" office:value="1878.07173637621">
            <text:p>1878,0717363762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.80593741770118">
            <text:p>4,8059374177</text:p>
          </table:table-cell>
          <table:table-cell table:formula="of:=[.A391]*[.B391]" office:value-type="float" office:value="1879.12153032116">
            <text:p>1879,1215303212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.79632554286578">
            <text:p>4,7963255429</text:p>
          </table:table-cell>
          <table:table-cell table:formula="of:=[.A392]*[.B392]" office:value-type="float" office:value="1880.15961280338">
            <text:p>1880,1596128034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.78673289178004">
            <text:p>4,7867328918</text:p>
          </table:table-cell>
          <table:table-cell table:formula="of:=[.A393]*[.B393]" office:value-type="float" office:value="1881.18602646956">
            <text:p>1881,1860264696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.77715942599648">
            <text:p>4,777159426</text:p>
          </table:table-cell>
          <table:table-cell table:formula="of:=[.A394]*[.B394]" office:value-type="float" office:value="1882.20081384262">
            <text:p>1882,2008138426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.76760510714449">
            <text:p>4,7676051071</text:p>
          </table:table-cell>
          <table:table-cell table:formula="of:=[.A395]*[.B395]" office:value-type="float" office:value="1883.20401732207">
            <text:p>1883,2040173221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.7580698969302">
            <text:p>4,7580698969</text:p>
          </table:table-cell>
          <table:table-cell table:formula="of:=[.A396]*[.B396]" office:value-type="float" office:value="1884.19567918436">
            <text:p>1884,1956791844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.74855375713634">
            <text:p>4,7485537571</text:p>
          </table:table-cell>
          <table:table-cell table:formula="of:=[.A397]*[.B397]" office:value-type="float" office:value="1885.17584158313">
            <text:p>1885,1758415831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.73905664962207">
            <text:p>4,7390566496</text:p>
          </table:table-cell>
          <table:table-cell table:formula="of:=[.A398]*[.B398]" office:value-type="float" office:value="1886.14454654958">
            <text:p>1886,1445465496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.72957853632282">
            <text:p>4,7295785363</text:p>
          </table:table-cell>
          <table:table-cell table:formula="of:=[.A399]*[.B399]" office:value-type="float" office:value="1887.10183599281">
            <text:p>1887,101835992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.72011937925018">
            <text:p>4,7201193793</text:p>
          </table:table-cell>
          <table:table-cell table:formula="of:=[.A400]*[.B400]" office:value-type="float" office:value="1888.04775170007">
            <text:p>1888,0477517001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.71067914049168">
            <text:p>4,7106791405</text:p>
          </table:table-cell>
          <table:table-cell table:formula="of:=[.A401]*[.B401]" office:value-type="float" office:value="1888.98233533716">
            <text:p>1888,9823353372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.7012577822107">
            <text:p>4,7012577822</text:p>
          </table:table-cell>
          <table:table-cell table:formula="of:=[.A402]*[.B402]" office:value-type="float" office:value="1889.9056284487">
            <text:p>1889,9056284487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.69185526664627">
            <text:p>4,6918552666</text:p>
          </table:table-cell>
          <table:table-cell table:formula="of:=[.A403]*[.B403]" office:value-type="float" office:value="1890.81767245845">
            <text:p>1890,8176724585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.68247155611298">
            <text:p>4,6824715561</text:p>
          </table:table-cell>
          <table:table-cell table:formula="of:=[.A404]*[.B404]" office:value-type="float" office:value="1891.71850866964">
            <text:p>1891,7185086697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.67310661300076">
            <text:p>4,673106613</text:p>
          </table:table-cell>
          <table:table-cell table:formula="of:=[.A405]*[.B405]" office:value-type="float" office:value="1892.60817826531">
            <text:p>1892,6081782653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.66376039977475">
            <text:p>4,6637603998</text:p>
          </table:table-cell>
          <table:table-cell table:formula="of:=[.A406]*[.B406]" office:value-type="float" office:value="1893.48672230855">
            <text:p>1893,4867223086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.65443287897521">
            <text:p>4,654432879</text:p>
          </table:table-cell>
          <table:table-cell table:formula="of:=[.A407]*[.B407]" office:value-type="float" office:value="1894.35418174291">
            <text:p>1894,3541817429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.64512401321726">
            <text:p>4,6451240132</text:p>
          </table:table-cell>
          <table:table-cell table:formula="of:=[.A408]*[.B408]" office:value-type="float" office:value="1895.21059739264">
            <text:p>1895,2105973926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.63583376519082">
            <text:p>4,6358337652</text:p>
          </table:table-cell>
          <table:table-cell table:formula="of:=[.A409]*[.B409]" office:value-type="float" office:value="1896.05600996305">
            <text:p>1896,0560099631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.62656209766044">
            <text:p>4,6265620977</text:p>
          </table:table-cell>
          <table:table-cell table:formula="of:=[.A410]*[.B410]" office:value-type="float" office:value="1896.89046004078">
            <text:p>1896,8904600408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.61730897346512">
            <text:p>4,6173089735</text:p>
          </table:table-cell>
          <table:table-cell table:formula="of:=[.A411]*[.B411]" office:value-type="float" office:value="1897.71398809416">
            <text:p>1897,7139880942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.60807435551819">
            <text:p>4,6080743555</text:p>
          </table:table-cell>
          <table:table-cell table:formula="of:=[.A412]*[.B412]" office:value-type="float" office:value="1898.52663447349">
            <text:p>1898,5266344735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.59885820680715">
            <text:p>4,5988582068</text:p>
          </table:table-cell>
          <table:table-cell table:formula="of:=[.A413]*[.B413]" office:value-type="float" office:value="1899.32843941135">
            <text:p>1899,3284394114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.58966049039354">
            <text:p>4,5896604904</text:p>
          </table:table-cell>
          <table:table-cell table:formula="of:=[.A414]*[.B414]" office:value-type="float" office:value="1900.11944302292">
            <text:p>1900,1194430229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.58048116941275">
            <text:p>4,5804811694</text:p>
          </table:table-cell>
          <table:table-cell table:formula="of:=[.A415]*[.B415]" office:value-type="float" office:value="1900.89968530629">
            <text:p>1900,8996853063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.57132020707393">
            <text:p>4,5713202071</text:p>
          </table:table-cell>
          <table:table-cell table:formula="of:=[.A416]*[.B416]" office:value-type="float" office:value="1901.66920614275">
            <text:p>1901,6692061428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.56217756665978">
            <text:p>4,5621775667</text:p>
          </table:table-cell>
          <table:table-cell table:formula="of:=[.A417]*[.B417]" office:value-type="float" office:value="1902.42804529713">
            <text:p>1902,4280452971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.55305321152646">
            <text:p>4,5530532115</text:p>
          </table:table-cell>
          <table:table-cell table:formula="of:=[.A418]*[.B418]" office:value-type="float" office:value="1903.17624241806">
            <text:p>1903,1762424181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.5439471051034">
            <text:p>4,5439471051</text:p>
          </table:table-cell>
          <table:table-cell table:formula="of:=[.A419]*[.B419]" office:value-type="float" office:value="1903.91383703833">
            <text:p>1903,9138370383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.5348592108932">
            <text:p>4,5348592109</text:p>
          </table:table-cell>
          <table:table-cell table:formula="of:=[.A420]*[.B420]" office:value-type="float" office:value="1904.64086857514">
            <text:p>1904,6408685752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.52578949247141">
            <text:p>4,5257894925</text:p>
          </table:table-cell>
          <table:table-cell table:formula="of:=[.A421]*[.B421]" office:value-type="float" office:value="1905.35737633046">
            <text:p>1905,3573763305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.51673791348647">
            <text:p>4,5167379135</text:p>
          </table:table-cell>
          <table:table-cell table:formula="of:=[.A422]*[.B422]" office:value-type="float" office:value="1906.06339949129">
            <text:p>1906,0633994913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.5077044376595">
            <text:p>4,5077044377</text:p>
          </table:table-cell>
          <table:table-cell table:formula="of:=[.A423]*[.B423]" office:value-type="float" office:value="1906.75897712997">
            <text:p>1906,7589771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.49868902878418">
            <text:p>4,4986890288</text:p>
          </table:table-cell>
          <table:table-cell table:formula="of:=[.A424]*[.B424]" office:value-type="float" office:value="1907.44414820449">
            <text:p>1907,4441482045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.48969165072661">
            <text:p>4,4896916507</text:p>
          </table:table-cell>
          <table:table-cell table:formula="of:=[.A425]*[.B425]" office:value-type="float" office:value="1908.11895155881">
            <text:p>1908,1189515588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.48071226742516">
            <text:p>4,4807122674</text:p>
          </table:table-cell>
          <table:table-cell table:formula="of:=[.A426]*[.B426]" office:value-type="float" office:value="1908.78342592312">
            <text:p>1908,7834259231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.47175084289031">
            <text:p>4,4717508429</text:p>
          </table:table-cell>
          <table:table-cell table:formula="of:=[.A427]*[.B427]" office:value-type="float" office:value="1909.43760991416">
            <text:p>1909,4376099142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4.46280734120453">
            <text:p>4,4628073412</text:p>
          </table:table-cell>
          <table:table-cell table:formula="of:=[.A428]*[.B428]" office:value-type="float" office:value="1910.08154203554">
            <text:p>1910,0815420355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4.45388172652212">
            <text:p>4,4538817265</text:p>
          </table:table-cell>
          <table:table-cell table:formula="of:=[.A429]*[.B429]" office:value-type="float" office:value="1910.71526067799">
            <text:p>1910,715260678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4.44497396306907">
            <text:p>4,4449739631</text:p>
          </table:table-cell>
          <table:table-cell table:formula="of:=[.A430]*[.B430]" office:value-type="float" office:value="1911.3388041197">
            <text:p>1911,3388041197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4.43608401514293">
            <text:p>4,4360840151</text:p>
          </table:table-cell>
          <table:table-cell table:formula="of:=[.A431]*[.B431]" office:value-type="float" office:value="1911.9522105266">
            <text:p>1911,9522105266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4.42721184711265">
            <text:p>4,4272118471</text:p>
          </table:table-cell>
          <table:table-cell table:formula="of:=[.A432]*[.B432]" office:value-type="float" office:value="1912.55551795266">
            <text:p>1912,5555179527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4.41835742341842">
            <text:p>4,4183574234</text:p>
          </table:table-cell>
          <table:table-cell table:formula="of:=[.A433]*[.B433]" office:value-type="float" office:value="1913.14876434018">
            <text:p>1913,1487643402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4.40952070857159">
            <text:p>4,4095207086</text:p>
          </table:table-cell>
          <table:table-cell table:formula="of:=[.A434]*[.B434]" office:value-type="float" office:value="1913.73198752007">
            <text:p>1913,7319875201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4.40070166715444">
            <text:p>4,4007016672</text:p>
          </table:table-cell>
          <table:table-cell table:formula="of:=[.A435]*[.B435]" office:value-type="float" office:value="1914.30522521218">
            <text:p>1914,3052252122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4.39190026382013">
            <text:p>4,3919002638</text:p>
          </table:table-cell>
          <table:table-cell table:formula="of:=[.A436]*[.B436]" office:value-type="float" office:value="1914.86851502558">
            <text:p>1914,868515025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4.38311646329249">
            <text:p>4,3831164633</text:p>
          </table:table-cell>
          <table:table-cell table:formula="of:=[.A437]*[.B437]" office:value-type="float" office:value="1915.42189445882">
            <text:p>1915,4218944588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4.37435023036591">
            <text:p>4,3743502304</text:p>
          </table:table-cell>
          <table:table-cell table:formula="of:=[.A438]*[.B438]" office:value-type="float" office:value="1915.96540090027">
            <text:p>1915,9654009003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4.36560152990518">
            <text:p>4,3656015299</text:p>
          </table:table-cell>
          <table:table-cell table:formula="of:=[.A439]*[.B439]" office:value-type="float" office:value="1916.49907162837">
            <text:p>1916,4990716284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4.35687032684537">
            <text:p>4,3568703268</text:p>
          </table:table-cell>
          <table:table-cell table:formula="of:=[.A440]*[.B440]" office:value-type="float" office:value="1917.02294381196">
            <text:p>1917,022943812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4.34815658619167">
            <text:p>4,3481565862</text:p>
          </table:table-cell>
          <table:table-cell table:formula="of:=[.A441]*[.B441]" office:value-type="float" office:value="1917.53705451053">
            <text:p>1917,5370545105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4.33946027301929">
            <text:p>4,339460273</text:p>
          </table:table-cell>
          <table:table-cell table:formula="of:=[.A442]*[.B442]" office:value-type="float" office:value="1918.04144067453">
            <text:p>1918,0414406745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4.33078135247325">
            <text:p>4,3307813525</text:p>
          </table:table-cell>
          <table:table-cell table:formula="of:=[.A443]*[.B443]" office:value-type="float" office:value="1918.53613914565">
            <text:p>1918,5361391457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4.32211978976831">
            <text:p>4,3221197898</text:p>
          </table:table-cell>
          <table:table-cell table:formula="of:=[.A444]*[.B444]" office:value-type="float" office:value="1919.02118665713">
            <text:p>1919,0211866571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4.31347555018877">
            <text:p>4,3134755502</text:p>
          </table:table-cell>
          <table:table-cell table:formula="of:=[.A445]*[.B445]" office:value-type="float" office:value="1919.496619834">
            <text:p>1919,496619834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4.30484859908839">
            <text:p>4,3048485991</text:p>
          </table:table-cell>
          <table:table-cell table:formula="of:=[.A446]*[.B446]" office:value-type="float" office:value="1919.96247519342">
            <text:p>1919,9624751934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4.29623890189022">
            <text:p>4,2962389019</text:p>
          </table:table-cell>
          <table:table-cell table:formula="of:=[.A447]*[.B447]" office:value-type="float" office:value="1920.41878914493">
            <text:p>1920,4187891449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4.28764642408643">
            <text:p>4,2876464241</text:p>
          </table:table-cell>
          <table:table-cell table:formula="of:=[.A448]*[.B448]" office:value-type="float" office:value="1920.86559799072">
            <text:p>1920,8655979907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4.27907113123826">
            <text:p>4,2790711312</text:p>
          </table:table-cell>
          <table:table-cell table:formula="of:=[.A449]*[.B449]" office:value-type="float" office:value="1921.30293792598">
            <text:p>1921,302937926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4.27051298897579">
            <text:p>4,270512989</text:p>
          </table:table-cell>
          <table:table-cell table:formula="of:=[.A450]*[.B450]" office:value-type="float" office:value="1921.7308450391">
            <text:p>1921,7308450391</text:p>
          </table:table-cell>
          <table:table-cell table:number-columns-repeated="2"/>
        </table:table-row>
      </table:table>
      <table:table table:name="2016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10067">
            <text:p>10067</text:p>
          </table:table-cell>
          <table:table-cell table:formula="of:=[.A1]*[.B1]" office:value-type="float" office:value="10067">
            <text:p>10067</text:p>
          </table:table-cell>
          <table:table-cell office:value-type="float" office:value="10067">
            <text:p>10067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10067">
            <text:p>10067</text:p>
          </table:table-cell>
          <table:table-cell table:formula="of:=[.A2]*[.B2]" office:value-type="float" office:value="20134">
            <text:p>2013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10067">
            <text:p>10067</text:p>
          </table:table-cell>
          <table:table-cell table:formula="of:=[.A3]*[.B3]" office:value-type="float" office:value="30201">
            <text:p>3020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10067">
            <text:p>10067</text:p>
          </table:table-cell>
          <table:table-cell table:formula="of:=[.A4]*[.B4]" office:value-type="float" office:value="40268">
            <text:p>402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10067">
            <text:p>10067</text:p>
          </table:table-cell>
          <table:table-cell table:formula="of:=[.A5]*[.B5]" office:value-type="float" office:value="50335">
            <text:p>5033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10067">
            <text:p>10067</text:p>
          </table:table-cell>
          <table:table-cell table:formula="of:=[.A6]*[.B6]" office:value-type="float" office:value="60402">
            <text:p>6040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10067">
            <text:p>10067</text:p>
          </table:table-cell>
          <table:table-cell table:formula="of:=[.A7]*[.B7]" office:value-type="float" office:value="70469">
            <text:p>7046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10067">
            <text:p>10067</text:p>
          </table:table-cell>
          <table:table-cell table:formula="of:=[.A8]*[.B8]" office:value-type="float" office:value="80536">
            <text:p>8053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10067">
            <text:p>10067</text:p>
          </table:table-cell>
          <table:table-cell table:formula="of:=[.A9]*[.B9]" office:value-type="float" office:value="90603">
            <text:p>9060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10067">
            <text:p>10067</text:p>
          </table:table-cell>
          <table:table-cell table:formula="of:=[.A10]*[.B10]" office:value-type="float" office:value="100670">
            <text:p>10067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10067">
            <text:p>10067</text:p>
          </table:table-cell>
          <table:table-cell table:formula="of:=[.A11]*[.B11]" office:value-type="float" office:value="110737">
            <text:p>11073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10067">
            <text:p>10067</text:p>
          </table:table-cell>
          <table:table-cell table:formula="of:=[.A12]*[.B12]" office:value-type="float" office:value="120804">
            <text:p>12080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10067">
            <text:p>10067</text:p>
          </table:table-cell>
          <table:table-cell table:formula="of:=[.A13]*[.B13]" office:value-type="float" office:value="130871">
            <text:p>13087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10067">
            <text:p>10067</text:p>
          </table:table-cell>
          <table:table-cell table:formula="of:=[.A14]*[.B14]" office:value-type="float" office:value="140938">
            <text:p>14093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10067">
            <text:p>10067</text:p>
          </table:table-cell>
          <table:table-cell table:formula="of:=[.A15]*[.B15]" office:value-type="float" office:value="151005">
            <text:p>15100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10067">
            <text:p>10067</text:p>
          </table:table-cell>
          <table:table-cell table:formula="of:=[.A16]*[.B16]" office:value-type="float" office:value="161072">
            <text:p>16107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10067">
            <text:p>10067</text:p>
          </table:table-cell>
          <table:table-cell table:formula="of:=[.A17]*[.B17]" office:value-type="float" office:value="171139">
            <text:p>17113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10067">
            <text:p>10067</text:p>
          </table:table-cell>
          <table:table-cell table:formula="of:=[.A18]*[.B18]" office:value-type="float" office:value="181206">
            <text:p>1812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10067">
            <text:p>10067</text:p>
          </table:table-cell>
          <table:table-cell table:formula="of:=[.A19]*[.B19]" office:value-type="float" office:value="191273">
            <text:p>19127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10067">
            <text:p>10067</text:p>
          </table:table-cell>
          <table:table-cell table:formula="of:=[.A20]*[.B20]" office:value-type="float" office:value="201340">
            <text:p>20134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10067">
            <text:p>10067</text:p>
          </table:table-cell>
          <table:table-cell table:formula="of:=[.A21]*[.B21]" office:value-type="float" office:value="211407">
            <text:p>21140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10067">
            <text:p>10067</text:p>
          </table:table-cell>
          <table:table-cell table:formula="of:=[.A22]*[.B22]" office:value-type="float" office:value="221474">
            <text:p>22147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10067">
            <text:p>10067</text:p>
          </table:table-cell>
          <table:table-cell table:formula="of:=[.A23]*[.B23]" office:value-type="float" office:value="231541">
            <text:p>23154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10067">
            <text:p>10067</text:p>
          </table:table-cell>
          <table:table-cell table:formula="of:=[.A24]*[.B24]" office:value-type="float" office:value="241608">
            <text:p>24160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10067">
            <text:p>10067</text:p>
          </table:table-cell>
          <table:table-cell table:formula="of:=[.A25]*[.B25]" office:value-type="float" office:value="251675">
            <text:p>25167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10046.866">
            <text:p>10046,866</text:p>
          </table:table-cell>
          <table:table-cell table:formula="of:=[.A26]*[.B26]" office:value-type="float" office:value="261218.516">
            <text:p>261218,51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10026.772268">
            <text:p>10026,772268</text:p>
          </table:table-cell>
          <table:table-cell table:formula="of:=[.A27]*[.B27]" office:value-type="float" office:value="270722.851236">
            <text:p>270722,85123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10006.718723464">
            <text:p>10006,718723464</text:p>
          </table:table-cell>
          <table:table-cell table:formula="of:=[.A28]*[.B28]" office:value-type="float" office:value="280188.124256992">
            <text:p>280188,12425699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986.70528601707">
            <text:p>9986,7052860171</text:p>
          </table:table-cell>
          <table:table-cell table:formula="of:=[.A29]*[.B29]" office:value-type="float" office:value="289614.453294495">
            <text:p>289614,45329449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966.73187544504">
            <text:p>9966,731875445</text:p>
          </table:table-cell>
          <table:table-cell table:formula="of:=[.A30]*[.B30]" office:value-type="float" office:value="299001.956263351">
            <text:p>299001,95626335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9946.79841169415">
            <text:p>9946,7984116942</text:p>
          </table:table-cell>
          <table:table-cell table:formula="of:=[.A31]*[.B31]" office:value-type="float" office:value="308350.750762519">
            <text:p>308350,75076251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9926.90481487076">
            <text:p>9926,9048148708</text:p>
          </table:table-cell>
          <table:table-cell table:formula="of:=[.A32]*[.B32]" office:value-type="float" office:value="317660.954075864">
            <text:p>317660,95407586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9907.05100524102">
            <text:p>9907,051005241</text:p>
          </table:table-cell>
          <table:table-cell table:formula="of:=[.A33]*[.B33]" office:value-type="float" office:value="326932.683172954">
            <text:p>326932,68317295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9887.23690323054">
            <text:p>9887,2369032305</text:p>
          </table:table-cell>
          <table:table-cell table:formula="of:=[.A34]*[.B34]" office:value-type="float" office:value="336166.054709838">
            <text:p>336166,05470983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9867.46242942408">
            <text:p>9867,4624294241</text:p>
          </table:table-cell>
          <table:table-cell table:formula="of:=[.A35]*[.B35]" office:value-type="float" office:value="345361.185029843">
            <text:p>345361,18502984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9847.72750456523">
            <text:p>9847,7275045652</text:p>
          </table:table-cell>
          <table:table-cell table:formula="of:=[.A36]*[.B36]" office:value-type="float" office:value="354518.190164348">
            <text:p>354518,19016434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9828.03204955609">
            <text:p>9828,0320495561</text:p>
          </table:table-cell>
          <table:table-cell table:formula="of:=[.A37]*[.B37]" office:value-type="float" office:value="363637.185833576">
            <text:p>363637,18583357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9808.37598545698">
            <text:p>9808,375985457</text:p>
          </table:table-cell>
          <table:table-cell table:formula="of:=[.A38]*[.B38]" office:value-type="float" office:value="372718.287447365">
            <text:p>372718,28744736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9788.75923348607">
            <text:p>9788,7592334861</text:p>
          </table:table-cell>
          <table:table-cell table:formula="of:=[.A39]*[.B39]" office:value-type="float" office:value="381761.610105957">
            <text:p>381761,61010595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9769.1817150191">
            <text:p>9769,1817150191</text:p>
          </table:table-cell>
          <table:table-cell table:formula="of:=[.A40]*[.B40]" office:value-type="float" office:value="390767.268600764">
            <text:p>390767,26860076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9749.64335158906">
            <text:p>9749,6433515891</text:p>
          </table:table-cell>
          <table:table-cell table:formula="of:=[.A41]*[.B41]" office:value-type="float" office:value="399735.377415151">
            <text:p>399735,37741515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9730.14406488588">
            <text:p>9730,1440648859</text:p>
          </table:table-cell>
          <table:table-cell table:formula="of:=[.A42]*[.B42]" office:value-type="float" office:value="408666.050725207">
            <text:p>408666,05072520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9710.68377675611">
            <text:p>9710,6837767561</text:p>
          </table:table-cell>
          <table:table-cell table:formula="of:=[.A43]*[.B43]" office:value-type="float" office:value="417559.402400513">
            <text:p>417559,40240051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9691.2624092026">
            <text:p>9691,2624092026</text:p>
          </table:table-cell>
          <table:table-cell table:formula="of:=[.A44]*[.B44]" office:value-type="float" office:value="426415.546004914">
            <text:p>426415,54600491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9671.87988438419">
            <text:p>9671,8798843842</text:p>
          </table:table-cell>
          <table:table-cell table:formula="of:=[.A45]*[.B45]" office:value-type="float" office:value="435234.594797289">
            <text:p>435234,594797289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9652.53612461542">
            <text:p>9652,5361246154</text:p>
          </table:table-cell>
          <table:table-cell table:formula="of:=[.A46]*[.B46]" office:value-type="float" office:value="444016.661732309">
            <text:p>444016,66173230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9633.23105236619">
            <text:p>9633,2310523662</text:p>
          </table:table-cell>
          <table:table-cell table:formula="of:=[.A47]*[.B47]" office:value-type="float" office:value="452761.859461211">
            <text:p>452761,85946121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9613.96459026146">
            <text:p>9613,9645902615</text:p>
          </table:table-cell>
          <table:table-cell table:formula="of:=[.A48]*[.B48]" office:value-type="float" office:value="461470.30033255">
            <text:p>461470,3003325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9594.73666108094">
            <text:p>9594,7366610809</text:p>
          </table:table-cell>
          <table:table-cell table:formula="of:=[.A49]*[.B49]" office:value-type="float" office:value="470142.096392966">
            <text:p>470142,09639296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9575.54718775878">
            <text:p>9575,5471877588</text:p>
          </table:table-cell>
          <table:table-cell table:formula="of:=[.A50]*[.B50]" office:value-type="float" office:value="478777.359387939">
            <text:p>478777,35938793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9556.39609338326">
            <text:p>9556,3960933833</text:p>
          </table:table-cell>
          <table:table-cell table:formula="of:=[.A51]*[.B51]" office:value-type="float" office:value="487376.200762546">
            <text:p>487376,20076254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9537.28330119649">
            <text:p>9537,2833011965</text:p>
          </table:table-cell>
          <table:table-cell table:formula="of:=[.A52]*[.B52]" office:value-type="float" office:value="495938.731662218">
            <text:p>495938,731662218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9518.2087345941">
            <text:p>9518,2087345941</text:p>
          </table:table-cell>
          <table:table-cell table:formula="of:=[.A53]*[.B53]" office:value-type="float" office:value="504465.062933487">
            <text:p>504465,06293348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9499.17231712491">
            <text:p>9499,1723171249</text:p>
          </table:table-cell>
          <table:table-cell table:formula="of:=[.A54]*[.B54]" office:value-type="float" office:value="512955.305124745">
            <text:p>512955,30512474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9480.17397249066">
            <text:p>9480,1739724907</text:p>
          </table:table-cell>
          <table:table-cell table:formula="of:=[.A55]*[.B55]" office:value-type="float" office:value="521409.568486986">
            <text:p>521409,56848698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9461.21362454568">
            <text:p>9461,2136245457</text:p>
          </table:table-cell>
          <table:table-cell table:formula="of:=[.A56]*[.B56]" office:value-type="float" office:value="529827.962974558">
            <text:p>529827,96297455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9442.29119729659">
            <text:p>9442,2911972966</text:p>
          </table:table-cell>
          <table:table-cell table:formula="of:=[.A57]*[.B57]" office:value-type="float" office:value="538210.598245906">
            <text:p>538210,59824590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9423.40661490199">
            <text:p>9423,406614902</text:p>
          </table:table-cell>
          <table:table-cell table:formula="of:=[.A58]*[.B58]" office:value-type="float" office:value="546557.583664316">
            <text:p>546557,58366431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9404.55980167219">
            <text:p>9404,5598016722</text:p>
          </table:table-cell>
          <table:table-cell table:formula="of:=[.A59]*[.B59]" office:value-type="float" office:value="554869.028298659">
            <text:p>554869,02829865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9385.75068206885">
            <text:p>9385,7506820689</text:p>
          </table:table-cell>
          <table:table-cell table:formula="of:=[.A60]*[.B60]" office:value-type="float" office:value="563145.040924131">
            <text:p>563145,04092413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9366.97918070471">
            <text:p>9366,9791807047</text:p>
          </table:table-cell>
          <table:table-cell table:formula="of:=[.A61]*[.B61]" office:value-type="float" office:value="571385.730022987">
            <text:p>571385,73002298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9348.2452223433">
            <text:p>9348,2452223433</text:p>
          </table:table-cell>
          <table:table-cell table:formula="of:=[.A62]*[.B62]" office:value-type="float" office:value="579591.203785284">
            <text:p>579591,20378528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9329.54873189861">
            <text:p>9329,5487318986</text:p>
          </table:table-cell>
          <table:table-cell table:formula="of:=[.A63]*[.B63]" office:value-type="float" office:value="587761.570109612">
            <text:p>587761,57010961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9310.88963443481">
            <text:p>9310,8896344348</text:p>
          </table:table-cell>
          <table:table-cell table:formula="of:=[.A64]*[.B64]" office:value-type="float" office:value="595896.936603828">
            <text:p>595896,93660382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9292.26785516594">
            <text:p>9292,267855166</text:p>
          </table:table-cell>
          <table:table-cell table:formula="of:=[.A65]*[.B65]" office:value-type="float" office:value="603997.410585786">
            <text:p>603997,41058578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9273.68331945561">
            <text:p>9273,6833194556</text:p>
          </table:table-cell>
          <table:table-cell table:formula="of:=[.A66]*[.B66]" office:value-type="float" office:value="612063.09908407">
            <text:p>612063,0990840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9255.1359528167">
            <text:p>9255,1359528167</text:p>
          </table:table-cell>
          <table:table-cell table:formula="of:=[.A67]*[.B67]" office:value-type="float" office:value="620094.108838719">
            <text:p>620094,10883871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9236.62568091107">
            <text:p>9236,6256809111</text:p>
          </table:table-cell>
          <table:table-cell table:formula="of:=[.A68]*[.B68]" office:value-type="float" office:value="628090.546301953">
            <text:p>628090,54630195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9218.15242954925">
            <text:p>9218,1524295493</text:p>
          </table:table-cell>
          <table:table-cell table:formula="of:=[.A69]*[.B69]" office:value-type="float" office:value="636052.517638898">
            <text:p>636052,51763889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9199.71612469015">
            <text:p>9199,7161246902</text:p>
          </table:table-cell>
          <table:table-cell table:formula="of:=[.A70]*[.B70]" office:value-type="float" office:value="643980.12872831">
            <text:p>643980,12872831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9181.31669244077">
            <text:p>9181,3166924408</text:p>
          </table:table-cell>
          <table:table-cell table:formula="of:=[.A71]*[.B71]" office:value-type="float" office:value="651873.485163295">
            <text:p>651873,48516329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9162.95405905588">
            <text:p>9162,9540590559</text:p>
          </table:table-cell>
          <table:table-cell table:formula="of:=[.A72]*[.B72]" office:value-type="float" office:value="659732.692252024">
            <text:p>659732,69225202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9144.62815093777">
            <text:p>9144,6281509378</text:p>
          </table:table-cell>
          <table:table-cell table:formula="of:=[.A73]*[.B73]" office:value-type="float" office:value="667557.855018457">
            <text:p>667557,85501845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9126.3388946359">
            <text:p>9126,3388946359</text:p>
          </table:table-cell>
          <table:table-cell table:formula="of:=[.A74]*[.B74]" office:value-type="float" office:value="675349.078203056">
            <text:p>675349,07820305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9108.08621684662">
            <text:p>9108,0862168466</text:p>
          </table:table-cell>
          <table:table-cell table:formula="of:=[.A75]*[.B75]" office:value-type="float" office:value="683106.466263497">
            <text:p>683106,46626349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9089.87004441293">
            <text:p>9089,8700444129</text:p>
          </table:table-cell>
          <table:table-cell table:formula="of:=[.A76]*[.B76]" office:value-type="float" office:value="690830.123375383">
            <text:p>690830,12337538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9071.69030432411">
            <text:p>9071,6903043241</text:p>
          </table:table-cell>
          <table:table-cell table:formula="of:=[.A77]*[.B77]" office:value-type="float" office:value="698520.153432956">
            <text:p>698520,15343295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9053.54692371546">
            <text:p>9053,5469237155</text:p>
          </table:table-cell>
          <table:table-cell table:formula="of:=[.A78]*[.B78]" office:value-type="float" office:value="706176.660049806">
            <text:p>706176,66004980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9035.43982986803">
            <text:p>9035,439829868</text:p>
          </table:table-cell>
          <table:table-cell table:formula="of:=[.A79]*[.B79]" office:value-type="float" office:value="713799.746559574">
            <text:p>713799,74655957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9017.36895020829">
            <text:p>9017,3689502083</text:p>
          </table:table-cell>
          <table:table-cell table:formula="of:=[.A80]*[.B80]" office:value-type="float" office:value="721389.516016663">
            <text:p>721389,51601666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999.33421230788">
            <text:p>8999,3342123079</text:p>
          </table:table-cell>
          <table:table-cell table:formula="of:=[.A81]*[.B81]" office:value-type="float" office:value="728946.071196938">
            <text:p>728946,07119693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8981.33554388326">
            <text:p>8981,3355438833</text:p>
          </table:table-cell>
          <table:table-cell table:formula="of:=[.A82]*[.B82]" office:value-type="float" office:value="736469.514598427">
            <text:p>736469,51459842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8963.37287279549">
            <text:p>8963,3728727955</text:p>
          </table:table-cell>
          <table:table-cell table:formula="of:=[.A83]*[.B83]" office:value-type="float" office:value="743959.948442026">
            <text:p>743959,948442026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8945.4461270499">
            <text:p>8945,4461270499</text:p>
          </table:table-cell>
          <table:table-cell table:formula="of:=[.A84]*[.B84]" office:value-type="float" office:value="751417.474672192">
            <text:p>751417,47467219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8927.5552347958">
            <text:p>8927,5552347958</text:p>
          </table:table-cell>
          <table:table-cell table:formula="of:=[.A85]*[.B85]" office:value-type="float" office:value="758842.194957643">
            <text:p>758842,19495764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8909.70012432621">
            <text:p>8909,7001243262</text:p>
          </table:table-cell>
          <table:table-cell table:formula="of:=[.A86]*[.B86]" office:value-type="float" office:value="766234.210692054">
            <text:p>766234,21069205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8891.88072407756">
            <text:p>8891,8807240776</text:p>
          </table:table-cell>
          <table:table-cell table:formula="of:=[.A87]*[.B87]" office:value-type="float" office:value="773593.622994748">
            <text:p>773593,622994748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8874.0969626294">
            <text:p>8874,0969626294</text:p>
          </table:table-cell>
          <table:table-cell table:formula="of:=[.A88]*[.B88]" office:value-type="float" office:value="780920.532711387">
            <text:p>780920,53271138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8856.34876870414">
            <text:p>8856,3487687041</text:p>
          </table:table-cell>
          <table:table-cell table:formula="of:=[.A89]*[.B89]" office:value-type="float" office:value="788215.040414669">
            <text:p>788215,04041466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8838.63607116673">
            <text:p>8838,6360711667</text:p>
          </table:table-cell>
          <table:table-cell table:formula="of:=[.A90]*[.B90]" office:value-type="float" office:value="795477.246405006">
            <text:p>795477,24640500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8820.9587990244">
            <text:p>8820,9587990244</text:p>
          </table:table-cell>
          <table:table-cell table:formula="of:=[.A91]*[.B91]" office:value-type="float" office:value="802707.250711221">
            <text:p>802707,25071122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8803.31688142635">
            <text:p>8803,3168814264</text:p>
          </table:table-cell>
          <table:table-cell table:formula="of:=[.A92]*[.B92]" office:value-type="float" office:value="809905.153091224">
            <text:p>809905,15309122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8785.7102476635">
            <text:p>8785,7102476635</text:p>
          </table:table-cell>
          <table:table-cell table:formula="of:=[.A93]*[.B93]" office:value-type="float" office:value="817071.053032706">
            <text:p>817071,053032706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8768.13882716817">
            <text:p>8768,1388271682</text:p>
          </table:table-cell>
          <table:table-cell table:formula="of:=[.A94]*[.B94]" office:value-type="float" office:value="824205.049753808">
            <text:p>824205,049753808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8750.60254951383">
            <text:p>8750,6025495138</text:p>
          </table:table-cell>
          <table:table-cell table:formula="of:=[.A95]*[.B95]" office:value-type="float" office:value="831307.242203814">
            <text:p>831307,24220381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8733.10134441481">
            <text:p>8733,1013444148</text:p>
          </table:table-cell>
          <table:table-cell table:formula="of:=[.A96]*[.B96]" office:value-type="float" office:value="838377.729063821">
            <text:p>838377,72906382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8715.63514172598">
            <text:p>8715,635141726</text:p>
          </table:table-cell>
          <table:table-cell table:formula="of:=[.A97]*[.B97]" office:value-type="float" office:value="845416.60874742">
            <text:p>845416,6087474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8698.20387144253">
            <text:p>8698,2038714425</text:p>
          </table:table-cell>
          <table:table-cell table:formula="of:=[.A98]*[.B98]" office:value-type="float" office:value="852423.979401367">
            <text:p>852423,979401367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8680.80746369964">
            <text:p>8680,8074636996</text:p>
          </table:table-cell>
          <table:table-cell table:formula="of:=[.A99]*[.B99]" office:value-type="float" office:value="859399.938906264">
            <text:p>859399,93890626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8663.44584877224">
            <text:p>8663,4458487723</text:p>
          </table:table-cell>
          <table:table-cell table:formula="of:=[.A100]*[.B100]" office:value-type="float" office:value="866344.584877224">
            <text:p>866344,58487722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8646.1189570747">
            <text:p>8646,1189570747</text:p>
          </table:table-cell>
          <table:table-cell table:formula="of:=[.A101]*[.B101]" office:value-type="float" office:value="873258.014664545">
            <text:p>873258,014664545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8628.82671916055">
            <text:p>8628,8267191606</text:p>
          </table:table-cell>
          <table:table-cell table:formula="of:=[.A102]*[.B102]" office:value-type="float" office:value="880140.325354376">
            <text:p>880140,32535437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8611.56906572223">
            <text:p>8611,5690657222</text:p>
          </table:table-cell>
          <table:table-cell table:formula="of:=[.A103]*[.B103]" office:value-type="float" office:value="886991.61376939">
            <text:p>886991,61376939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8594.34592759078">
            <text:p>8594,3459275908</text:p>
          </table:table-cell>
          <table:table-cell table:formula="of:=[.A104]*[.B104]" office:value-type="float" office:value="893811.976469442">
            <text:p>893811,97646944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8577.1572357356">
            <text:p>8577,1572357356</text:p>
          </table:table-cell>
          <table:table-cell table:formula="of:=[.A105]*[.B105]" office:value-type="float" office:value="900601.509752238">
            <text:p>900601,509752238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8560.00292126413">
            <text:p>8560,0029212641</text:p>
          </table:table-cell>
          <table:table-cell table:formula="of:=[.A106]*[.B106]" office:value-type="float" office:value="907360.309653998">
            <text:p>907360,30965399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8542.8829154216">
            <text:p>8542,8829154216</text:p>
          </table:table-cell>
          <table:table-cell table:formula="of:=[.A107]*[.B107]" office:value-type="float" office:value="914088.471950112">
            <text:p>914088,47195011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8525.79714959076">
            <text:p>8525,7971495908</text:p>
          </table:table-cell>
          <table:table-cell table:formula="of:=[.A108]*[.B108]" office:value-type="float" office:value="920786.092155802">
            <text:p>920786,092155802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8508.74555529158">
            <text:p>8508,7455552916</text:p>
          </table:table-cell>
          <table:table-cell table:formula="of:=[.A109]*[.B109]" office:value-type="float" office:value="927453.265526782">
            <text:p>927453,26552678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8491.728064181">
            <text:p>8491,728064181</text:p>
          </table:table-cell>
          <table:table-cell table:formula="of:=[.A110]*[.B110]" office:value-type="float" office:value="934090.087059909">
            <text:p>934090,087059909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8474.74460805263">
            <text:p>8474,7446080526</text:p>
          </table:table-cell>
          <table:table-cell table:formula="of:=[.A111]*[.B111]" office:value-type="float" office:value="940696.651493842">
            <text:p>940696,65149384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8457.79511883653">
            <text:p>8457,7951188365</text:p>
          </table:table-cell>
          <table:table-cell table:formula="of:=[.A112]*[.B112]" office:value-type="float" office:value="947273.053309691">
            <text:p>947273,05330969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8440.87952859885">
            <text:p>8440,8795285989</text:p>
          </table:table-cell>
          <table:table-cell table:formula="of:=[.A113]*[.B113]" office:value-type="float" office:value="953819.386731671">
            <text:p>953819,38673167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8423.99776954166">
            <text:p>8423,9977695417</text:p>
          </table:table-cell>
          <table:table-cell table:formula="of:=[.A114]*[.B114]" office:value-type="float" office:value="960335.745727749">
            <text:p>960335,74572774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8407.14977400257">
            <text:p>8407,1497740026</text:p>
          </table:table-cell>
          <table:table-cell table:formula="of:=[.A115]*[.B115]" office:value-type="float" office:value="966822.224010296">
            <text:p>966822,224010296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8390.33547445457">
            <text:p>8390,3354744546</text:p>
          </table:table-cell>
          <table:table-cell table:formula="of:=[.A116]*[.B116]" office:value-type="float" office:value="973278.91503673">
            <text:p>973278,9150367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8373.55480350566">
            <text:p>8373,5548035057</text:p>
          </table:table-cell>
          <table:table-cell table:formula="of:=[.A117]*[.B117]" office:value-type="float" office:value="979705.912010162">
            <text:p>979705,91201016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8356.80769389865">
            <text:p>8356,8076938987</text:p>
          </table:table-cell>
          <table:table-cell table:formula="of:=[.A118]*[.B118]" office:value-type="float" office:value="986103.307880041">
            <text:p>986103,30788004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8340.09407851085">
            <text:p>8340,0940785109</text:p>
          </table:table-cell>
          <table:table-cell table:formula="of:=[.A119]*[.B119]" office:value-type="float" office:value="992471.195342791">
            <text:p>992471,195342791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8323.41389035383">
            <text:p>8323,4138903538</text:p>
          </table:table-cell>
          <table:table-cell table:formula="of:=[.A120]*[.B120]" office:value-type="float" office:value="998809.66684246">
            <text:p>998809,6668424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8306.76706257312">
            <text:p>8306,7670625731</text:p>
          </table:table-cell>
          <table:table-cell table:formula="of:=[.A121]*[.B121]" office:value-type="float" office:value="1005118.81457135">
            <text:p>1005118,81457135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8290.15352844798">
            <text:p>8290,153528448</text:p>
          </table:table-cell>
          <table:table-cell table:formula="of:=[.A122]*[.B122]" office:value-type="float" office:value="1011398.73047065">
            <text:p>1011398,73047065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8273.57322139108">
            <text:p>8273,5732213911</text:p>
          </table:table-cell>
          <table:table-cell table:formula="of:=[.A123]*[.B123]" office:value-type="float" office:value="1017649.5062311">
            <text:p>1017649,506231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8257.0260749483">
            <text:p>8257,0260749483</text:p>
          </table:table-cell>
          <table:table-cell table:formula="of:=[.A124]*[.B124]" office:value-type="float" office:value="1023871.23329359">
            <text:p>1023871,2332935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8240.5120227984">
            <text:p>8240,5120227984</text:p>
          </table:table-cell>
          <table:table-cell table:formula="of:=[.A125]*[.B125]" office:value-type="float" office:value="1030064.0028498">
            <text:p>1030064,0028498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8224.0309987528">
            <text:p>8224,0309987528</text:p>
          </table:table-cell>
          <table:table-cell table:formula="of:=[.A126]*[.B126]" office:value-type="float" office:value="1036227.90584285">
            <text:p>1036227,90584285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8207.5829367553">
            <text:p>8207,5829367553</text:p>
          </table:table-cell>
          <table:table-cell table:formula="of:=[.A127]*[.B127]" office:value-type="float" office:value="1042363.03296792">
            <text:p>1042363,03296792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8191.16777088179">
            <text:p>8191,1677708818</text:p>
          </table:table-cell>
          <table:table-cell table:formula="of:=[.A128]*[.B128]" office:value-type="float" office:value="1048469.47467287">
            <text:p>1048469,4746728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8174.78543534002">
            <text:p>8174,78543534</text:p>
          </table:table-cell>
          <table:table-cell table:formula="of:=[.A129]*[.B129]" office:value-type="float" office:value="1054547.32115886">
            <text:p>1054547,32115886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8158.43586446934">
            <text:p>8158,4358644694</text:p>
          </table:table-cell>
          <table:table-cell table:formula="of:=[.A130]*[.B130]" office:value-type="float" office:value="1060596.66238101">
            <text:p>1060596,66238101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8142.1189927404">
            <text:p>8142,1189927404</text:p>
          </table:table-cell>
          <table:table-cell table:formula="of:=[.A131]*[.B131]" office:value-type="float" office:value="1066617.58804899">
            <text:p>1066617,5880489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8125.83475475492">
            <text:p>8125,8347547549</text:p>
          </table:table-cell>
          <table:table-cell table:formula="of:=[.A132]*[.B132]" office:value-type="float" office:value="1072610.18762765">
            <text:p>1072610,18762765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8109.58308524541">
            <text:p>8109,5830852454</text:p>
          </table:table-cell>
          <table:table-cell table:formula="of:=[.A133]*[.B133]" office:value-type="float" office:value="1078574.55033764">
            <text:p>1078574,5503376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8093.36391907492">
            <text:p>8093,3639190749</text:p>
          </table:table-cell>
          <table:table-cell table:formula="of:=[.A134]*[.B134]" office:value-type="float" office:value="1084510.76515604">
            <text:p>1084510,7651560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8077.17719123677">
            <text:p>8077,1771912368</text:p>
          </table:table-cell>
          <table:table-cell table:formula="of:=[.A135]*[.B135]" office:value-type="float" office:value="1090418.92081696">
            <text:p>1090418,9208169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8061.0228368543">
            <text:p>8061,0228368543</text:p>
          </table:table-cell>
          <table:table-cell table:formula="of:=[.A136]*[.B136]" office:value-type="float" office:value="1096299.10581218">
            <text:p>1096299,1058121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8044.90079118059">
            <text:p>8044,9007911806</text:p>
          </table:table-cell>
          <table:table-cell table:formula="of:=[.A137]*[.B137]" office:value-type="float" office:value="1102151.40839174">
            <text:p>1102151,40839174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8028.81098959823">
            <text:p>8028,8109895982</text:p>
          </table:table-cell>
          <table:table-cell table:formula="of:=[.A138]*[.B138]" office:value-type="float" office:value="1107975.91656456">
            <text:p>1107975,91656456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8012.75336761903">
            <text:p>8012,753367619</text:p>
          </table:table-cell>
          <table:table-cell table:formula="of:=[.A139]*[.B139]" office:value-type="float" office:value="1113772.71809905">
            <text:p>1113772,71809905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996.72786088379">
            <text:p>7996,7278608838</text:p>
          </table:table-cell>
          <table:table-cell table:formula="of:=[.A140]*[.B140]" office:value-type="float" office:value="1119541.90052373">
            <text:p>1119541,90052373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980.73440516203">
            <text:p>7980,734405162</text:p>
          </table:table-cell>
          <table:table-cell table:formula="of:=[.A141]*[.B141]" office:value-type="float" office:value="1125283.55112785">
            <text:p>1125283,55112785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964.7729363517">
            <text:p>7964,7729363517</text:p>
          </table:table-cell>
          <table:table-cell table:formula="of:=[.A142]*[.B142]" office:value-type="float" office:value="1130997.75696194">
            <text:p>1130997,75696194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948.843390479">
            <text:p>7948,843390479</text:p>
          </table:table-cell>
          <table:table-cell table:formula="of:=[.A143]*[.B143]" office:value-type="float" office:value="1136684.6048385">
            <text:p>1136684,604838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932.94570369804">
            <text:p>7932,9457036981</text:p>
          </table:table-cell>
          <table:table-cell table:formula="of:=[.A144]*[.B144]" office:value-type="float" office:value="1142344.18133252">
            <text:p>1142344,18133252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917.07981229065">
            <text:p>7917,0798122907</text:p>
          </table:table-cell>
          <table:table-cell table:formula="of:=[.A145]*[.B145]" office:value-type="float" office:value="1147976.57278214">
            <text:p>1147976,5727821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901.24565266606">
            <text:p>7901,2456526661</text:p>
          </table:table-cell>
          <table:table-cell table:formula="of:=[.A146]*[.B146]" office:value-type="float" office:value="1153581.86528925">
            <text:p>1153581,86528925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885.44316136073">
            <text:p>7885,4431613607</text:p>
          </table:table-cell>
          <table:table-cell table:formula="of:=[.A147]*[.B147]" office:value-type="float" office:value="1159160.14472003">
            <text:p>1159160,14472003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869.67227503801">
            <text:p>7869,672275038</text:p>
          </table:table-cell>
          <table:table-cell table:formula="of:=[.A148]*[.B148]" office:value-type="float" office:value="1164711.49670563">
            <text:p>1164711,4967056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853.93293048794">
            <text:p>7853,9329304879</text:p>
          </table:table-cell>
          <table:table-cell table:formula="of:=[.A149]*[.B149]" office:value-type="float" office:value="1170236.0066427">
            <text:p>1170236,006642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838.22506462696">
            <text:p>7838,225064627</text:p>
          </table:table-cell>
          <table:table-cell table:formula="of:=[.A150]*[.B150]" office:value-type="float" office:value="1175733.75969404">
            <text:p>1175733,75969404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822.5486144977">
            <text:p>7822,5486144977</text:p>
          </table:table-cell>
          <table:table-cell table:formula="of:=[.A151]*[.B151]" office:value-type="float" office:value="1181204.84078915">
            <text:p>1181204,84078915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806.90351726871">
            <text:p>7806,9035172687</text:p>
          </table:table-cell>
          <table:table-cell table:formula="of:=[.A152]*[.B152]" office:value-type="float" office:value="1186649.33462484">
            <text:p>1186649,33462484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791.28971023417">
            <text:p>7791,2897102342</text:p>
          </table:table-cell>
          <table:table-cell table:formula="of:=[.A153]*[.B153]" office:value-type="float" office:value="1192067.32566583">
            <text:p>1192067,3256658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775.7071308137">
            <text:p>7775,7071308137</text:p>
          </table:table-cell>
          <table:table-cell table:formula="of:=[.A154]*[.B154]" office:value-type="float" office:value="1197458.89814531">
            <text:p>1197458,89814531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760.15571655208">
            <text:p>7760,1557165521</text:p>
          </table:table-cell>
          <table:table-cell table:formula="of:=[.A155]*[.B155]" office:value-type="float" office:value="1202824.13606557">
            <text:p>1202824,1360655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744.63540511897">
            <text:p>7744,635405119</text:p>
          </table:table-cell>
          <table:table-cell table:formula="of:=[.A156]*[.B156]" office:value-type="float" office:value="1208163.12319856">
            <text:p>1208163,12319856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7729.14613430873">
            <text:p>7729,1461343087</text:p>
          </table:table-cell>
          <table:table-cell table:formula="of:=[.A157]*[.B157]" office:value-type="float" office:value="1213475.94308647">
            <text:p>1213475,94308647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7713.68784204012">
            <text:p>7713,6878420401</text:p>
          </table:table-cell>
          <table:table-cell table:formula="of:=[.A158]*[.B158]" office:value-type="float" office:value="1218762.67904234">
            <text:p>1218762,67904234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7698.26046635604">
            <text:p>7698,260466356</text:p>
          </table:table-cell>
          <table:table-cell table:formula="of:=[.A159]*[.B159]" office:value-type="float" office:value="1224023.41415061">
            <text:p>1224023,41415061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7682.86394542332">
            <text:p>7682,8639454233</text:p>
          </table:table-cell>
          <table:table-cell table:formula="of:=[.A160]*[.B160]" office:value-type="float" office:value="1229258.23126773">
            <text:p>1229258,23126773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7667.49821753248">
            <text:p>7667,4982175325</text:p>
          </table:table-cell>
          <table:table-cell table:formula="of:=[.A161]*[.B161]" office:value-type="float" office:value="1234467.21302273">
            <text:p>1234467,21302273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7652.16322109741">
            <text:p>7652,1632210974</text:p>
          </table:table-cell>
          <table:table-cell table:formula="of:=[.A162]*[.B162]" office:value-type="float" office:value="1239650.44181778">
            <text:p>1239650,44181778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7636.85889465522">
            <text:p>7636,8588946552</text:p>
          </table:table-cell>
          <table:table-cell table:formula="of:=[.A163]*[.B163]" office:value-type="float" office:value="1244807.9998288">
            <text:p>1244807,9998288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7621.58517686591">
            <text:p>7621,5851768659</text:p>
          </table:table-cell>
          <table:table-cell table:formula="of:=[.A164]*[.B164]" office:value-type="float" office:value="1249939.96900601">
            <text:p>1249939,96900601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7606.34200651217">
            <text:p>7606,3420065122</text:p>
          </table:table-cell>
          <table:table-cell table:formula="of:=[.A165]*[.B165]" office:value-type="float" office:value="1255046.43107451">
            <text:p>1255046,43107451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7591.12932249915">
            <text:p>7591,1293224992</text:p>
          </table:table-cell>
          <table:table-cell table:formula="of:=[.A166]*[.B166]" office:value-type="float" office:value="1260127.46753486">
            <text:p>1260127,46753486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7575.94706385415">
            <text:p>7575,9470638542</text:p>
          </table:table-cell>
          <table:table-cell table:formula="of:=[.A167]*[.B167]" office:value-type="float" office:value="1265183.15966364">
            <text:p>1265183,1596636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7560.79516972644">
            <text:p>7560,7951697265</text:p>
          </table:table-cell>
          <table:table-cell table:formula="of:=[.A168]*[.B168]" office:value-type="float" office:value="1270213.58851404">
            <text:p>1270213,5885140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7545.67357938699">
            <text:p>7545,673579387</text:p>
          </table:table-cell>
          <table:table-cell table:formula="of:=[.A169]*[.B169]" office:value-type="float" office:value="1275218.8349164">
            <text:p>1275218,8349164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7530.58223222822">
            <text:p>7530,5822322282</text:p>
          </table:table-cell>
          <table:table-cell table:formula="of:=[.A170]*[.B170]" office:value-type="float" office:value="1280198.9794788">
            <text:p>1280198,9794788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7515.52106776376">
            <text:p>7515,5210677638</text:p>
          </table:table-cell>
          <table:table-cell table:formula="of:=[.A171]*[.B171]" office:value-type="float" office:value="1285154.1025876">
            <text:p>1285154,1025876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7500.49002562823">
            <text:p>7500,4900256282</text:p>
          </table:table-cell>
          <table:table-cell table:formula="of:=[.A172]*[.B172]" office:value-type="float" office:value="1290084.28440806">
            <text:p>1290084,2844080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7485.48904557698">
            <text:p>7485,489045577</text:p>
          </table:table-cell>
          <table:table-cell table:formula="of:=[.A173]*[.B173]" office:value-type="float" office:value="1294989.60488482">
            <text:p>1294989,60488482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7470.51806748582">
            <text:p>7470,5180674858</text:p>
          </table:table-cell>
          <table:table-cell table:formula="of:=[.A174]*[.B174]" office:value-type="float" office:value="1299870.14374253">
            <text:p>1299870,1437425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7455.57703135085">
            <text:p>7455,5770313509</text:p>
          </table:table-cell>
          <table:table-cell table:formula="of:=[.A175]*[.B175]" office:value-type="float" office:value="1304725.9804864">
            <text:p>1304725,980486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7440.66587728815">
            <text:p>7440,6658772882</text:p>
          </table:table-cell>
          <table:table-cell table:formula="of:=[.A176]*[.B176]" office:value-type="float" office:value="1309557.19440271">
            <text:p>1309557,1944027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7425.78454553357">
            <text:p>7425,7845455336</text:p>
          </table:table-cell>
          <table:table-cell table:formula="of:=[.A177]*[.B177]" office:value-type="float" office:value="1314363.86455944">
            <text:p>1314363,86455944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7410.9329764425">
            <text:p>7410,9329764425</text:p>
          </table:table-cell>
          <table:table-cell table:formula="of:=[.A178]*[.B178]" office:value-type="float" office:value="1319146.06980677">
            <text:p>1319146,06980677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7396.11111048962">
            <text:p>7396,1111104896</text:p>
          </table:table-cell>
          <table:table-cell table:formula="of:=[.A179]*[.B179]" office:value-type="float" office:value="1323903.88877764">
            <text:p>1323903,8887776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7381.31888826864">
            <text:p>7381,3188882686</text:p>
          </table:table-cell>
          <table:table-cell table:formula="of:=[.A180]*[.B180]" office:value-type="float" office:value="1328637.39988836">
            <text:p>1328637,39988836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7366.5562504921">
            <text:p>7366,5562504921</text:p>
          </table:table-cell>
          <table:table-cell table:formula="of:=[.A181]*[.B181]" office:value-type="float" office:value="1333346.68133907">
            <text:p>1333346,6813390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7351.82313799112">
            <text:p>7351,8231379911</text:p>
          </table:table-cell>
          <table:table-cell table:formula="of:=[.A182]*[.B182]" office:value-type="float" office:value="1338031.81111438">
            <text:p>1338031,81111438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7337.11949171514">
            <text:p>7337,1194917151</text:p>
          </table:table-cell>
          <table:table-cell table:formula="of:=[.A183]*[.B183]" office:value-type="float" office:value="1342692.86698387">
            <text:p>1342692,86698387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7322.44525273171">
            <text:p>7322,4452527317</text:p>
          </table:table-cell>
          <table:table-cell table:formula="of:=[.A184]*[.B184]" office:value-type="float" office:value="1347329.92650263">
            <text:p>1347329,92650263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7307.80036222624">
            <text:p>7307,8003622263</text:p>
          </table:table-cell>
          <table:table-cell table:formula="of:=[.A185]*[.B185]" office:value-type="float" office:value="1351943.06701186">
            <text:p>1351943,06701186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7293.18476150179">
            <text:p>7293,1847615018</text:p>
          </table:table-cell>
          <table:table-cell table:formula="of:=[.A186]*[.B186]" office:value-type="float" office:value="1356532.36563933">
            <text:p>1356532,36563933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7278.59839197879">
            <text:p>7278,5983919788</text:p>
          </table:table-cell>
          <table:table-cell table:formula="of:=[.A187]*[.B187]" office:value-type="float" office:value="1361097.89930003">
            <text:p>1361097,8993000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7264.04119519483">
            <text:p>7264,0411951948</text:p>
          </table:table-cell>
          <table:table-cell table:formula="of:=[.A188]*[.B188]" office:value-type="float" office:value="1365639.74469663">
            <text:p>1365639,7446966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7249.51311280444">
            <text:p>7249,5131128044</text:p>
          </table:table-cell>
          <table:table-cell table:formula="of:=[.A189]*[.B189]" office:value-type="float" office:value="1370157.97832004">
            <text:p>1370157,97832004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7235.01408657883">
            <text:p>7235,0140865788</text:p>
          </table:table-cell>
          <table:table-cell table:formula="of:=[.A190]*[.B190]" office:value-type="float" office:value="1374652.67644998">
            <text:p>1374652,67644998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7220.54405840567">
            <text:p>7220,5440584057</text:p>
          </table:table-cell>
          <table:table-cell table:formula="of:=[.A191]*[.B191]" office:value-type="float" office:value="1379123.91515548">
            <text:p>1379123,9151554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7206.10297028886">
            <text:p>7206,1029702889</text:p>
          </table:table-cell>
          <table:table-cell table:formula="of:=[.A192]*[.B192]" office:value-type="float" office:value="1383571.77029546">
            <text:p>1383571,7702954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7191.69076434828">
            <text:p>7191,6907643483</text:p>
          </table:table-cell>
          <table:table-cell table:formula="of:=[.A193]*[.B193]" office:value-type="float" office:value="1387996.31751922">
            <text:p>1387996,31751922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7177.30738281959">
            <text:p>7177,3073828196</text:p>
          </table:table-cell>
          <table:table-cell table:formula="of:=[.A194]*[.B194]" office:value-type="float" office:value="1392397.632267">
            <text:p>1392397,632267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7162.95276805395">
            <text:p>7162,952768054</text:p>
          </table:table-cell>
          <table:table-cell table:formula="of:=[.A195]*[.B195]" office:value-type="float" office:value="1396775.78977052">
            <text:p>1396775,7897705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7148.62686251784">
            <text:p>7148,6268625179</text:p>
          </table:table-cell>
          <table:table-cell table:formula="of:=[.A196]*[.B196]" office:value-type="float" office:value="1401130.8650535">
            <text:p>1401130,865053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7134.32960879281">
            <text:p>7134,3296087928</text:p>
          </table:table-cell>
          <table:table-cell table:formula="of:=[.A197]*[.B197]" office:value-type="float" office:value="1405462.93293218">
            <text:p>1405462,93293218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7120.06094957522">
            <text:p>7120,0609495752</text:p>
          </table:table-cell>
          <table:table-cell table:formula="of:=[.A198]*[.B198]" office:value-type="float" office:value="1409772.06801589">
            <text:p>1409772,06801589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7105.82082767607">
            <text:p>7105,8208276761</text:p>
          </table:table-cell>
          <table:table-cell table:formula="of:=[.A199]*[.B199]" office:value-type="float" office:value="1414058.34470754">
            <text:p>1414058,34470754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7091.60918602072">
            <text:p>7091,6091860207</text:p>
          </table:table-cell>
          <table:table-cell table:formula="of:=[.A200]*[.B200]" office:value-type="float" office:value="1418321.83720414">
            <text:p>1418321,83720414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7077.42596764868">
            <text:p>7077,4259676487</text:p>
          </table:table-cell>
          <table:table-cell table:formula="of:=[.A201]*[.B201]" office:value-type="float" office:value="1422562.61949738">
            <text:p>1422562,6194973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7063.27111571338">
            <text:p>7063,2711157134</text:p>
          </table:table-cell>
          <table:table-cell table:formula="of:=[.A202]*[.B202]" office:value-type="float" office:value="1426780.7653741">
            <text:p>1426780,7653741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7049.14457348195">
            <text:p>7049,144573482</text:p>
          </table:table-cell>
          <table:table-cell table:formula="of:=[.A203]*[.B203]" office:value-type="float" office:value="1430976.34841684">
            <text:p>1430976,34841684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7035.04628433499">
            <text:p>7035,046284335</text:p>
          </table:table-cell>
          <table:table-cell table:formula="of:=[.A204]*[.B204]" office:value-type="float" office:value="1435149.44200434">
            <text:p>1435149,44200434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7020.97619176632">
            <text:p>7020,9761917663</text:p>
          </table:table-cell>
          <table:table-cell table:formula="of:=[.A205]*[.B205]" office:value-type="float" office:value="1439300.1193121">
            <text:p>1439300,1193121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7006.93423938279">
            <text:p>7006,9342393828</text:p>
          </table:table-cell>
          <table:table-cell table:formula="of:=[.A206]*[.B206]" office:value-type="float" office:value="1443428.45331285">
            <text:p>1443428,45331285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992.92037090402">
            <text:p>6992,920370904</text:p>
          </table:table-cell>
          <table:table-cell table:formula="of:=[.A207]*[.B207]" office:value-type="float" office:value="1447534.51677713">
            <text:p>1447534,51677713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978.93453016221">
            <text:p>6978,9345301622</text:p>
          </table:table-cell>
          <table:table-cell table:formula="of:=[.A208]*[.B208]" office:value-type="float" office:value="1451618.38227374">
            <text:p>1451618,38227374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964.97666110189">
            <text:p>6964,9766611019</text:p>
          </table:table-cell>
          <table:table-cell table:formula="of:=[.A209]*[.B209]" office:value-type="float" office:value="1455680.12217029">
            <text:p>1455680,12217029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951.04670777968">
            <text:p>6951,0467077797</text:p>
          </table:table-cell>
          <table:table-cell table:formula="of:=[.A210]*[.B210]" office:value-type="float" office:value="1459719.80863373">
            <text:p>1459719,80863373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937.14461436412">
            <text:p>6937,1446143641</text:p>
          </table:table-cell>
          <table:table-cell table:formula="of:=[.A211]*[.B211]" office:value-type="float" office:value="1463737.51363083">
            <text:p>1463737,51363083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923.2703251354">
            <text:p>6923,2703251354</text:p>
          </table:table-cell>
          <table:table-cell table:formula="of:=[.A212]*[.B212]" office:value-type="float" office:value="1467733.3089287">
            <text:p>1467733,3089287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909.42378448513">
            <text:p>6909,4237844851</text:p>
          </table:table-cell>
          <table:table-cell table:formula="of:=[.A213]*[.B213]" office:value-type="float" office:value="1471707.26609533">
            <text:p>1471707,2660953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895.60493691616">
            <text:p>6895,6049369162</text:p>
          </table:table-cell>
          <table:table-cell table:formula="of:=[.A214]*[.B214]" office:value-type="float" office:value="1475659.45650006">
            <text:p>1475659,45650006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881.81372704232">
            <text:p>6881,8137270423</text:p>
          </table:table-cell>
          <table:table-cell table:formula="of:=[.A215]*[.B215]" office:value-type="float" office:value="1479589.9513141">
            <text:p>1479589,9513141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868.05009958824">
            <text:p>6868,0500995882</text:p>
          </table:table-cell>
          <table:table-cell table:formula="of:=[.A216]*[.B216]" office:value-type="float" office:value="1483498.82151106">
            <text:p>1483498,82151106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854.31399938906">
            <text:p>6854,3139993891</text:p>
          </table:table-cell>
          <table:table-cell table:formula="of:=[.A217]*[.B217]" office:value-type="float" office:value="1487386.13786743">
            <text:p>1487386,13786743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840.60537139028">
            <text:p>6840,6053713903</text:p>
          </table:table-cell>
          <table:table-cell table:formula="of:=[.A218]*[.B218]" office:value-type="float" office:value="1491251.97096308">
            <text:p>1491251,97096308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826.9241606475">
            <text:p>6826,9241606475</text:p>
          </table:table-cell>
          <table:table-cell table:formula="of:=[.A219]*[.B219]" office:value-type="float" office:value="1495096.3911818">
            <text:p>1495096,3911818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813.27031232621">
            <text:p>6813,2703123262</text:p>
          </table:table-cell>
          <table:table-cell table:formula="of:=[.A220]*[.B220]" office:value-type="float" office:value="1498919.46871177">
            <text:p>1498919,46871177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799.64377170156">
            <text:p>6799,6437717016</text:p>
          </table:table-cell>
          <table:table-cell table:formula="of:=[.A221]*[.B221]" office:value-type="float" office:value="1502721.27354604">
            <text:p>1502721,27354604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786.04448415815">
            <text:p>6786,0444841582</text:p>
          </table:table-cell>
          <table:table-cell table:formula="of:=[.A222]*[.B222]" office:value-type="float" office:value="1506501.87548311">
            <text:p>1506501,87548311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772.47239518984">
            <text:p>6772,4723951898</text:p>
          </table:table-cell>
          <table:table-cell table:formula="of:=[.A223]*[.B223]" office:value-type="float" office:value="1510261.34412733">
            <text:p>1510261,34412733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758.92745039946">
            <text:p>6758,9274503995</text:p>
          </table:table-cell>
          <table:table-cell table:formula="of:=[.A224]*[.B224]" office:value-type="float" office:value="1513999.74888948">
            <text:p>1513999,74888948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6745.40959549866">
            <text:p>6745,4095954987</text:p>
          </table:table-cell>
          <table:table-cell table:formula="of:=[.A225]*[.B225]" office:value-type="float" office:value="1517717.1589872">
            <text:p>1517717,1589872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6731.91877630766">
            <text:p>6731,9187763077</text:p>
          </table:table-cell>
          <table:table-cell table:formula="of:=[.A226]*[.B226]" office:value-type="float" office:value="1521413.64344553">
            <text:p>1521413,64344553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6718.45493875505">
            <text:p>6718,4549387551</text:p>
          </table:table-cell>
          <table:table-cell table:formula="of:=[.A227]*[.B227]" office:value-type="float" office:value="1525089.2710974">
            <text:p>1525089,2710974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6705.01802887754">
            <text:p>6705,0180288775</text:p>
          </table:table-cell>
          <table:table-cell table:formula="of:=[.A228]*[.B228]" office:value-type="float" office:value="1528744.11058408">
            <text:p>1528744,11058408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6691.60799281978">
            <text:p>6691,6079928198</text:p>
          </table:table-cell>
          <table:table-cell table:formula="of:=[.A229]*[.B229]" office:value-type="float" office:value="1532378.23035573">
            <text:p>1532378,23035573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6678.22477683414">
            <text:p>6678,2247768341</text:p>
          </table:table-cell>
          <table:table-cell table:formula="of:=[.A230]*[.B230]" office:value-type="float" office:value="1535991.69867185">
            <text:p>1535991,69867185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6664.86832728047">
            <text:p>6664,8683272805</text:p>
          </table:table-cell>
          <table:table-cell table:formula="of:=[.A231]*[.B231]" office:value-type="float" office:value="1539584.58360179">
            <text:p>1539584,58360179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6651.53859062591">
            <text:p>6651,5385906259</text:p>
          </table:table-cell>
          <table:table-cell table:formula="of:=[.A232]*[.B232]" office:value-type="float" office:value="1543156.95302521">
            <text:p>1543156,95302521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6638.23551344466">
            <text:p>6638,2355134447</text:p>
          </table:table-cell>
          <table:table-cell table:formula="of:=[.A233]*[.B233]" office:value-type="float" office:value="1546708.87463261">
            <text:p>1546708,87463261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6624.95904241777">
            <text:p>6624,9590424178</text:p>
          </table:table-cell>
          <table:table-cell table:formula="of:=[.A234]*[.B234]" office:value-type="float" office:value="1550240.41592576">
            <text:p>1550240,41592576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6611.70912433293">
            <text:p>6611,7091243329</text:p>
          </table:table-cell>
          <table:table-cell table:formula="of:=[.A235]*[.B235]" office:value-type="float" office:value="1553751.64421824">
            <text:p>1553751,64421824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6598.48570608427">
            <text:p>6598,4857060843</text:p>
          </table:table-cell>
          <table:table-cell table:formula="of:=[.A236]*[.B236]" office:value-type="float" office:value="1557242.62663589">
            <text:p>1557242,62663589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6585.2887346721">
            <text:p>6585,2887346721</text:p>
          </table:table-cell>
          <table:table-cell table:formula="of:=[.A237]*[.B237]" office:value-type="float" office:value="1560713.43011729">
            <text:p>1560713,43011729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6572.11815720276">
            <text:p>6572,1181572028</text:p>
          </table:table-cell>
          <table:table-cell table:formula="of:=[.A238]*[.B238]" office:value-type="float" office:value="1564164.12141426">
            <text:p>1564164,1214142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6558.97392088835">
            <text:p>6558,9739208884</text:p>
          </table:table-cell>
          <table:table-cell table:formula="of:=[.A239]*[.B239]" office:value-type="float" office:value="1567594.76709232">
            <text:p>1567594,7670923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6545.85597304657">
            <text:p>6545,8559730466</text:p>
          </table:table-cell>
          <table:table-cell table:formula="of:=[.A240]*[.B240]" office:value-type="float" office:value="1571005.43353118">
            <text:p>1571005,43353118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6532.76426110048">
            <text:p>6532,7642611005</text:p>
          </table:table-cell>
          <table:table-cell table:formula="of:=[.A241]*[.B241]" office:value-type="float" office:value="1574396.18692522">
            <text:p>1574396,18692522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6519.69873257828">
            <text:p>6519,6987325783</text:p>
          </table:table-cell>
          <table:table-cell table:formula="of:=[.A242]*[.B242]" office:value-type="float" office:value="1577767.09328394">
            <text:p>1577767,0932839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6506.65933511312">
            <text:p>6506,6593351131</text:p>
          </table:table-cell>
          <table:table-cell table:formula="of:=[.A243]*[.B243]" office:value-type="float" office:value="1581118.21843249">
            <text:p>1581118,21843249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6493.6460164429">
            <text:p>6493,6460164429</text:p>
          </table:table-cell>
          <table:table-cell table:formula="of:=[.A244]*[.B244]" office:value-type="float" office:value="1584449.62801207">
            <text:p>1584449,62801207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6480.65872441001">
            <text:p>6480,65872441</text:p>
          </table:table-cell>
          <table:table-cell table:formula="of:=[.A245]*[.B245]" office:value-type="float" office:value="1587761.38748045">
            <text:p>1587761,3874804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6467.69740696119">
            <text:p>6467,6974069612</text:p>
          </table:table-cell>
          <table:table-cell table:formula="of:=[.A246]*[.B246]" office:value-type="float" office:value="1591053.56211245">
            <text:p>1591053,56211245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6454.76201214727">
            <text:p>6454,7620121473</text:p>
          </table:table-cell>
          <table:table-cell table:formula="of:=[.A247]*[.B247]" office:value-type="float" office:value="1594326.21700038">
            <text:p>1594326,2170003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6441.85248812297">
            <text:p>6441,852488123</text:p>
          </table:table-cell>
          <table:table-cell table:formula="of:=[.A248]*[.B248]" office:value-type="float" office:value="1597579.4170545">
            <text:p>1597579,4170545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6428.96878314673">
            <text:p>6428,9687831467</text:p>
          </table:table-cell>
          <table:table-cell table:formula="of:=[.A249]*[.B249]" office:value-type="float" office:value="1600813.22700354">
            <text:p>1600813,22700354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6416.11084558043">
            <text:p>6416,1108455804</text:p>
          </table:table-cell>
          <table:table-cell table:formula="of:=[.A250]*[.B250]" office:value-type="float" office:value="1604027.71139511">
            <text:p>1604027,7113951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6403.27862388927">
            <text:p>6403,2786238893</text:p>
          </table:table-cell>
          <table:table-cell table:formula="of:=[.A251]*[.B251]" office:value-type="float" office:value="1607222.93459621">
            <text:p>1607222,9345962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6390.47206664149">
            <text:p>6390,4720666415</text:p>
          </table:table-cell>
          <table:table-cell table:formula="of:=[.A252]*[.B252]" office:value-type="float" office:value="1610398.96079366">
            <text:p>1610398,9607936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6377.69112250821">
            <text:p>6377,6911225082</text:p>
          </table:table-cell>
          <table:table-cell table:formula="of:=[.A253]*[.B253]" office:value-type="float" office:value="1613555.85399458">
            <text:p>1613555,85399458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6364.93574026319">
            <text:p>6364,9357402632</text:p>
          </table:table-cell>
          <table:table-cell table:formula="of:=[.A254]*[.B254]" office:value-type="float" office:value="1616693.67802685">
            <text:p>1616693,67802685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6352.20586878267">
            <text:p>6352,2058687827</text:p>
          </table:table-cell>
          <table:table-cell table:formula="of:=[.A255]*[.B255]" office:value-type="float" office:value="1619812.49653958">
            <text:p>1619812,4965395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6339.5014570451">
            <text:p>6339,5014570451</text:p>
          </table:table-cell>
          <table:table-cell table:formula="of:=[.A256]*[.B256]" office:value-type="float" office:value="1622912.37300355">
            <text:p>1622912,3730035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6326.82245413101">
            <text:p>6326,822454131</text:p>
          </table:table-cell>
          <table:table-cell table:formula="of:=[.A257]*[.B257]" office:value-type="float" office:value="1625993.37071167">
            <text:p>1625993,37071167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6314.16880922275">
            <text:p>6314,1688092228</text:p>
          </table:table-cell>
          <table:table-cell table:formula="of:=[.A258]*[.B258]" office:value-type="float" office:value="1629055.55277947">
            <text:p>1629055,55277947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6301.5404716043">
            <text:p>6301,5404716043</text:p>
          </table:table-cell>
          <table:table-cell table:formula="of:=[.A259]*[.B259]" office:value-type="float" office:value="1632098.98214551">
            <text:p>1632098,98214551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6288.9373906611">
            <text:p>6288,9373906611</text:p>
          </table:table-cell>
          <table:table-cell table:formula="of:=[.A260]*[.B260]" office:value-type="float" office:value="1635123.72157188">
            <text:p>1635123,7215718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6276.35951587977">
            <text:p>6276,3595158798</text:p>
          </table:table-cell>
          <table:table-cell table:formula="of:=[.A261]*[.B261]" office:value-type="float" office:value="1638129.83364462">
            <text:p>1638129,83364462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6263.80679684801">
            <text:p>6263,806796848</text:p>
          </table:table-cell>
          <table:table-cell table:formula="of:=[.A262]*[.B262]" office:value-type="float" office:value="1641117.38077418">
            <text:p>1641117,38077418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6251.27918325432">
            <text:p>6251,2791832543</text:p>
          </table:table-cell>
          <table:table-cell table:formula="of:=[.A263]*[.B263]" office:value-type="float" office:value="1644086.42519589">
            <text:p>1644086,42519589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6238.77662488781">
            <text:p>6238,7766248878</text:p>
          </table:table-cell>
          <table:table-cell table:formula="of:=[.A264]*[.B264]" office:value-type="float" office:value="1647037.02897038">
            <text:p>1647037,02897038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6226.29907163803">
            <text:p>6226,299071638</text:p>
          </table:table-cell>
          <table:table-cell table:formula="of:=[.A265]*[.B265]" office:value-type="float" office:value="1649969.25398408">
            <text:p>1649969,25398408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6213.84647349476">
            <text:p>6213,8464734948</text:p>
          </table:table-cell>
          <table:table-cell table:formula="of:=[.A266]*[.B266]" office:value-type="float" office:value="1652883.16194961">
            <text:p>1652883,1619496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6201.41878054777">
            <text:p>6201,4187805478</text:p>
          </table:table-cell>
          <table:table-cell table:formula="of:=[.A267]*[.B267]" office:value-type="float" office:value="1655778.81440625">
            <text:p>1655778,81440625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6189.01594298667">
            <text:p>6189,0159429867</text:p>
          </table:table-cell>
          <table:table-cell table:formula="of:=[.A268]*[.B268]" office:value-type="float" office:value="1658656.27272043">
            <text:p>1658656,2727204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6176.6379111007">
            <text:p>6176,6379111007</text:p>
          </table:table-cell>
          <table:table-cell table:formula="of:=[.A269]*[.B269]" office:value-type="float" office:value="1661515.59808609">
            <text:p>1661515,59808609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6164.2846352785">
            <text:p>6164,2846352785</text:p>
          </table:table-cell>
          <table:table-cell table:formula="of:=[.A270]*[.B270]" office:value-type="float" office:value="1664356.85152519">
            <text:p>1664356,85152519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6151.95606600794">
            <text:p>6151,9560660079</text:p>
          </table:table-cell>
          <table:table-cell table:formula="of:=[.A271]*[.B271]" office:value-type="float" office:value="1667180.09388815">
            <text:p>1667180,09388815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6139.65215387592">
            <text:p>6139,6521538759</text:p>
          </table:table-cell>
          <table:table-cell table:formula="of:=[.A272]*[.B272]" office:value-type="float" office:value="1669985.38585425">
            <text:p>1669985,38585425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6127.37284956817">
            <text:p>6127,3728495682</text:p>
          </table:table-cell>
          <table:table-cell table:formula="of:=[.A273]*[.B273]" office:value-type="float" office:value="1672772.78793211">
            <text:p>1672772,78793211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6115.11810386904">
            <text:p>6115,118103869</text:p>
          </table:table-cell>
          <table:table-cell table:formula="of:=[.A274]*[.B274]" office:value-type="float" office:value="1675542.36046012">
            <text:p>1675542,36046012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6102.8878676613">
            <text:p>6102,8878676613</text:p>
          </table:table-cell>
          <table:table-cell table:formula="of:=[.A275]*[.B275]" office:value-type="float" office:value="1678294.16360686">
            <text:p>1678294,16360686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6090.68209192598">
            <text:p>6090,682091926</text:p>
          </table:table-cell>
          <table:table-cell table:formula="of:=[.A276]*[.B276]" office:value-type="float" office:value="1681028.25737157">
            <text:p>1681028,25737157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6078.50072774212">
            <text:p>6078,5007277421</text:p>
          </table:table-cell>
          <table:table-cell table:formula="of:=[.A277]*[.B277]" office:value-type="float" office:value="1683744.70158457">
            <text:p>1683744,70158457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6066.34372628664">
            <text:p>6066,3437262866</text:p>
          </table:table-cell>
          <table:table-cell table:formula="of:=[.A278]*[.B278]" office:value-type="float" office:value="1686443.55590769">
            <text:p>1686443,55590769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6054.21103883407">
            <text:p>6054,2110388341</text:p>
          </table:table-cell>
          <table:table-cell table:formula="of:=[.A279]*[.B279]" office:value-type="float" office:value="1689124.8798347">
            <text:p>1689124,8798347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6042.1026167564">
            <text:p>6042,1026167564</text:p>
          </table:table-cell>
          <table:table-cell table:formula="of:=[.A280]*[.B280]" office:value-type="float" office:value="1691788.73269179">
            <text:p>1691788,73269179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6030.01841152289">
            <text:p>6030,0184115229</text:p>
          </table:table-cell>
          <table:table-cell table:formula="of:=[.A281]*[.B281]" office:value-type="float" office:value="1694435.17363793">
            <text:p>1694435,17363793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6017.95837469984">
            <text:p>6017,9583746998</text:p>
          </table:table-cell>
          <table:table-cell table:formula="of:=[.A282]*[.B282]" office:value-type="float" office:value="1697064.26166535">
            <text:p>1697064,26166535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6005.92245795044">
            <text:p>6005,9224579504</text:p>
          </table:table-cell>
          <table:table-cell table:formula="of:=[.A283]*[.B283]" office:value-type="float" office:value="1699676.05559997">
            <text:p>1699676,05559997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993.91061303454">
            <text:p>5993,9106130345</text:p>
          </table:table-cell>
          <table:table-cell table:formula="of:=[.A284]*[.B284]" office:value-type="float" office:value="1702270.61410181">
            <text:p>1702270,61410181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981.92279180847">
            <text:p>5981,9227918085</text:p>
          </table:table-cell>
          <table:table-cell table:formula="of:=[.A285]*[.B285]" office:value-type="float" office:value="1704847.99566541">
            <text:p>1704847,99566541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969.95894622485">
            <text:p>5969,9589462249</text:p>
          </table:table-cell>
          <table:table-cell table:formula="of:=[.A286]*[.B286]" office:value-type="float" office:value="1707408.25862031">
            <text:p>1707408,25862031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958.0190283324">
            <text:p>5958,0190283324</text:p>
          </table:table-cell>
          <table:table-cell table:formula="of:=[.A287]*[.B287]" office:value-type="float" office:value="1709951.4611314">
            <text:p>1709951,4611314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946.10299027574">
            <text:p>5946,1029902757</text:p>
          </table:table-cell>
          <table:table-cell table:formula="of:=[.A288]*[.B288]" office:value-type="float" office:value="1712477.66119941">
            <text:p>1712477,66119941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934.21078429519">
            <text:p>5934,2107842952</text:p>
          </table:table-cell>
          <table:table-cell table:formula="of:=[.A289]*[.B289]" office:value-type="float" office:value="1714986.91666131">
            <text:p>1714986,91666131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922.3423627266">
            <text:p>5922,3423627266</text:p>
          </table:table-cell>
          <table:table-cell table:formula="of:=[.A290]*[.B290]" office:value-type="float" office:value="1717479.28519071">
            <text:p>1717479,28519071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910.49767800114">
            <text:p>5910,4976780012</text:p>
          </table:table-cell>
          <table:table-cell table:formula="of:=[.A291]*[.B291]" office:value-type="float" office:value="1719954.82429833">
            <text:p>1719954,82429833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898.67668264514">
            <text:p>5898,6766826451</text:p>
          </table:table-cell>
          <table:table-cell table:formula="of:=[.A292]*[.B292]" office:value-type="float" office:value="1722413.59133238">
            <text:p>1722413,59133238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886.87932927985">
            <text:p>5886,8793292799</text:p>
          </table:table-cell>
          <table:table-cell table:formula="of:=[.A293]*[.B293]" office:value-type="float" office:value="1724855.643479">
            <text:p>1724855,643479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875.10557062129">
            <text:p>5875,1055706213</text:p>
          </table:table-cell>
          <table:table-cell table:formula="of:=[.A294]*[.B294]" office:value-type="float" office:value="1727281.03776266">
            <text:p>1727281,03776266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863.35535948005">
            <text:p>5863,3553594801</text:p>
          </table:table-cell>
          <table:table-cell table:formula="of:=[.A295]*[.B295]" office:value-type="float" office:value="1729689.83104661">
            <text:p>1729689,83104661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851.62864876109">
            <text:p>5851,6286487611</text:p>
          </table:table-cell>
          <table:table-cell table:formula="of:=[.A296]*[.B296]" office:value-type="float" office:value="1732082.08003328">
            <text:p>1732082,08003328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839.92539146357">
            <text:p>5839,9253914636</text:p>
          </table:table-cell>
          <table:table-cell table:formula="of:=[.A297]*[.B297]" office:value-type="float" office:value="1734457.84126468">
            <text:p>1734457,8412646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828.24554068064">
            <text:p>5828,2455406806</text:p>
          </table:table-cell>
          <table:table-cell table:formula="of:=[.A298]*[.B298]" office:value-type="float" office:value="1736817.17112283">
            <text:p>1736817,17112283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816.58904959928">
            <text:p>5816,5890495993</text:p>
          </table:table-cell>
          <table:table-cell table:formula="of:=[.A299]*[.B299]" office:value-type="float" office:value="1739160.12583018">
            <text:p>1739160,1258301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804.95587150008">
            <text:p>5804,9558715001</text:p>
          </table:table-cell>
          <table:table-cell table:formula="of:=[.A300]*[.B300]" office:value-type="float" office:value="1741486.76145002">
            <text:p>1741486,76145002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793.34595975708">
            <text:p>5793,3459597571</text:p>
          </table:table-cell>
          <table:table-cell table:formula="of:=[.A301]*[.B301]" office:value-type="float" office:value="1743797.13388688">
            <text:p>1743797,13388688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781.75926783756">
            <text:p>5781,7592678376</text:p>
          </table:table-cell>
          <table:table-cell table:formula="of:=[.A302]*[.B302]" office:value-type="float" office:value="1746091.29888694">
            <text:p>1746091,29888694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770.19574930189">
            <text:p>5770,1957493019</text:p>
          </table:table-cell>
          <table:table-cell table:formula="of:=[.A303]*[.B303]" office:value-type="float" office:value="1748369.31203847">
            <text:p>1748369,31203847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758.65535780329">
            <text:p>5758,6553578033</text:p>
          </table:table-cell>
          <table:table-cell table:formula="of:=[.A304]*[.B304]" office:value-type="float" office:value="1750631.2287722">
            <text:p>1750631,228772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747.13804708768">
            <text:p>5747,1380470877</text:p>
          </table:table-cell>
          <table:table-cell table:formula="of:=[.A305]*[.B305]" office:value-type="float" office:value="1752877.10436174">
            <text:p>1752877,10436174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735.6437709935">
            <text:p>5735,6437709935</text:p>
          </table:table-cell>
          <table:table-cell table:formula="of:=[.A306]*[.B306]" office:value-type="float" office:value="1755106.99392401">
            <text:p>1755106,99392401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724.17248345152">
            <text:p>5724,1724834515</text:p>
          </table:table-cell>
          <table:table-cell table:formula="of:=[.A307]*[.B307]" office:value-type="float" office:value="1757320.95241962">
            <text:p>1757320,95241962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712.72413848461">
            <text:p>5712,7241384846</text:p>
          </table:table-cell>
          <table:table-cell table:formula="of:=[.A308]*[.B308]" office:value-type="float" office:value="1759519.03465326">
            <text:p>1759519,03465326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701.29869020764">
            <text:p>5701,2986902077</text:p>
          </table:table-cell>
          <table:table-cell table:formula="of:=[.A309]*[.B309]" office:value-type="float" office:value="1761701.29527416">
            <text:p>1761701,29527416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689.89609282723">
            <text:p>5689,8960928272</text:p>
          </table:table-cell>
          <table:table-cell table:formula="of:=[.A310]*[.B310]" office:value-type="float" office:value="1763867.78877644">
            <text:p>1763867,78877644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678.51630064157">
            <text:p>5678,5163006416</text:p>
          </table:table-cell>
          <table:table-cell table:formula="of:=[.A311]*[.B311]" office:value-type="float" office:value="1766018.56949953">
            <text:p>1766018,56949953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667.15926804029">
            <text:p>5667,1592680403</text:p>
          </table:table-cell>
          <table:table-cell table:formula="of:=[.A312]*[.B312]" office:value-type="float" office:value="1768153.69162857">
            <text:p>1768153,69162857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655.82494950421">
            <text:p>5655,8249495042</text:p>
          </table:table-cell>
          <table:table-cell table:formula="of:=[.A313]*[.B313]" office:value-type="float" office:value="1770273.20919482">
            <text:p>1770273,20919482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644.5132996052">
            <text:p>5644,5132996052</text:p>
          </table:table-cell>
          <table:table-cell table:formula="of:=[.A314]*[.B314]" office:value-type="float" office:value="1772377.17607603">
            <text:p>1772377,17607603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633.22427300599">
            <text:p>5633,224273006</text:p>
          </table:table-cell>
          <table:table-cell table:formula="of:=[.A315]*[.B315]" office:value-type="float" office:value="1774465.64599689">
            <text:p>1774465,64599689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5621.95782445998">
            <text:p>5621,95782446</text:p>
          </table:table-cell>
          <table:table-cell table:formula="of:=[.A316]*[.B316]" office:value-type="float" office:value="1776538.67252935">
            <text:p>1776538,67252935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5610.71390881106">
            <text:p>5610,7139088111</text:p>
          </table:table-cell>
          <table:table-cell table:formula="of:=[.A317]*[.B317]" office:value-type="float" office:value="1778596.30909311">
            <text:p>1778596,30909311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5599.49248099344">
            <text:p>5599,4924809934</text:p>
          </table:table-cell>
          <table:table-cell table:formula="of:=[.A318]*[.B318]" office:value-type="float" office:value="1780638.60895591">
            <text:p>1780638,60895591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5588.29349603145">
            <text:p>5588,2934960315</text:p>
          </table:table-cell>
          <table:table-cell table:formula="of:=[.A319]*[.B319]" office:value-type="float" office:value="1782665.62523403">
            <text:p>1782665,62523403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5577.11690903939">
            <text:p>5577,1169090394</text:p>
          </table:table-cell>
          <table:table-cell table:formula="of:=[.A320]*[.B320]" office:value-type="float" office:value="1784677.4108926">
            <text:p>1784677,4108926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5565.96267522131">
            <text:p>5565,9626752213</text:p>
          </table:table-cell>
          <table:table-cell table:formula="of:=[.A321]*[.B321]" office:value-type="float" office:value="1786674.01874604">
            <text:p>1786674,01874604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5554.83074987087">
            <text:p>5554,8307498709</text:p>
          </table:table-cell>
          <table:table-cell table:formula="of:=[.A322]*[.B322]" office:value-type="float" office:value="1788655.50145842">
            <text:p>1788655,50145842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5543.72108837112">
            <text:p>5543,7210883711</text:p>
          </table:table-cell>
          <table:table-cell table:formula="of:=[.A323]*[.B323]" office:value-type="float" office:value="1790621.91154387">
            <text:p>1790621,91154387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5532.63364619438">
            <text:p>5532,6336461944</text:p>
          </table:table-cell>
          <table:table-cell table:formula="of:=[.A324]*[.B324]" office:value-type="float" office:value="1792573.30136698">
            <text:p>1792573,30136698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5521.56837890199">
            <text:p>5521,568378902</text:p>
          </table:table-cell>
          <table:table-cell table:formula="of:=[.A325]*[.B325]" office:value-type="float" office:value="1794509.72314315">
            <text:p>1794509,72314315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5510.52524214419">
            <text:p>5510,5252421442</text:p>
          </table:table-cell>
          <table:table-cell table:formula="of:=[.A326]*[.B326]" office:value-type="float" office:value="1796431.22893901">
            <text:p>1796431,22893901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5499.5041916599">
            <text:p>5499,5041916599</text:p>
          </table:table-cell>
          <table:table-cell table:formula="of:=[.A327]*[.B327]" office:value-type="float" office:value="1798337.87067279">
            <text:p>1798337,87067279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5488.50518327658">
            <text:p>5488,5051832766</text:p>
          </table:table-cell>
          <table:table-cell table:formula="of:=[.A328]*[.B328]" office:value-type="float" office:value="1800229.70011472">
            <text:p>1800229,70011472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5477.52817291003">
            <text:p>5477,52817291</text:p>
          </table:table-cell>
          <table:table-cell table:formula="of:=[.A329]*[.B329]" office:value-type="float" office:value="1802106.7688874">
            <text:p>1802106,7688874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5466.57311656421">
            <text:p>5466,5731165642</text:p>
          </table:table-cell>
          <table:table-cell table:formula="of:=[.A330]*[.B330]" office:value-type="float" office:value="1803969.12846619">
            <text:p>1803969,12846619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5455.63997033108">
            <text:p>5455,6399703311</text:p>
          </table:table-cell>
          <table:table-cell table:formula="of:=[.A331]*[.B331]" office:value-type="float" office:value="1805816.83017959">
            <text:p>1805816,83017959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5444.72869039042">
            <text:p>5444,7286903904</text:p>
          </table:table-cell>
          <table:table-cell table:formula="of:=[.A332]*[.B332]" office:value-type="float" office:value="1807649.92520962">
            <text:p>1807649,92520962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5433.83923300964">
            <text:p>5433,8392330096</text:p>
          </table:table-cell>
          <table:table-cell table:formula="of:=[.A333]*[.B333]" office:value-type="float" office:value="1809468.46459221">
            <text:p>1809468,46459221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5422.97155454362">
            <text:p>5422,9715545436</text:p>
          </table:table-cell>
          <table:table-cell table:formula="of:=[.A334]*[.B334]" office:value-type="float" office:value="1811272.49921757">
            <text:p>1811272,4992175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5412.12561143453">
            <text:p>5412,1256114345</text:p>
          </table:table-cell>
          <table:table-cell table:formula="of:=[.A335]*[.B335]" office:value-type="float" office:value="1813062.07983057">
            <text:p>1813062,07983057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5401.30136021166">
            <text:p>5401,3013602117</text:p>
          </table:table-cell>
          <table:table-cell table:formula="of:=[.A336]*[.B336]" office:value-type="float" office:value="1814837.25703112">
            <text:p>1814837,25703112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5390.49875749124">
            <text:p>5390,4987574912</text:p>
          </table:table-cell>
          <table:table-cell table:formula="of:=[.A337]*[.B337]" office:value-type="float" office:value="1816598.08127455">
            <text:p>1816598,08127455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5379.71775997626">
            <text:p>5379,7177599763</text:p>
          </table:table-cell>
          <table:table-cell table:formula="of:=[.A338]*[.B338]" office:value-type="float" office:value="1818344.60287197">
            <text:p>1818344,60287197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5368.9583244563">
            <text:p>5368,9583244563</text:p>
          </table:table-cell>
          <table:table-cell table:formula="of:=[.A339]*[.B339]" office:value-type="float" office:value="1820076.87199069">
            <text:p>1820076,87199069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5358.22040780739">
            <text:p>5358,2204078074</text:p>
          </table:table-cell>
          <table:table-cell table:formula="of:=[.A340]*[.B340]" office:value-type="float" office:value="1821794.93865451">
            <text:p>1821794,93865451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5347.50396699178">
            <text:p>5347,5039669918</text:p>
          </table:table-cell>
          <table:table-cell table:formula="of:=[.A341]*[.B341]" office:value-type="float" office:value="1823498.8527442">
            <text:p>1823498,8527442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5336.80895905779">
            <text:p>5336,8089590578</text:p>
          </table:table-cell>
          <table:table-cell table:formula="of:=[.A342]*[.B342]" office:value-type="float" office:value="1825188.66399777">
            <text:p>1825188,66399777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5326.13534113968">
            <text:p>5326,1353411397</text:p>
          </table:table-cell>
          <table:table-cell table:formula="of:=[.A343]*[.B343]" office:value-type="float" office:value="1826864.42201091">
            <text:p>1826864,42201091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5315.4830704574">
            <text:p>5315,4830704574</text:p>
          </table:table-cell>
          <table:table-cell table:formula="of:=[.A344]*[.B344]" office:value-type="float" office:value="1828526.17623734">
            <text:p>1828526,1762373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5304.85210431648">
            <text:p>5304,8521043165</text:p>
          </table:table-cell>
          <table:table-cell table:formula="of:=[.A345]*[.B345]" office:value-type="float" office:value="1830173.97598919">
            <text:p>1830173,97598919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5294.24240010785">
            <text:p>5294,2424001079</text:p>
          </table:table-cell>
          <table:table-cell table:formula="of:=[.A346]*[.B346]" office:value-type="float" office:value="1831807.87043732">
            <text:p>1831807,87043732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5283.65391530763">
            <text:p>5283,6539153076</text:p>
          </table:table-cell>
          <table:table-cell table:formula="of:=[.A347]*[.B347]" office:value-type="float" office:value="1833427.90861175">
            <text:p>1833427,90861175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5273.08660747702">
            <text:p>5273,086607477</text:p>
          </table:table-cell>
          <table:table-cell table:formula="of:=[.A348]*[.B348]" office:value-type="float" office:value="1835034.139402">
            <text:p>1835034,139402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5262.54043426206">
            <text:p>5262,5404342621</text:p>
          </table:table-cell>
          <table:table-cell table:formula="of:=[.A349]*[.B349]" office:value-type="float" office:value="1836626.61155746">
            <text:p>1836626,61155746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5252.01535339354">
            <text:p>5252,0153533935</text:p>
          </table:table-cell>
          <table:table-cell table:formula="of:=[.A350]*[.B350]" office:value-type="float" office:value="1838205.37368774">
            <text:p>1838205,37368774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5241.51132268675">
            <text:p>5241,5113226868</text:p>
          </table:table-cell>
          <table:table-cell table:formula="of:=[.A351]*[.B351]" office:value-type="float" office:value="1839770.47426305">
            <text:p>1839770,47426305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5231.02830004138">
            <text:p>5231,0283000414</text:p>
          </table:table-cell>
          <table:table-cell table:formula="of:=[.A352]*[.B352]" office:value-type="float" office:value="1841321.96161457">
            <text:p>1841321,96161457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5220.5662434413">
            <text:p>5220,5662434413</text:p>
          </table:table-cell>
          <table:table-cell table:formula="of:=[.A353]*[.B353]" office:value-type="float" office:value="1842859.88393478">
            <text:p>1842859,88393478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5210.12511095441">
            <text:p>5210,1251109544</text:p>
          </table:table-cell>
          <table:table-cell table:formula="of:=[.A354]*[.B354]" office:value-type="float" office:value="1844384.28927786">
            <text:p>1844384,28927786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5199.7048607325">
            <text:p>5199,7048607325</text:p>
          </table:table-cell>
          <table:table-cell table:formula="of:=[.A355]*[.B355]" office:value-type="float" office:value="1845895.22556004">
            <text:p>1845895,22556004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5189.30545101104">
            <text:p>5189,305451011</text:p>
          </table:table-cell>
          <table:table-cell table:formula="of:=[.A356]*[.B356]" office:value-type="float" office:value="1847392.74055993">
            <text:p>1847392,74055993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5178.92684010902">
            <text:p>5178,926840109</text:p>
          </table:table-cell>
          <table:table-cell table:formula="of:=[.A357]*[.B357]" office:value-type="float" office:value="1848876.88191892">
            <text:p>1848876,88191892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5168.5689864288">
            <text:p>5168,5689864288</text:p>
          </table:table-cell>
          <table:table-cell table:formula="of:=[.A358]*[.B358]" office:value-type="float" office:value="1850347.69714151">
            <text:p>1850347,69714151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5158.23184845594">
            <text:p>5158,2318484559</text:p>
          </table:table-cell>
          <table:table-cell table:formula="of:=[.A359]*[.B359]" office:value-type="float" office:value="1851805.23359568">
            <text:p>1851805,23359568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5147.91538475903">
            <text:p>5147,915384759</text:p>
          </table:table-cell>
          <table:table-cell table:formula="of:=[.A360]*[.B360]" office:value-type="float" office:value="1853249.53851325">
            <text:p>1853249,53851325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5137.61955398951">
            <text:p>5137,6195539895</text:p>
          </table:table-cell>
          <table:table-cell table:formula="of:=[.A361]*[.B361]" office:value-type="float" office:value="1854680.65899021">
            <text:p>1854680,65899021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5127.34431488153">
            <text:p>5127,3443148815</text:p>
          </table:table-cell>
          <table:table-cell table:formula="of:=[.A362]*[.B362]" office:value-type="float" office:value="1856098.64198711">
            <text:p>1856098,64198711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5117.08962625177">
            <text:p>5117,0896262518</text:p>
          </table:table-cell>
          <table:table-cell table:formula="of:=[.A363]*[.B363]" office:value-type="float" office:value="1857503.53432939">
            <text:p>1857503,53432939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5106.85544699926">
            <text:p>5106,8554469993</text:p>
          </table:table-cell>
          <table:table-cell table:formula="of:=[.A364]*[.B364]" office:value-type="float" office:value="1858895.38270773">
            <text:p>1858895,38270773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5096.64173610527">
            <text:p>5096,6417361053</text:p>
          </table:table-cell>
          <table:table-cell table:formula="of:=[.A365]*[.B365]" office:value-type="float" office:value="1860274.23367842">
            <text:p>1860274,23367842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5086.44845263306">
            <text:p>5086,4484526331</text:p>
          </table:table-cell>
          <table:table-cell table:formula="of:=[.A366]*[.B366]" office:value-type="float" office:value="1861640.1336637">
            <text:p>1861640,1336637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5076.27555572779">
            <text:p>5076,2755557278</text:p>
          </table:table-cell>
          <table:table-cell table:formula="of:=[.A367]*[.B367]" office:value-type="float" office:value="1862993.1289521">
            <text:p>1862993,1289521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5066.12300461633">
            <text:p>5066,1230046163</text:p>
          </table:table-cell>
          <table:table-cell table:formula="of:=[.A368]*[.B368]" office:value-type="float" office:value="1864333.26569881">
            <text:p>1864333,26569881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5055.9907586071">
            <text:p>5055,9907586071</text:p>
          </table:table-cell>
          <table:table-cell table:formula="of:=[.A369]*[.B369]" office:value-type="float" office:value="1865660.58992602">
            <text:p>1865660,58992602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5045.87877708989">
            <text:p>5045,8787770899</text:p>
          </table:table-cell>
          <table:table-cell table:formula="of:=[.A370]*[.B370]" office:value-type="float" office:value="1866975.14752326">
            <text:p>1866975,14752326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5035.78701953571">
            <text:p>5035,7870195357</text:p>
          </table:table-cell>
          <table:table-cell table:formula="of:=[.A371]*[.B371]" office:value-type="float" office:value="1868276.98424775">
            <text:p>1868276,98424775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5025.71544549664">
            <text:p>5025,7154454966</text:p>
          </table:table-cell>
          <table:table-cell table:formula="of:=[.A372]*[.B372]" office:value-type="float" office:value="1869566.14572475">
            <text:p>1869566,14572475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5015.66401460564">
            <text:p>5015,6640146057</text:p>
          </table:table-cell>
          <table:table-cell table:formula="of:=[.A373]*[.B373]" office:value-type="float" office:value="1870842.6774479">
            <text:p>1870842,6774479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5005.63268657643">
            <text:p>5005,6326865764</text:p>
          </table:table-cell>
          <table:table-cell table:formula="of:=[.A374]*[.B374]" office:value-type="float" office:value="1872106.62477959">
            <text:p>1872106,62477959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995.62142120328">
            <text:p>4995,6214212033</text:p>
          </table:table-cell>
          <table:table-cell table:formula="of:=[.A375]*[.B375]" office:value-type="float" office:value="1873358.03295123">
            <text:p>1873358,03295123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985.63017836087">
            <text:p>4985,6301783609</text:p>
          </table:table-cell>
          <table:table-cell table:formula="of:=[.A376]*[.B376]" office:value-type="float" office:value="1874596.94706369">
            <text:p>1874596,94706369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975.65891800415">
            <text:p>4975,6589180042</text:p>
          </table:table-cell>
          <table:table-cell table:formula="of:=[.A377]*[.B377]" office:value-type="float" office:value="1875823.41208756">
            <text:p>1875823,4120875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965.70760016814">
            <text:p>4965,7076001681</text:p>
          </table:table-cell>
          <table:table-cell table:formula="of:=[.A378]*[.B378]" office:value-type="float" office:value="1877037.47286356">
            <text:p>1877037,47286356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955.77618496781">
            <text:p>4955,7761849678</text:p>
          </table:table-cell>
          <table:table-cell table:formula="of:=[.A379]*[.B379]" office:value-type="float" office:value="1878239.1741028">
            <text:p>1878239,1741028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945.86463259787">
            <text:p>4945,8646325979</text:p>
          </table:table-cell>
          <table:table-cell table:formula="of:=[.A380]*[.B380]" office:value-type="float" office:value="1879428.56038719">
            <text:p>1879428,56038719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935.97290333267">
            <text:p>4935,9729033327</text:p>
          </table:table-cell>
          <table:table-cell table:formula="of:=[.A381]*[.B381]" office:value-type="float" office:value="1880605.67616975">
            <text:p>1880605,67616975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926.10095752601">
            <text:p>4926,100957526</text:p>
          </table:table-cell>
          <table:table-cell table:formula="of:=[.A382]*[.B382]" office:value-type="float" office:value="1881770.56577494">
            <text:p>1881770,56577494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916.24875561096">
            <text:p>4916,248755611</text:p>
          </table:table-cell>
          <table:table-cell table:formula="of:=[.A383]*[.B383]" office:value-type="float" office:value="1882923.273399">
            <text:p>1882923,273399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906.41625809973">
            <text:p>4906,4162580997</text:p>
          </table:table-cell>
          <table:table-cell table:formula="of:=[.A384]*[.B384]" office:value-type="float" office:value="1884063.8431103">
            <text:p>1884063,8431103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896.60342558353">
            <text:p>4896,6034255835</text:p>
          </table:table-cell>
          <table:table-cell table:formula="of:=[.A385]*[.B385]" office:value-type="float" office:value="1885192.31884966">
            <text:p>1885192,31884966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886.81021873237">
            <text:p>4886,8102187324</text:p>
          </table:table-cell>
          <table:table-cell table:formula="of:=[.A386]*[.B386]" office:value-type="float" office:value="1886308.74443069">
            <text:p>1886308,74443069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877.0365982949">
            <text:p>4877,0365982949</text:p>
          </table:table-cell>
          <table:table-cell table:formula="of:=[.A387]*[.B387]" office:value-type="float" office:value="1887413.16354013">
            <text:p>1887413,16354013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867.28252509831">
            <text:p>4867,2825250983</text:p>
          </table:table-cell>
          <table:table-cell table:formula="of:=[.A388]*[.B388]" office:value-type="float" office:value="1888505.61973815">
            <text:p>1888505,61973815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857.54796004812">
            <text:p>4857,5479600481</text:p>
          </table:table-cell>
          <table:table-cell table:formula="of:=[.A389]*[.B389]" office:value-type="float" office:value="1889586.15645872">
            <text:p>1889586,15645872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847.83286412802">
            <text:p>4847,832864128</text:p>
          </table:table-cell>
          <table:table-cell table:formula="of:=[.A390]*[.B390]" office:value-type="float" office:value="1890654.81700993">
            <text:p>1890654,81700993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838.13719839976">
            <text:p>4838,1371983998</text:p>
          </table:table-cell>
          <table:table-cell table:formula="of:=[.A391]*[.B391]" office:value-type="float" office:value="1891711.64457431">
            <text:p>1891711,6445743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828.46092400296">
            <text:p>4828,460924003</text:p>
          </table:table-cell>
          <table:table-cell table:formula="of:=[.A392]*[.B392]" office:value-type="float" office:value="1892756.68220916">
            <text:p>1892756,68220916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818.80400215496">
            <text:p>4818,804002155</text:p>
          </table:table-cell>
          <table:table-cell table:formula="of:=[.A393]*[.B393]" office:value-type="float" office:value="1893789.9728469">
            <text:p>1893789,9728469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809.16639415065">
            <text:p>4809,1663941507</text:p>
          </table:table-cell>
          <table:table-cell table:formula="of:=[.A394]*[.B394]" office:value-type="float" office:value="1894811.55929536">
            <text:p>1894811,55929536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799.54806136235">
            <text:p>4799,5480613624</text:p>
          </table:table-cell>
          <table:table-cell table:formula="of:=[.A395]*[.B395]" office:value-type="float" office:value="1895821.48423813">
            <text:p>1895821,48423813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789.94896523962">
            <text:p>4789,9489652396</text:p>
          </table:table-cell>
          <table:table-cell table:formula="of:=[.A396]*[.B396]" office:value-type="float" office:value="1896819.79023489">
            <text:p>1896819,79023489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780.36906730914">
            <text:p>4780,3690673092</text:p>
          </table:table-cell>
          <table:table-cell table:formula="of:=[.A397]*[.B397]" office:value-type="float" office:value="1897806.51972173">
            <text:p>1897806,51972173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770.80832917453">
            <text:p>4770,8083291745</text:p>
          </table:table-cell>
          <table:table-cell table:formula="of:=[.A398]*[.B398]" office:value-type="float" office:value="1898781.71501146">
            <text:p>1898781,71501146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761.26671251618">
            <text:p>4761,2667125162</text:p>
          </table:table-cell>
          <table:table-cell table:formula="of:=[.A399]*[.B399]" office:value-type="float" office:value="1899745.41829395">
            <text:p>1899745,4182939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751.74417909114">
            <text:p>4751,7441790912</text:p>
          </table:table-cell>
          <table:table-cell table:formula="of:=[.A400]*[.B400]" office:value-type="float" office:value="1900697.67163646">
            <text:p>1900697,67163646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742.24069073296">
            <text:p>4742,240690733</text:p>
          </table:table-cell>
          <table:table-cell table:formula="of:=[.A401]*[.B401]" office:value-type="float" office:value="1901638.51698392">
            <text:p>1901638,51698392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732.75620935149">
            <text:p>4732,7562093515</text:p>
          </table:table-cell>
          <table:table-cell table:formula="of:=[.A402]*[.B402]" office:value-type="float" office:value="1902567.9961593">
            <text:p>1902567,9961593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723.29069693279">
            <text:p>4723,2906969328</text:p>
          </table:table-cell>
          <table:table-cell table:formula="of:=[.A403]*[.B403]" office:value-type="float" office:value="1903486.15086391">
            <text:p>1903486,1508639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713.84411553893">
            <text:p>4713,8441155389</text:p>
          </table:table-cell>
          <table:table-cell table:formula="of:=[.A404]*[.B404]" office:value-type="float" office:value="1904393.02267773">
            <text:p>1904393,02267773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704.41642730785">
            <text:p>4704,4164273079</text:p>
          </table:table-cell>
          <table:table-cell table:formula="of:=[.A405]*[.B405]" office:value-type="float" office:value="1905288.65305968">
            <text:p>1905288,65305968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695.00759445323">
            <text:p>4695,0075944532</text:p>
          </table:table-cell>
          <table:table-cell table:formula="of:=[.A406]*[.B406]" office:value-type="float" office:value="1906173.08334801">
            <text:p>1906173,08334801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685.61757926433">
            <text:p>4685,6175792643</text:p>
          </table:table-cell>
          <table:table-cell table:formula="of:=[.A407]*[.B407]" office:value-type="float" office:value="1907046.35476058">
            <text:p>1907046,35476058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676.2463441058">
            <text:p>4676,2463441058</text:p>
          </table:table-cell>
          <table:table-cell table:formula="of:=[.A408]*[.B408]" office:value-type="float" office:value="1907908.50839516">
            <text:p>1907908,50839516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666.89385141758">
            <text:p>4666,8938514176</text:p>
          </table:table-cell>
          <table:table-cell table:formula="of:=[.A409]*[.B409]" office:value-type="float" office:value="1908759.58522979">
            <text:p>1908759,58522979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657.56006371475">
            <text:p>4657,5600637148</text:p>
          </table:table-cell>
          <table:table-cell table:formula="of:=[.A410]*[.B410]" office:value-type="float" office:value="1909599.62612305">
            <text:p>1909599,62612305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648.24494358732">
            <text:p>4648,2449435873</text:p>
          </table:table-cell>
          <table:table-cell table:formula="of:=[.A411]*[.B411]" office:value-type="float" office:value="1910428.67181439">
            <text:p>1910428,67181439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638.94845370014">
            <text:p>4638,9484537002</text:p>
          </table:table-cell>
          <table:table-cell table:formula="of:=[.A412]*[.B412]" office:value-type="float" office:value="1911246.76292446">
            <text:p>1911246,76292446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629.67055679274">
            <text:p>4629,6705567928</text:p>
          </table:table-cell>
          <table:table-cell table:formula="of:=[.A413]*[.B413]" office:value-type="float" office:value="1912053.9399554">
            <text:p>1912053,9399554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620.41121567916">
            <text:p>4620,4112156792</text:p>
          </table:table-cell>
          <table:table-cell table:formula="of:=[.A414]*[.B414]" office:value-type="float" office:value="1912850.24329117">
            <text:p>1912850,24329117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611.1703932478">
            <text:p>4611,1703932478</text:p>
          </table:table-cell>
          <table:table-cell table:formula="of:=[.A415]*[.B415]" office:value-type="float" office:value="1913635.71319784">
            <text:p>1913635,71319784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601.9480524613">
            <text:p>4601,9480524613</text:p>
          </table:table-cell>
          <table:table-cell table:formula="of:=[.A416]*[.B416]" office:value-type="float" office:value="1914410.3898239">
            <text:p>1914410,3898239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592.74415635638">
            <text:p>4592,7441563564</text:p>
          </table:table-cell>
          <table:table-cell table:formula="of:=[.A417]*[.B417]" office:value-type="float" office:value="1915174.31320061">
            <text:p>1915174,31320061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583.55866804367">
            <text:p>4583,5586680437</text:p>
          </table:table-cell>
          <table:table-cell table:formula="of:=[.A418]*[.B418]" office:value-type="float" office:value="1915927.52324225">
            <text:p>1915927,52324225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574.39155070758">
            <text:p>4574,3915507076</text:p>
          </table:table-cell>
          <table:table-cell table:formula="of:=[.A419]*[.B419]" office:value-type="float" office:value="1916670.05974648">
            <text:p>1916670,05974648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565.24276760617">
            <text:p>4565,2427676062</text:p>
          </table:table-cell>
          <table:table-cell table:formula="of:=[.A420]*[.B420]" office:value-type="float" office:value="1917401.96239459">
            <text:p>1917401,96239459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556.11228207095">
            <text:p>4556,112282071</text:p>
          </table:table-cell>
          <table:table-cell table:formula="of:=[.A421]*[.B421]" office:value-type="float" office:value="1918123.27075187">
            <text:p>1918123,27075187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547.00005750681">
            <text:p>4547,0000575068</text:p>
          </table:table-cell>
          <table:table-cell table:formula="of:=[.A422]*[.B422]" office:value-type="float" office:value="1918834.02426787">
            <text:p>1918834,02426787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537.9060573918">
            <text:p>4537,9060573918</text:p>
          </table:table-cell>
          <table:table-cell table:formula="of:=[.A423]*[.B423]" office:value-type="float" office:value="1919534.26227673">
            <text:p>1919534,2622767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528.83024527701">
            <text:p>4528,830245277</text:p>
          </table:table-cell>
          <table:table-cell table:formula="of:=[.A424]*[.B424]" office:value-type="float" office:value="1920224.02399745">
            <text:p>1920224,02399745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519.77258478646">
            <text:p>4519,7725847865</text:p>
          </table:table-cell>
          <table:table-cell table:formula="of:=[.A425]*[.B425]" office:value-type="float" office:value="1920903.34853425">
            <text:p>1920903,3485342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510.73303961689">
            <text:p>4510,7330396169</text:p>
          </table:table-cell>
          <table:table-cell table:formula="of:=[.A426]*[.B426]" office:value-type="float" office:value="1921572.27487679">
            <text:p>1921572,27487679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501.71157353765">
            <text:p>4501,7115735377</text:p>
          </table:table-cell>
          <table:table-cell table:formula="of:=[.A427]*[.B427]" office:value-type="float" office:value="1922230.84190058">
            <text:p>1922230,84190058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4492.70815039058">
            <text:p>4492,7081503906</text:p>
          </table:table-cell>
          <table:table-cell table:formula="of:=[.A428]*[.B428]" office:value-type="float" office:value="1922879.08836717">
            <text:p>1922879,08836717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4483.7227340898">
            <text:p>4483,7227340898</text:p>
          </table:table-cell>
          <table:table-cell table:formula="of:=[.A429]*[.B429]" office:value-type="float" office:value="1923517.05292452">
            <text:p>1923517,0529245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4474.75528862162">
            <text:p>4474,7552886216</text:p>
          </table:table-cell>
          <table:table-cell table:formula="of:=[.A430]*[.B430]" office:value-type="float" office:value="1924144.7741073">
            <text:p>1924144,7741073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4465.80577804437">
            <text:p>4465,8057780444</text:p>
          </table:table-cell>
          <table:table-cell table:formula="of:=[.A431]*[.B431]" office:value-type="float" office:value="1924762.29033712">
            <text:p>1924762,29033712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4456.87416648828">
            <text:p>4456,8741664883</text:p>
          </table:table-cell>
          <table:table-cell table:formula="of:=[.A432]*[.B432]" office:value-type="float" office:value="1925369.63992294">
            <text:p>1925369,63992294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4447.96041815531">
            <text:p>4447,9604181553</text:p>
          </table:table-cell>
          <table:table-cell table:formula="of:=[.A433]*[.B433]" office:value-type="float" office:value="1925966.86106125">
            <text:p>1925966,86106125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4439.064497319">
            <text:p>4439,064497319</text:p>
          </table:table-cell>
          <table:table-cell table:formula="of:=[.A434]*[.B434]" office:value-type="float" office:value="1926553.99183644">
            <text:p>1926553,9918364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4430.18636832436">
            <text:p>4430,1863683244</text:p>
          </table:table-cell>
          <table:table-cell table:formula="of:=[.A435]*[.B435]" office:value-type="float" office:value="1927131.0702211">
            <text:p>1927131,0702211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4421.32599558771">
            <text:p>4421,3259955877</text:p>
          </table:table-cell>
          <table:table-cell table:formula="of:=[.A436]*[.B436]" office:value-type="float" office:value="1927698.13407624">
            <text:p>1927698,13407624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4412.48334359654">
            <text:p>4412,4833435965</text:p>
          </table:table-cell>
          <table:table-cell table:formula="of:=[.A437]*[.B437]" office:value-type="float" office:value="1928255.22115169">
            <text:p>1928255,22115169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4403.65837690934">
            <text:p>4403,6583769093</text:p>
          </table:table-cell>
          <table:table-cell table:formula="of:=[.A438]*[.B438]" office:value-type="float" office:value="1928802.36908629">
            <text:p>1928802,36908629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4394.85106015552">
            <text:p>4394,8510601555</text:p>
          </table:table-cell>
          <table:table-cell table:formula="of:=[.A439]*[.B439]" office:value-type="float" office:value="1929339.61540827">
            <text:p>1929339,61540827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4386.06135803521">
            <text:p>4386,0613580352</text:p>
          </table:table-cell>
          <table:table-cell table:formula="of:=[.A440]*[.B440]" office:value-type="float" office:value="1929866.99753549">
            <text:p>1929866,99753549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4377.28923531914">
            <text:p>4377,2892353192</text:p>
          </table:table-cell>
          <table:table-cell table:formula="of:=[.A441]*[.B441]" office:value-type="float" office:value="1930384.55277574">
            <text:p>1930384,55277574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4368.5346568485">
            <text:p>4368,5346568485</text:p>
          </table:table-cell>
          <table:table-cell table:formula="of:=[.A442]*[.B442]" office:value-type="float" office:value="1930892.31832704">
            <text:p>1930892,31832704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4359.79758753481">
            <text:p>4359,7975875348</text:p>
          </table:table-cell>
          <table:table-cell table:formula="of:=[.A443]*[.B443]" office:value-type="float" office:value="1931390.33127792">
            <text:p>1931390,33127792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4351.07799235974">
            <text:p>4351,0779923597</text:p>
          </table:table-cell>
          <table:table-cell table:formula="of:=[.A444]*[.B444]" office:value-type="float" office:value="1931878.62860772">
            <text:p>1931878,62860772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4342.37583637502">
            <text:p>4342,375836375</text:p>
          </table:table-cell>
          <table:table-cell table:formula="of:=[.A445]*[.B445]" office:value-type="float" office:value="1932357.24718688">
            <text:p>1932357,24718688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4333.69108470227">
            <text:p>4333,6910847023</text:p>
          </table:table-cell>
          <table:table-cell table:formula="of:=[.A446]*[.B446]" office:value-type="float" office:value="1932826.22377721">
            <text:p>1932826,22377721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4325.02370253286">
            <text:p>4325,0237025329</text:p>
          </table:table-cell>
          <table:table-cell table:formula="of:=[.A447]*[.B447]" office:value-type="float" office:value="1933285.59503219">
            <text:p>1933285,59503219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4316.3736551278">
            <text:p>4316,3736551278</text:p>
          </table:table-cell>
          <table:table-cell table:formula="of:=[.A448]*[.B448]" office:value-type="float" office:value="1933735.39749725">
            <text:p>1933735,39749725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4307.74090781754">
            <text:p>4307,7409078175</text:p>
          </table:table-cell>
          <table:table-cell table:formula="of:=[.A449]*[.B449]" office:value-type="float" office:value="1934175.66761008">
            <text:p>1934175,66761008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4299.12542600191">
            <text:p>4299,1254260019</text:p>
          </table:table-cell>
          <table:table-cell table:formula="of:=[.A450]*[.B450]" office:value-type="float" office:value="1934606.44170086">
            <text:p>1934606,44170086</text:p>
          </table:table-cell>
          <table:table-cell table:number-columns-repeated="2"/>
        </table:table-row>
      </table:table>
      <table:table table:name="2012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000">
            <text:p>5000</text:p>
          </table:table-cell>
          <table:table-cell table:formula="of:=[.A1]*[.B1]" office:value-type="float" office:value="5000">
            <text:p>5000</text:p>
          </table:table-cell>
          <table:table-cell office:value-type="float" office:value="5000">
            <text:p>500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000">
            <text:p>5000</text:p>
          </table:table-cell>
          <table:table-cell table:formula="of:=[.A2]*[.B2]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000">
            <text:p>5000</text:p>
          </table:table-cell>
          <table:table-cell table:formula="of:=[.A3]*[.B3]" office:value-type="float" office:value="15000">
            <text:p>150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000">
            <text:p>5000</text:p>
          </table:table-cell>
          <table:table-cell table:formula="of:=[.A4]*[.B4]" office:value-type="float" office:value="20000">
            <text:p>20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000">
            <text:p>5000</text:p>
          </table:table-cell>
          <table:table-cell table:formula="of:=[.A5]*[.B5]"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000">
            <text:p>5000</text:p>
          </table:table-cell>
          <table:table-cell table:formula="of:=[.A6]*[.B6]" office:value-type="float" office:value="30000">
            <text:p>30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000">
            <text:p>5000</text:p>
          </table:table-cell>
          <table:table-cell table:formula="of:=[.A7]*[.B7]" office:value-type="float" office:value="35000">
            <text:p>350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000">
            <text:p>5000</text:p>
          </table:table-cell>
          <table:table-cell table:formula="of:=[.A8]*[.B8]" office:value-type="float" office:value="40000">
            <text:p>40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000">
            <text:p>5000</text:p>
          </table:table-cell>
          <table:table-cell table:formula="of:=[.A9]*[.B9]" office:value-type="float" office:value="45000">
            <text:p>450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000">
            <text:p>5000</text:p>
          </table:table-cell>
          <table:table-cell table:formula="of:=[.A10]*[.B10]"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000">
            <text:p>5000</text:p>
          </table:table-cell>
          <table:table-cell table:formula="of:=[.A11]*[.B11]" office:value-type="float" office:value="55000">
            <text:p>550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000">
            <text:p>5000</text:p>
          </table:table-cell>
          <table:table-cell table:formula="of:=[.A12]*[.B12]" office:value-type="float" office:value="60000">
            <text:p>60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000">
            <text:p>5000</text:p>
          </table:table-cell>
          <table:table-cell table:formula="of:=[.A13]*[.B13]" office:value-type="float" office:value="65000">
            <text:p>650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000">
            <text:p>5000</text:p>
          </table:table-cell>
          <table:table-cell table:formula="of:=[.A14]*[.B14]" office:value-type="float" office:value="70000">
            <text:p>700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000">
            <text:p>5000</text:p>
          </table:table-cell>
          <table:table-cell table:formula="of:=[.A15]*[.B15]" office:value-type="float" office:value="75000">
            <text:p>750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000">
            <text:p>5000</text:p>
          </table:table-cell>
          <table:table-cell table:formula="of:=[.A16]*[.B16]" office:value-type="float" office:value="80000">
            <text:p>800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000">
            <text:p>5000</text:p>
          </table:table-cell>
          <table:table-cell table:formula="of:=[.A17]*[.B17]" office:value-type="float" office:value="85000">
            <text:p>850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000">
            <text:p>5000</text:p>
          </table:table-cell>
          <table:table-cell table:formula="of:=[.A18]*[.B18]" office:value-type="float" office:value="90000">
            <text:p>900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000">
            <text:p>5000</text:p>
          </table:table-cell>
          <table:table-cell table:formula="of:=[.A19]*[.B19]" office:value-type="float" office:value="95000">
            <text:p>950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000">
            <text:p>5000</text:p>
          </table:table-cell>
          <table:table-cell table:formula="of:=[.A20]*[.B20]"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000">
            <text:p>5000</text:p>
          </table:table-cell>
          <table:table-cell table:formula="of:=[.A21]*[.B21]" office:value-type="float" office:value="105000">
            <text:p>1050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000">
            <text:p>5000</text:p>
          </table:table-cell>
          <table:table-cell table:formula="of:=[.A22]*[.B22]" office:value-type="float" office:value="110000">
            <text:p>1100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000">
            <text:p>5000</text:p>
          </table:table-cell>
          <table:table-cell table:formula="of:=[.A23]*[.B23]" office:value-type="float" office:value="115000">
            <text:p>1150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000">
            <text:p>5000</text:p>
          </table:table-cell>
          <table:table-cell table:formula="of:=[.A24]*[.B24]" office:value-type="float" office:value="120000">
            <text:p>1200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000">
            <text:p>5000</text:p>
          </table:table-cell>
          <table:table-cell table:formula="of:=[.A25]*[.B25]" office:value-type="float" office:value="125000">
            <text:p>125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4990">
            <text:p>4990</text:p>
          </table:table-cell>
          <table:table-cell table:formula="of:=[.A26]*[.B26]" office:value-type="float" office:value="129740">
            <text:p>12974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4980.02">
            <text:p>4980,02</text:p>
          </table:table-cell>
          <table:table-cell table:formula="of:=[.A27]*[.B27]" office:value-type="float" office:value="134460.54">
            <text:p>134460,5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4970.05996">
            <text:p>4970,05996</text:p>
          </table:table-cell>
          <table:table-cell table:formula="of:=[.A28]*[.B28]" office:value-type="float" office:value="139161.67888">
            <text:p>139161,6788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4960.11984008">
            <text:p>4960,11984008</text:p>
          </table:table-cell>
          <table:table-cell table:formula="of:=[.A29]*[.B29]" office:value-type="float" office:value="143843.47536232">
            <text:p>143843,4753623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4950.19960039984">
            <text:p>4950,1996003998</text:p>
          </table:table-cell>
          <table:table-cell table:formula="of:=[.A30]*[.B30]" office:value-type="float" office:value="148505.988011995">
            <text:p>148505,988011995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4940.29920119904">
            <text:p>4940,299201199</text:p>
          </table:table-cell>
          <table:table-cell table:formula="of:=[.A31]*[.B31]" office:value-type="float" office:value="153149.27523717">
            <text:p>153149,2752371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4930.41860279664">
            <text:p>4930,4186027967</text:p>
          </table:table-cell>
          <table:table-cell table:formula="of:=[.A32]*[.B32]" office:value-type="float" office:value="157773.395289493">
            <text:p>157773,39528949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4920.55776559105">
            <text:p>4920,5577655911</text:p>
          </table:table-cell>
          <table:table-cell table:formula="of:=[.A33]*[.B33]" office:value-type="float" office:value="162378.406264505">
            <text:p>162378,40626450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4910.71665005987">
            <text:p>4910,7166500599</text:p>
          </table:table-cell>
          <table:table-cell table:formula="of:=[.A34]*[.B34]" office:value-type="float" office:value="166964.366102035">
            <text:p>166964,36610203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4900.89521675975">
            <text:p>4900,8952167598</text:p>
          </table:table-cell>
          <table:table-cell table:formula="of:=[.A35]*[.B35]" office:value-type="float" office:value="171531.332586591">
            <text:p>171531,33258659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4891.09342632623">
            <text:p>4891,0934263262</text:p>
          </table:table-cell>
          <table:table-cell table:formula="of:=[.A36]*[.B36]" office:value-type="float" office:value="176079.363347744">
            <text:p>176079,36334774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4881.31123947358">
            <text:p>4881,3112394736</text:p>
          </table:table-cell>
          <table:table-cell table:formula="of:=[.A37]*[.B37]" office:value-type="float" office:value="180608.515860522">
            <text:p>180608,51586052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4871.54861699463">
            <text:p>4871,5486169946</text:p>
          </table:table-cell>
          <table:table-cell table:formula="of:=[.A38]*[.B38]" office:value-type="float" office:value="185118.847445796">
            <text:p>185118,84744579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4861.80551976064">
            <text:p>4861,8055197606</text:p>
          </table:table-cell>
          <table:table-cell table:formula="of:=[.A39]*[.B39]" office:value-type="float" office:value="189610.415270665">
            <text:p>189610,41527066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4852.08190872112">
            <text:p>4852,0819087211</text:p>
          </table:table-cell>
          <table:table-cell table:formula="of:=[.A40]*[.B40]" office:value-type="float" office:value="194083.276348845">
            <text:p>194083,27634884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4842.37774490368">
            <text:p>4842,3777449037</text:p>
          </table:table-cell>
          <table:table-cell table:formula="of:=[.A41]*[.B41]" office:value-type="float" office:value="198537.487541051">
            <text:p>198537,48754105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4832.69298941387">
            <text:p>4832,6929894139</text:p>
          </table:table-cell>
          <table:table-cell table:formula="of:=[.A42]*[.B42]" office:value-type="float" office:value="202973.105555382">
            <text:p>202973,10555538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4823.02760343504">
            <text:p>4823,027603435</text:p>
          </table:table-cell>
          <table:table-cell table:formula="of:=[.A43]*[.B43]" office:value-type="float" office:value="207390.186947707">
            <text:p>207390,18694770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4813.38154822817">
            <text:p>4813,3815482282</text:p>
          </table:table-cell>
          <table:table-cell table:formula="of:=[.A44]*[.B44]" office:value-type="float" office:value="211788.788122039">
            <text:p>211788,78812203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4803.75478513171">
            <text:p>4803,7547851317</text:p>
          </table:table-cell>
          <table:table-cell table:formula="of:=[.A45]*[.B45]" office:value-type="float" office:value="216168.965330927">
            <text:p>216168,96533092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4794.14727556145">
            <text:p>4794,1472755615</text:p>
          </table:table-cell>
          <table:table-cell table:formula="of:=[.A46]*[.B46]" office:value-type="float" office:value="220530.774675827">
            <text:p>220530,774675827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4784.55898101033">
            <text:p>4784,5589810103</text:p>
          </table:table-cell>
          <table:table-cell table:formula="of:=[.A47]*[.B47]" office:value-type="float" office:value="224874.272107485">
            <text:p>224874,27210748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4774.98986304831">
            <text:p>4774,9898630483</text:p>
          </table:table-cell>
          <table:table-cell table:formula="of:=[.A48]*[.B48]" office:value-type="float" office:value="229199.513426319">
            <text:p>229199,51342631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4765.43988332221">
            <text:p>4765,4398833222</text:p>
          </table:table-cell>
          <table:table-cell table:formula="of:=[.A49]*[.B49]" office:value-type="float" office:value="233506.554282788">
            <text:p>233506,55428278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4755.90900355557">
            <text:p>4755,9090035556</text:p>
          </table:table-cell>
          <table:table-cell table:formula="of:=[.A50]*[.B50]" office:value-type="float" office:value="237795.450177778">
            <text:p>237795,450177778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4746.39718554845">
            <text:p>4746,3971855485</text:p>
          </table:table-cell>
          <table:table-cell table:formula="of:=[.A51]*[.B51]" office:value-type="float" office:value="242066.256462971">
            <text:p>242066,25646297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4736.90439117736">
            <text:p>4736,9043911774</text:p>
          </table:table-cell>
          <table:table-cell table:formula="of:=[.A52]*[.B52]" office:value-type="float" office:value="246319.028341223">
            <text:p>246319,02834122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4727.430582395">
            <text:p>4727,430582395</text:p>
          </table:table-cell>
          <table:table-cell table:formula="of:=[.A53]*[.B53]" office:value-type="float" office:value="250553.820866935">
            <text:p>250553,82086693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717.97572123021">
            <text:p>4717,9757212302</text:p>
          </table:table-cell>
          <table:table-cell table:formula="of:=[.A54]*[.B54]" office:value-type="float" office:value="254770.688946431">
            <text:p>254770,68894643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708.53976978775">
            <text:p>4708,5397697878</text:p>
          </table:table-cell>
          <table:table-cell table:formula="of:=[.A55]*[.B55]" office:value-type="float" office:value="258969.687338326">
            <text:p>258969,68733832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699.12269024818">
            <text:p>4699,1226902482</text:p>
          </table:table-cell>
          <table:table-cell table:formula="of:=[.A56]*[.B56]" office:value-type="float" office:value="263150.870653898">
            <text:p>263150,87065389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689.72444486768">
            <text:p>4689,7244448677</text:p>
          </table:table-cell>
          <table:table-cell table:formula="of:=[.A57]*[.B57]" office:value-type="float" office:value="267314.293357458">
            <text:p>267314,29335745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680.34499597794">
            <text:p>4680,344995978</text:p>
          </table:table-cell>
          <table:table-cell table:formula="of:=[.A58]*[.B58]" office:value-type="float" office:value="271460.009766721">
            <text:p>271460,00976672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670.98430598599">
            <text:p>4670,984305986</text:p>
          </table:table-cell>
          <table:table-cell table:formula="of:=[.A59]*[.B59]" office:value-type="float" office:value="275588.074053173">
            <text:p>275588,07405317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661.64233737402">
            <text:p>4661,642337374</text:p>
          </table:table-cell>
          <table:table-cell table:formula="of:=[.A60]*[.B60]" office:value-type="float" office:value="279698.540242441">
            <text:p>279698,54024244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652.31905269927">
            <text:p>4652,3190526993</text:p>
          </table:table-cell>
          <table:table-cell table:formula="of:=[.A61]*[.B61]" office:value-type="float" office:value="283791.462214655">
            <text:p>283791,462214655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643.01441459387">
            <text:p>4643,0144145939</text:p>
          </table:table-cell>
          <table:table-cell table:formula="of:=[.A62]*[.B62]" office:value-type="float" office:value="287866.89370482">
            <text:p>287866,8937048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633.72838576468">
            <text:p>4633,7283857647</text:p>
          </table:table-cell>
          <table:table-cell table:formula="of:=[.A63]*[.B63]" office:value-type="float" office:value="291924.888303175">
            <text:p>291924,88830317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624.46092899315">
            <text:p>4624,4609289932</text:p>
          </table:table-cell>
          <table:table-cell table:formula="of:=[.A64]*[.B64]" office:value-type="float" office:value="295965.499455562">
            <text:p>295965,49945556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615.21200713517">
            <text:p>4615,2120071352</text:p>
          </table:table-cell>
          <table:table-cell table:formula="of:=[.A65]*[.B65]" office:value-type="float" office:value="299988.780463786">
            <text:p>299988,78046378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605.9815831209">
            <text:p>4605,9815831209</text:p>
          </table:table-cell>
          <table:table-cell table:formula="of:=[.A66]*[.B66]" office:value-type="float" office:value="303994.784485979">
            <text:p>303994,78448597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596.76961995465">
            <text:p>4596,7696199547</text:p>
          </table:table-cell>
          <table:table-cell table:formula="of:=[.A67]*[.B67]" office:value-type="float" office:value="307983.564536962">
            <text:p>307983,56453696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587.57608071474">
            <text:p>4587,5760807148</text:p>
          </table:table-cell>
          <table:table-cell table:formula="of:=[.A68]*[.B68]" office:value-type="float" office:value="311955.173488603">
            <text:p>311955,17348860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4578.40092855331">
            <text:p>4578,4009285533</text:p>
          </table:table-cell>
          <table:table-cell table:formula="of:=[.A69]*[.B69]" office:value-type="float" office:value="315909.664070179">
            <text:p>315909,66407017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4569.24412669621">
            <text:p>4569,2441266962</text:p>
          </table:table-cell>
          <table:table-cell table:formula="of:=[.A70]*[.B70]" office:value-type="float" office:value="319847.088868735">
            <text:p>319847,08886873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4560.10563844282">
            <text:p>4560,1056384428</text:p>
          </table:table-cell>
          <table:table-cell table:formula="of:=[.A71]*[.B71]" office:value-type="float" office:value="323767.50032944">
            <text:p>323767,50032944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4550.98542716593">
            <text:p>4550,9854271659</text:p>
          </table:table-cell>
          <table:table-cell table:formula="of:=[.A72]*[.B72]" office:value-type="float" office:value="327670.950755947">
            <text:p>327670,950755947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4541.8834563116">
            <text:p>4541,8834563116</text:p>
          </table:table-cell>
          <table:table-cell table:formula="of:=[.A73]*[.B73]" office:value-type="float" office:value="331557.492310747">
            <text:p>331557,49231074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4532.79968939898">
            <text:p>4532,799689399</text:p>
          </table:table-cell>
          <table:table-cell table:formula="of:=[.A74]*[.B74]" office:value-type="float" office:value="335427.177015524">
            <text:p>335427,17701552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4523.73409002018">
            <text:p>4523,7340900202</text:p>
          </table:table-cell>
          <table:table-cell table:formula="of:=[.A75]*[.B75]" office:value-type="float" office:value="339280.056751513">
            <text:p>339280,05675151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4514.68662184014">
            <text:p>4514,6866218401</text:p>
          </table:table-cell>
          <table:table-cell table:formula="of:=[.A76]*[.B76]" office:value-type="float" office:value="343116.18325985">
            <text:p>343116,18325985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4505.65724859646">
            <text:p>4505,6572485965</text:p>
          </table:table-cell>
          <table:table-cell table:formula="of:=[.A77]*[.B77]" office:value-type="float" office:value="346935.608141927">
            <text:p>346935,60814192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4496.64593409926">
            <text:p>4496,6459340993</text:p>
          </table:table-cell>
          <table:table-cell table:formula="of:=[.A78]*[.B78]" office:value-type="float" office:value="350738.382859743">
            <text:p>350738,38285974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4487.65264223106">
            <text:p>4487,6526422311</text:p>
          </table:table-cell>
          <table:table-cell table:formula="of:=[.A79]*[.B79]" office:value-type="float" office:value="354524.558736254">
            <text:p>354524,55873625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4478.6773369466">
            <text:p>4478,6773369466</text:p>
          </table:table-cell>
          <table:table-cell table:formula="of:=[.A80]*[.B80]" office:value-type="float" office:value="358294.186955728">
            <text:p>358294,18695572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4469.71998227271">
            <text:p>4469,7199822727</text:p>
          </table:table-cell>
          <table:table-cell table:formula="of:=[.A81]*[.B81]" office:value-type="float" office:value="362047.318564089">
            <text:p>362047,318564089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4460.78054230816">
            <text:p>4460,7805423082</text:p>
          </table:table-cell>
          <table:table-cell table:formula="of:=[.A82]*[.B82]" office:value-type="float" office:value="365784.004469269">
            <text:p>365784,00446926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4451.85898122355">
            <text:p>4451,8589812236</text:p>
          </table:table-cell>
          <table:table-cell table:formula="of:=[.A83]*[.B83]" office:value-type="float" office:value="369504.295441554">
            <text:p>369504,29544155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4442.9552632611">
            <text:p>4442,9552632611</text:p>
          </table:table-cell>
          <table:table-cell table:formula="of:=[.A84]*[.B84]" office:value-type="float" office:value="373208.242113932">
            <text:p>373208,24211393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4434.06935273458">
            <text:p>4434,0693527346</text:p>
          </table:table-cell>
          <table:table-cell table:formula="of:=[.A85]*[.B85]" office:value-type="float" office:value="376895.894982439">
            <text:p>376895,89498243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4425.20121402911">
            <text:p>4425,2012140291</text:p>
          </table:table-cell>
          <table:table-cell table:formula="of:=[.A86]*[.B86]" office:value-type="float" office:value="380567.304406503">
            <text:p>380567,30440650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4416.35081160105">
            <text:p>4416,3508116011</text:p>
          </table:table-cell>
          <table:table-cell table:formula="of:=[.A87]*[.B87]" office:value-type="float" office:value="384222.520609291">
            <text:p>384222,52060929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4407.51810997785">
            <text:p>4407,5181099779</text:p>
          </table:table-cell>
          <table:table-cell table:formula="of:=[.A88]*[.B88]" office:value-type="float" office:value="387861.593678051">
            <text:p>387861,59367805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4398.70307375789">
            <text:p>4398,7030737579</text:p>
          </table:table-cell>
          <table:table-cell table:formula="of:=[.A89]*[.B89]" office:value-type="float" office:value="391484.573564452">
            <text:p>391484,57356445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4389.90566761038">
            <text:p>4389,9056676104</text:p>
          </table:table-cell>
          <table:table-cell table:formula="of:=[.A90]*[.B90]" office:value-type="float" office:value="395091.510084934">
            <text:p>395091,51008493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4381.12585627516">
            <text:p>4381,1258562752</text:p>
          </table:table-cell>
          <table:table-cell table:formula="of:=[.A91]*[.B91]" office:value-type="float" office:value="398682.452921039">
            <text:p>398682,45292103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4372.36360456261">
            <text:p>4372,3636045626</text:p>
          </table:table-cell>
          <table:table-cell table:formula="of:=[.A92]*[.B92]" office:value-type="float" office:value="402257.45161976">
            <text:p>402257,4516197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4363.61887735348">
            <text:p>4363,6188773535</text:p>
          </table:table-cell>
          <table:table-cell table:formula="of:=[.A93]*[.B93]" office:value-type="float" office:value="405816.555593874">
            <text:p>405816,55559387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4354.89163959877">
            <text:p>4354,8916395988</text:p>
          </table:table-cell>
          <table:table-cell table:formula="of:=[.A94]*[.B94]" office:value-type="float" office:value="409359.814122285">
            <text:p>409359,81412228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4346.18185631958">
            <text:p>4346,1818563196</text:p>
          </table:table-cell>
          <table:table-cell table:formula="of:=[.A95]*[.B95]" office:value-type="float" office:value="412887.27635036">
            <text:p>412887,2763503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4337.48949260694">
            <text:p>4337,4894926069</text:p>
          </table:table-cell>
          <table:table-cell table:formula="of:=[.A96]*[.B96]" office:value-type="float" office:value="416398.991290266">
            <text:p>416398,991290266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4328.81451362172">
            <text:p>4328,8145136217</text:p>
          </table:table-cell>
          <table:table-cell table:formula="of:=[.A97]*[.B97]" office:value-type="float" office:value="419895.007821307">
            <text:p>419895,00782130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4320.15688459448">
            <text:p>4320,1568845945</text:p>
          </table:table-cell>
          <table:table-cell table:formula="of:=[.A98]*[.B98]" office:value-type="float" office:value="423375.374690259">
            <text:p>423375,37469025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4311.51657082529">
            <text:p>4311,5165708253</text:p>
          </table:table-cell>
          <table:table-cell table:formula="of:=[.A99]*[.B99]" office:value-type="float" office:value="426840.140511704">
            <text:p>426840,14051170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4302.89353768364">
            <text:p>4302,8935376836</text:p>
          </table:table-cell>
          <table:table-cell table:formula="of:=[.A100]*[.B100]" office:value-type="float" office:value="430289.353768364">
            <text:p>430289,35376836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4294.28775060827">
            <text:p>4294,2877506083</text:p>
          </table:table-cell>
          <table:table-cell table:formula="of:=[.A101]*[.B101]" office:value-type="float" office:value="433723.062811436">
            <text:p>433723,062811436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4285.69917510706">
            <text:p>4285,6991751071</text:p>
          </table:table-cell>
          <table:table-cell table:formula="of:=[.A102]*[.B102]" office:value-type="float" office:value="437141.31586092">
            <text:p>437141,3158609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4277.12777675684">
            <text:p>4277,1277767569</text:p>
          </table:table-cell>
          <table:table-cell table:formula="of:=[.A103]*[.B103]" office:value-type="float" office:value="440544.161005955">
            <text:p>440544,161005955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4268.57352120333">
            <text:p>4268,5735212033</text:p>
          </table:table-cell>
          <table:table-cell table:formula="of:=[.A104]*[.B104]" office:value-type="float" office:value="443931.646205146">
            <text:p>443931,64620514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4260.03637416092">
            <text:p>4260,0363741609</text:p>
          </table:table-cell>
          <table:table-cell table:formula="of:=[.A105]*[.B105]" office:value-type="float" office:value="447303.819286897">
            <text:p>447303,81928689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4251.5163014126">
            <text:p>4251,5163014126</text:p>
          </table:table-cell>
          <table:table-cell table:formula="of:=[.A106]*[.B106]" office:value-type="float" office:value="450660.727949736">
            <text:p>450660,72794973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4243.01326880977">
            <text:p>4243,0132688098</text:p>
          </table:table-cell>
          <table:table-cell table:formula="of:=[.A107]*[.B107]" office:value-type="float" office:value="454002.419762646">
            <text:p>454002,419762646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4234.52724227215">
            <text:p>4234,5272422722</text:p>
          </table:table-cell>
          <table:table-cell table:formula="of:=[.A108]*[.B108]" office:value-type="float" office:value="457328.942165393">
            <text:p>457328,942165393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4226.05818778761">
            <text:p>4226,0581877876</text:p>
          </table:table-cell>
          <table:table-cell table:formula="of:=[.A109]*[.B109]" office:value-type="float" office:value="460640.34246885">
            <text:p>460640,3424688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4217.60607141203">
            <text:p>4217,606071412</text:p>
          </table:table-cell>
          <table:table-cell table:formula="of:=[.A110]*[.B110]" office:value-type="float" office:value="463936.667855324">
            <text:p>463936,66785532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4209.17085926921">
            <text:p>4209,1708592692</text:p>
          </table:table-cell>
          <table:table-cell table:formula="of:=[.A111]*[.B111]" office:value-type="float" office:value="467217.965378882">
            <text:p>467217,96537888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4200.75251755067">
            <text:p>4200,7525175507</text:p>
          </table:table-cell>
          <table:table-cell table:formula="of:=[.A112]*[.B112]" office:value-type="float" office:value="470484.281965675">
            <text:p>470484,28196567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4192.35101251557">
            <text:p>4192,3510125156</text:p>
          </table:table-cell>
          <table:table-cell table:formula="of:=[.A113]*[.B113]" office:value-type="float" office:value="473735.664414259">
            <text:p>473735,664414259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4183.96631049054">
            <text:p>4183,9663104905</text:p>
          </table:table-cell>
          <table:table-cell table:formula="of:=[.A114]*[.B114]" office:value-type="float" office:value="476972.159395922">
            <text:p>476972,15939592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4175.59837786956">
            <text:p>4175,5983778696</text:p>
          </table:table-cell>
          <table:table-cell table:formula="of:=[.A115]*[.B115]" office:value-type="float" office:value="480193.813454999">
            <text:p>480193,81345499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4167.24718111382">
            <text:p>4167,2471811138</text:p>
          </table:table-cell>
          <table:table-cell table:formula="of:=[.A116]*[.B116]" office:value-type="float" office:value="483400.673009203">
            <text:p>483400,67300920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4158.91268675159">
            <text:p>4158,9126867516</text:p>
          </table:table-cell>
          <table:table-cell table:formula="of:=[.A117]*[.B117]" office:value-type="float" office:value="486592.784349936">
            <text:p>486592,784349936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4150.59486137809">
            <text:p>4150,5948613781</text:p>
          </table:table-cell>
          <table:table-cell table:formula="of:=[.A118]*[.B118]" office:value-type="float" office:value="489770.193642614">
            <text:p>489770,193642614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4142.29367165533">
            <text:p>4142,2936716553</text:p>
          </table:table-cell>
          <table:table-cell table:formula="of:=[.A119]*[.B119]" office:value-type="float" office:value="492932.946926985">
            <text:p>492932,94692698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4134.00908431202">
            <text:p>4134,009084312</text:p>
          </table:table-cell>
          <table:table-cell table:formula="of:=[.A120]*[.B120]" office:value-type="float" office:value="496081.090117443">
            <text:p>496081,090117443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4125.7410661434">
            <text:p>4125,7410661434</text:p>
          </table:table-cell>
          <table:table-cell table:formula="of:=[.A121]*[.B121]" office:value-type="float" office:value="499214.669003351">
            <text:p>499214,669003351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4117.48958401111">
            <text:p>4117,4895840111</text:p>
          </table:table-cell>
          <table:table-cell table:formula="of:=[.A122]*[.B122]" office:value-type="float" office:value="502333.729249356">
            <text:p>502333,72924935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4109.25460484309">
            <text:p>4109,2546048431</text:p>
          </table:table-cell>
          <table:table-cell table:formula="of:=[.A123]*[.B123]" office:value-type="float" office:value="505438.3163957">
            <text:p>505438,3163957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4101.0360956334">
            <text:p>4101,0360956334</text:p>
          </table:table-cell>
          <table:table-cell table:formula="of:=[.A124]*[.B124]" office:value-type="float" office:value="508528.475858542">
            <text:p>508528,47585854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4092.83402344214">
            <text:p>4092,8340234421</text:p>
          </table:table-cell>
          <table:table-cell table:formula="of:=[.A125]*[.B125]" office:value-type="float" office:value="511604.252930267">
            <text:p>511604,252930267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4084.64835539525">
            <text:p>4084,6483553953</text:p>
          </table:table-cell>
          <table:table-cell table:formula="of:=[.A126]*[.B126]" office:value-type="float" office:value="514665.692779802">
            <text:p>514665,692779802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4076.47905868446">
            <text:p>4076,4790586845</text:p>
          </table:table-cell>
          <table:table-cell table:formula="of:=[.A127]*[.B127]" office:value-type="float" office:value="517712.840452927">
            <text:p>517712,84045292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4068.32610056709">
            <text:p>4068,3261005671</text:p>
          </table:table-cell>
          <table:table-cell table:formula="of:=[.A128]*[.B128]" office:value-type="float" office:value="520745.740872588">
            <text:p>520745,740872588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4060.18944836596">
            <text:p>4060,189448366</text:p>
          </table:table-cell>
          <table:table-cell table:formula="of:=[.A129]*[.B129]" office:value-type="float" office:value="523764.438839209">
            <text:p>523764,43883920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4052.06906946923">
            <text:p>4052,0690694692</text:p>
          </table:table-cell>
          <table:table-cell table:formula="of:=[.A130]*[.B130]" office:value-type="float" office:value="526768.979030999">
            <text:p>526768,97903099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4043.96493133029">
            <text:p>4043,9649313303</text:p>
          </table:table-cell>
          <table:table-cell table:formula="of:=[.A131]*[.B131]" office:value-type="float" office:value="529759.406004268">
            <text:p>529759,40600426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4035.87700146763">
            <text:p>4035,8770014676</text:p>
          </table:table-cell>
          <table:table-cell table:formula="of:=[.A132]*[.B132]" office:value-type="float" office:value="532735.764193727">
            <text:p>532735,764193727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4027.80524746469">
            <text:p>4027,8052474647</text:p>
          </table:table-cell>
          <table:table-cell table:formula="of:=[.A133]*[.B133]" office:value-type="float" office:value="535698.097912804">
            <text:p>535698,09791280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4019.74963696976">
            <text:p>4019,7496369698</text:p>
          </table:table-cell>
          <table:table-cell table:formula="of:=[.A134]*[.B134]" office:value-type="float" office:value="538646.451353948">
            <text:p>538646,45135394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4011.71013769582">
            <text:p>4011,7101376958</text:p>
          </table:table-cell>
          <table:table-cell table:formula="of:=[.A135]*[.B135]" office:value-type="float" office:value="541580.868588936">
            <text:p>541580,86858893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4003.68671742043">
            <text:p>4003,6867174204</text:p>
          </table:table-cell>
          <table:table-cell table:formula="of:=[.A136]*[.B136]" office:value-type="float" office:value="544501.393569179">
            <text:p>544501,393569179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3995.67934398559">
            <text:p>3995,6793439856</text:p>
          </table:table-cell>
          <table:table-cell table:formula="of:=[.A137]*[.B137]" office:value-type="float" office:value="547408.070126026">
            <text:p>547408,070126026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3987.68798529762">
            <text:p>3987,6879852976</text:p>
          </table:table-cell>
          <table:table-cell table:formula="of:=[.A138]*[.B138]" office:value-type="float" office:value="550300.941971072">
            <text:p>550300,941971072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3979.71260932702">
            <text:p>3979,712609327</text:p>
          </table:table-cell>
          <table:table-cell table:formula="of:=[.A139]*[.B139]" office:value-type="float" office:value="553180.052696456">
            <text:p>553180,052696456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3971.75318410837">
            <text:p>3971,7531841084</text:p>
          </table:table-cell>
          <table:table-cell table:formula="of:=[.A140]*[.B140]" office:value-type="float" office:value="556045.445775172">
            <text:p>556045,445775172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3963.80967774015">
            <text:p>3963,8096777402</text:p>
          </table:table-cell>
          <table:table-cell table:formula="of:=[.A141]*[.B141]" office:value-type="float" office:value="558897.164561362">
            <text:p>558897,164561362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3955.88205838467">
            <text:p>3955,8820583847</text:p>
          </table:table-cell>
          <table:table-cell table:formula="of:=[.A142]*[.B142]" office:value-type="float" office:value="561735.252290624">
            <text:p>561735,252290624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3947.9702942679">
            <text:p>3947,9702942679</text:p>
          </table:table-cell>
          <table:table-cell table:formula="of:=[.A143]*[.B143]" office:value-type="float" office:value="564559.75208031">
            <text:p>564559,7520803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3940.07435367937">
            <text:p>3940,0743536794</text:p>
          </table:table-cell>
          <table:table-cell table:formula="of:=[.A144]*[.B144]" office:value-type="float" office:value="567370.706929829">
            <text:p>567370,70692982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3932.19420497201">
            <text:p>3932,194204972</text:p>
          </table:table-cell>
          <table:table-cell table:formula="of:=[.A145]*[.B145]" office:value-type="float" office:value="570168.159720941">
            <text:p>570168,15972094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3924.32981656206">
            <text:p>3924,3298165621</text:p>
          </table:table-cell>
          <table:table-cell table:formula="of:=[.A146]*[.B146]" office:value-type="float" office:value="572952.153218061">
            <text:p>572952,153218061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3916.48115692894">
            <text:p>3916,481156929</text:p>
          </table:table-cell>
          <table:table-cell table:formula="of:=[.A147]*[.B147]" office:value-type="float" office:value="575722.730068554">
            <text:p>575722,730068554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3908.64819461508">
            <text:p>3908,6481946151</text:p>
          </table:table-cell>
          <table:table-cell table:formula="of:=[.A148]*[.B148]" office:value-type="float" office:value="578479.932803032">
            <text:p>578479,932803032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3900.83089822585">
            <text:p>3900,8308982259</text:p>
          </table:table-cell>
          <table:table-cell table:formula="of:=[.A149]*[.B149]" office:value-type="float" office:value="581223.803835652">
            <text:p>581223,80383565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3893.0292364294">
            <text:p>3893,0292364294</text:p>
          </table:table-cell>
          <table:table-cell table:formula="of:=[.A150]*[.B150]" office:value-type="float" office:value="583954.38546441">
            <text:p>583954,38546441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3885.24317795654">
            <text:p>3885,2431779566</text:p>
          </table:table-cell>
          <table:table-cell table:formula="of:=[.A151]*[.B151]" office:value-type="float" office:value="586671.719871438">
            <text:p>586671,71987143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3877.47269160063">
            <text:p>3877,4726916006</text:p>
          </table:table-cell>
          <table:table-cell table:formula="of:=[.A152]*[.B152]" office:value-type="float" office:value="589375.849123296">
            <text:p>589375,84912329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3869.71774621743">
            <text:p>3869,7177462174</text:p>
          </table:table-cell>
          <table:table-cell table:formula="of:=[.A153]*[.B153]" office:value-type="float" office:value="592066.815171267">
            <text:p>592066,815171267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3861.97831072499">
            <text:p>3861,978310725</text:p>
          </table:table-cell>
          <table:table-cell table:formula="of:=[.A154]*[.B154]" office:value-type="float" office:value="594744.659851649">
            <text:p>594744,659851649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3854.25435410354">
            <text:p>3854,2543541036</text:p>
          </table:table-cell>
          <table:table-cell table:formula="of:=[.A155]*[.B155]" office:value-type="float" office:value="597409.424886049">
            <text:p>597409,424886049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3846.54584539534">
            <text:p>3846,5458453953</text:p>
          </table:table-cell>
          <table:table-cell table:formula="of:=[.A156]*[.B156]" office:value-type="float" office:value="600061.151881673">
            <text:p>600061,151881673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3838.85275370455">
            <text:p>3838,8527537046</text:p>
          </table:table-cell>
          <table:table-cell table:formula="of:=[.A157]*[.B157]" office:value-type="float" office:value="602699.882331614">
            <text:p>602699,882331614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3831.17504819714">
            <text:p>3831,1750481971</text:p>
          </table:table-cell>
          <table:table-cell table:formula="of:=[.A158]*[.B158]" office:value-type="float" office:value="605325.657615148">
            <text:p>605325,65761514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3823.51269810074">
            <text:p>3823,5126981008</text:p>
          </table:table-cell>
          <table:table-cell table:formula="of:=[.A159]*[.B159]" office:value-type="float" office:value="607938.518998018">
            <text:p>607938,518998018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3815.86567270454">
            <text:p>3815,8656727045</text:p>
          </table:table-cell>
          <table:table-cell table:formula="of:=[.A160]*[.B160]" office:value-type="float" office:value="610538.507632726">
            <text:p>610538,507632726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3808.23394135913">
            <text:p>3808,2339413591</text:p>
          </table:table-cell>
          <table:table-cell table:formula="of:=[.A161]*[.B161]" office:value-type="float" office:value="613125.66455882">
            <text:p>613125,66455882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3800.61747347641">
            <text:p>3800,6174734764</text:p>
          </table:table-cell>
          <table:table-cell table:formula="of:=[.A162]*[.B162]" office:value-type="float" office:value="615700.030703179">
            <text:p>615700,03070317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3793.01623852946">
            <text:p>3793,0162385295</text:p>
          </table:table-cell>
          <table:table-cell table:formula="of:=[.A163]*[.B163]" office:value-type="float" office:value="618261.646880302">
            <text:p>618261,646880302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3785.4302060524">
            <text:p>3785,4302060524</text:p>
          </table:table-cell>
          <table:table-cell table:formula="of:=[.A164]*[.B164]" office:value-type="float" office:value="620810.553792594">
            <text:p>620810,553792594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3777.8593456403">
            <text:p>3777,8593456403</text:p>
          </table:table-cell>
          <table:table-cell table:formula="of:=[.A165]*[.B165]" office:value-type="float" office:value="623346.792030649">
            <text:p>623346,792030649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3770.30362694902">
            <text:p>3770,303626949</text:p>
          </table:table-cell>
          <table:table-cell table:formula="of:=[.A166]*[.B166]" office:value-type="float" office:value="625870.402073537">
            <text:p>625870,402073537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3762.76301969512">
            <text:p>3762,7630196951</text:p>
          </table:table-cell>
          <table:table-cell table:formula="of:=[.A167]*[.B167]" office:value-type="float" office:value="628381.424289085">
            <text:p>628381,42428908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3755.23749365573">
            <text:p>3755,2374936557</text:p>
          </table:table-cell>
          <table:table-cell table:formula="of:=[.A168]*[.B168]" office:value-type="float" office:value="630879.898934162">
            <text:p>630879,898934162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3747.72701866842">
            <text:p>3747,7270186684</text:p>
          </table:table-cell>
          <table:table-cell table:formula="of:=[.A169]*[.B169]" office:value-type="float" office:value="633365.866154962">
            <text:p>633365,866154962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3740.23156463108">
            <text:p>3740,2315646311</text:p>
          </table:table-cell>
          <table:table-cell table:formula="of:=[.A170]*[.B170]" office:value-type="float" office:value="635839.365987284">
            <text:p>635839,36598728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3732.75110150182">
            <text:p>3732,7511015018</text:p>
          </table:table-cell>
          <table:table-cell table:formula="of:=[.A171]*[.B171]" office:value-type="float" office:value="638300.438356811">
            <text:p>638300,438356811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3725.28559929881">
            <text:p>3725,2855992988</text:p>
          </table:table-cell>
          <table:table-cell table:formula="of:=[.A172]*[.B172]" office:value-type="float" office:value="640749.123079396">
            <text:p>640749,12307939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3717.83502810022">
            <text:p>3717,8350281002</text:p>
          </table:table-cell>
          <table:table-cell table:formula="of:=[.A173]*[.B173]" office:value-type="float" office:value="643185.459861337">
            <text:p>643185,459861337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3710.39935804402">
            <text:p>3710,399358044</text:p>
          </table:table-cell>
          <table:table-cell table:formula="of:=[.A174]*[.B174]" office:value-type="float" office:value="645609.488299659">
            <text:p>645609,48829965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3702.97855932793">
            <text:p>3702,9785593279</text:p>
          </table:table-cell>
          <table:table-cell table:formula="of:=[.A175]*[.B175]" office:value-type="float" office:value="648021.247882387">
            <text:p>648021,247882387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3695.57260220927">
            <text:p>3695,5726022093</text:p>
          </table:table-cell>
          <table:table-cell table:formula="of:=[.A176]*[.B176]" office:value-type="float" office:value="650420.777988832">
            <text:p>650420,777988832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3688.18145700485">
            <text:p>3688,1814570049</text:p>
          </table:table-cell>
          <table:table-cell table:formula="of:=[.A177]*[.B177]" office:value-type="float" office:value="652808.117889859">
            <text:p>652808,11788985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3680.80509409084">
            <text:p>3680,8050940909</text:p>
          </table:table-cell>
          <table:table-cell table:formula="of:=[.A178]*[.B178]" office:value-type="float" office:value="655183.30674817">
            <text:p>655183,30674817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673.44348390266">
            <text:p>3673,4434839027</text:p>
          </table:table-cell>
          <table:table-cell table:formula="of:=[.A179]*[.B179]" office:value-type="float" office:value="657546.383618576">
            <text:p>657546,383618576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666.09659693486">
            <text:p>3666,0965969349</text:p>
          </table:table-cell>
          <table:table-cell table:formula="of:=[.A180]*[.B180]" office:value-type="float" office:value="659897.387448274">
            <text:p>659897,38744827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658.76440374099">
            <text:p>3658,764403741</text:p>
          </table:table-cell>
          <table:table-cell table:formula="of:=[.A181]*[.B181]" office:value-type="float" office:value="662236.357077119">
            <text:p>662236,357077119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651.4468749335">
            <text:p>3651,4468749335</text:p>
          </table:table-cell>
          <table:table-cell table:formula="of:=[.A182]*[.B182]" office:value-type="float" office:value="664563.331237898">
            <text:p>664563,331237898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644.14398118364">
            <text:p>3644,1439811836</text:p>
          </table:table-cell>
          <table:table-cell table:formula="of:=[.A183]*[.B183]" office:value-type="float" office:value="666878.348556606">
            <text:p>666878,348556606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636.85569322127">
            <text:p>3636,8556932213</text:p>
          </table:table-cell>
          <table:table-cell table:formula="of:=[.A184]*[.B184]" office:value-type="float" office:value="669181.447552714">
            <text:p>669181,447552714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629.58198183483">
            <text:p>3629,5819818348</text:p>
          </table:table-cell>
          <table:table-cell table:formula="of:=[.A185]*[.B185]" office:value-type="float" office:value="671472.666639443">
            <text:p>671472,666639443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622.32281787116">
            <text:p>3622,3228178712</text:p>
          </table:table-cell>
          <table:table-cell table:formula="of:=[.A186]*[.B186]" office:value-type="float" office:value="673752.044124035">
            <text:p>673752,044124035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615.07817223541">
            <text:p>3615,0781722354</text:p>
          </table:table-cell>
          <table:table-cell table:formula="of:=[.A187]*[.B187]" office:value-type="float" office:value="676019.618208023">
            <text:p>676019,61820802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607.84801589094">
            <text:p>3607,848015891</text:p>
          </table:table-cell>
          <table:table-cell table:formula="of:=[.A188]*[.B188]" office:value-type="float" office:value="678275.426987497">
            <text:p>678275,426987497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600.63231985916">
            <text:p>3600,6323198592</text:p>
          </table:table-cell>
          <table:table-cell table:formula="of:=[.A189]*[.B189]" office:value-type="float" office:value="680519.508453382">
            <text:p>680519,50845338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593.43105521944">
            <text:p>3593,4310552195</text:p>
          </table:table-cell>
          <table:table-cell table:formula="of:=[.A190]*[.B190]" office:value-type="float" office:value="682751.900491694">
            <text:p>682751,900491694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586.244193109">
            <text:p>3586,244193109</text:p>
          </table:table-cell>
          <table:table-cell table:formula="of:=[.A191]*[.B191]" office:value-type="float" office:value="684972.64088382">
            <text:p>684972,64088382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579.07170472279">
            <text:p>3579,0717047228</text:p>
          </table:table-cell>
          <table:table-cell table:formula="of:=[.A192]*[.B192]" office:value-type="float" office:value="687181.767306775">
            <text:p>687181,767306775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571.91356131334">
            <text:p>3571,9135613134</text:p>
          </table:table-cell>
          <table:table-cell table:formula="of:=[.A193]*[.B193]" office:value-type="float" office:value="689379.317333475">
            <text:p>689379,317333475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564.76973419071">
            <text:p>3564,7697341907</text:p>
          </table:table-cell>
          <table:table-cell table:formula="of:=[.A194]*[.B194]" office:value-type="float" office:value="691565.328432999">
            <text:p>691565,328432999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557.64019472233">
            <text:p>3557,6401947223</text:p>
          </table:table-cell>
          <table:table-cell table:formula="of:=[.A195]*[.B195]" office:value-type="float" office:value="693739.837970855">
            <text:p>693739,83797085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550.52491433289">
            <text:p>3550,5249143329</text:p>
          </table:table-cell>
          <table:table-cell table:formula="of:=[.A196]*[.B196]" office:value-type="float" office:value="695902.883209246">
            <text:p>695902,883209246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543.42386450422">
            <text:p>3543,4238645042</text:p>
          </table:table-cell>
          <table:table-cell table:formula="of:=[.A197]*[.B197]" office:value-type="float" office:value="698054.501307332">
            <text:p>698054,501307332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536.33701677521">
            <text:p>3536,3370167752</text:p>
          </table:table-cell>
          <table:table-cell table:formula="of:=[.A198]*[.B198]" office:value-type="float" office:value="700194.729321492">
            <text:p>700194,729321492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3529.26434274166">
            <text:p>3529,2643427417</text:p>
          </table:table-cell>
          <table:table-cell table:formula="of:=[.A199]*[.B199]" office:value-type="float" office:value="702323.604205591">
            <text:p>702323,60420559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3522.20581405618">
            <text:p>3522,2058140562</text:p>
          </table:table-cell>
          <table:table-cell table:formula="of:=[.A200]*[.B200]" office:value-type="float" office:value="704441.162811236">
            <text:p>704441,162811236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3515.16140242807">
            <text:p>3515,1614024281</text:p>
          </table:table-cell>
          <table:table-cell table:formula="of:=[.A201]*[.B201]" office:value-type="float" office:value="706547.441888042">
            <text:p>706547,441888042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3508.13107962321">
            <text:p>3508,1310796232</text:p>
          </table:table-cell>
          <table:table-cell table:formula="of:=[.A202]*[.B202]" office:value-type="float" office:value="708642.478083889">
            <text:p>708642,478083889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3501.11481746397">
            <text:p>3501,114817464</text:p>
          </table:table-cell>
          <table:table-cell table:formula="of:=[.A203]*[.B203]" office:value-type="float" office:value="710726.307945185">
            <text:p>710726,307945185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3494.11258782904">
            <text:p>3494,112587829</text:p>
          </table:table-cell>
          <table:table-cell table:formula="of:=[.A204]*[.B204]" office:value-type="float" office:value="712798.967917124">
            <text:p>712798,967917124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3487.12436265338">
            <text:p>3487,1243626534</text:p>
          </table:table-cell>
          <table:table-cell table:formula="of:=[.A205]*[.B205]" office:value-type="float" office:value="714860.494343943">
            <text:p>714860,494343943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3480.15011392807">
            <text:p>3480,1501139281</text:p>
          </table:table-cell>
          <table:table-cell table:formula="of:=[.A206]*[.B206]" office:value-type="float" office:value="716910.923469183">
            <text:p>716910,923469183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3473.18981370022">
            <text:p>3473,1898137002</text:p>
          </table:table-cell>
          <table:table-cell table:formula="of:=[.A207]*[.B207]" office:value-type="float" office:value="718950.291435945">
            <text:p>718950,291435945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3466.24343407282">
            <text:p>3466,2434340728</text:p>
          </table:table-cell>
          <table:table-cell table:formula="of:=[.A208]*[.B208]" office:value-type="float" office:value="720978.634287146">
            <text:p>720978,634287146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3459.31094720467">
            <text:p>3459,3109472047</text:p>
          </table:table-cell>
          <table:table-cell table:formula="of:=[.A209]*[.B209]" office:value-type="float" office:value="722995.987965776">
            <text:p>722995,987965776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3452.39232531026">
            <text:p>3452,3923253103</text:p>
          </table:table-cell>
          <table:table-cell table:formula="of:=[.A210]*[.B210]" office:value-type="float" office:value="725002.388315155">
            <text:p>725002,388315155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3445.48754065964">
            <text:p>3445,4875406597</text:p>
          </table:table-cell>
          <table:table-cell table:formula="of:=[.A211]*[.B211]" office:value-type="float" office:value="726997.871079184">
            <text:p>726997,871079184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3438.59656557832">
            <text:p>3438,5965655783</text:p>
          </table:table-cell>
          <table:table-cell table:formula="of:=[.A212]*[.B212]" office:value-type="float" office:value="728982.471902604">
            <text:p>728982,471902604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3431.71937244717">
            <text:p>3431,7193724472</text:p>
          </table:table-cell>
          <table:table-cell table:formula="of:=[.A213]*[.B213]" office:value-type="float" office:value="730956.226331246">
            <text:p>730956,226331246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3424.85593370227">
            <text:p>3424,8559337023</text:p>
          </table:table-cell>
          <table:table-cell table:formula="of:=[.A214]*[.B214]" office:value-type="float" office:value="732919.169812286">
            <text:p>732919,169812286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3418.00622183487">
            <text:p>3418,0062218349</text:p>
          </table:table-cell>
          <table:table-cell table:formula="of:=[.A215]*[.B215]" office:value-type="float" office:value="734871.337694496">
            <text:p>734871,337694496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3411.1702093912">
            <text:p>3411,1702093912</text:p>
          </table:table-cell>
          <table:table-cell table:formula="of:=[.A216]*[.B216]" office:value-type="float" office:value="736812.765228498">
            <text:p>736812,76522849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3404.34786897241">
            <text:p>3404,3478689724</text:p>
          </table:table-cell>
          <table:table-cell table:formula="of:=[.A217]*[.B217]" office:value-type="float" office:value="738743.487567014">
            <text:p>738743,487567014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3397.53917323447">
            <text:p>3397,5391732345</text:p>
          </table:table-cell>
          <table:table-cell table:formula="of:=[.A218]*[.B218]" office:value-type="float" office:value="740663.539765114">
            <text:p>740663,53976511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3390.744094888">
            <text:p>3390,744094888</text:p>
          </table:table-cell>
          <table:table-cell table:formula="of:=[.A219]*[.B219]" office:value-type="float" office:value="742572.956780472">
            <text:p>742572,956780472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3383.96260669822">
            <text:p>3383,9626066982</text:p>
          </table:table-cell>
          <table:table-cell table:formula="of:=[.A220]*[.B220]" office:value-type="float" office:value="744471.773473609">
            <text:p>744471,773473609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3377.19468148483">
            <text:p>3377,1946814848</text:p>
          </table:table-cell>
          <table:table-cell table:formula="of:=[.A221]*[.B221]" office:value-type="float" office:value="746360.024608147">
            <text:p>746360,024608147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3370.44029212186">
            <text:p>3370,4402921219</text:p>
          </table:table-cell>
          <table:table-cell table:formula="of:=[.A222]*[.B222]" office:value-type="float" office:value="748237.744851053">
            <text:p>748237,744851053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3363.69941153761">
            <text:p>3363,6994115376</text:p>
          </table:table-cell>
          <table:table-cell table:formula="of:=[.A223]*[.B223]" office:value-type="float" office:value="750104.968772888">
            <text:p>750104,968772888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3356.97201271454">
            <text:p>3356,9720127145</text:p>
          </table:table-cell>
          <table:table-cell table:formula="of:=[.A224]*[.B224]" office:value-type="float" office:value="751961.730848057">
            <text:p>751961,730848057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3350.25806868911">
            <text:p>3350,2580686891</text:p>
          </table:table-cell>
          <table:table-cell table:formula="of:=[.A225]*[.B225]" office:value-type="float" office:value="753808.06545505">
            <text:p>753808,06545505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3343.55755255173">
            <text:p>3343,5575525517</text:p>
          </table:table-cell>
          <table:table-cell table:formula="of:=[.A226]*[.B226]" office:value-type="float" office:value="755644.006876692">
            <text:p>755644,006876692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3336.87043744663">
            <text:p>3336,8704374466</text:p>
          </table:table-cell>
          <table:table-cell table:formula="of:=[.A227]*[.B227]" office:value-type="float" office:value="757469.589300385">
            <text:p>757469,589300385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3330.19669657174">
            <text:p>3330,1966965717</text:p>
          </table:table-cell>
          <table:table-cell table:formula="of:=[.A228]*[.B228]" office:value-type="float" office:value="759284.846818356">
            <text:p>759284,84681835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3323.53630317859">
            <text:p>3323,5363031786</text:p>
          </table:table-cell>
          <table:table-cell table:formula="of:=[.A229]*[.B229]" office:value-type="float" office:value="761089.813427898">
            <text:p>761089,813427898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3316.88923057223">
            <text:p>3316,8892305722</text:p>
          </table:table-cell>
          <table:table-cell table:formula="of:=[.A230]*[.B230]" office:value-type="float" office:value="762884.523031614">
            <text:p>762884,523031614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3310.25545211109">
            <text:p>3310,2554521111</text:p>
          </table:table-cell>
          <table:table-cell table:formula="of:=[.A231]*[.B231]" office:value-type="float" office:value="764669.009437662">
            <text:p>764669,00943766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3303.63494120687">
            <text:p>3303,6349412069</text:p>
          </table:table-cell>
          <table:table-cell table:formula="of:=[.A232]*[.B232]" office:value-type="float" office:value="766443.306359993">
            <text:p>766443,306359993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3297.02767132445">
            <text:p>3297,0276713245</text:p>
          </table:table-cell>
          <table:table-cell table:formula="of:=[.A233]*[.B233]" office:value-type="float" office:value="768207.447418598">
            <text:p>768207,447418598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3290.43361598181">
            <text:p>3290,4336159818</text:p>
          </table:table-cell>
          <table:table-cell table:formula="of:=[.A234]*[.B234]" office:value-type="float" office:value="769961.466139742">
            <text:p>769961,466139742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3283.85274874984">
            <text:p>3283,8527487499</text:p>
          </table:table-cell>
          <table:table-cell table:formula="of:=[.A235]*[.B235]" office:value-type="float" office:value="771705.395956213">
            <text:p>771705,395956213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3277.28504325234">
            <text:p>3277,2850432524</text:p>
          </table:table-cell>
          <table:table-cell table:formula="of:=[.A236]*[.B236]" office:value-type="float" office:value="773439.270207553">
            <text:p>773439,270207553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3270.73047316584">
            <text:p>3270,7304731658</text:p>
          </table:table-cell>
          <table:table-cell table:formula="of:=[.A237]*[.B237]" office:value-type="float" office:value="775163.122140304">
            <text:p>775163,122140304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3264.18901221951">
            <text:p>3264,1890122195</text:p>
          </table:table-cell>
          <table:table-cell table:formula="of:=[.A238]*[.B238]" office:value-type="float" office:value="776876.984908242">
            <text:p>776876,984908242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3257.66063419507">
            <text:p>3257,6606341951</text:p>
          </table:table-cell>
          <table:table-cell table:formula="of:=[.A239]*[.B239]" office:value-type="float" office:value="778580.891572621">
            <text:p>778580,891572621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3251.14531292668">
            <text:p>3251,1453129267</text:p>
          </table:table-cell>
          <table:table-cell table:formula="of:=[.A240]*[.B240]" office:value-type="float" office:value="780274.875102402">
            <text:p>780274,875102402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3244.64302230082">
            <text:p>3244,6430223008</text:p>
          </table:table-cell>
          <table:table-cell table:formula="of:=[.A241]*[.B241]" office:value-type="float" office:value="781958.968374498">
            <text:p>781958,968374498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3238.15373625622">
            <text:p>3238,1537362562</text:p>
          </table:table-cell>
          <table:table-cell table:formula="of:=[.A242]*[.B242]" office:value-type="float" office:value="783633.204174006">
            <text:p>783633,204174006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3231.67742878371">
            <text:p>3231,6774287837</text:p>
          </table:table-cell>
          <table:table-cell table:formula="of:=[.A243]*[.B243]" office:value-type="float" office:value="785297.615194441">
            <text:p>785297,615194441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3225.21407392614">
            <text:p>3225,2140739262</text:p>
          </table:table-cell>
          <table:table-cell table:formula="of:=[.A244]*[.B244]" office:value-type="float" office:value="786952.234037979">
            <text:p>786952,234037979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3218.76364577829">
            <text:p>3218,7636457783</text:p>
          </table:table-cell>
          <table:table-cell table:formula="of:=[.A245]*[.B245]" office:value-type="float" office:value="788597.093215681">
            <text:p>788597,093215681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3212.32611848673">
            <text:p>3212,3261184867</text:p>
          </table:table-cell>
          <table:table-cell table:formula="of:=[.A246]*[.B246]" office:value-type="float" office:value="790232.225147736">
            <text:p>790232,22514773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3205.90146624976">
            <text:p>3205,9014662498</text:p>
          </table:table-cell>
          <table:table-cell table:formula="of:=[.A247]*[.B247]" office:value-type="float" office:value="791857.662163691">
            <text:p>791857,66216369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3199.48966331726">
            <text:p>3199,4896633173</text:p>
          </table:table-cell>
          <table:table-cell table:formula="of:=[.A248]*[.B248]" office:value-type="float" office:value="793473.43650268">
            <text:p>793473,4365026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3193.09068399063">
            <text:p>3193,0906839906</text:p>
          </table:table-cell>
          <table:table-cell table:formula="of:=[.A249]*[.B249]" office:value-type="float" office:value="795079.580313666">
            <text:p>795079,58031366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3186.70450262264">
            <text:p>3186,7045026227</text:p>
          </table:table-cell>
          <table:table-cell table:formula="of:=[.A250]*[.B250]" office:value-type="float" office:value="796676.125655661">
            <text:p>796676,12565566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3180.3310936174">
            <text:p>3180,3310936174</text:p>
          </table:table-cell>
          <table:table-cell table:formula="of:=[.A251]*[.B251]" office:value-type="float" office:value="798263.104497967">
            <text:p>798263,104497967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3173.97043143016">
            <text:p>3173,9704314302</text:p>
          </table:table-cell>
          <table:table-cell table:formula="of:=[.A252]*[.B252]" office:value-type="float" office:value="799840.548720401">
            <text:p>799840,54872040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3167.6224905673">
            <text:p>3167,6224905673</text:p>
          </table:table-cell>
          <table:table-cell table:formula="of:=[.A253]*[.B253]" office:value-type="float" office:value="801408.490113528">
            <text:p>801408,490113528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3161.28724558617">
            <text:p>3161,2872455862</text:p>
          </table:table-cell>
          <table:table-cell table:formula="of:=[.A254]*[.B254]" office:value-type="float" office:value="802966.960378887">
            <text:p>802966,960378887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3154.964671095">
            <text:p>3154,964671095</text:p>
          </table:table-cell>
          <table:table-cell table:formula="of:=[.A255]*[.B255]" office:value-type="float" office:value="804515.991129224">
            <text:p>804515,99112922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3148.65474175281">
            <text:p>3148,6547417528</text:p>
          </table:table-cell>
          <table:table-cell table:formula="of:=[.A256]*[.B256]" office:value-type="float" office:value="806055.613888718">
            <text:p>806055,613888718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3142.3574322693">
            <text:p>3142,3574322693</text:p>
          </table:table-cell>
          <table:table-cell table:formula="of:=[.A257]*[.B257]" office:value-type="float" office:value="807585.86009321">
            <text:p>807585,86009321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3136.07271740476">
            <text:p>3136,0727174048</text:p>
          </table:table-cell>
          <table:table-cell table:formula="of:=[.A258]*[.B258]" office:value-type="float" office:value="809106.761090428">
            <text:p>809106,76109042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3129.80057196995">
            <text:p>3129,80057197</text:p>
          </table:table-cell>
          <table:table-cell table:formula="of:=[.A259]*[.B259]" office:value-type="float" office:value="810618.348140218">
            <text:p>810618,348140218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3123.54097082601">
            <text:p>3123,540970826</text:p>
          </table:table-cell>
          <table:table-cell table:formula="of:=[.A260]*[.B260]" office:value-type="float" office:value="812120.652414763">
            <text:p>812120,652414763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3117.29388888436">
            <text:p>3117,2938888844</text:p>
          </table:table-cell>
          <table:table-cell table:formula="of:=[.A261]*[.B261]" office:value-type="float" office:value="813613.704998818">
            <text:p>813613,70499881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3111.05930110659">
            <text:p>3111,0593011066</text:p>
          </table:table-cell>
          <table:table-cell table:formula="of:=[.A262]*[.B262]" office:value-type="float" office:value="815097.536889927">
            <text:p>815097,536889927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3104.83718250438">
            <text:p>3104,8371825044</text:p>
          </table:table-cell>
          <table:table-cell table:formula="of:=[.A263]*[.B263]" office:value-type="float" office:value="816572.178998651">
            <text:p>816572,178998651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3098.62750813937">
            <text:p>3098,6275081394</text:p>
          </table:table-cell>
          <table:table-cell table:formula="of:=[.A264]*[.B264]" office:value-type="float" office:value="818037.662148793">
            <text:p>818037,662148793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3092.43025312309">
            <text:p>3092,4302531231</text:p>
          </table:table-cell>
          <table:table-cell table:formula="of:=[.A265]*[.B265]" office:value-type="float" office:value="819494.017077619">
            <text:p>819494,017077619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3086.24539261684">
            <text:p>3086,2453926169</text:p>
          </table:table-cell>
          <table:table-cell table:formula="of:=[.A266]*[.B266]" office:value-type="float" office:value="820941.274436081">
            <text:p>820941,27443608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3080.07290183161">
            <text:p>3080,0729018316</text:p>
          </table:table-cell>
          <table:table-cell table:formula="of:=[.A267]*[.B267]" office:value-type="float" office:value="822379.46478904">
            <text:p>822379,46478904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3073.91275602795">
            <text:p>3073,912756028</text:p>
          </table:table-cell>
          <table:table-cell table:formula="of:=[.A268]*[.B268]" office:value-type="float" office:value="823808.61861549">
            <text:p>823808,61861549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3067.76493051589">
            <text:p>3067,7649305159</text:p>
          </table:table-cell>
          <table:table-cell table:formula="of:=[.A269]*[.B269]" office:value-type="float" office:value="825228.766308775">
            <text:p>825228,766308775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3061.62940065486">
            <text:p>3061,6294006549</text:p>
          </table:table-cell>
          <table:table-cell table:formula="of:=[.A270]*[.B270]" office:value-type="float" office:value="826639.938176812">
            <text:p>826639,938176812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3055.50614185355">
            <text:p>3055,5061418536</text:p>
          </table:table-cell>
          <table:table-cell table:formula="of:=[.A271]*[.B271]" office:value-type="float" office:value="828042.164442312">
            <text:p>828042,16444231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3049.39512956984">
            <text:p>3049,3951295699</text:p>
          </table:table-cell>
          <table:table-cell table:formula="of:=[.A272]*[.B272]" office:value-type="float" office:value="829435.475242997">
            <text:p>829435,475242997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3043.2963393107">
            <text:p>3043,2963393107</text:p>
          </table:table-cell>
          <table:table-cell table:formula="of:=[.A273]*[.B273]" office:value-type="float" office:value="830819.900631822">
            <text:p>830819,900631822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3037.20974663208">
            <text:p>3037,2097466321</text:p>
          </table:table-cell>
          <table:table-cell table:formula="of:=[.A274]*[.B274]" office:value-type="float" office:value="832195.470577191">
            <text:p>832195,470577191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3031.13532713882">
            <text:p>3031,1353271388</text:p>
          </table:table-cell>
          <table:table-cell table:formula="of:=[.A275]*[.B275]" office:value-type="float" office:value="833562.214963175">
            <text:p>833562,21496317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3025.07305648454">
            <text:p>3025,0730564845</text:p>
          </table:table-cell>
          <table:table-cell table:formula="of:=[.A276]*[.B276]" office:value-type="float" office:value="834920.163589733">
            <text:p>834920,163589733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3019.02291037157">
            <text:p>3019,0229103716</text:p>
          </table:table-cell>
          <table:table-cell table:formula="of:=[.A277]*[.B277]" office:value-type="float" office:value="836269.346172925">
            <text:p>836269,346172925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3012.98486455083">
            <text:p>3012,9848645508</text:p>
          </table:table-cell>
          <table:table-cell table:formula="of:=[.A278]*[.B278]" office:value-type="float" office:value="837609.79234513">
            <text:p>837609,79234513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3006.95889482173">
            <text:p>3006,9588948217</text:p>
          </table:table-cell>
          <table:table-cell table:formula="of:=[.A279]*[.B279]" office:value-type="float" office:value="838941.531655262">
            <text:p>838941,53165526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3000.94497703208">
            <text:p>3000,9449770321</text:p>
          </table:table-cell>
          <table:table-cell table:formula="of:=[.A280]*[.B280]" office:value-type="float" office:value="840264.593568983">
            <text:p>840264,593568983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2994.94308707802">
            <text:p>2994,943087078</text:p>
          </table:table-cell>
          <table:table-cell table:formula="of:=[.A281]*[.B281]" office:value-type="float" office:value="841579.007468923">
            <text:p>841579,007468923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2988.95320090386">
            <text:p>2988,9532009039</text:p>
          </table:table-cell>
          <table:table-cell table:formula="of:=[.A282]*[.B282]" office:value-type="float" office:value="842884.802654889">
            <text:p>842884,802654889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2982.97529450205">
            <text:p>2982,9752945021</text:p>
          </table:table-cell>
          <table:table-cell table:formula="of:=[.A283]*[.B283]" office:value-type="float" office:value="844182.008344081">
            <text:p>844182,008344081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2977.00934391305">
            <text:p>2977,0093439131</text:p>
          </table:table-cell>
          <table:table-cell table:formula="of:=[.A284]*[.B284]" office:value-type="float" office:value="845470.653671306">
            <text:p>845470,653671306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2971.05532522522">
            <text:p>2971,0553252252</text:p>
          </table:table-cell>
          <table:table-cell table:formula="of:=[.A285]*[.B285]" office:value-type="float" office:value="846750.767689189">
            <text:p>846750,767689189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2965.11321457477">
            <text:p>2965,1132145748</text:p>
          </table:table-cell>
          <table:table-cell table:formula="of:=[.A286]*[.B286]" office:value-type="float" office:value="848022.379368385">
            <text:p>848022,379368385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2959.18298814562">
            <text:p>2959,1829881456</text:p>
          </table:table-cell>
          <table:table-cell table:formula="of:=[.A287]*[.B287]" office:value-type="float" office:value="849285.517597794">
            <text:p>849285,517597794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2953.26462216933">
            <text:p>2953,2646221693</text:p>
          </table:table-cell>
          <table:table-cell table:formula="of:=[.A288]*[.B288]" office:value-type="float" office:value="850540.211184768">
            <text:p>850540,211184768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2947.35809292499">
            <text:p>2947,358092925</text:p>
          </table:table-cell>
          <table:table-cell table:formula="of:=[.A289]*[.B289]" office:value-type="float" office:value="851786.488855323">
            <text:p>851786,48885532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2941.46337673914">
            <text:p>2941,4633767392</text:p>
          </table:table-cell>
          <table:table-cell table:formula="of:=[.A290]*[.B290]" office:value-type="float" office:value="853024.379254352">
            <text:p>853024,379254352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2935.58044998567">
            <text:p>2935,5804499857</text:p>
          </table:table-cell>
          <table:table-cell table:formula="of:=[.A291]*[.B291]" office:value-type="float" office:value="854253.910945829">
            <text:p>854253,910945829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2929.70928908569">
            <text:p>2929,7092890857</text:p>
          </table:table-cell>
          <table:table-cell table:formula="of:=[.A292]*[.B292]" office:value-type="float" office:value="855475.112413023">
            <text:p>855475,112413023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2923.84987050752">
            <text:p>2923,8498705075</text:p>
          </table:table-cell>
          <table:table-cell table:formula="of:=[.A293]*[.B293]" office:value-type="float" office:value="856688.012058704">
            <text:p>856688,012058704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2918.00217076651">
            <text:p>2918,0021707665</text:p>
          </table:table-cell>
          <table:table-cell table:formula="of:=[.A294]*[.B294]" office:value-type="float" office:value="857892.638205353">
            <text:p>857892,638205353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2912.16616642497">
            <text:p>2912,166166425</text:p>
          </table:table-cell>
          <table:table-cell table:formula="of:=[.A295]*[.B295]" office:value-type="float" office:value="859089.019095367">
            <text:p>859089,019095367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2906.34183409212">
            <text:p>2906,3418340921</text:p>
          </table:table-cell>
          <table:table-cell table:formula="of:=[.A296]*[.B296]" office:value-type="float" office:value="860277.182891269">
            <text:p>860277,182891269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2900.52915042394">
            <text:p>2900,5291504239</text:p>
          </table:table-cell>
          <table:table-cell table:formula="of:=[.A297]*[.B297]" office:value-type="float" office:value="861457.15767591">
            <text:p>861457,15767591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2894.72809212309">
            <text:p>2894,7280921231</text:p>
          </table:table-cell>
          <table:table-cell table:formula="of:=[.A298]*[.B298]" office:value-type="float" office:value="862628.971452682">
            <text:p>862628,971452682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2888.93863593885">
            <text:p>2888,9386359389</text:p>
          </table:table-cell>
          <table:table-cell table:formula="of:=[.A299]*[.B299]" office:value-type="float" office:value="863792.652145715">
            <text:p>863792,652145715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2883.16075866697">
            <text:p>2883,160758667</text:p>
          </table:table-cell>
          <table:table-cell table:formula="of:=[.A300]*[.B300]" office:value-type="float" office:value="864948.227600091">
            <text:p>864948,227600091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2877.39443714963">
            <text:p>2877,3944371496</text:p>
          </table:table-cell>
          <table:table-cell table:formula="of:=[.A301]*[.B301]" office:value-type="float" office:value="866095.72558204">
            <text:p>866095,72558204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2871.63964827534">
            <text:p>2871,6396482753</text:p>
          </table:table-cell>
          <table:table-cell table:formula="of:=[.A302]*[.B302]" office:value-type="float" office:value="867235.173779151">
            <text:p>867235,173779151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2865.89636897878">
            <text:p>2865,8963689788</text:p>
          </table:table-cell>
          <table:table-cell table:formula="of:=[.A303]*[.B303]" office:value-type="float" office:value="868366.599800572">
            <text:p>868366,599800572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2860.16457624083">
            <text:p>2860,1645762408</text:p>
          </table:table-cell>
          <table:table-cell table:formula="of:=[.A304]*[.B304]" office:value-type="float" office:value="869490.031177212">
            <text:p>869490,03117721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2854.44424708835">
            <text:p>2854,4442470884</text:p>
          </table:table-cell>
          <table:table-cell table:formula="of:=[.A305]*[.B305]" office:value-type="float" office:value="870605.495361946">
            <text:p>870605,495361946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2848.73535859417">
            <text:p>2848,7353585942</text:p>
          </table:table-cell>
          <table:table-cell table:formula="of:=[.A306]*[.B306]" office:value-type="float" office:value="871713.019729816">
            <text:p>871713,019729816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2843.03788787698">
            <text:p>2843,037887877</text:p>
          </table:table-cell>
          <table:table-cell table:formula="of:=[.A307]*[.B307]" office:value-type="float" office:value="872812.631578233">
            <text:p>872812,631578233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2837.35181210123">
            <text:p>2837,3518121012</text:p>
          </table:table-cell>
          <table:table-cell table:formula="of:=[.A308]*[.B308]" office:value-type="float" office:value="873904.358127178">
            <text:p>873904,358127178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2831.67710847702">
            <text:p>2831,677108477</text:p>
          </table:table-cell>
          <table:table-cell table:formula="of:=[.A309]*[.B309]" office:value-type="float" office:value="874988.226519401">
            <text:p>874988,226519401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2826.01375426007">
            <text:p>2826,0137542601</text:p>
          </table:table-cell>
          <table:table-cell table:formula="of:=[.A310]*[.B310]" office:value-type="float" office:value="876064.263820622">
            <text:p>876064,263820622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820.36172675155">
            <text:p>2820,3617267516</text:p>
          </table:table-cell>
          <table:table-cell table:formula="of:=[.A311]*[.B311]" office:value-type="float" office:value="877132.497019732">
            <text:p>877132,497019732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814.72100329805">
            <text:p>2814,7210032981</text:p>
          </table:table-cell>
          <table:table-cell table:formula="of:=[.A312]*[.B312]" office:value-type="float" office:value="878192.953028991">
            <text:p>878192,953028991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809.09156129145">
            <text:p>2809,0915612915</text:p>
          </table:table-cell>
          <table:table-cell table:formula="of:=[.A313]*[.B313]" office:value-type="float" office:value="879245.658684224">
            <text:p>879245,658684224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803.47337816887">
            <text:p>2803,4733781689</text:p>
          </table:table-cell>
          <table:table-cell table:formula="of:=[.A314]*[.B314]" office:value-type="float" office:value="880290.640745025">
            <text:p>880290,640745025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797.86643141253">
            <text:p>2797,8664314125</text:p>
          </table:table-cell>
          <table:table-cell table:formula="of:=[.A315]*[.B315]" office:value-type="float" office:value="881327.925894947">
            <text:p>881327,925894947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792.27069854971">
            <text:p>2792,2706985497</text:p>
          </table:table-cell>
          <table:table-cell table:formula="of:=[.A316]*[.B316]" office:value-type="float" office:value="882357.540741707">
            <text:p>882357,540741707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786.68615715261">
            <text:p>2786,6861571526</text:p>
          </table:table-cell>
          <table:table-cell table:formula="of:=[.A317]*[.B317]" office:value-type="float" office:value="883379.511817376">
            <text:p>883379,511817376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781.1127848383">
            <text:p>2781,1127848383</text:p>
          </table:table-cell>
          <table:table-cell table:formula="of:=[.A318]*[.B318]" office:value-type="float" office:value="884393.86557858">
            <text:p>884393,86557858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775.55055926862">
            <text:p>2775,5505592686</text:p>
          </table:table-cell>
          <table:table-cell table:formula="of:=[.A319]*[.B319]" office:value-type="float" office:value="885400.628406691">
            <text:p>885400,628406691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769.99945815009">
            <text:p>2769,9994581501</text:p>
          </table:table-cell>
          <table:table-cell table:formula="of:=[.A320]*[.B320]" office:value-type="float" office:value="886399.826608028">
            <text:p>886399,826608028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764.45945923379">
            <text:p>2764,4594592338</text:p>
          </table:table-cell>
          <table:table-cell table:formula="of:=[.A321]*[.B321]" office:value-type="float" office:value="887391.486414046">
            <text:p>887391,486414046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758.93054031532">
            <text:p>2758,9305403153</text:p>
          </table:table-cell>
          <table:table-cell table:formula="of:=[.A322]*[.B322]" office:value-type="float" office:value="888375.633981533">
            <text:p>888375,633981533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753.41267923469">
            <text:p>2753,4126792347</text:p>
          </table:table-cell>
          <table:table-cell table:formula="of:=[.A323]*[.B323]" office:value-type="float" office:value="889352.295392804">
            <text:p>889352,295392804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2747.90585387622">
            <text:p>2747,9058538762</text:p>
          </table:table-cell>
          <table:table-cell table:formula="of:=[.A324]*[.B324]" office:value-type="float" office:value="890321.496655895">
            <text:p>890321,496655895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2742.41004216847">
            <text:p>2742,4100421685</text:p>
          </table:table-cell>
          <table:table-cell table:formula="of:=[.A325]*[.B325]" office:value-type="float" office:value="891283.263704752">
            <text:p>891283,263704752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2736.92522208413">
            <text:p>2736,9252220841</text:p>
          </table:table-cell>
          <table:table-cell table:formula="of:=[.A326]*[.B326]" office:value-type="float" office:value="892237.622399426">
            <text:p>892237,622399426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2731.45137163996">
            <text:p>2731,45137164</text:p>
          </table:table-cell>
          <table:table-cell table:formula="of:=[.A327]*[.B327]" office:value-type="float" office:value="893184.598526267">
            <text:p>893184,598526267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2725.98846889668">
            <text:p>2725,9884688967</text:p>
          </table:table-cell>
          <table:table-cell table:formula="of:=[.A328]*[.B328]" office:value-type="float" office:value="894124.217798111">
            <text:p>894124,217798111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2720.53649195889">
            <text:p>2720,5364919589</text:p>
          </table:table-cell>
          <table:table-cell table:formula="of:=[.A329]*[.B329]" office:value-type="float" office:value="895056.505854474">
            <text:p>895056,505854474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2715.09541897497">
            <text:p>2715,095418975</text:p>
          </table:table-cell>
          <table:table-cell table:formula="of:=[.A330]*[.B330]" office:value-type="float" office:value="895981.48826174">
            <text:p>895981,48826174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2709.66522813702">
            <text:p>2709,665228137</text:p>
          </table:table-cell>
          <table:table-cell table:formula="of:=[.A331]*[.B331]" office:value-type="float" office:value="896899.190513354">
            <text:p>896899,190513354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2704.24589768075">
            <text:p>2704,2458976808</text:p>
          </table:table-cell>
          <table:table-cell table:formula="of:=[.A332]*[.B332]" office:value-type="float" office:value="897809.638030008">
            <text:p>897809,638030008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2698.83740588538">
            <text:p>2698,8374058854</text:p>
          </table:table-cell>
          <table:table-cell table:formula="of:=[.A333]*[.B333]" office:value-type="float" office:value="898712.856159833">
            <text:p>898712,856159833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2693.43973107361">
            <text:p>2693,4397310736</text:p>
          </table:table-cell>
          <table:table-cell table:formula="of:=[.A334]*[.B334]" office:value-type="float" office:value="899608.870178587">
            <text:p>899608,87017858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2688.05285161147">
            <text:p>2688,0528516115</text:p>
          </table:table-cell>
          <table:table-cell table:formula="of:=[.A335]*[.B335]" office:value-type="float" office:value="900497.705289841">
            <text:p>900497,705289841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2682.67674590824">
            <text:p>2682,6767459083</text:p>
          </table:table-cell>
          <table:table-cell table:formula="of:=[.A336]*[.B336]" office:value-type="float" office:value="901379.38662517">
            <text:p>901379,38662517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2677.31139241643">
            <text:p>2677,3113924164</text:p>
          </table:table-cell>
          <table:table-cell table:formula="of:=[.A337]*[.B337]" office:value-type="float" office:value="902253.939244336">
            <text:p>902253,93924433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2671.95676963159">
            <text:p>2671,9567696316</text:p>
          </table:table-cell>
          <table:table-cell table:formula="of:=[.A338]*[.B338]" office:value-type="float" office:value="903121.388135479">
            <text:p>903121,388135479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2666.61285609233">
            <text:p>2666,6128560923</text:p>
          </table:table-cell>
          <table:table-cell table:formula="of:=[.A339]*[.B339]" office:value-type="float" office:value="903981.7582153">
            <text:p>903981,7582153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2661.27963038015">
            <text:p>2661,2796303802</text:p>
          </table:table-cell>
          <table:table-cell table:formula="of:=[.A340]*[.B340]" office:value-type="float" office:value="904835.07432925">
            <text:p>904835,07432925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2655.95707111939">
            <text:p>2655,9570711194</text:p>
          </table:table-cell>
          <table:table-cell table:formula="of:=[.A341]*[.B341]" office:value-type="float" office:value="905681.36125171">
            <text:p>905681,36125171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2650.64515697715">
            <text:p>2650,6451569772</text:p>
          </table:table-cell>
          <table:table-cell table:formula="of:=[.A342]*[.B342]" office:value-type="float" office:value="906520.643686184">
            <text:p>906520,643686184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2645.34386666319">
            <text:p>2645,3438666632</text:p>
          </table:table-cell>
          <table:table-cell table:formula="of:=[.A343]*[.B343]" office:value-type="float" office:value="907352.946265475">
            <text:p>907352,946265475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2640.05317892987">
            <text:p>2640,0531789299</text:p>
          </table:table-cell>
          <table:table-cell table:formula="of:=[.A344]*[.B344]" office:value-type="float" office:value="908178.293551874">
            <text:p>908178,29355187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2634.77307257201">
            <text:p>2634,773072572</text:p>
          </table:table-cell>
          <table:table-cell table:formula="of:=[.A345]*[.B345]" office:value-type="float" office:value="908996.710037342">
            <text:p>908996,710037342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2629.50352642686">
            <text:p>2629,5035264269</text:p>
          </table:table-cell>
          <table:table-cell table:formula="of:=[.A346]*[.B346]" office:value-type="float" office:value="909808.220143694">
            <text:p>909808,220143694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2624.24451937401">
            <text:p>2624,244519374</text:p>
          </table:table-cell>
          <table:table-cell table:formula="of:=[.A347]*[.B347]" office:value-type="float" office:value="910612.848222781">
            <text:p>910612,848222781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2618.99603033526">
            <text:p>2618,9960303353</text:p>
          </table:table-cell>
          <table:table-cell table:formula="of:=[.A348]*[.B348]" office:value-type="float" office:value="911410.618556671">
            <text:p>911410,618556671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2613.75803827459">
            <text:p>2613,7580382746</text:p>
          </table:table-cell>
          <table:table-cell table:formula="of:=[.A349]*[.B349]" office:value-type="float" office:value="912201.555357832">
            <text:p>912201,55535783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2608.53052219804">
            <text:p>2608,5305221981</text:p>
          </table:table-cell>
          <table:table-cell table:formula="of:=[.A350]*[.B350]" office:value-type="float" office:value="912985.682769314">
            <text:p>912985,682769314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2603.31346115364">
            <text:p>2603,3134611537</text:p>
          </table:table-cell>
          <table:table-cell table:formula="of:=[.A351]*[.B351]" office:value-type="float" office:value="913763.024864929">
            <text:p>913763,024864929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2598.10683423134">
            <text:p>2598,1068342313</text:p>
          </table:table-cell>
          <table:table-cell table:formula="of:=[.A352]*[.B352]" office:value-type="float" office:value="914533.605649431">
            <text:p>914533,605649431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2592.91062056287">
            <text:p>2592,9106205629</text:p>
          </table:table-cell>
          <table:table-cell table:formula="of:=[.A353]*[.B353]" office:value-type="float" office:value="915297.449058695">
            <text:p>915297,449058695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2587.72479932175">
            <text:p>2587,7247993218</text:p>
          </table:table-cell>
          <table:table-cell table:formula="of:=[.A354]*[.B354]" office:value-type="float" office:value="916054.578959899">
            <text:p>916054,578959899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2582.54934972311">
            <text:p>2582,5493497231</text:p>
          </table:table-cell>
          <table:table-cell table:formula="of:=[.A355]*[.B355]" office:value-type="float" office:value="916805.019151702">
            <text:p>916805,019151702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2577.38425102366">
            <text:p>2577,3842510237</text:p>
          </table:table-cell>
          <table:table-cell table:formula="of:=[.A356]*[.B356]" office:value-type="float" office:value="917548.793364423">
            <text:p>917548,793364423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2572.22948252161">
            <text:p>2572,2294825216</text:p>
          </table:table-cell>
          <table:table-cell table:formula="of:=[.A357]*[.B357]" office:value-type="float" office:value="918285.925260216">
            <text:p>918285,925260216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2567.08502355657">
            <text:p>2567,0850235566</text:p>
          </table:table-cell>
          <table:table-cell table:formula="of:=[.A358]*[.B358]" office:value-type="float" office:value="919016.438433252">
            <text:p>919016,438433252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2561.95085350946">
            <text:p>2561,9508535095</text:p>
          </table:table-cell>
          <table:table-cell table:formula="of:=[.A359]*[.B359]" office:value-type="float" office:value="919740.356409895">
            <text:p>919740,356409895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2556.82695180244">
            <text:p>2556,8269518024</text:p>
          </table:table-cell>
          <table:table-cell table:formula="of:=[.A360]*[.B360]" office:value-type="float" office:value="920457.702648877">
            <text:p>920457,702648877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2551.71329789883">
            <text:p>2551,7132978988</text:p>
          </table:table-cell>
          <table:table-cell table:formula="of:=[.A361]*[.B361]" office:value-type="float" office:value="921168.500541478">
            <text:p>921168,500541478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2546.60987130303">
            <text:p>2546,609871303</text:p>
          </table:table-cell>
          <table:table-cell table:formula="of:=[.A362]*[.B362]" office:value-type="float" office:value="921872.773411698">
            <text:p>921872,773411698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2541.51665156043">
            <text:p>2541,5166515604</text:p>
          </table:table-cell>
          <table:table-cell table:formula="of:=[.A363]*[.B363]" office:value-type="float" office:value="922570.544516436">
            <text:p>922570,544516436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2536.43361825731">
            <text:p>2536,4336182573</text:p>
          </table:table-cell>
          <table:table-cell table:formula="of:=[.A364]*[.B364]" office:value-type="float" office:value="923261.83704566">
            <text:p>923261,83704566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2531.36075102079">
            <text:p>2531,3607510208</text:p>
          </table:table-cell>
          <table:table-cell table:formula="of:=[.A365]*[.B365]" office:value-type="float" office:value="923946.674122589">
            <text:p>923946,674122589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2526.29802951875">
            <text:p>2526,2980295188</text:p>
          </table:table-cell>
          <table:table-cell table:formula="of:=[.A366]*[.B366]" office:value-type="float" office:value="924625.078803863">
            <text:p>924625,078803863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2521.24543345971">
            <text:p>2521,2454334597</text:p>
          </table:table-cell>
          <table:table-cell table:formula="of:=[.A367]*[.B367]" office:value-type="float" office:value="925297.074079715">
            <text:p>925297,074079715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2516.20294259279">
            <text:p>2516,2029425928</text:p>
          </table:table-cell>
          <table:table-cell table:formula="of:=[.A368]*[.B368]" office:value-type="float" office:value="925962.682874148">
            <text:p>925962,68287414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2511.17053670761">
            <text:p>2511,1705367076</text:p>
          </table:table-cell>
          <table:table-cell table:formula="of:=[.A369]*[.B369]" office:value-type="float" office:value="926621.928045108">
            <text:p>926621,928045108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2506.14819563419">
            <text:p>2506,1481956342</text:p>
          </table:table-cell>
          <table:table-cell table:formula="of:=[.A370]*[.B370]" office:value-type="float" office:value="927274.832384652">
            <text:p>927274,832384652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2501.13589924293">
            <text:p>2501,1358992429</text:p>
          </table:table-cell>
          <table:table-cell table:formula="of:=[.A371]*[.B371]" office:value-type="float" office:value="927921.418619125">
            <text:p>927921,418619125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2496.13362744444">
            <text:p>2496,1336274444</text:p>
          </table:table-cell>
          <table:table-cell table:formula="of:=[.A372]*[.B372]" office:value-type="float" office:value="928561.709409332">
            <text:p>928561,709409332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2491.14136018955">
            <text:p>2491,1413601896</text:p>
          </table:table-cell>
          <table:table-cell table:formula="of:=[.A373]*[.B373]" office:value-type="float" office:value="929195.727350702">
            <text:p>929195,727350702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2486.15907746917">
            <text:p>2486,1590774692</text:p>
          </table:table-cell>
          <table:table-cell table:formula="of:=[.A374]*[.B374]" office:value-type="float" office:value="929823.49497347">
            <text:p>929823,49497347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2481.18675931423">
            <text:p>2481,1867593142</text:p>
          </table:table-cell>
          <table:table-cell table:formula="of:=[.A375]*[.B375]" office:value-type="float" office:value="930445.034742837">
            <text:p>930445,034742837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2476.2243857956">
            <text:p>2476,2243857956</text:p>
          </table:table-cell>
          <table:table-cell table:formula="of:=[.A376]*[.B376]" office:value-type="float" office:value="931060.369059147">
            <text:p>931060,369059147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2471.27193702401">
            <text:p>2471,271937024</text:p>
          </table:table-cell>
          <table:table-cell table:formula="of:=[.A377]*[.B377]" office:value-type="float" office:value="931669.520258053">
            <text:p>931669,520258053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2466.32939314996">
            <text:p>2466,32939315</text:p>
          </table:table-cell>
          <table:table-cell table:formula="of:=[.A378]*[.B378]" office:value-type="float" office:value="932272.510610687">
            <text:p>932272,510610687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2461.39673436367">
            <text:p>2461,3967343637</text:p>
          </table:table-cell>
          <table:table-cell table:formula="of:=[.A379]*[.B379]" office:value-type="float" office:value="932869.362323829">
            <text:p>932869,36232382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2456.47394089494">
            <text:p>2456,4739408949</text:p>
          </table:table-cell>
          <table:table-cell table:formula="of:=[.A380]*[.B380]" office:value-type="float" office:value="933460.097540076">
            <text:p>933460,097540076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2451.56099301315">
            <text:p>2451,5609930132</text:p>
          </table:table-cell>
          <table:table-cell table:formula="of:=[.A381]*[.B381]" office:value-type="float" office:value="934044.73833801">
            <text:p>934044,7383380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2446.65787102712">
            <text:p>2446,6578710271</text:p>
          </table:table-cell>
          <table:table-cell table:formula="of:=[.A382]*[.B382]" office:value-type="float" office:value="934623.306732361">
            <text:p>934623,306732361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2441.76455528507">
            <text:p>2441,7645552851</text:p>
          </table:table-cell>
          <table:table-cell table:formula="of:=[.A383]*[.B383]" office:value-type="float" office:value="935195.824674181">
            <text:p>935195,824674181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2436.8810261745">
            <text:p>2436,8810261745</text:p>
          </table:table-cell>
          <table:table-cell table:formula="of:=[.A384]*[.B384]" office:value-type="float" office:value="935762.314051007">
            <text:p>935762,314051007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2432.00726412215">
            <text:p>2432,0072641222</text:p>
          </table:table-cell>
          <table:table-cell table:formula="of:=[.A385]*[.B385]" office:value-type="float" office:value="936322.796687027">
            <text:p>936322,796687027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2427.1432495939">
            <text:p>2427,1432495939</text:p>
          </table:table-cell>
          <table:table-cell table:formula="of:=[.A386]*[.B386]" office:value-type="float" office:value="936877.294343247">
            <text:p>936877,294343247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2422.28896309472">
            <text:p>2422,2889630947</text:p>
          </table:table-cell>
          <table:table-cell table:formula="of:=[.A387]*[.B387]" office:value-type="float" office:value="937425.828717655">
            <text:p>937425,828717655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2417.44438516853">
            <text:p>2417,4443851685</text:p>
          </table:table-cell>
          <table:table-cell table:formula="of:=[.A388]*[.B388]" office:value-type="float" office:value="937968.421445389">
            <text:p>937968,421445389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2412.60949639819">
            <text:p>2412,6094963982</text:p>
          </table:table-cell>
          <table:table-cell table:formula="of:=[.A389]*[.B389]" office:value-type="float" office:value="938505.094098896">
            <text:p>938505,094098896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2407.78427740539">
            <text:p>2407,7842774054</text:p>
          </table:table-cell>
          <table:table-cell table:formula="of:=[.A390]*[.B390]" office:value-type="float" office:value="939035.868188104">
            <text:p>939035,868188104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2402.96870885058">
            <text:p>2402,9687088506</text:p>
          </table:table-cell>
          <table:table-cell table:formula="of:=[.A391]*[.B391]" office:value-type="float" office:value="939560.765160578">
            <text:p>939560,765160578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2398.16277143288">
            <text:p>2398,1627714329</text:p>
          </table:table-cell>
          <table:table-cell table:formula="of:=[.A392]*[.B392]" office:value-type="float" office:value="940079.80640169">
            <text:p>940079,80640169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2393.36644589002">
            <text:p>2393,36644589</text:p>
          </table:table-cell>
          <table:table-cell table:formula="of:=[.A393]*[.B393]" office:value-type="float" office:value="940593.013234777">
            <text:p>940593,013234777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2388.57971299824">
            <text:p>2388,5797129982</text:p>
          </table:table-cell>
          <table:table-cell table:formula="of:=[.A394]*[.B394]" office:value-type="float" office:value="941100.406921305">
            <text:p>941100,406921305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2383.80255357224">
            <text:p>2383,8025535722</text:p>
          </table:table-cell>
          <table:table-cell table:formula="of:=[.A395]*[.B395]" office:value-type="float" office:value="941602.008661035">
            <text:p>941602,00866103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2379.0349484651">
            <text:p>2379,0349484651</text:p>
          </table:table-cell>
          <table:table-cell table:formula="of:=[.A396]*[.B396]" office:value-type="float" office:value="942097.839592178">
            <text:p>942097,83959217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2374.27687856817">
            <text:p>2374,2768785682</text:p>
          </table:table-cell>
          <table:table-cell table:formula="of:=[.A397]*[.B397]" office:value-type="float" office:value="942587.920791562">
            <text:p>942587,920791562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2369.52832481103">
            <text:p>2369,528324811</text:p>
          </table:table-cell>
          <table:table-cell table:formula="of:=[.A398]*[.B398]" office:value-type="float" office:value="943072.27327479">
            <text:p>943072,27327479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2364.78926816141">
            <text:p>2364,7892681614</text:p>
          </table:table-cell>
          <table:table-cell table:formula="of:=[.A399]*[.B399]" office:value-type="float" office:value="943550.917996402">
            <text:p>943550,91799640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2360.05968962508">
            <text:p>2360,0596896251</text:p>
          </table:table-cell>
          <table:table-cell table:formula="of:=[.A400]*[.B400]" office:value-type="float" office:value="944023.875850034">
            <text:p>944023,875850034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2355.33957024583">
            <text:p>2355,3395702458</text:p>
          </table:table-cell>
          <table:table-cell table:formula="of:=[.A401]*[.B401]" office:value-type="float" office:value="944491.16766858">
            <text:p>944491,16766858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2350.62889110534">
            <text:p>2350,6288911054</text:p>
          </table:table-cell>
          <table:table-cell table:formula="of:=[.A402]*[.B402]" office:value-type="float" office:value="944952.814224348">
            <text:p>944952,814224348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2345.92763332313">
            <text:p>2345,9276333231</text:p>
          </table:table-cell>
          <table:table-cell table:formula="of:=[.A403]*[.B403]" office:value-type="float" office:value="945408.836229222">
            <text:p>945408,836229222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2341.23577805649">
            <text:p>2341,2357780565</text:p>
          </table:table-cell>
          <table:table-cell table:formula="of:=[.A404]*[.B404]" office:value-type="float" office:value="945859.25433482">
            <text:p>945859,25433482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2336.55330650037">
            <text:p>2336,5533065004</text:p>
          </table:table-cell>
          <table:table-cell table:formula="of:=[.A405]*[.B405]" office:value-type="float" office:value="946304.089132651">
            <text:p>946304,089132651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2331.88019988737">
            <text:p>2331,8801998874</text:p>
          </table:table-cell>
          <table:table-cell table:formula="of:=[.A406]*[.B406]" office:value-type="float" office:value="946743.361154273">
            <text:p>946743,361154273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2327.2164394876">
            <text:p>2327,2164394876</text:p>
          </table:table-cell>
          <table:table-cell table:formula="of:=[.A407]*[.B407]" office:value-type="float" office:value="947177.090871452">
            <text:p>947177,090871452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2322.56200660862">
            <text:p>2322,5620066086</text:p>
          </table:table-cell>
          <table:table-cell table:formula="of:=[.A408]*[.B408]" office:value-type="float" office:value="947605.298696318">
            <text:p>947605,298696318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2317.9168825954">
            <text:p>2317,9168825954</text:p>
          </table:table-cell>
          <table:table-cell table:formula="of:=[.A409]*[.B409]" office:value-type="float" office:value="948028.004981521">
            <text:p>948028,004981521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2313.28104883021">
            <text:p>2313,2810488302</text:p>
          </table:table-cell>
          <table:table-cell table:formula="of:=[.A410]*[.B410]" office:value-type="float" office:value="948445.230020388">
            <text:p>948445,230020388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2308.65448673255">
            <text:p>2308,6544867326</text:p>
          </table:table-cell>
          <table:table-cell table:formula="of:=[.A411]*[.B411]" office:value-type="float" office:value="948856.99404708">
            <text:p>948856,99404708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2304.03717775909">
            <text:p>2304,0371777591</text:p>
          </table:table-cell>
          <table:table-cell table:formula="of:=[.A412]*[.B412]" office:value-type="float" office:value="949263.317236744">
            <text:p>949263,317236744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2299.42910340357">
            <text:p>2299,4291034036</text:p>
          </table:table-cell>
          <table:table-cell table:formula="of:=[.A413]*[.B413]" office:value-type="float" office:value="949664.219705675">
            <text:p>949664,219705675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2294.83024519676">
            <text:p>2294,8302451968</text:p>
          </table:table-cell>
          <table:table-cell table:formula="of:=[.A414]*[.B414]" office:value-type="float" office:value="950059.72151146">
            <text:p>950059,72151146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2290.24058470637">
            <text:p>2290,2405847064</text:p>
          </table:table-cell>
          <table:table-cell table:formula="of:=[.A415]*[.B415]" office:value-type="float" office:value="950449.842653143">
            <text:p>950449,842653143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2285.66010353696">
            <text:p>2285,660103537</text:p>
          </table:table-cell>
          <table:table-cell table:formula="of:=[.A416]*[.B416]" office:value-type="float" office:value="950834.603071374">
            <text:p>950834,603071374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2281.08878332988">
            <text:p>2281,0887833299</text:p>
          </table:table-cell>
          <table:table-cell table:formula="of:=[.A417]*[.B417]" office:value-type="float" office:value="951214.022648561">
            <text:p>951214,022648561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2276.52660576322">
            <text:p>2276,5266057632</text:p>
          </table:table-cell>
          <table:table-cell table:formula="of:=[.A418]*[.B418]" office:value-type="float" office:value="951588.121209027">
            <text:p>951588,121209027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2271.9735525517">
            <text:p>2271,9735525517</text:p>
          </table:table-cell>
          <table:table-cell table:formula="of:=[.A419]*[.B419]" office:value-type="float" office:value="951956.918519161">
            <text:p>951956,918519161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2267.42960544659">
            <text:p>2267,4296054466</text:p>
          </table:table-cell>
          <table:table-cell table:formula="of:=[.A420]*[.B420]" office:value-type="float" office:value="952320.434287569">
            <text:p>952320,434287569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2262.8947462357">
            <text:p>2262,8947462357</text:p>
          </table:table-cell>
          <table:table-cell table:formula="of:=[.A421]*[.B421]" office:value-type="float" office:value="952678.68816523">
            <text:p>952678,68816523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2258.36895674323">
            <text:p>2258,3689567432</text:p>
          </table:table-cell>
          <table:table-cell table:formula="of:=[.A422]*[.B422]" office:value-type="float" office:value="953031.699745643">
            <text:p>953031,699745643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2253.85221882974">
            <text:p>2253,8522188298</text:p>
          </table:table-cell>
          <table:table-cell table:formula="of:=[.A423]*[.B423]" office:value-type="float" office:value="953379.488564981">
            <text:p>953379,488564981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2249.34451439208">
            <text:p>2249,3445143921</text:p>
          </table:table-cell>
          <table:table-cell table:formula="of:=[.A424]*[.B424]" office:value-type="float" office:value="953722.074102243">
            <text:p>953722,074102243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2244.8458253633">
            <text:p>2244,8458253633</text:p>
          </table:table-cell>
          <table:table-cell table:formula="of:=[.A425]*[.B425]" office:value-type="float" office:value="954059.475779402">
            <text:p>954059,475779402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2240.35613371257">
            <text:p>2240,3561337126</text:p>
          </table:table-cell>
          <table:table-cell table:formula="of:=[.A426]*[.B426]" office:value-type="float" office:value="954391.712961556">
            <text:p>954391,71296155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2235.87542144515">
            <text:p>2235,8754214452</text:p>
          </table:table-cell>
          <table:table-cell table:formula="of:=[.A427]*[.B427]" office:value-type="float" office:value="954718.804957078">
            <text:p>954718,804957078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2231.40367060226">
            <text:p>2231,4036706023</text:p>
          </table:table-cell>
          <table:table-cell table:formula="of:=[.A428]*[.B428]" office:value-type="float" office:value="955040.771017766">
            <text:p>955040,771017766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2226.94086326105">
            <text:p>2226,9408632611</text:p>
          </table:table-cell>
          <table:table-cell table:formula="of:=[.A429]*[.B429]" office:value-type="float" office:value="955357.630338992">
            <text:p>955357,63033899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2222.48698153453">
            <text:p>2222,4869815345</text:p>
          </table:table-cell>
          <table:table-cell table:formula="of:=[.A430]*[.B430]" office:value-type="float" office:value="955669.402059848">
            <text:p>955669,402059848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2218.04200757146">
            <text:p>2218,0420075715</text:p>
          </table:table-cell>
          <table:table-cell table:formula="of:=[.A431]*[.B431]" office:value-type="float" office:value="955976.1052633">
            <text:p>955976,1052633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2213.60592355632">
            <text:p>2213,6059235563</text:p>
          </table:table-cell>
          <table:table-cell table:formula="of:=[.A432]*[.B432]" office:value-type="float" office:value="956277.75897633">
            <text:p>956277,75897633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2209.17871170921">
            <text:p>2209,1787117092</text:p>
          </table:table-cell>
          <table:table-cell table:formula="of:=[.A433]*[.B433]" office:value-type="float" office:value="956574.382170086">
            <text:p>956574,382170086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2204.76035428579">
            <text:p>2204,7603542858</text:p>
          </table:table-cell>
          <table:table-cell table:formula="of:=[.A434]*[.B434]" office:value-type="float" office:value="956865.993760032">
            <text:p>956865,993760032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2200.35083357722">
            <text:p>2200,3508335772</text:p>
          </table:table-cell>
          <table:table-cell table:formula="of:=[.A435]*[.B435]" office:value-type="float" office:value="957152.612606089">
            <text:p>957152,612606089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2195.95013191006">
            <text:p>2195,9501319101</text:p>
          </table:table-cell>
          <table:table-cell table:formula="of:=[.A436]*[.B436]" office:value-type="float" office:value="957434.257512787">
            <text:p>957434,257512787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2191.55823164624">
            <text:p>2191,5582316463</text:p>
          </table:table-cell>
          <table:table-cell table:formula="of:=[.A437]*[.B437]" office:value-type="float" office:value="957710.947229407">
            <text:p>957710,94722940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2187.17511518295">
            <text:p>2187,175115183</text:p>
          </table:table-cell>
          <table:table-cell table:formula="of:=[.A438]*[.B438]" office:value-type="float" office:value="957982.700450132">
            <text:p>957982,700450132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2182.80076495258">
            <text:p>2182,8007649526</text:p>
          </table:table-cell>
          <table:table-cell table:formula="of:=[.A439]*[.B439]" office:value-type="float" office:value="958249.535814184">
            <text:p>958249,535814184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2178.43516342268">
            <text:p>2178,4351634227</text:p>
          </table:table-cell>
          <table:table-cell table:formula="of:=[.A440]*[.B440]" office:value-type="float" office:value="958511.471905978">
            <text:p>958511,471905978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2174.07829309583">
            <text:p>2174,0782930958</text:p>
          </table:table-cell>
          <table:table-cell table:formula="of:=[.A441]*[.B441]" office:value-type="float" office:value="958768.527255262">
            <text:p>958768,527255262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2169.73013650964">
            <text:p>2169,7301365097</text:p>
          </table:table-cell>
          <table:table-cell table:formula="of:=[.A442]*[.B442]" office:value-type="float" office:value="959020.720337261">
            <text:p>959020,720337261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2165.39067623662">
            <text:p>2165,3906762366</text:p>
          </table:table-cell>
          <table:table-cell table:formula="of:=[.A443]*[.B443]" office:value-type="float" office:value="959268.069572824">
            <text:p>959268,069572824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2161.05989488415">
            <text:p>2161,0598948842</text:p>
          </table:table-cell>
          <table:table-cell table:formula="of:=[.A444]*[.B444]" office:value-type="float" office:value="959510.593328562">
            <text:p>959510,593328562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2156.73777509438">
            <text:p>2156,7377750944</text:p>
          </table:table-cell>
          <table:table-cell table:formula="of:=[.A445]*[.B445]" office:value-type="float" office:value="959748.309916999">
            <text:p>959748,309916999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2152.42429954419">
            <text:p>2152,4242995442</text:p>
          </table:table-cell>
          <table:table-cell table:formula="of:=[.A446]*[.B446]" office:value-type="float" office:value="959981.237596709">
            <text:p>959981,237596709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2148.1194509451">
            <text:p>2148,1194509451</text:p>
          </table:table-cell>
          <table:table-cell table:formula="of:=[.A447]*[.B447]" office:value-type="float" office:value="960209.394572461">
            <text:p>960209,394572461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2143.82321204321">
            <text:p>2143,8232120432</text:p>
          </table:table-cell>
          <table:table-cell table:formula="of:=[.A448]*[.B448]" office:value-type="float" office:value="960432.798995359">
            <text:p>960432,798995359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2139.53556561913">
            <text:p>2139,5355656191</text:p>
          </table:table-cell>
          <table:table-cell table:formula="of:=[.A449]*[.B449]" office:value-type="float" office:value="960651.468962988">
            <text:p>960651,468962988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2135.25649448789">
            <text:p>2135,2564944879</text:p>
          </table:table-cell>
          <table:table-cell table:formula="of:=[.A450]*[.B450]" office:value-type="float" office:value="960865.42251955">
            <text:p>960865,422519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3-14T12:23:21.45</dc:date>
    <meta:editing-duration>P0D</meta:editing-duration>
    <meta:editing-cycles>5</meta:editing-cycles>
    <meta:generator>LibreOffice/3.5$Windows_x86 LibreOffice_project/7e68ba2-a744ebf-1f241b7-c506db1-7d53735</meta:generator>
    <meta:document-statistic meta:table-count="5" meta:cell-count="6760" meta:object-count="0"/>
  </office:meta>
</office:document-meta>
</file>